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3311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2in"/>
    </style:style>
    <style:style style:name="co6" style:family="table-column">
      <style:table-column-properties fo:break-before="auto" style:column-width="1.1425in"/>
    </style:style>
    <style:style style:name="co7" style:family="table-column">
      <style:table-column-properties fo:break-before="auto" style:column-width="1.122in"/>
    </style:style>
    <style:style style:name="co8" style:family="table-column">
      <style:table-column-properties fo:break-before="auto" style:column-width="0.66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0.74pt groove #000000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order-left="none" fo:border-right="none" fo:border-top="0.74pt groove #000000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fo:border-bottom="none" fo:border-left="none" fo:border-right="none" fo:border-top="0.74pt groove #000000"/>
      <style:text-properties fo:font-size="12pt" style:font-size-asian="12pt" style:font-size-complex="12pt"/>
    </style:style>
    <style:style style:name="ce9" style:family="table-cell" style:parent-style-name="Default" style:data-style-name="N0"/>
    <style:style style:name="ce9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9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 style:data-style-name="N2">
      <style:table-cell-properties fo:border-bottom="none" fo:border-left="0.74pt groove #000000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2">
      <style:table-cell-properties fo:border-bottom="none" fo:border-left="0.74pt groove #000000" fo:border-right="none" fo:border-top="0.74pt groove #000000"/>
      <style:text-properties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 style:data-style-name="N0">
      <style:text-properties fo:font-size="12pt" style:font-size-asian="12pt" style:font-size-complex="12pt"/>
    </style:style>
    <style:style style:name="ce100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none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2">
      <style:text-properties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 style:data-style-name="N2">
      <style:table-cell-properties fo:border-bottom="none" fo:border-left="none" fo:border-right="none" fo:border-top="0.74pt groove #000000"/>
      <style:text-properties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106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 style:data-style-name="N2">
      <style:table-cell-properties fo:border-bottom="none" fo:border-left="none" fo:border-right="0.74pt groove #000000" fo:border-top="0.74pt groove #000000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 style:data-style-name="N2">
      <style:table-cell-properties fo:border-bottom="none" fo:border-left="none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113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2">
      <style:table-cell-properties fo:border-bottom="none" style:text-align-source="value-type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114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2">
      <style:table-cell-properties style:text-align-source="value-type" style:repeat-content="false" fo:border="none" fo:padding-bottom="0.0138in" fo:padding-left="0.0138in" fo:padding-right="0in" fo:padding-top="0.0138in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4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style:font-size-asian="12pt" style:font-size-complex="12pt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49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>
      <style:table-cell-properties fo:border-bottom="none" fo:wrap-option="wrap" fo:border-left="0.74pt groove #000000" fo:border-right="0.74pt groove #000000" fo:border-top="none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0">
      <style:table-cell-properties fo:border="none"/>
      <style:text-properties fo:font-size="12pt" style:font-size-asian="12pt" style:font-size-complex="12pt"/>
    </style:style>
    <style:style style:name="ce5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8" table:default-cell-style-name="ce9"/>
        <table:table-column table:style-name="co3" table:default-cell-style-name="ce9"/>
        <table:table-column table:style-name="co2" table:number-columns-repeated="6" table:default-cell-style-name="ce9"/>
        <table:table-column table:style-name="co4" table:number-columns-repeated="3" table:default-cell-style-name="ce9"/>
        <table:table-column table:style-name="co2" table:number-columns-repeated="2" table:default-cell-style-name="ce9"/>
        <table:table-column table:style-name="co5" table:number-columns-repeated="5" table:default-cell-style-name="ce9"/>
        <table:table-column table:style-name="co3" table:default-cell-style-name="ce9"/>
        <table:table-column table:style-name="co5" table:number-columns-repeated="4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8" table:number-columns-repeated="16350" table:default-cell-style-name="ce9"/>
        <table:table-row table:style-name="ro1">
          <table:table-cell table:style-name="ce84" office:value-type="string" calcext:value-type="string">
            <text:p>MaChAmp</text:p>
          </table:table-cell>
          <table:table-cell table:style-name="ce90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36"/>
          <table:table-cell table:style-name="ce14" office:value-type="string" calcext:value-type="string" table:number-columns-spanned="2" table:number-rows-spanned="1">
            <text:p>Type</text:p>
          </table:table-cell>
          <table:covered-table-cell table:style-name="ce14"/>
          <table:table-cell table:style-name="ce35"/>
          <table:table-cell table:style-name="ce21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36"/>
          <table:table-cell table:style-name="ce61" office:value-type="string" calcext:value-type="string" table:number-columns-spanned="2" table:number-rows-spanned="1">
            <text:p>Type</text:p>
          </table:table-cell>
          <table:covered-table-cell table:style-name="ce38"/>
          <table:table-cell table:style-name="ce14" table:number-columns-spanned="2" table:number-rows-spanned="1"/>
          <table:covered-table-cell table:style-name="ce14"/>
          <table:table-cell table:style-name="ce36"/>
          <table:table-cell table:style-name="ce44" table:formula="of:=IF([.A1]&lt;&gt;&quot;&quot;; [.A1]; &quot;&quot;)" office:value-type="string" office:string-value="MaChAmp" calcext:value-type="string">
            <text:p>MaChAmp</text:p>
          </table:table-cell>
          <table:table-cell table:style-name="ce36" table:number-columns-repeated="2"/>
          <table:table-cell table:style-name="ce120"/>
          <table:table-cell table:style-name="ce48"/>
          <table:table-cell table:style-name="ce35"/>
          <table:table-cell table:style-name="ce36" table:number-columns-repeated="3"/>
          <table:table-cell table:style-name="ce48"/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21" office:value-type="string" calcext:value-type="string" table:number-columns-spanned="2" table:number-rows-spanned="1">
            <text:p>F1</text:p>
          </table:table-cell>
          <table:covered-table-cell table:style-name="ce36"/>
          <table:table-cell table:style-name="ce21" office:value-type="string" calcext:value-type="string" table:number-columns-spanned="2" table:number-rows-spanned="1">
            <text:p>P</text:p>
          </table:table-cell>
          <table:covered-table-cell table:style-name="ce36"/>
          <table:table-cell table:style-name="ce21" office:value-type="string" calcext:value-type="string" table:number-columns-spanned="2" table:number-rows-spanned="1">
            <text:p>R</text:p>
          </table:table-cell>
          <table:covered-table-cell table:style-name="ce36"/>
          <table:table-cell table:style-name="ce14" office:value-type="string" calcext:value-type="string" table:number-columns-spanned="2" table:number-rows-spanned="1">
            <text:p>F1</text:p>
          </table:table-cell>
          <table:covered-table-cell table:style-name="ce14"/>
          <table:table-cell table:style-name="ce35"/>
          <table:table-cell table:style-name="ce21" office:value-type="string" calcext:value-type="string" table:number-columns-spanned="2" table:number-rows-spanned="1">
            <text:p>F1</text:p>
          </table:table-cell>
          <table:covered-table-cell table:style-name="ce36"/>
          <table:table-cell table:style-name="ce113" office:value-type="string" calcext:value-type="string" table:number-columns-spanned="2" table:number-rows-spanned="1">
            <text:p>P</text:p>
          </table:table-cell>
          <table:covered-table-cell table:style-name="ce36"/>
          <table:table-cell table:style-name="ce21" office:value-type="string" calcext:value-type="string" table:number-columns-spanned="2" table:number-rows-spanned="1">
            <text:p>R</text:p>
          </table:table-cell>
          <table:covered-table-cell table:style-name="ce36"/>
          <table:table-cell table:style-name="ce61" office:value-type="string" calcext:value-type="string" table:number-columns-spanned="2" table:number-rows-spanned="1">
            <text:p>F1</text:p>
          </table:table-cell>
          <table:covered-table-cell table:style-name="ce38"/>
          <table:table-cell table:style-name="ce14" table:number-columns-spanned="2" table:number-rows-spanned="1"/>
          <table:covered-table-cell table:style-name="ce14"/>
          <table:table-cell table:style-name="ce36"/>
          <table:table-cell table:style-name="ce44" table:formula="of:=IF([.A2]&lt;&gt;&quot;&quot;; [.A2]; &quot;&quot;)" office:value-type="string" office:string-value="base" calcext:value-type="string">
            <text:p>base</text:p>
          </table:table-cell>
          <table:table-cell table:style-name="ce14" office:value-type="string" calcext:value-type="string" table:number-columns-spanned="3" table:number-rows-spanned="1">
            <text:p>Strict Match</text:p>
          </table:table-cell>
          <table:covered-table-cell table:style-name="ce14"/>
          <table:covered-table-cell table:style-name="ce61"/>
          <table:table-cell table:style-name="ce61" office:value-type="string" calcext:value-type="string">
            <text:p>Type</text:p>
          </table:table-cell>
          <table:table-cell table:style-name="ce35"/>
          <table:table-cell table:style-name="ce14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14"/>
          <table:table-cell table:style-name="ce61" office:value-type="string" calcext:value-type="string">
            <text:p>Type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4" office:value-type="string" calcext:value-type="string">
            <text:p>Bert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83"/>
          <table:table-cell table:style-name="ce92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/>
          <table:table-cell table:style-name="ce116"/>
          <table:table-cell table:style-name="ce36"/>
          <table:table-cell table:style-name="ce44" table:formula="of:=IF([.A3]&lt;&gt;&quot;&quot;; [.A3]; &quot;&quot;)" office:value-type="string" office:string-value="Bert" calcext:value-type="string">
            <text:p>Bert</text:p>
          </table:table-cell>
          <table:table-cell table:style-name="ce14" office:value-type="string" calcext:value-type="string">
            <text:p>F1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F1</text:p>
          </table:table-cell>
          <table:table-cell table:style-name="ce35"/>
          <table:table-cell table:style-name="ce61" office:value-type="string" calcext:value-type="string">
            <text:p>F1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F1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4" office:value-type="string" calcext:value-type="string">
            <text:p>multi</text:p>
          </table:table-cell>
          <table:table-cell table:style-name="ce93" table:number-columns-repeated="2"/>
          <table:table-cell table:style-name="ce105"/>
          <table:table-cell table:style-name="ce93"/>
          <table:table-cell table:style-name="ce105"/>
          <table:table-cell table:style-name="ce106"/>
          <table:table-cell table:style-name="ce93"/>
          <table:table-cell table:style-name="ce106" table:number-columns-repeated="2"/>
          <table:table-cell table:style-name="ce93"/>
          <table:table-cell table:style-name="ce106"/>
          <table:table-cell table:style-name="ce93" table:number-columns-repeated="2"/>
          <table:table-cell table:style-name="ce105"/>
          <table:table-cell table:style-name="ce106"/>
          <table:table-cell table:style-name="ce105"/>
          <table:table-cell table:style-name="ce106"/>
          <table:table-cell table:style-name="ce93" table:number-columns-repeated="3"/>
          <table:table-cell table:style-name="ce68" table:formula="of:=IF([.A4]&lt;&gt;&quot;&quot;; [.A4]; &quot;&quot;)" office:value-type="string" office:string-value="multi" calcext:value-type="string">
            <text:p>multi</text:p>
          </table:table-cell>
          <table:table-cell table:style-name="ce36"/>
          <table:table-cell table:style-name="ce48" table:number-columns-repeated="3"/>
          <table:table-cell table:style-name="ce52"/>
          <table:table-cell table:style-name="ce48" table:number-columns-repeated="3"/>
          <table:table-cell table:style-name="ce35"/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3"/>
          <table:table-cell table:style-name="ce94"/>
          <table:table-cell table:style-name="ce100"/>
          <table:table-cell table:style-name="ce94"/>
          <table:table-cell table:style-name="ce100"/>
          <table:table-cell table:style-name="ce94"/>
          <table:table-cell table:style-name="ce107"/>
          <table:table-cell table:style-name="ce94"/>
          <table:table-cell table:style-name="ce107" table:number-columns-repeated="2"/>
          <table:table-cell table:style-name="ce100"/>
          <table:table-cell table:style-name="ce107"/>
          <table:table-cell table:style-name="ce100"/>
          <table:table-cell table:style-name="ce107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24"/>
          <table:table-cell table:style-name="ce46" table:formula="of:=IF([.A5]&lt;&gt;&quot;&quot;; [.A5]; &quot;&quot;)">
            <text:p/>
          </table:table-cell>
          <table:table-cell table:style-name="ce24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49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49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24" table:formula="of:=IF(AND([.E5]&lt;&gt;&quot;&quot;; [.F5]&lt;&gt;&quot;&quot;); &quot; $&quot; &amp; TEXT([.E5]; &quot;0.00&quot;) &amp; &quot;_{\pm &quot; &amp; TEXT([.F5]; &quot;0.00&quot;) &amp; &quot;}$ &quot;; &quot;&quot;)">
            <text:p/>
          </table:table-cell>
          <table:table-cell table:style-name="ce35"/>
          <table:table-cell table:style-name="ce49" table:number-columns-repeated="4"/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4" office:value-type="string" calcext:value-type="string">
            <text:p>TempEval</text:p>
          </table:table-cell>
          <table:table-cell table:style-name="ce95" office:value-type="float" office:value="91.7134788770729" calcext:value-type="float">
            <text:p>91.71</text:p>
          </table:table-cell>
          <table:table-cell table:style-name="ce101" office:value-type="float" office:value="1.66275914045183" calcext:value-type="float">
            <text:p>1.66</text:p>
          </table:table-cell>
          <table:table-cell table:style-name="ce95" office:value-type="float" office:value="90.8846613355974" calcext:value-type="float">
            <text:p>90.88</text:p>
          </table:table-cell>
          <table:table-cell table:style-name="ce101" office:value-type="float" office:value="2.11829212862164" calcext:value-type="float">
            <text:p>2.12</text:p>
          </table:table-cell>
          <table:table-cell table:style-name="ce95" office:value-type="float" office:value="92.5795600322147" calcext:value-type="float">
            <text:p>92.58</text:p>
          </table:table-cell>
          <table:table-cell table:style-name="ce108" office:value-type="float" office:value="1.70593379150668" calcext:value-type="float">
            <text:p>1.71</text:p>
          </table:table-cell>
          <table:table-cell table:style-name="ce95" office:value-type="float" office:value="89.3352572661586" calcext:value-type="float">
            <text:p>89.34</text:p>
          </table:table-cell>
          <table:table-cell table:style-name="ce108" office:value-type="float" office:value="1.99438550145622" calcext:value-type="float">
            <text:p>1.99</text:p>
          </table:table-cell>
          <table:table-cell table:style-name="ce108"/>
          <table:table-cell table:style-name="ce101" office:value-type="float" office:value="96.9087694761889" calcext:value-type="float">
            <text:p>96.91</text:p>
          </table:table-cell>
          <table:table-cell table:style-name="ce108" office:value-type="float" office:value="0.60993815341187" calcext:value-type="float">
            <text:p>0.61</text:p>
          </table:table-cell>
          <table:table-cell table:style-name="ce101" office:value-type="float" office:value="96.0307221824291" calcext:value-type="float">
            <text:p>96.03</text:p>
          </table:table-cell>
          <table:table-cell table:style-name="ce108" office:value-type="float" office:value="1.39090838680212" calcext:value-type="float">
            <text:p>1.39</text:p>
          </table:table-cell>
          <table:table-cell table:style-name="ce95" office:value-type="float" office:value="97.8264686987815" calcext:value-type="float">
            <text:p>97.83</text:p>
          </table:table-cell>
          <table:table-cell table:style-name="ce108" office:value-type="float" office:value="0.99426938023557" calcext:value-type="float">
            <text:p>0.99</text:p>
          </table:table-cell>
          <table:table-cell table:style-name="ce95" office:value-type="float" office:value="93.8299180562039" calcext:value-type="float">
            <text:p>93.83</text:p>
          </table:table-cell>
          <table:table-cell table:style-name="ce39" office:value-type="float" office:value="1.71896208739081" calcext:value-type="float">
            <text:p>1.72</text:p>
          </table:table-cell>
          <table:table-cell table:style-name="ce115"/>
          <table:table-cell table:style-name="ce117"/>
          <table:table-cell table:style-name="ce36"/>
          <table:table-cell table:style-name="ce44" table:formula="of:=IF([.A6]&lt;&gt;&quot;&quot;; [.A6]; &quot;&quot;)" office:value-type="string" office:string-value="TempEval" calcext:value-type="string">
            <text:p>TempEval</text:p>
          </table:table-cell>
          <table:table-cell table:style-name="ce121" table:formula="of:=IF(AND([.B6]&lt;&gt;&quot;&quot;; [.C6]&lt;&gt;&quot;&quot;); &quot; $&quot; &amp; TEXT([.B6]; &quot;0.00&quot;) &amp; &quot;_{\pm &quot; &amp; TEXT([.C6]; &quot;0.00&quot;) &amp; &quot;}$ &quot;; &quot;&quot;)" office:value-type="string" office:string-value=" $91.71_{\pm 1.66}$ " calcext:value-type="string">
            <text:p><text:s/>$91.71_{\pm 1.66}$ </text:p>
          </table:table-cell>
          <table:table-cell table:style-name="ce50" table:formula="of:=IF(AND([.D6]&lt;&gt;&quot;&quot;; [.E6]&lt;&gt;&quot;&quot;); &quot; $&quot; &amp; TEXT([.D6]; &quot;0.00&quot;) &amp; &quot;_{\pm &quot; &amp; TEXT([.E6]; &quot;0.00&quot;) &amp; &quot;}$ &quot;; &quot;&quot;)" office:value-type="string" office:string-value=" $90.88_{\pm 2.12}$ " calcext:value-type="string">
            <text:p><text:s/>$90.88_{\pm 2.12}$ </text:p>
          </table:table-cell>
          <table:table-cell table:style-name="ce50" table:formula="of:=IF(AND([.F6]&lt;&gt;&quot;&quot;; [.G6]&lt;&gt;&quot;&quot;); &quot; $&quot; &amp; TEXT([.F6]; &quot;0.00&quot;) &amp; &quot;_{\pm &quot; &amp; TEXT([.G6]; &quot;0.00&quot;) &amp; &quot;}$ &quot;; &quot;&quot;)" office:value-type="string" office:string-value=" $92.58_{\pm 1.71}$ " calcext:value-type="string">
            <text:p><text:s/>$92.58_{\pm 1.71}$ </text:p>
          </table:table-cell>
          <table:table-cell table:style-name="ce121" table:formula="of:=IF(AND([.H6]&lt;&gt;&quot;&quot;; [.I6]&lt;&gt;&quot;&quot;); &quot; $&quot; &amp; TEXT([.H6]; &quot;0.00&quot;) &amp; &quot;_{\pm &quot; &amp; TEXT([.I6]; &quot;0.00&quot;) &amp; &quot;}$ &quot;; &quot;&quot;)" office:value-type="string" office:string-value=" $89.34_{\pm 1.99}$ " calcext:value-type="string">
            <text:p><text:s/>$89.34_{\pm 1.99}$ </text:p>
          </table:table-cell>
          <table:table-cell table:style-name="ce35"/>
          <table:table-cell table:style-name="ce50" table:formula="of:=IF(AND([.K6]&lt;&gt;&quot;&quot;; [.L6]&lt;&gt;&quot;&quot;); &quot; $&quot; &amp; TEXT([.K6]; &quot;0.00&quot;) &amp; &quot;_{\pm &quot; &amp; TEXT([.L6]; &quot;0.00&quot;) &amp; &quot;}$ &quot;; &quot;&quot;)" office:value-type="string" office:string-value=" $96.91_{\pm 0.61}$ " calcext:value-type="string">
            <text:p><text:s/>$96.91_{\pm 0.61}$ </text:p>
          </table:table-cell>
          <table:table-cell table:style-name="ce50" table:formula="of:=IF(AND([.M6]&lt;&gt;&quot;&quot;; [.N6]&lt;&gt;&quot;&quot;); &quot; $&quot; &amp; TEXT([.M6]; &quot;0.00&quot;) &amp; &quot;_{\pm &quot; &amp; TEXT([.N6]; &quot;0.00&quot;) &amp; &quot;}$ &quot;; &quot;&quot;)" office:value-type="string" office:string-value=" $96.03_{\pm 1.39}$ " calcext:value-type="string">
            <text:p><text:s/>$96.03_{\pm 1.39}$ </text:p>
          </table:table-cell>
          <table:table-cell table:style-name="ce50" table:formula="of:=IF(AND([.O6]&lt;&gt;&quot;&quot;; [.P6]&lt;&gt;&quot;&quot;); &quot; $&quot; &amp; TEXT([.O6]; &quot;0.00&quot;) &amp; &quot;_{\pm &quot; &amp; TEXT([.P6]; &quot;0.00&quot;) &amp; &quot;}$ &quot;; &quot;&quot;)" office:value-type="string" office:string-value=" $97.83_{\pm 0.99}$ " calcext:value-type="string">
            <text:p><text:s/>$97.83_{\pm 0.99}$ </text:p>
          </table:table-cell>
          <table:table-cell table:style-name="ce50" table:formula="of:=IF(AND([.Q6]&lt;&gt;&quot;&quot;; [.R6]&lt;&gt;&quot;&quot;); &quot; $&quot; &amp; TEXT([.Q6]; &quot;0.00&quot;) &amp; &quot;_{\pm &quot; &amp; TEXT([.R6]; &quot;0.00&quot;) &amp; &quot;}$ &quot;; &quot;&quot;)" office:value-type="string" office:string-value=" $93.83_{\pm 1.72}$ " calcext:value-type="string">
            <text:p><text:s/>$93.83_{\pm 1.72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95" office:value-type="float" office:value="91.8957946248724" calcext:value-type="float">
            <text:p>91.90</text:p>
          </table:table-cell>
          <table:table-cell table:style-name="ce101" office:value-type="float" office:value="1.31026106811612" calcext:value-type="float">
            <text:p>1.31</text:p>
          </table:table-cell>
          <table:table-cell table:style-name="ce95" office:value-type="float" office:value="90.3659892462673" calcext:value-type="float">
            <text:p>90.37</text:p>
          </table:table-cell>
          <table:table-cell table:style-name="ce101" office:value-type="float" office:value="1.96231863366018" calcext:value-type="float">
            <text:p>1.96</text:p>
          </table:table-cell>
          <table:table-cell table:style-name="ce95" office:value-type="float" office:value="93.500694913532" calcext:value-type="float">
            <text:p>93.50</text:p>
          </table:table-cell>
          <table:table-cell table:style-name="ce108" office:value-type="float" office:value="1.17060548274452" calcext:value-type="float">
            <text:p>1.17</text:p>
          </table:table-cell>
          <table:table-cell table:style-name="ce95" office:value-type="float" office:value="91.8957946248724" calcext:value-type="float">
            <text:p>91.90</text:p>
          </table:table-cell>
          <table:table-cell table:style-name="ce108" office:value-type="float" office:value="1.31026106811612" calcext:value-type="float">
            <text:p>1.31</text:p>
          </table:table-cell>
          <table:table-cell table:style-name="ce108"/>
          <table:table-cell table:style-name="ce101" office:value-type="float" office:value="95.4298790401334" calcext:value-type="float">
            <text:p>95.43</text:p>
          </table:table-cell>
          <table:table-cell table:style-name="ce108" office:value-type="float" office:value="1.17273416938849" calcext:value-type="float">
            <text:p>1.17</text:p>
          </table:table-cell>
          <table:table-cell table:style-name="ce101" office:value-type="float" office:value="93.8404371866999" calcext:value-type="float">
            <text:p>93.84</text:p>
          </table:table-cell>
          <table:table-cell table:style-name="ce108" office:value-type="float" office:value="1.87823460570188" calcext:value-type="float">
            <text:p>1.88</text:p>
          </table:table-cell>
          <table:table-cell table:style-name="ce95" office:value-type="float" office:value="97.0973380372212" calcext:value-type="float">
            <text:p>97.10</text:p>
          </table:table-cell>
          <table:table-cell table:style-name="ce108" office:value-type="float" office:value="1.07621721226928" calcext:value-type="float">
            <text:p>1.08</text:p>
          </table:table-cell>
          <table:table-cell table:style-name="ce95" office:value-type="float" office:value="95.4298790401334" calcext:value-type="float">
            <text:p>95.43</text:p>
          </table:table-cell>
          <table:table-cell table:style-name="ce108" office:value-type="float" office:value="1.17273416938849" calcext:value-type="float">
            <text:p>1.17</text:p>
          </table:table-cell>
          <table:table-cell table:style-name="ce115" table:number-columns-repeated="2"/>
          <table:table-cell table:style-name="ce36"/>
          <table:table-cell table:style-name="ce46" table:formula="of:=IF([.A7]&lt;&gt;&quot;&quot;; [.A7]; &quot;&quot;)" office:value-type="string" office:string-value="Date" calcext:value-type="string">
            <text:p>Date</text:p>
          </table:table-cell>
          <table:table-cell table:style-name="ce121" table:formula="of:=IF(AND([.B7]&lt;&gt;&quot;&quot;; [.C7]&lt;&gt;&quot;&quot;); &quot; $&quot; &amp; TEXT([.B7]; &quot;0.00&quot;) &amp; &quot;_{\pm &quot; &amp; TEXT([.C7]; &quot;0.00&quot;) &amp; &quot;}$ &quot;; &quot;&quot;)" office:value-type="string" office:string-value=" $91.90_{\pm 1.31}$ " calcext:value-type="string">
            <text:p><text:s/>$91.90_{\pm 1.31}$ </text:p>
          </table:table-cell>
          <table:table-cell table:style-name="ce50" table:formula="of:=IF(AND([.D7]&lt;&gt;&quot;&quot;; [.E7]&lt;&gt;&quot;&quot;); &quot; $&quot; &amp; TEXT([.D7]; &quot;0.00&quot;) &amp; &quot;_{\pm &quot; &amp; TEXT([.E7]; &quot;0.00&quot;) &amp; &quot;}$ &quot;; &quot;&quot;)" office:value-type="string" office:string-value=" $90.37_{\pm 1.96}$ " calcext:value-type="string">
            <text:p><text:s/>$90.37_{\pm 1.96}$ </text:p>
          </table:table-cell>
          <table:table-cell table:style-name="ce50" table:formula="of:=IF(AND([.F7]&lt;&gt;&quot;&quot;; [.G7]&lt;&gt;&quot;&quot;); &quot; $&quot; &amp; TEXT([.F7]; &quot;0.00&quot;) &amp; &quot;_{\pm &quot; &amp; TEXT([.G7]; &quot;0.00&quot;) &amp; &quot;}$ &quot;; &quot;&quot;)" office:value-type="string" office:string-value=" $93.50_{\pm 1.17}$ " calcext:value-type="string">
            <text:p><text:s/>$93.50_{\pm 1.17}$ </text:p>
          </table:table-cell>
          <table:table-cell table:style-name="ce121" table:formula="of:=IF(AND([.H7]&lt;&gt;&quot;&quot;; [.I7]&lt;&gt;&quot;&quot;); &quot; $&quot; &amp; TEXT([.H7]; &quot;0.00&quot;) &amp; &quot;_{\pm &quot; &amp; TEXT([.I7]; &quot;0.00&quot;) &amp; &quot;}$ &quot;; &quot;&quot;)" office:value-type="string" office:string-value=" $91.90_{\pm 1.31}$ " calcext:value-type="string">
            <text:p><text:s/>$91.90_{\pm 1.31}$ </text:p>
          </table:table-cell>
          <table:table-cell table:style-name="ce35"/>
          <table:table-cell table:style-name="ce50" table:formula="of:=IF(AND([.K7]&lt;&gt;&quot;&quot;; [.L7]&lt;&gt;&quot;&quot;); &quot; $&quot; &amp; TEXT([.K7]; &quot;0.00&quot;) &amp; &quot;_{\pm &quot; &amp; TEXT([.L7]; &quot;0.00&quot;) &amp; &quot;}$ &quot;; &quot;&quot;)" office:value-type="string" office:string-value=" $95.43_{\pm 1.17}$ " calcext:value-type="string">
            <text:p><text:s/>$95.43_{\pm 1.17}$ </text:p>
          </table:table-cell>
          <table:table-cell table:style-name="ce50" table:formula="of:=IF(AND([.M7]&lt;&gt;&quot;&quot;; [.N7]&lt;&gt;&quot;&quot;); &quot; $&quot; &amp; TEXT([.M7]; &quot;0.00&quot;) &amp; &quot;_{\pm &quot; &amp; TEXT([.N7]; &quot;0.00&quot;) &amp; &quot;}$ &quot;; &quot;&quot;)" office:value-type="string" office:string-value=" $93.84_{\pm 1.88}$ " calcext:value-type="string">
            <text:p><text:s/>$93.84_{\pm 1.88}$ </text:p>
          </table:table-cell>
          <table:table-cell table:style-name="ce50" table:formula="of:=IF(AND([.O7]&lt;&gt;&quot;&quot;; [.P7]&lt;&gt;&quot;&quot;); &quot; $&quot; &amp; TEXT([.O7]; &quot;0.00&quot;) &amp; &quot;_{\pm &quot; &amp; TEXT([.P7]; &quot;0.00&quot;) &amp; &quot;}$ &quot;; &quot;&quot;)" office:value-type="string" office:string-value=" $97.10_{\pm 1.08}$ " calcext:value-type="string">
            <text:p><text:s/>$97.10_{\pm 1.08}$ </text:p>
          </table:table-cell>
          <table:table-cell table:style-name="ce50" table:formula="of:=IF(AND([.Q7]&lt;&gt;&quot;&quot;; [.R7]&lt;&gt;&quot;&quot;); &quot; $&quot; &amp; TEXT([.Q7]; &quot;0.00&quot;) &amp; &quot;_{\pm &quot; &amp; TEXT([.R7]; &quot;0.00&quot;) &amp; &quot;}$ &quot;; &quot;&quot;)" office:value-type="string" office:string-value=" $95.43_{\pm 1.17}$ " calcext:value-type="string">
            <text:p><text:s/>$95.43_{\pm 1.17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95" office:value-type="float" office:value="72.2598450219842" calcext:value-type="float">
            <text:p>72.26</text:p>
          </table:table-cell>
          <table:table-cell table:style-name="ce101" office:value-type="float" office:value="11.9823318226756" calcext:value-type="float">
            <text:p>11.98</text:p>
          </table:table-cell>
          <table:table-cell table:style-name="ce95" office:value-type="float" office:value="79.8203463203463" calcext:value-type="float">
            <text:p>79.82</text:p>
          </table:table-cell>
          <table:table-cell table:style-name="ce101" office:value-type="float" office:value="14.6818743445268" calcext:value-type="float">
            <text:p>14.68</text:p>
          </table:table-cell>
          <table:table-cell table:style-name="ce95" office:value-type="float" office:value="68.1865079365079" calcext:value-type="float">
            <text:p>68.19</text:p>
          </table:table-cell>
          <table:table-cell table:style-name="ce108" office:value-type="float" office:value="15.7088539794745" calcext:value-type="float">
            <text:p>15.71</text:p>
          </table:table-cell>
          <table:table-cell table:style-name="ce95" office:value-type="float" office:value="72.2598450219842" calcext:value-type="float">
            <text:p>72.26</text:p>
          </table:table-cell>
          <table:table-cell table:style-name="ce108" office:value-type="float" office:value="11.9823318226756" calcext:value-type="float">
            <text:p>11.98</text:p>
          </table:table-cell>
          <table:table-cell table:style-name="ce108"/>
          <table:table-cell table:style-name="ce101" office:value-type="float" office:value="77.1501676026294" calcext:value-type="float">
            <text:p>77.15</text:p>
          </table:table-cell>
          <table:table-cell table:style-name="ce108" office:value-type="float" office:value="13.6548774153994" calcext:value-type="float">
            <text:p>13.65</text:p>
          </table:table-cell>
          <table:table-cell table:style-name="ce101" office:value-type="float" office:value="84.9718614718615" calcext:value-type="float">
            <text:p>84.97</text:p>
          </table:table-cell>
          <table:table-cell table:style-name="ce108" office:value-type="float" office:value="14.8224186854866" calcext:value-type="float">
            <text:p>14.82</text:p>
          </table:table-cell>
          <table:table-cell table:style-name="ce95" office:value-type="float" office:value="72.8650793650794" calcext:value-type="float">
            <text:p>72.87</text:p>
          </table:table-cell>
          <table:table-cell table:style-name="ce108" office:value-type="float" office:value="17.3895553834004" calcext:value-type="float">
            <text:p>17.39</text:p>
          </table:table-cell>
          <table:table-cell table:style-name="ce95" office:value-type="float" office:value="77.1501676026294" calcext:value-type="float">
            <text:p>77.15</text:p>
          </table:table-cell>
          <table:table-cell table:style-name="ce108" office:value-type="float" office:value="13.6548774153994" calcext:value-type="float">
            <text:p>13.65</text:p>
          </table:table-cell>
          <table:table-cell table:style-name="ce115" table:number-columns-repeated="2"/>
          <table:table-cell table:style-name="ce36"/>
          <table:table-cell table:style-name="ce46" table:formula="of:=IF([.A8]&lt;&gt;&quot;&quot;; [.A8]; &quot;&quot;)" office:value-type="string" office:string-value="Time" calcext:value-type="string">
            <text:p>Time</text:p>
          </table:table-cell>
          <table:table-cell table:style-name="ce121" table:formula="of:=IF(AND([.B8]&lt;&gt;&quot;&quot;; [.C8]&lt;&gt;&quot;&quot;); &quot; $&quot; &amp; TEXT([.B8]; &quot;0.00&quot;) &amp; &quot;_{\pm &quot; &amp; TEXT([.C8]; &quot;0.00&quot;) &amp; &quot;}$ &quot;; &quot;&quot;)" office:value-type="string" office:string-value=" $72.26_{\pm 11.98}$ " calcext:value-type="string">
            <text:p><text:s/>$72.26_{\pm 11.98}$ </text:p>
          </table:table-cell>
          <table:table-cell table:style-name="ce50" table:formula="of:=IF(AND([.D8]&lt;&gt;&quot;&quot;; [.E8]&lt;&gt;&quot;&quot;); &quot; $&quot; &amp; TEXT([.D8]; &quot;0.00&quot;) &amp; &quot;_{\pm &quot; &amp; TEXT([.E8]; &quot;0.00&quot;) &amp; &quot;}$ &quot;; &quot;&quot;)" office:value-type="string" office:string-value=" $79.82_{\pm 14.68}$ " calcext:value-type="string">
            <text:p><text:s/>$79.82_{\pm 14.68}$ </text:p>
          </table:table-cell>
          <table:table-cell table:style-name="ce50" table:formula="of:=IF(AND([.F8]&lt;&gt;&quot;&quot;; [.G8]&lt;&gt;&quot;&quot;); &quot; $&quot; &amp; TEXT([.F8]; &quot;0.00&quot;) &amp; &quot;_{\pm &quot; &amp; TEXT([.G8]; &quot;0.00&quot;) &amp; &quot;}$ &quot;; &quot;&quot;)" office:value-type="string" office:string-value=" $68.19_{\pm 15.71}$ " calcext:value-type="string">
            <text:p><text:s/>$68.19_{\pm 15.71}$ </text:p>
          </table:table-cell>
          <table:table-cell table:style-name="ce121" table:formula="of:=IF(AND([.H8]&lt;&gt;&quot;&quot;; [.I8]&lt;&gt;&quot;&quot;); &quot; $&quot; &amp; TEXT([.H8]; &quot;0.00&quot;) &amp; &quot;_{\pm &quot; &amp; TEXT([.I8]; &quot;0.00&quot;) &amp; &quot;}$ &quot;; &quot;&quot;)" office:value-type="string" office:string-value=" $72.26_{\pm 11.98}$ " calcext:value-type="string">
            <text:p><text:s/>$72.26_{\pm 11.98}$ </text:p>
          </table:table-cell>
          <table:table-cell table:style-name="ce35"/>
          <table:table-cell table:style-name="ce50" table:formula="of:=IF(AND([.K8]&lt;&gt;&quot;&quot;; [.L8]&lt;&gt;&quot;&quot;); &quot; $&quot; &amp; TEXT([.K8]; &quot;0.00&quot;) &amp; &quot;_{\pm &quot; &amp; TEXT([.L8]; &quot;0.00&quot;) &amp; &quot;}$ &quot;; &quot;&quot;)" office:value-type="string" office:string-value=" $77.15_{\pm 13.65}$ " calcext:value-type="string">
            <text:p><text:s/>$77.15_{\pm 13.65}$ </text:p>
          </table:table-cell>
          <table:table-cell table:style-name="ce50" table:formula="of:=IF(AND([.M8]&lt;&gt;&quot;&quot;; [.N8]&lt;&gt;&quot;&quot;); &quot; $&quot; &amp; TEXT([.M8]; &quot;0.00&quot;) &amp; &quot;_{\pm &quot; &amp; TEXT([.N8]; &quot;0.00&quot;) &amp; &quot;}$ &quot;; &quot;&quot;)" office:value-type="string" office:string-value=" $84.97_{\pm 14.82}$ " calcext:value-type="string">
            <text:p><text:s/>$84.97_{\pm 14.82}$ </text:p>
          </table:table-cell>
          <table:table-cell table:style-name="ce50" table:formula="of:=IF(AND([.O8]&lt;&gt;&quot;&quot;; [.P8]&lt;&gt;&quot;&quot;); &quot; $&quot; &amp; TEXT([.O8]; &quot;0.00&quot;) &amp; &quot;_{\pm &quot; &amp; TEXT([.P8]; &quot;0.00&quot;) &amp; &quot;}$ &quot;; &quot;&quot;)" office:value-type="string" office:string-value=" $72.87_{\pm 17.39}$ " calcext:value-type="string">
            <text:p><text:s/>$72.87_{\pm 17.39}$ </text:p>
          </table:table-cell>
          <table:table-cell table:style-name="ce50" table:formula="of:=IF(AND([.Q8]&lt;&gt;&quot;&quot;; [.R8]&lt;&gt;&quot;&quot;); &quot; $&quot; &amp; TEXT([.Q8]; &quot;0.00&quot;) &amp; &quot;_{\pm &quot; &amp; TEXT([.R8]; &quot;0.00&quot;) &amp; &quot;}$ &quot;; &quot;&quot;)" office:value-type="string" office:string-value=" $77.15_{\pm 13.65}$ " calcext:value-type="string">
            <text:p><text:s/>$77.15_{\pm 13.65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95" office:value-type="float" office:value="79.6844787274996" calcext:value-type="float">
            <text:p>79.68</text:p>
          </table:table-cell>
          <table:table-cell table:style-name="ce101" office:value-type="float" office:value="7.11031400452615" calcext:value-type="float">
            <text:p>7.11</text:p>
          </table:table-cell>
          <table:table-cell table:style-name="ce95" office:value-type="float" office:value="80.3487375817921" calcext:value-type="float">
            <text:p>80.35</text:p>
          </table:table-cell>
          <table:table-cell table:style-name="ce101" office:value-type="float" office:value="7.18329922469964" calcext:value-type="float">
            <text:p>7.18</text:p>
          </table:table-cell>
          <table:table-cell table:style-name="ce95" office:value-type="float" office:value="79.4503678274681" calcext:value-type="float">
            <text:p>79.45</text:p>
          </table:table-cell>
          <table:table-cell table:style-name="ce108" office:value-type="float" office:value="8.6446086891246" calcext:value-type="float">
            <text:p>8.64</text:p>
          </table:table-cell>
          <table:table-cell table:style-name="ce95" office:value-type="float" office:value="79.6844787274996" calcext:value-type="float">
            <text:p>79.68</text:p>
          </table:table-cell>
          <table:table-cell table:style-name="ce108" office:value-type="float" office:value="7.11031400452615" calcext:value-type="float">
            <text:p>7.11</text:p>
          </table:table-cell>
          <table:table-cell table:style-name="ce108"/>
          <table:table-cell table:style-name="ce101" office:value-type="float" office:value="87.5165950184135" calcext:value-type="float">
            <text:p>87.52</text:p>
          </table:table-cell>
          <table:table-cell table:style-name="ce108" office:value-type="float" office:value="4.98376119908294" calcext:value-type="float">
            <text:p>4.98</text:p>
          </table:table-cell>
          <table:table-cell table:style-name="ce101" office:value-type="float" office:value="88.2456698412498" calcext:value-type="float">
            <text:p>88.25</text:p>
          </table:table-cell>
          <table:table-cell table:style-name="ce108" office:value-type="float" office:value="5.21613362376205" calcext:value-type="float">
            <text:p>5.22</text:p>
          </table:table-cell>
          <table:table-cell table:style-name="ce95" office:value-type="float" office:value="87.2721403691796" calcext:value-type="float">
            <text:p>87.27</text:p>
          </table:table-cell>
          <table:table-cell table:style-name="ce108" office:value-type="float" office:value="7.52100789934897" calcext:value-type="float">
            <text:p>7.52</text:p>
          </table:table-cell>
          <table:table-cell table:style-name="ce95" office:value-type="float" office:value="87.5165950184135" calcext:value-type="float">
            <text:p>87.52</text:p>
          </table:table-cell>
          <table:table-cell table:style-name="ce108" office:value-type="float" office:value="4.98376119908294" calcext:value-type="float">
            <text:p>4.98</text:p>
          </table:table-cell>
          <table:table-cell table:style-name="ce115" table:number-columns-repeated="2"/>
          <table:table-cell table:style-name="ce36"/>
          <table:table-cell table:style-name="ce46" table:formula="of:=IF([.A9]&lt;&gt;&quot;&quot;; [.A9]; &quot;&quot;)" office:value-type="string" office:string-value="Duration" calcext:value-type="string">
            <text:p>Duration</text:p>
          </table:table-cell>
          <table:table-cell table:style-name="ce121" table:formula="of:=IF(AND([.B9]&lt;&gt;&quot;&quot;; [.C9]&lt;&gt;&quot;&quot;); &quot; $&quot; &amp; TEXT([.B9]; &quot;0.00&quot;) &amp; &quot;_{\pm &quot; &amp; TEXT([.C9]; &quot;0.00&quot;) &amp; &quot;}$ &quot;; &quot;&quot;)" office:value-type="string" office:string-value=" $79.68_{\pm 7.11}$ " calcext:value-type="string">
            <text:p><text:s/>$79.68_{\pm 7.11}$ </text:p>
          </table:table-cell>
          <table:table-cell table:style-name="ce50" table:formula="of:=IF(AND([.D9]&lt;&gt;&quot;&quot;; [.E9]&lt;&gt;&quot;&quot;); &quot; $&quot; &amp; TEXT([.D9]; &quot;0.00&quot;) &amp; &quot;_{\pm &quot; &amp; TEXT([.E9]; &quot;0.00&quot;) &amp; &quot;}$ &quot;; &quot;&quot;)" office:value-type="string" office:string-value=" $80.35_{\pm 7.18}$ " calcext:value-type="string">
            <text:p><text:s/>$80.35_{\pm 7.18}$ </text:p>
          </table:table-cell>
          <table:table-cell table:style-name="ce50" table:formula="of:=IF(AND([.F9]&lt;&gt;&quot;&quot;; [.G9]&lt;&gt;&quot;&quot;); &quot; $&quot; &amp; TEXT([.F9]; &quot;0.00&quot;) &amp; &quot;_{\pm &quot; &amp; TEXT([.G9]; &quot;0.00&quot;) &amp; &quot;}$ &quot;; &quot;&quot;)" office:value-type="string" office:string-value=" $79.45_{\pm 8.64}$ " calcext:value-type="string">
            <text:p><text:s/>$79.45_{\pm 8.64}$ </text:p>
          </table:table-cell>
          <table:table-cell table:style-name="ce121" table:formula="of:=IF(AND([.H9]&lt;&gt;&quot;&quot;; [.I9]&lt;&gt;&quot;&quot;); &quot; $&quot; &amp; TEXT([.H9]; &quot;0.00&quot;) &amp; &quot;_{\pm &quot; &amp; TEXT([.I9]; &quot;0.00&quot;) &amp; &quot;}$ &quot;; &quot;&quot;)" office:value-type="string" office:string-value=" $79.68_{\pm 7.11}$ " calcext:value-type="string">
            <text:p><text:s/>$79.68_{\pm 7.11}$ </text:p>
          </table:table-cell>
          <table:table-cell table:style-name="ce35"/>
          <table:table-cell table:style-name="ce50" table:formula="of:=IF(AND([.K9]&lt;&gt;&quot;&quot;; [.L9]&lt;&gt;&quot;&quot;); &quot; $&quot; &amp; TEXT([.K9]; &quot;0.00&quot;) &amp; &quot;_{\pm &quot; &amp; TEXT([.L9]; &quot;0.00&quot;) &amp; &quot;}$ &quot;; &quot;&quot;)" office:value-type="string" office:string-value=" $87.52_{\pm 4.98}$ " calcext:value-type="string">
            <text:p><text:s/>$87.52_{\pm 4.98}$ </text:p>
          </table:table-cell>
          <table:table-cell table:style-name="ce50" table:formula="of:=IF(AND([.M9]&lt;&gt;&quot;&quot;; [.N9]&lt;&gt;&quot;&quot;); &quot; $&quot; &amp; TEXT([.M9]; &quot;0.00&quot;) &amp; &quot;_{\pm &quot; &amp; TEXT([.N9]; &quot;0.00&quot;) &amp; &quot;}$ &quot;; &quot;&quot;)" office:value-type="string" office:string-value=" $88.25_{\pm 5.22}$ " calcext:value-type="string">
            <text:p><text:s/>$88.25_{\pm 5.22}$ </text:p>
          </table:table-cell>
          <table:table-cell table:style-name="ce50" table:formula="of:=IF(AND([.O9]&lt;&gt;&quot;&quot;; [.P9]&lt;&gt;&quot;&quot;); &quot; $&quot; &amp; TEXT([.O9]; &quot;0.00&quot;) &amp; &quot;_{\pm &quot; &amp; TEXT([.P9]; &quot;0.00&quot;) &amp; &quot;}$ &quot;; &quot;&quot;)" office:value-type="string" office:string-value=" $87.27_{\pm 7.52}$ " calcext:value-type="string">
            <text:p><text:s/>$87.27_{\pm 7.52}$ </text:p>
          </table:table-cell>
          <table:table-cell table:style-name="ce50" table:formula="of:=IF(AND([.Q9]&lt;&gt;&quot;&quot;; [.R9]&lt;&gt;&quot;&quot;); &quot; $&quot; &amp; TEXT([.Q9]; &quot;0.00&quot;) &amp; &quot;_{\pm &quot; &amp; TEXT([.R9]; &quot;0.00&quot;) &amp; &quot;}$ &quot;; &quot;&quot;)" office:value-type="string" office:string-value=" $87.52_{\pm 4.98}$ " calcext:value-type="string">
            <text:p><text:s/>$87.52_{\pm 4.98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95" office:value-type="float" office:value="74.482683982684" calcext:value-type="float">
            <text:p>74.48</text:p>
          </table:table-cell>
          <table:table-cell table:style-name="ce101" office:value-type="float" office:value="14.5022434901254" calcext:value-type="float">
            <text:p>14.50</text:p>
          </table:table-cell>
          <table:table-cell table:style-name="ce95" office:value-type="float" office:value="87.1666666666667" calcext:value-type="float">
            <text:p>87.17</text:p>
          </table:table-cell>
          <table:table-cell table:style-name="ce101" office:value-type="float" office:value="17.2892066523212" calcext:value-type="float">
            <text:p>17.29</text:p>
          </table:table-cell>
          <table:table-cell table:style-name="ce95" office:value-type="float" office:value="68.7380952380952" calcext:value-type="float">
            <text:p>68.74</text:p>
          </table:table-cell>
          <table:table-cell table:style-name="ce108" office:value-type="float" office:value="17.9208545967668" calcext:value-type="float">
            <text:p>17.92</text:p>
          </table:table-cell>
          <table:table-cell table:style-name="ce95" office:value-type="float" office:value="74.482683982684" calcext:value-type="float">
            <text:p>74.48</text:p>
          </table:table-cell>
          <table:table-cell table:style-name="ce108" office:value-type="float" office:value="14.5022434901254" calcext:value-type="float">
            <text:p>14.50</text:p>
          </table:table-cell>
          <table:table-cell table:style-name="ce108"/>
          <table:table-cell table:style-name="ce101" office:value-type="float" office:value="77.3398268398268" calcext:value-type="float">
            <text:p>77.34</text:p>
          </table:table-cell>
          <table:table-cell table:style-name="ce108" office:value-type="float" office:value="13.5904278520941" calcext:value-type="float">
            <text:p>13.59</text:p>
          </table:table-cell>
          <table:table-cell table:style-name="ce95" office:value-type="float" office:value="89.6666666666667" calcext:value-type="float">
            <text:p>89.67</text:p>
          </table:table-cell>
          <table:table-cell table:style-name="ce108" office:value-type="float" office:value="13.0128141972954" calcext:value-type="float">
            <text:p>13.01</text:p>
          </table:table-cell>
          <table:table-cell table:style-name="ce95" office:value-type="float" office:value="72.0714285714286" calcext:value-type="float">
            <text:p>72.07</text:p>
          </table:table-cell>
          <table:table-cell table:style-name="ce108" office:value-type="float" office:value="20.1828517724561" calcext:value-type="float">
            <text:p>20.18</text:p>
          </table:table-cell>
          <table:table-cell table:style-name="ce95" office:value-type="float" office:value="77.3398268398268" calcext:value-type="float">
            <text:p>77.34</text:p>
          </table:table-cell>
          <table:table-cell table:style-name="ce108" office:value-type="float" office:value="13.5904278520941" calcext:value-type="float">
            <text:p>13.59</text:p>
          </table:table-cell>
          <table:table-cell table:style-name="ce115"/>
          <table:table-cell table:style-name="ce93" table:number-columns-repeated="2"/>
          <table:table-cell table:style-name="ce45" table:formula="of:=IF([.A10]&lt;&gt;&quot;&quot;; [.A10]; &quot;&quot;)" office:value-type="string" office:string-value="Set" calcext:value-type="string">
            <text:p>Set</text:p>
          </table:table-cell>
          <table:table-cell table:style-name="ce36" table:formula="of:=IF(AND([.B10]&lt;&gt;&quot;&quot;; [.C10]&lt;&gt;&quot;&quot;); &quot; $&quot; &amp; TEXT([.B10]; &quot;0.00&quot;) &amp; &quot;_{\pm &quot; &amp; TEXT([.C10]; &quot;0.00&quot;) &amp; &quot;}$ &quot;; &quot;&quot;)" office:value-type="string" office:string-value=" $74.48_{\pm 14.50}$ " calcext:value-type="string">
            <text:p><text:s/>$74.48_{\pm 14.50}$ </text:p>
          </table:table-cell>
          <table:table-cell table:style-name="ce50" table:formula="of:=IF(AND([.D10]&lt;&gt;&quot;&quot;; [.E10]&lt;&gt;&quot;&quot;); &quot; $&quot; &amp; TEXT([.D10]; &quot;0.00&quot;) &amp; &quot;_{\pm &quot; &amp; TEXT([.E10]; &quot;0.00&quot;) &amp; &quot;}$ &quot;; &quot;&quot;)" office:value-type="string" office:string-value=" $87.17_{\pm 17.29}$ " calcext:value-type="string">
            <text:p><text:s/>$87.17_{\pm 17.29}$ </text:p>
          </table:table-cell>
          <table:table-cell table:style-name="ce50" table:formula="of:=IF(AND([.F10]&lt;&gt;&quot;&quot;; [.G10]&lt;&gt;&quot;&quot;); &quot; $&quot; &amp; TEXT([.F10]; &quot;0.00&quot;) &amp; &quot;_{\pm &quot; &amp; TEXT([.G10]; &quot;0.00&quot;) &amp; &quot;}$ &quot;; &quot;&quot;)" office:value-type="string" office:string-value=" $68.74_{\pm 17.92}$ " calcext:value-type="string">
            <text:p><text:s/>$68.74_{\pm 17.92}$ </text:p>
          </table:table-cell>
          <table:table-cell table:style-name="ce121" table:formula="of:=IF(AND([.H10]&lt;&gt;&quot;&quot;; [.I10]&lt;&gt;&quot;&quot;); &quot; $&quot; &amp; TEXT([.H10]; &quot;0.00&quot;) &amp; &quot;_{\pm &quot; &amp; TEXT([.I10]; &quot;0.00&quot;) &amp; &quot;}$ &quot;; &quot;&quot;)" office:value-type="string" office:string-value=" $74.48_{\pm 14.50}$ " calcext:value-type="string">
            <text:p><text:s/>$74.48_{\pm 14.50}$ </text:p>
          </table:table-cell>
          <table:table-cell table:style-name="ce52"/>
          <table:table-cell table:style-name="ce50" table:formula="of:=IF(AND([.K10]&lt;&gt;&quot;&quot;; [.L10]&lt;&gt;&quot;&quot;); &quot; $&quot; &amp; TEXT([.K10]; &quot;0.00&quot;) &amp; &quot;_{\pm &quot; &amp; TEXT([.L10]; &quot;0.00&quot;) &amp; &quot;}$ &quot;; &quot;&quot;)" office:value-type="string" office:string-value=" $77.34_{\pm 13.59}$ " calcext:value-type="string">
            <text:p><text:s/>$77.34_{\pm 13.59}$ </text:p>
          </table:table-cell>
          <table:table-cell table:style-name="ce50" table:formula="of:=IF(AND([.M10]&lt;&gt;&quot;&quot;; [.N10]&lt;&gt;&quot;&quot;); &quot; $&quot; &amp; TEXT([.M10]; &quot;0.00&quot;) &amp; &quot;_{\pm &quot; &amp; TEXT([.N10]; &quot;0.00&quot;) &amp; &quot;}$ &quot;; &quot;&quot;)" office:value-type="string" office:string-value=" $89.67_{\pm 13.01}$ " calcext:value-type="string">
            <text:p><text:s/>$89.67_{\pm 13.01}$ </text:p>
          </table:table-cell>
          <table:table-cell table:style-name="ce50" table:formula="of:=IF(AND([.O10]&lt;&gt;&quot;&quot;; [.P10]&lt;&gt;&quot;&quot;); &quot; $&quot; &amp; TEXT([.O10]; &quot;0.00&quot;) &amp; &quot;_{\pm &quot; &amp; TEXT([.P10]; &quot;0.00&quot;) &amp; &quot;}$ &quot;; &quot;&quot;)" office:value-type="string" office:string-value=" $72.07_{\pm 20.18}$ " calcext:value-type="string">
            <text:p><text:s/>$72.07_{\pm 20.18}$ </text:p>
          </table:table-cell>
          <table:table-cell table:style-name="ce50" table:formula="of:=IF(AND([.Q10]&lt;&gt;&quot;&quot;; [.R10]&lt;&gt;&quot;&quot;); &quot; $&quot; &amp; TEXT([.Q10]; &quot;0.00&quot;) &amp; &quot;_{\pm &quot; &amp; TEXT([.R10]; &quot;0.00&quot;) &amp; &quot;}$ &quot;; &quot;&quot;)" office:value-type="string" office:string-value=" $77.34_{\pm 13.59}$ " calcext:value-type="string">
            <text:p><text:s/>$77.34_{\pm 13.59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6"/>
          <table:table-cell table:style-name="ce18"/>
          <table:table-cell table:style-name="ce24"/>
          <table:table-cell table:style-name="ce18"/>
          <table:table-cell table:style-name="ce24"/>
          <table:table-cell table:style-name="ce18"/>
          <table:table-cell table:style-name="ce32"/>
          <table:table-cell table:style-name="ce18"/>
          <table:table-cell table:style-name="ce32" table:number-columns-repeated="2"/>
          <table:table-cell table:style-name="ce24"/>
          <table:table-cell table:style-name="ce32"/>
          <table:table-cell table:style-name="ce24"/>
          <table:table-cell table:style-name="ce32"/>
          <table:table-cell table:style-name="ce18"/>
          <table:table-cell table:style-name="ce32"/>
          <table:table-cell table:style-name="ce18"/>
          <table:table-cell table:style-name="ce32"/>
          <table:table-cell table:style-name="ce24" table:number-columns-repeated="3"/>
          <table:table-cell table:style-name="ce46" table:formula="of:=IF([.A11]&lt;&gt;&quot;&quot;; [.A11]; &quot;&quot;)">
            <text:p/>
          </table:table-cell>
          <table:table-cell table:style-name="ce24" table:formula="of:=IF(AND([.B11]&lt;&gt;&quot;&quot;; [.C11]&lt;&gt;&quot;&quot;); &quot; $&quot; &amp; TEXT([.B11]; &quot;0.00&quot;) &amp; &quot;_{\pm &quot; &amp; TEXT([.C11]; &quot;0.00&quot;) &amp; &quot;}$ &quot;; &quot;&quot;)">
            <text:p/>
          </table:table-cell>
          <table:table-cell table:style-name="ce49" table:formula="of:=IF(AND([.D11]&lt;&gt;&quot;&quot;; [.E11]&lt;&gt;&quot;&quot;); &quot; $&quot; &amp; TEXT([.D11]; &quot;0.00&quot;) &amp; &quot;_{\pm &quot; &amp; TEXT([.E11]; &quot;0.00&quot;) &amp; &quot;}$ &quot;; &quot;&quot;)">
            <text:p/>
          </table:table-cell>
          <table:table-cell table:style-name="ce49" table:formula="of:=IF(AND([.F11]&lt;&gt;&quot;&quot;; [.G11]&lt;&gt;&quot;&quot;); &quot; $&quot; &amp; TEXT([.F11]; &quot;0.00&quot;) &amp; &quot;_{\pm &quot; &amp; TEXT([.G11]; &quot;0.00&quot;) &amp; &quot;}$ &quot;; &quot;&quot;)">
            <text:p/>
          </table:table-cell>
          <table:table-cell table:style-name="ce24" table:formula="of:=IF(AND([.H11]&lt;&gt;&quot;&quot;; [.I11]&lt;&gt;&quot;&quot;); &quot; $&quot; &amp; TEXT([.H11]; &quot;0.00&quot;) &amp; &quot;_{\pm &quot; &amp; TEXT([.I11]; &quot;0.00&quot;) &amp; &quot;}$ &quot;; &quot;&quot;)">
            <text:p/>
          </table:table-cell>
          <table:table-cell table:style-name="ce35"/>
          <table:table-cell table:style-name="ce49" table:formula="of:=IF(AND([.K11]&lt;&gt;&quot;&quot;; [.L11]&lt;&gt;&quot;&quot;); &quot; $&quot; &amp; TEXT([.K11]; &quot;0.00&quot;) &amp; &quot;_{\pm &quot; &amp; TEXT([.L11]; &quot;0.00&quot;) &amp; &quot;}$ &quot;; &quot;&quot;)">
            <text:p/>
          </table:table-cell>
          <table:table-cell table:style-name="ce49" table:formula="of:=IF(AND([.M11]&lt;&gt;&quot;&quot;; [.N11]&lt;&gt;&quot;&quot;); &quot; $&quot; &amp; TEXT([.M11]; &quot;0.00&quot;) &amp; &quot;_{\pm &quot; &amp; TEXT([.N11]; &quot;0.00&quot;) &amp; &quot;}$ &quot;; &quot;&quot;)">
            <text:p/>
          </table:table-cell>
          <table:table-cell table:style-name="ce49" table:formula="of:=IF(AND([.O11]&lt;&gt;&quot;&quot;; [.P11]&lt;&gt;&quot;&quot;); &quot; $&quot; &amp; TEXT([.O11]; &quot;0.00&quot;) &amp; &quot;_{\pm &quot; &amp; TEXT([.P11]; &quot;0.00&quot;) &amp; &quot;}$ &quot;; &quot;&quot;)">
            <text:p/>
          </table:table-cell>
          <table:table-cell table:style-name="ce49" table:formula="of:=IF(AND([.Q11]&lt;&gt;&quot;&quot;; [.R11]&lt;&gt;&quot;&quot;); &quot; $&quot; &amp; TEXT([.Q11]; &quot;0.00&quot;) &amp; &quot;_{\pm &quot; &amp; TEXT([.R11]; &quot;0.00&quot;) &amp; &quot;}$ &quot;; &quot;&quot;)">
            <text:p/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4" office:value-type="string" calcext:value-type="string">
            <text:p>TimeBank</text:p>
          </table:table-cell>
          <table:table-cell table:style-name="ce95" office:value-type="float" office:value="94.6709707005568" calcext:value-type="float">
            <text:p>94.67</text:p>
          </table:table-cell>
          <table:table-cell table:style-name="ce101" office:value-type="float" office:value="2.03931642151981" calcext:value-type="float">
            <text:p>2.04</text:p>
          </table:table-cell>
          <table:table-cell table:style-name="ce95" office:value-type="float" office:value="94.0235651271439" calcext:value-type="float">
            <text:p>94.02</text:p>
          </table:table-cell>
          <table:table-cell table:style-name="ce101" office:value-type="float" office:value="2.56033324868584" calcext:value-type="float">
            <text:p>2.56</text:p>
          </table:table-cell>
          <table:table-cell table:style-name="ce95" office:value-type="float" office:value="95.3374338212226" calcext:value-type="float">
            <text:p>95.34</text:p>
          </table:table-cell>
          <table:table-cell table:style-name="ce108" office:value-type="float" office:value="1.61319740291618" calcext:value-type="float">
            <text:p>1.61</text:p>
          </table:table-cell>
          <table:table-cell table:style-name="ce95" office:value-type="float" office:value="93.3101923224285" calcext:value-type="float">
            <text:p>93.31</text:p>
          </table:table-cell>
          <table:table-cell table:style-name="ce108" office:value-type="float" office:value="2.15371334599638" calcext:value-type="float">
            <text:p>2.15</text:p>
          </table:table-cell>
          <table:table-cell table:style-name="ce108"/>
          <table:table-cell table:style-name="ce101" office:value-type="float" office:value="97.9380101528323" calcext:value-type="float">
            <text:p>97.94</text:p>
          </table:table-cell>
          <table:table-cell table:style-name="ce108" office:value-type="float" office:value="0.835133964240508" calcext:value-type="float">
            <text:p>0.84</text:p>
          </table:table-cell>
          <table:table-cell table:style-name="ce101" office:value-type="float" office:value="97.2599723883316" calcext:value-type="float">
            <text:p>97.26</text:p>
          </table:table-cell>
          <table:table-cell table:style-name="ce108" office:value-type="float" office:value="1.30918262384829" calcext:value-type="float">
            <text:p>1.31</text:p>
          </table:table-cell>
          <table:table-cell table:style-name="ce95" office:value-type="float" office:value="98.6360666288409" calcext:value-type="float">
            <text:p>98.64</text:p>
          </table:table-cell>
          <table:table-cell table:style-name="ce108" office:value-type="float" office:value="0.820042827801849" calcext:value-type="float">
            <text:p>0.82</text:p>
          </table:table-cell>
          <table:table-cell table:style-name="ce95" office:value-type="float" office:value="96.3125955263562" calcext:value-type="float">
            <text:p>96.31</text:p>
          </table:table-cell>
          <table:table-cell table:style-name="ce108" office:value-type="float" office:value="1.49467183570255" calcext:value-type="float">
            <text:p>1.49</text:p>
          </table:table-cell>
          <table:table-cell table:style-name="ce115" table:number-columns-repeated="2"/>
          <table:table-cell table:style-name="ce36"/>
          <table:table-cell table:style-name="ce44" table:formula="of:=IF([.A12]&lt;&gt;&quot;&quot;; [.A12]; &quot;&quot;)" office:value-type="string" office:string-value="TimeBank" calcext:value-type="string">
            <text:p>TimeBank</text:p>
          </table:table-cell>
          <table:table-cell table:style-name="ce121" table:formula="of:=IF(AND([.B12]&lt;&gt;&quot;&quot;; [.C12]&lt;&gt;&quot;&quot;); &quot; $&quot; &amp; TEXT([.B12]; &quot;0.00&quot;) &amp; &quot;_{\pm &quot; &amp; TEXT([.C12]; &quot;0.00&quot;) &amp; &quot;}$ &quot;; &quot;&quot;)" office:value-type="string" office:string-value=" $94.67_{\pm 2.04}$ " calcext:value-type="string">
            <text:p><text:s/>$94.67_{\pm 2.04}$ </text:p>
          </table:table-cell>
          <table:table-cell table:style-name="ce50" table:formula="of:=IF(AND([.D12]&lt;&gt;&quot;&quot;; [.E12]&lt;&gt;&quot;&quot;); &quot; $&quot; &amp; TEXT([.D12]; &quot;0.00&quot;) &amp; &quot;_{\pm &quot; &amp; TEXT([.E12]; &quot;0.00&quot;) &amp; &quot;}$ &quot;; &quot;&quot;)" office:value-type="string" office:string-value=" $94.02_{\pm 2.56}$ " calcext:value-type="string">
            <text:p><text:s/>$94.02_{\pm 2.56}$ </text:p>
          </table:table-cell>
          <table:table-cell table:style-name="ce50" table:formula="of:=IF(AND([.F12]&lt;&gt;&quot;&quot;; [.G12]&lt;&gt;&quot;&quot;); &quot; $&quot; &amp; TEXT([.F12]; &quot;0.00&quot;) &amp; &quot;_{\pm &quot; &amp; TEXT([.G12]; &quot;0.00&quot;) &amp; &quot;}$ &quot;; &quot;&quot;)" office:value-type="string" office:string-value=" $95.34_{\pm 1.61}$ " calcext:value-type="string">
            <text:p><text:s/>$95.34_{\pm 1.61}$ </text:p>
          </table:table-cell>
          <table:table-cell table:style-name="ce121" table:formula="of:=IF(AND([.H12]&lt;&gt;&quot;&quot;; [.I12]&lt;&gt;&quot;&quot;); &quot; $&quot; &amp; TEXT([.H12]; &quot;0.00&quot;) &amp; &quot;_{\pm &quot; &amp; TEXT([.I12]; &quot;0.00&quot;) &amp; &quot;}$ &quot;; &quot;&quot;)" office:value-type="string" office:string-value=" $93.31_{\pm 2.15}$ " calcext:value-type="string">
            <text:p><text:s/>$93.31_{\pm 2.15}$ </text:p>
          </table:table-cell>
          <table:table-cell table:style-name="ce35"/>
          <table:table-cell table:style-name="ce50" table:formula="of:=IF(AND([.K12]&lt;&gt;&quot;&quot;; [.L12]&lt;&gt;&quot;&quot;); &quot; $&quot; &amp; TEXT([.K12]; &quot;0.00&quot;) &amp; &quot;_{\pm &quot; &amp; TEXT([.L12]; &quot;0.00&quot;) &amp; &quot;}$ &quot;; &quot;&quot;)" office:value-type="string" office:string-value=" $97.94_{\pm 0.84}$ " calcext:value-type="string">
            <text:p><text:s/>$97.94_{\pm 0.84}$ </text:p>
          </table:table-cell>
          <table:table-cell table:style-name="ce50" table:formula="of:=IF(AND([.M12]&lt;&gt;&quot;&quot;; [.N12]&lt;&gt;&quot;&quot;); &quot; $&quot; &amp; TEXT([.M12]; &quot;0.00&quot;) &amp; &quot;_{\pm &quot; &amp; TEXT([.N12]; &quot;0.00&quot;) &amp; &quot;}$ &quot;; &quot;&quot;)" office:value-type="string" office:string-value=" $97.26_{\pm 1.31}$ " calcext:value-type="string">
            <text:p><text:s/>$97.26_{\pm 1.31}$ </text:p>
          </table:table-cell>
          <table:table-cell table:style-name="ce50" table:formula="of:=IF(AND([.O12]&lt;&gt;&quot;&quot;; [.P12]&lt;&gt;&quot;&quot;); &quot; $&quot; &amp; TEXT([.O12]; &quot;0.00&quot;) &amp; &quot;_{\pm &quot; &amp; TEXT([.P12]; &quot;0.00&quot;) &amp; &quot;}$ &quot;; &quot;&quot;)" office:value-type="string" office:string-value=" $98.64_{\pm 0.82}$ " calcext:value-type="string">
            <text:p><text:s/>$98.64_{\pm 0.82}$ </text:p>
          </table:table-cell>
          <table:table-cell table:style-name="ce50" table:formula="of:=IF(AND([.Q12]&lt;&gt;&quot;&quot;; [.R12]&lt;&gt;&quot;&quot;); &quot; $&quot; &amp; TEXT([.Q12]; &quot;0.00&quot;) &amp; &quot;_{\pm &quot; &amp; TEXT([.R12]; &quot;0.00&quot;) &amp; &quot;}$ &quot;; &quot;&quot;)" office:value-type="string" office:string-value=" $96.31_{\pm 1.49}$ " calcext:value-type="string">
            <text:p><text:s/>$96.31_{\pm 1.49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4.6573250991811" calcext:value-type="float">
            <text:p>94.66</text:p>
          </table:table-cell>
          <table:table-cell table:style-name="ce25" office:value-type="float" office:value="1.78556400233138" calcext:value-type="float">
            <text:p>1.79</text:p>
          </table:table-cell>
          <table:table-cell table:style-name="ce19" office:value-type="float" office:value="93.535610507635" calcext:value-type="float">
            <text:p>93.54</text:p>
          </table:table-cell>
          <table:table-cell table:style-name="ce25" office:value-type="float" office:value="2.0429560532102" calcext:value-type="float">
            <text:p>2.04</text:p>
          </table:table-cell>
          <table:table-cell table:style-name="ce19" office:value-type="float" office:value="95.8175668576585" calcext:value-type="float">
            <text:p>95.82</text:p>
          </table:table-cell>
          <table:table-cell table:style-name="ce25" office:value-type="float" office:value="1.79326541583489" calcext:value-type="float">
            <text:p>1.79</text:p>
          </table:table-cell>
          <table:table-cell table:style-name="ce19" office:value-type="float" office:value="94.6573250991811" calcext:value-type="float">
            <text:p>94.66</text:p>
          </table:table-cell>
          <table:table-cell table:style-name="ce34" office:value-type="float" office:value="1.78556400233138" calcext:value-type="float">
            <text:p>1.79</text:p>
          </table:table-cell>
          <table:table-cell table:style-name="ce34"/>
          <table:table-cell table:style-name="ce25" office:value-type="float" office:value="96.9181426700263" calcext:value-type="float">
            <text:p>96.92</text:p>
          </table:table-cell>
          <table:table-cell table:style-name="ce34" office:value-type="float" office:value="1.37169777616755" calcext:value-type="float">
            <text:p>1.37</text:p>
          </table:table-cell>
          <table:table-cell table:style-name="ce25" office:value-type="float" office:value="95.7683606590764" calcext:value-type="float">
            <text:p>95.77</text:p>
          </table:table-cell>
          <table:table-cell table:style-name="ce34" office:value-type="float" office:value="1.64537852847175" calcext:value-type="float">
            <text:p>1.65</text:p>
          </table:table-cell>
          <table:table-cell table:style-name="ce25" office:value-type="float" office:value="98.1074144378488" calcext:value-type="float">
            <text:p>98.11</text:p>
          </table:table-cell>
          <table:table-cell table:style-name="ce34" office:value-type="float" office:value="1.45822009558086" calcext:value-type="float">
            <text:p>1.46</text:p>
          </table:table-cell>
          <table:table-cell table:style-name="ce19" office:value-type="float" office:value="96.9181426700263" calcext:value-type="float">
            <text:p>96.92</text:p>
          </table:table-cell>
          <table:table-cell table:style-name="ce34" office:value-type="float" office:value="1.37169777616755" calcext:value-type="float">
            <text:p>1.37</text:p>
          </table:table-cell>
          <table:table-cell table:style-name="ce25" table:number-columns-repeated="2"/>
          <table:table-cell table:style-name="ce36"/>
          <table:table-cell table:style-name="ce46" table:formula="of:=IF([.A13]&lt;&gt;&quot;&quot;; [.A13]; &quot;&quot;)" office:value-type="string" office:string-value="Date" calcext:value-type="string">
            <text:p>Date</text:p>
          </table:table-cell>
          <table:table-cell table:style-name="ce121" table:formula="of:=IF(AND([.B13]&lt;&gt;&quot;&quot;; [.C13]&lt;&gt;&quot;&quot;); &quot; $&quot; &amp; TEXT([.B13]; &quot;0.00&quot;) &amp; &quot;_{\pm &quot; &amp; TEXT([.C13]; &quot;0.00&quot;) &amp; &quot;}$ &quot;; &quot;&quot;)" office:value-type="string" office:string-value=" $94.66_{\pm 1.79}$ " calcext:value-type="string">
            <text:p><text:s/>$94.66_{\pm 1.79}$ </text:p>
          </table:table-cell>
          <table:table-cell table:style-name="ce50" table:formula="of:=IF(AND([.D13]&lt;&gt;&quot;&quot;; [.E13]&lt;&gt;&quot;&quot;); &quot; $&quot; &amp; TEXT([.D13]; &quot;0.00&quot;) &amp; &quot;_{\pm &quot; &amp; TEXT([.E13]; &quot;0.00&quot;) &amp; &quot;}$ &quot;; &quot;&quot;)" office:value-type="string" office:string-value=" $93.54_{\pm 2.04}$ " calcext:value-type="string">
            <text:p><text:s/>$93.54_{\pm 2.04}$ </text:p>
          </table:table-cell>
          <table:table-cell table:style-name="ce50" table:formula="of:=IF(AND([.F13]&lt;&gt;&quot;&quot;; [.G13]&lt;&gt;&quot;&quot;); &quot; $&quot; &amp; TEXT([.F13]; &quot;0.00&quot;) &amp; &quot;_{\pm &quot; &amp; TEXT([.G13]; &quot;0.00&quot;) &amp; &quot;}$ &quot;; &quot;&quot;)" office:value-type="string" office:string-value=" $95.82_{\pm 1.79}$ " calcext:value-type="string">
            <text:p><text:s/>$95.82_{\pm 1.79}$ </text:p>
          </table:table-cell>
          <table:table-cell table:style-name="ce121" table:formula="of:=IF(AND([.H13]&lt;&gt;&quot;&quot;; [.I13]&lt;&gt;&quot;&quot;); &quot; $&quot; &amp; TEXT([.H13]; &quot;0.00&quot;) &amp; &quot;_{\pm &quot; &amp; TEXT([.I13]; &quot;0.00&quot;) &amp; &quot;}$ &quot;; &quot;&quot;)" office:value-type="string" office:string-value=" $94.66_{\pm 1.79}$ " calcext:value-type="string">
            <text:p><text:s/>$94.66_{\pm 1.79}$ </text:p>
          </table:table-cell>
          <table:table-cell table:style-name="ce35"/>
          <table:table-cell table:style-name="ce50" table:formula="of:=IF(AND([.K13]&lt;&gt;&quot;&quot;; [.L13]&lt;&gt;&quot;&quot;); &quot; $&quot; &amp; TEXT([.K13]; &quot;0.00&quot;) &amp; &quot;_{\pm &quot; &amp; TEXT([.L13]; &quot;0.00&quot;) &amp; &quot;}$ &quot;; &quot;&quot;)" office:value-type="string" office:string-value=" $96.92_{\pm 1.37}$ " calcext:value-type="string">
            <text:p><text:s/>$96.92_{\pm 1.37}$ </text:p>
          </table:table-cell>
          <table:table-cell table:style-name="ce50" table:formula="of:=IF(AND([.M13]&lt;&gt;&quot;&quot;; [.N13]&lt;&gt;&quot;&quot;); &quot; $&quot; &amp; TEXT([.M13]; &quot;0.00&quot;) &amp; &quot;_{\pm &quot; &amp; TEXT([.N13]; &quot;0.00&quot;) &amp; &quot;}$ &quot;; &quot;&quot;)" office:value-type="string" office:string-value=" $95.77_{\pm 1.65}$ " calcext:value-type="string">
            <text:p><text:s/>$95.77_{\pm 1.65}$ </text:p>
          </table:table-cell>
          <table:table-cell table:style-name="ce50" table:formula="of:=IF(AND([.O13]&lt;&gt;&quot;&quot;; [.P13]&lt;&gt;&quot;&quot;); &quot; $&quot; &amp; TEXT([.O13]; &quot;0.00&quot;) &amp; &quot;_{\pm &quot; &amp; TEXT([.P13]; &quot;0.00&quot;) &amp; &quot;}$ &quot;; &quot;&quot;)" office:value-type="string" office:string-value=" $98.11_{\pm 1.46}$ " calcext:value-type="string">
            <text:p><text:s/>$98.11_{\pm 1.46}$ </text:p>
          </table:table-cell>
          <table:table-cell table:style-name="ce50" table:formula="of:=IF(AND([.Q13]&lt;&gt;&quot;&quot;; [.R13]&lt;&gt;&quot;&quot;); &quot; $&quot; &amp; TEXT([.Q13]; &quot;0.00&quot;) &amp; &quot;_{\pm &quot; &amp; TEXT([.R13]; &quot;0.00&quot;) &amp; &quot;}$ &quot;; &quot;&quot;)" office:value-type="string" office:string-value=" $96.92_{\pm 1.37}$ " calcext:value-type="string">
            <text:p><text:s/>$96.92_{\pm 1.37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78.5714799820063" calcext:value-type="float">
            <text:p>78.57</text:p>
          </table:table-cell>
          <table:table-cell table:style-name="ce25" office:value-type="float" office:value="10.5697280656617" calcext:value-type="float">
            <text:p>10.57</text:p>
          </table:table-cell>
          <table:table-cell table:style-name="ce19" office:value-type="float" office:value="92" calcext:value-type="float">
            <text:p>92.00</text:p>
          </table:table-cell>
          <table:table-cell table:style-name="ce25" office:value-type="float" office:value="10.0805398640458" calcext:value-type="float">
            <text:p>10.08</text:p>
          </table:table-cell>
          <table:table-cell table:style-name="ce19" office:value-type="float" office:value="70.3846986346986" calcext:value-type="float">
            <text:p>70.38</text:p>
          </table:table-cell>
          <table:table-cell table:style-name="ce25" office:value-type="float" office:value="14.0719245221561" calcext:value-type="float">
            <text:p>14.07</text:p>
          </table:table-cell>
          <table:table-cell table:style-name="ce19" office:value-type="float" office:value="78.5714799820063" calcext:value-type="float">
            <text:p>78.57</text:p>
          </table:table-cell>
          <table:table-cell table:style-name="ce34" office:value-type="float" office:value="10.5697280656617" calcext:value-type="float">
            <text:p>10.57</text:p>
          </table:table-cell>
          <table:table-cell table:style-name="ce34"/>
          <table:table-cell table:style-name="ce25" office:value-type="float" office:value="82.6241115609537" calcext:value-type="float">
            <text:p>82.62</text:p>
          </table:table-cell>
          <table:table-cell table:style-name="ce34" office:value-type="float" office:value="10.8082587717664" calcext:value-type="float">
            <text:p>10.81</text:p>
          </table:table-cell>
          <table:table-cell table:style-name="ce25" office:value-type="float" office:value="96.3333333333333" calcext:value-type="float">
            <text:p>96.33</text:p>
          </table:table-cell>
          <table:table-cell table:style-name="ce34" office:value-type="float" office:value="6.35959467611297" calcext:value-type="float">
            <text:p>6.36</text:p>
          </table:table-cell>
          <table:table-cell table:style-name="ce25" office:value-type="float" office:value="74.2028804528805" calcext:value-type="float">
            <text:p>74.20</text:p>
          </table:table-cell>
          <table:table-cell table:style-name="ce34" office:value-type="float" office:value="15.1795982841278" calcext:value-type="float">
            <text:p>15.18</text:p>
          </table:table-cell>
          <table:table-cell table:style-name="ce19" office:value-type="float" office:value="82.6241115609537" calcext:value-type="float">
            <text:p>82.62</text:p>
          </table:table-cell>
          <table:table-cell table:style-name="ce34" office:value-type="float" office:value="10.8082587717664" calcext:value-type="float">
            <text:p>10.81</text:p>
          </table:table-cell>
          <table:table-cell table:style-name="ce25" table:number-columns-repeated="2"/>
          <table:table-cell table:style-name="ce36"/>
          <table:table-cell table:style-name="ce46" table:formula="of:=IF([.A14]&lt;&gt;&quot;&quot;; [.A14]; &quot;&quot;)" office:value-type="string" office:string-value="Time" calcext:value-type="string">
            <text:p>Time</text:p>
          </table:table-cell>
          <table:table-cell table:style-name="ce121" table:formula="of:=IF(AND([.B14]&lt;&gt;&quot;&quot;; [.C14]&lt;&gt;&quot;&quot;); &quot; $&quot; &amp; TEXT([.B14]; &quot;0.00&quot;) &amp; &quot;_{\pm &quot; &amp; TEXT([.C14]; &quot;0.00&quot;) &amp; &quot;}$ &quot;; &quot;&quot;)" office:value-type="string" office:string-value=" $78.57_{\pm 10.57}$ " calcext:value-type="string">
            <text:p><text:s/>$78.57_{\pm 10.57}$ </text:p>
          </table:table-cell>
          <table:table-cell table:style-name="ce50" table:formula="of:=IF(AND([.D14]&lt;&gt;&quot;&quot;; [.E14]&lt;&gt;&quot;&quot;); &quot; $&quot; &amp; TEXT([.D14]; &quot;0.00&quot;) &amp; &quot;_{\pm &quot; &amp; TEXT([.E14]; &quot;0.00&quot;) &amp; &quot;}$ &quot;; &quot;&quot;)" office:value-type="string" office:string-value=" $92.00_{\pm 10.08}$ " calcext:value-type="string">
            <text:p><text:s/>$92.00_{\pm 10.08}$ </text:p>
          </table:table-cell>
          <table:table-cell table:style-name="ce50" table:formula="of:=IF(AND([.F14]&lt;&gt;&quot;&quot;; [.G14]&lt;&gt;&quot;&quot;); &quot; $&quot; &amp; TEXT([.F14]; &quot;0.00&quot;) &amp; &quot;_{\pm &quot; &amp; TEXT([.G14]; &quot;0.00&quot;) &amp; &quot;}$ &quot;; &quot;&quot;)" office:value-type="string" office:string-value=" $70.38_{\pm 14.07}$ " calcext:value-type="string">
            <text:p><text:s/>$70.38_{\pm 14.07}$ </text:p>
          </table:table-cell>
          <table:table-cell table:style-name="ce121" table:formula="of:=IF(AND([.H14]&lt;&gt;&quot;&quot;; [.I14]&lt;&gt;&quot;&quot;); &quot; $&quot; &amp; TEXT([.H14]; &quot;0.00&quot;) &amp; &quot;_{\pm &quot; &amp; TEXT([.I14]; &quot;0.00&quot;) &amp; &quot;}$ &quot;; &quot;&quot;)" office:value-type="string" office:string-value=" $78.57_{\pm 10.57}$ " calcext:value-type="string">
            <text:p><text:s/>$78.57_{\pm 10.57}$ </text:p>
          </table:table-cell>
          <table:table-cell table:style-name="ce35"/>
          <table:table-cell table:style-name="ce50" table:formula="of:=IF(AND([.K14]&lt;&gt;&quot;&quot;; [.L14]&lt;&gt;&quot;&quot;); &quot; $&quot; &amp; TEXT([.K14]; &quot;0.00&quot;) &amp; &quot;_{\pm &quot; &amp; TEXT([.L14]; &quot;0.00&quot;) &amp; &quot;}$ &quot;; &quot;&quot;)" office:value-type="string" office:string-value=" $82.62_{\pm 10.81}$ " calcext:value-type="string">
            <text:p><text:s/>$82.62_{\pm 10.81}$ </text:p>
          </table:table-cell>
          <table:table-cell table:style-name="ce50" table:formula="of:=IF(AND([.M14]&lt;&gt;&quot;&quot;; [.N14]&lt;&gt;&quot;&quot;); &quot; $&quot; &amp; TEXT([.M14]; &quot;0.00&quot;) &amp; &quot;_{\pm &quot; &amp; TEXT([.N14]; &quot;0.00&quot;) &amp; &quot;}$ &quot;; &quot;&quot;)" office:value-type="string" office:string-value=" $96.33_{\pm 6.36}$ " calcext:value-type="string">
            <text:p><text:s/>$96.33_{\pm 6.36}$ </text:p>
          </table:table-cell>
          <table:table-cell table:style-name="ce50" table:formula="of:=IF(AND([.O14]&lt;&gt;&quot;&quot;; [.P14]&lt;&gt;&quot;&quot;); &quot; $&quot; &amp; TEXT([.O14]; &quot;0.00&quot;) &amp; &quot;_{\pm &quot; &amp; TEXT([.P14]; &quot;0.00&quot;) &amp; &quot;}$ &quot;; &quot;&quot;)" office:value-type="string" office:string-value=" $74.20_{\pm 15.18}$ " calcext:value-type="string">
            <text:p><text:s/>$74.20_{\pm 15.18}$ </text:p>
          </table:table-cell>
          <table:table-cell table:style-name="ce50" table:formula="of:=IF(AND([.Q14]&lt;&gt;&quot;&quot;; [.R14]&lt;&gt;&quot;&quot;); &quot; $&quot; &amp; TEXT([.Q14]; &quot;0.00&quot;) &amp; &quot;_{\pm &quot; &amp; TEXT([.R14]; &quot;0.00&quot;) &amp; &quot;}$ &quot;; &quot;&quot;)" office:value-type="string" office:string-value=" $82.62_{\pm 10.81}$ " calcext:value-type="string">
            <text:p><text:s/>$82.62_{\pm 10.81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90.2367770067543" calcext:value-type="float">
            <text:p>90.24</text:p>
          </table:table-cell>
          <table:table-cell table:style-name="ce25" office:value-type="float" office:value="7.20270008810289" calcext:value-type="float">
            <text:p>7.20</text:p>
          </table:table-cell>
          <table:table-cell table:style-name="ce19" office:value-type="float" office:value="89.428603198171" calcext:value-type="float">
            <text:p>89.43</text:p>
          </table:table-cell>
          <table:table-cell table:style-name="ce25" office:value-type="float" office:value="8.0677608279198" calcext:value-type="float">
            <text:p>8.07</text:p>
          </table:table-cell>
          <table:table-cell table:style-name="ce19" office:value-type="float" office:value="91.1441985751517" calcext:value-type="float">
            <text:p>91.14</text:p>
          </table:table-cell>
          <table:table-cell table:style-name="ce25" office:value-type="float" office:value="6.72151796649237" calcext:value-type="float">
            <text:p>6.72</text:p>
          </table:table-cell>
          <table:table-cell table:style-name="ce19" office:value-type="float" office:value="90.2367770067543" calcext:value-type="float">
            <text:p>90.24</text:p>
          </table:table-cell>
          <table:table-cell table:style-name="ce34" office:value-type="float" office:value="7.20270008810289" calcext:value-type="float">
            <text:p>7.20</text:p>
          </table:table-cell>
          <table:table-cell table:style-name="ce34"/>
          <table:table-cell table:style-name="ce25" office:value-type="float" office:value="94.3360264268875" calcext:value-type="float">
            <text:p>94.34</text:p>
          </table:table-cell>
          <table:table-cell table:style-name="ce34" office:value-type="float" office:value="4.57970770633722" calcext:value-type="float">
            <text:p>4.58</text:p>
          </table:table-cell>
          <table:table-cell table:style-name="ce25" office:value-type="float" office:value="93.5070497974673" calcext:value-type="float">
            <text:p>93.51</text:p>
          </table:table-cell>
          <table:table-cell table:style-name="ce34" office:value-type="float" office:value="6.22694150679196" calcext:value-type="float">
            <text:p>6.23</text:p>
          </table:table-cell>
          <table:table-cell table:style-name="ce25" office:value-type="float" office:value="95.2688392292695" calcext:value-type="float">
            <text:p>95.27</text:p>
          </table:table-cell>
          <table:table-cell table:style-name="ce34" office:value-type="float" office:value="3.20847187214417" calcext:value-type="float">
            <text:p>3.21</text:p>
          </table:table-cell>
          <table:table-cell table:style-name="ce19" office:value-type="float" office:value="94.3360264268875" calcext:value-type="float">
            <text:p>94.34</text:p>
          </table:table-cell>
          <table:table-cell table:style-name="ce34" office:value-type="float" office:value="4.57970770633722" calcext:value-type="float">
            <text:p>4.58</text:p>
          </table:table-cell>
          <table:table-cell table:style-name="ce25" table:number-columns-repeated="2"/>
          <table:table-cell table:style-name="ce36"/>
          <table:table-cell table:style-name="ce46" table:formula="of:=IF([.A15]&lt;&gt;&quot;&quot;; [.A15]; &quot;&quot;)" office:value-type="string" office:string-value="Duration" calcext:value-type="string">
            <text:p>Duration</text:p>
          </table:table-cell>
          <table:table-cell table:style-name="ce121" table:formula="of:=IF(AND([.B15]&lt;&gt;&quot;&quot;; [.C15]&lt;&gt;&quot;&quot;); &quot; $&quot; &amp; TEXT([.B15]; &quot;0.00&quot;) &amp; &quot;_{\pm &quot; &amp; TEXT([.C15]; &quot;0.00&quot;) &amp; &quot;}$ &quot;; &quot;&quot;)" office:value-type="string" office:string-value=" $90.24_{\pm 7.20}$ " calcext:value-type="string">
            <text:p><text:s/>$90.24_{\pm 7.20}$ </text:p>
          </table:table-cell>
          <table:table-cell table:style-name="ce50" table:formula="of:=IF(AND([.D15]&lt;&gt;&quot;&quot;; [.E15]&lt;&gt;&quot;&quot;); &quot; $&quot; &amp; TEXT([.D15]; &quot;0.00&quot;) &amp; &quot;_{\pm &quot; &amp; TEXT([.E15]; &quot;0.00&quot;) &amp; &quot;}$ &quot;; &quot;&quot;)" office:value-type="string" office:string-value=" $89.43_{\pm 8.07}$ " calcext:value-type="string">
            <text:p><text:s/>$89.43_{\pm 8.07}$ </text:p>
          </table:table-cell>
          <table:table-cell table:style-name="ce50" table:formula="of:=IF(AND([.F15]&lt;&gt;&quot;&quot;; [.G15]&lt;&gt;&quot;&quot;); &quot; $&quot; &amp; TEXT([.F15]; &quot;0.00&quot;) &amp; &quot;_{\pm &quot; &amp; TEXT([.G15]; &quot;0.00&quot;) &amp; &quot;}$ &quot;; &quot;&quot;)" office:value-type="string" office:string-value=" $91.14_{\pm 6.72}$ " calcext:value-type="string">
            <text:p><text:s/>$91.14_{\pm 6.72}$ </text:p>
          </table:table-cell>
          <table:table-cell table:style-name="ce121" table:formula="of:=IF(AND([.H15]&lt;&gt;&quot;&quot;; [.I15]&lt;&gt;&quot;&quot;); &quot; $&quot; &amp; TEXT([.H15]; &quot;0.00&quot;) &amp; &quot;_{\pm &quot; &amp; TEXT([.I15]; &quot;0.00&quot;) &amp; &quot;}$ &quot;; &quot;&quot;)" office:value-type="string" office:string-value=" $90.24_{\pm 7.20}$ " calcext:value-type="string">
            <text:p><text:s/>$90.24_{\pm 7.20}$ </text:p>
          </table:table-cell>
          <table:table-cell table:style-name="ce35"/>
          <table:table-cell table:style-name="ce50" table:formula="of:=IF(AND([.K15]&lt;&gt;&quot;&quot;; [.L15]&lt;&gt;&quot;&quot;); &quot; $&quot; &amp; TEXT([.K15]; &quot;0.00&quot;) &amp; &quot;_{\pm &quot; &amp; TEXT([.L15]; &quot;0.00&quot;) &amp; &quot;}$ &quot;; &quot;&quot;)" office:value-type="string" office:string-value=" $94.34_{\pm 4.58}$ " calcext:value-type="string">
            <text:p><text:s/>$94.34_{\pm 4.58}$ </text:p>
          </table:table-cell>
          <table:table-cell table:style-name="ce50" table:formula="of:=IF(AND([.M15]&lt;&gt;&quot;&quot;; [.N15]&lt;&gt;&quot;&quot;); &quot; $&quot; &amp; TEXT([.M15]; &quot;0.00&quot;) &amp; &quot;_{\pm &quot; &amp; TEXT([.N15]; &quot;0.00&quot;) &amp; &quot;}$ &quot;; &quot;&quot;)" office:value-type="string" office:string-value=" $93.51_{\pm 6.23}$ " calcext:value-type="string">
            <text:p><text:s/>$93.51_{\pm 6.23}$ </text:p>
          </table:table-cell>
          <table:table-cell table:style-name="ce50" table:formula="of:=IF(AND([.O15]&lt;&gt;&quot;&quot;; [.P15]&lt;&gt;&quot;&quot;); &quot; $&quot; &amp; TEXT([.O15]; &quot;0.00&quot;) &amp; &quot;_{\pm &quot; &amp; TEXT([.P15]; &quot;0.00&quot;) &amp; &quot;}$ &quot;; &quot;&quot;)" office:value-type="string" office:string-value=" $95.27_{\pm 3.21}$ " calcext:value-type="string">
            <text:p><text:s/>$95.27_{\pm 3.21}$ </text:p>
          </table:table-cell>
          <table:table-cell table:style-name="ce50" table:formula="of:=IF(AND([.Q15]&lt;&gt;&quot;&quot;; [.R15]&lt;&gt;&quot;&quot;); &quot; $&quot; &amp; TEXT([.Q15]; &quot;0.00&quot;) &amp; &quot;_{\pm &quot; &amp; TEXT([.R15]; &quot;0.00&quot;) &amp; &quot;}$ &quot;; &quot;&quot;)" office:value-type="string" office:string-value=" $94.34_{\pm 4.58}$ " calcext:value-type="string">
            <text:p><text:s/>$94.34_{\pm 4.58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63.0555555555556" calcext:value-type="float">
            <text:p>63.06</text:p>
          </table:table-cell>
          <table:table-cell table:style-name="ce25" office:value-type="float" office:value="42.673936012686" calcext:value-type="float">
            <text:p>42.67</text:p>
          </table:table-cell>
          <table:table-cell table:style-name="ce19" office:value-type="float" office:value="64" calcext:value-type="float">
            <text:p>64.00</text:p>
          </table:table-cell>
          <table:table-cell table:style-name="ce25" office:value-type="float" office:value="43.6348484585429" calcext:value-type="float">
            <text:p>43.63</text:p>
          </table:table-cell>
          <table:table-cell table:style-name="ce19" office:value-type="float" office:value="65" calcext:value-type="float">
            <text:p>65.00</text:p>
          </table:table-cell>
          <table:table-cell table:style-name="ce25" office:value-type="float" office:value="45" calcext:value-type="float">
            <text:p>45.00</text:p>
          </table:table-cell>
          <table:table-cell table:style-name="ce19" office:value-type="float" office:value="63.0555555555556" calcext:value-type="float">
            <text:p>63.06</text:p>
          </table:table-cell>
          <table:table-cell table:style-name="ce34" office:value-type="float" office:value="42.673936012686" calcext:value-type="float">
            <text:p>42.67</text:p>
          </table:table-cell>
          <table:table-cell table:style-name="ce34"/>
          <table:table-cell table:style-name="ce25" office:value-type="float" office:value="63.0555555555556" calcext:value-type="float">
            <text:p>63.06</text:p>
          </table:table-cell>
          <table:table-cell table:style-name="ce34" office:value-type="float" office:value="42.673936012686" calcext:value-type="float">
            <text:p>42.67</text:p>
          </table:table-cell>
          <table:table-cell table:style-name="ce25" office:value-type="float" office:value="64" calcext:value-type="float">
            <text:p>64.00</text:p>
          </table:table-cell>
          <table:table-cell table:style-name="ce34" office:value-type="float" office:value="43.6348484585429" calcext:value-type="float">
            <text:p>43.63</text:p>
          </table:table-cell>
          <table:table-cell table:style-name="ce25" office:value-type="float" office:value="65" calcext:value-type="float">
            <text:p>65.00</text:p>
          </table:table-cell>
          <table:table-cell table:style-name="ce34" office:value-type="float" office:value="45" calcext:value-type="float">
            <text:p>45.00</text:p>
          </table:table-cell>
          <table:table-cell table:style-name="ce19" office:value-type="float" office:value="63.0555555555556" calcext:value-type="float">
            <text:p>63.06</text:p>
          </table:table-cell>
          <table:table-cell table:style-name="ce34" office:value-type="float" office:value="42.673936012686" calcext:value-type="float">
            <text:p>42.67</text:p>
          </table:table-cell>
          <table:table-cell table:style-name="ce25"/>
          <table:table-cell table:style-name="ce93" table:number-columns-repeated="2"/>
          <table:table-cell table:style-name="ce45" table:formula="of:=IF([.A16]&lt;&gt;&quot;&quot;; [.A16]; &quot;&quot;)" office:value-type="string" office:string-value="Set" calcext:value-type="string">
            <text:p>Set</text:p>
          </table:table-cell>
          <table:table-cell table:style-name="ce36" table:formula="of:=IF(AND([.B16]&lt;&gt;&quot;&quot;; [.C16]&lt;&gt;&quot;&quot;); &quot; $&quot; &amp; TEXT([.B16]; &quot;0.00&quot;) &amp; &quot;_{\pm &quot; &amp; TEXT([.C16]; &quot;0.00&quot;) &amp; &quot;}$ &quot;; &quot;&quot;)" office:value-type="string" office:string-value=" $63.06_{\pm 42.67}$ " calcext:value-type="string">
            <text:p><text:s/>$63.06_{\pm 42.67}$ </text:p>
          </table:table-cell>
          <table:table-cell table:style-name="ce50" table:formula="of:=IF(AND([.D16]&lt;&gt;&quot;&quot;; [.E16]&lt;&gt;&quot;&quot;); &quot; $&quot; &amp; TEXT([.D16]; &quot;0.00&quot;) &amp; &quot;_{\pm &quot; &amp; TEXT([.E16]; &quot;0.00&quot;) &amp; &quot;}$ &quot;; &quot;&quot;)" office:value-type="string" office:string-value=" $64.00_{\pm 43.63}$ " calcext:value-type="string">
            <text:p><text:s/>$64.00_{\pm 43.63}$ </text:p>
          </table:table-cell>
          <table:table-cell table:style-name="ce50" table:formula="of:=IF(AND([.F16]&lt;&gt;&quot;&quot;; [.G16]&lt;&gt;&quot;&quot;); &quot; $&quot; &amp; TEXT([.F16]; &quot;0.00&quot;) &amp; &quot;_{\pm &quot; &amp; TEXT([.G16]; &quot;0.00&quot;) &amp; &quot;}$ &quot;; &quot;&quot;)" office:value-type="string" office:string-value=" $65.00_{\pm 45.00}$ " calcext:value-type="string">
            <text:p><text:s/>$65.00_{\pm 45.00}$ </text:p>
          </table:table-cell>
          <table:table-cell table:style-name="ce121" table:formula="of:=IF(AND([.H16]&lt;&gt;&quot;&quot;; [.I16]&lt;&gt;&quot;&quot;); &quot; $&quot; &amp; TEXT([.H16]; &quot;0.00&quot;) &amp; &quot;_{\pm &quot; &amp; TEXT([.I16]; &quot;0.00&quot;) &amp; &quot;}$ &quot;; &quot;&quot;)" office:value-type="string" office:string-value=" $63.06_{\pm 42.67}$ " calcext:value-type="string">
            <text:p><text:s/>$63.06_{\pm 42.67}$ </text:p>
          </table:table-cell>
          <table:table-cell table:style-name="ce52"/>
          <table:table-cell table:style-name="ce50" table:formula="of:=IF(AND([.K16]&lt;&gt;&quot;&quot;; [.L16]&lt;&gt;&quot;&quot;); &quot; $&quot; &amp; TEXT([.K16]; &quot;0.00&quot;) &amp; &quot;_{\pm &quot; &amp; TEXT([.L16]; &quot;0.00&quot;) &amp; &quot;}$ &quot;; &quot;&quot;)" office:value-type="string" office:string-value=" $63.06_{\pm 42.67}$ " calcext:value-type="string">
            <text:p><text:s/>$63.06_{\pm 42.67}$ </text:p>
          </table:table-cell>
          <table:table-cell table:style-name="ce50" table:formula="of:=IF(AND([.M16]&lt;&gt;&quot;&quot;; [.N16]&lt;&gt;&quot;&quot;); &quot; $&quot; &amp; TEXT([.M16]; &quot;0.00&quot;) &amp; &quot;_{\pm &quot; &amp; TEXT([.N16]; &quot;0.00&quot;) &amp; &quot;}$ &quot;; &quot;&quot;)" office:value-type="string" office:string-value=" $64.00_{\pm 43.63}$ " calcext:value-type="string">
            <text:p><text:s/>$64.00_{\pm 43.63}$ </text:p>
          </table:table-cell>
          <table:table-cell table:style-name="ce50" table:formula="of:=IF(AND([.O16]&lt;&gt;&quot;&quot;; [.P16]&lt;&gt;&quot;&quot;); &quot; $&quot; &amp; TEXT([.O16]; &quot;0.00&quot;) &amp; &quot;_{\pm &quot; &amp; TEXT([.P16]; &quot;0.00&quot;) &amp; &quot;}$ &quot;; &quot;&quot;)" office:value-type="string" office:string-value=" $65.00_{\pm 45.00}$ " calcext:value-type="string">
            <text:p><text:s/>$65.00_{\pm 45.00}$ </text:p>
          </table:table-cell>
          <table:table-cell table:style-name="ce50" table:formula="of:=IF(AND([.Q16]&lt;&gt;&quot;&quot;; [.R16]&lt;&gt;&quot;&quot;); &quot; $&quot; &amp; TEXT([.Q16]; &quot;0.00&quot;) &amp; &quot;_{\pm &quot; &amp; TEXT([.R16]; &quot;0.00&quot;) &amp; &quot;}$ &quot;; &quot;&quot;)" office:value-type="string" office:string-value=" $63.06_{\pm 42.67}$ " calcext:value-type="string">
            <text:p><text:s/>$63.06_{\pm 42.67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17]&lt;&gt;&quot;&quot;; [.A17]; &quot;&quot;)">
            <text:p/>
          </table:table-cell>
          <table:table-cell table:style-name="ce24"/>
          <table:table-cell table:style-name="ce49" table:number-columns-repeated="2"/>
          <table:table-cell table:style-name="ce24" table:formula="of:=IF(AND([.H17]&lt;&gt;&quot;&quot;; [.I17]&lt;&gt;&quot;&quot;); &quot; $&quot; &amp; TEXT([.H17]; &quot;0.00&quot;) &amp; &quot;_{\pm &quot; &amp; TEXT([.I17]; &quot;0.00&quot;) &amp; &quot;}$ &quot;; &quot;&quot;)">
            <text:p/>
          </table:table-cell>
          <table:table-cell table:style-name="ce35"/>
          <table:table-cell table:style-name="ce49" table:formula="of:=IF(AND([.K17]&lt;&gt;&quot;&quot;; [.L17]&lt;&gt;&quot;&quot;); &quot; $&quot; &amp; TEXT([.K17]; &quot;0.00&quot;) &amp; &quot;_{\pm &quot; &amp; TEXT([.L17]; &quot;0.00&quot;) &amp; &quot;}$ &quot;; &quot;&quot;)">
            <text:p/>
          </table:table-cell>
          <table:table-cell table:style-name="ce49" table:formula="of:=IF(AND([.M17]&lt;&gt;&quot;&quot;; [.N17]&lt;&gt;&quot;&quot;); &quot; $&quot; &amp; TEXT([.M17]; &quot;0.00&quot;) &amp; &quot;_{\pm &quot; &amp; TEXT([.N17]; &quot;0.00&quot;) &amp; &quot;}$ &quot;; &quot;&quot;)">
            <text:p/>
          </table:table-cell>
          <table:table-cell table:style-name="ce49" table:formula="of:=IF(AND([.O17]&lt;&gt;&quot;&quot;; [.P17]&lt;&gt;&quot;&quot;); &quot; $&quot; &amp; TEXT([.O17]; &quot;0.00&quot;) &amp; &quot;_{\pm &quot; &amp; TEXT([.P17]; &quot;0.00&quot;) &amp; &quot;}$ &quot;; &quot;&quot;)">
            <text:p/>
          </table:table-cell>
          <table:table-cell table:style-name="ce49" table:formula="of:=IF(AND([.Q17]&lt;&gt;&quot;&quot;; [.R17]&lt;&gt;&quot;&quot;); &quot; $&quot; &amp; TEXT([.Q17]; &quot;0.00&quot;) &amp; &quot;_{\pm &quot; &amp; TEXT([.R17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AQUAINT</text:p>
          </table:table-cell>
          <table:table-cell table:style-name="ce19" office:value-type="float" office:value="82.7174075581824" calcext:value-type="float">
            <text:p>82.72</text:p>
          </table:table-cell>
          <table:table-cell table:style-name="ce25" office:value-type="float" office:value="3.89301686869221" calcext:value-type="float">
            <text:p>3.89</text:p>
          </table:table-cell>
          <table:table-cell table:style-name="ce19" office:value-type="float" office:value="81.3052386383664" calcext:value-type="float">
            <text:p>81.31</text:p>
          </table:table-cell>
          <table:table-cell table:style-name="ce25" office:value-type="float" office:value="5.13492111926797" calcext:value-type="float">
            <text:p>5.13</text:p>
          </table:table-cell>
          <table:table-cell table:style-name="ce19" office:value-type="float" office:value="84.3443043670808" calcext:value-type="float">
            <text:p>84.34</text:p>
          </table:table-cell>
          <table:table-cell table:style-name="ce25" office:value-type="float" office:value="4.07225066022449" calcext:value-type="float">
            <text:p>4.07</text:p>
          </table:table-cell>
          <table:table-cell table:style-name="ce19" office:value-type="float" office:value="78.6317403222027" calcext:value-type="float">
            <text:p>78.63</text:p>
          </table:table-cell>
          <table:table-cell table:style-name="ce34" office:value-type="float" office:value="4.38156659905302" calcext:value-type="float">
            <text:p>4.38</text:p>
          </table:table-cell>
          <table:table-cell table:style-name="ce34"/>
          <table:table-cell table:style-name="ce25" office:value-type="float" office:value="92.8516237142297" calcext:value-type="float">
            <text:p>92.85</text:p>
          </table:table-cell>
          <table:table-cell table:style-name="ce34" office:value-type="float" office:value="1.88810931187346" calcext:value-type="float">
            <text:p>1.89</text:p>
          </table:table-cell>
          <table:table-cell table:style-name="ce25" office:value-type="float" office:value="91.265392772479" calcext:value-type="float">
            <text:p>91.27</text:p>
          </table:table-cell>
          <table:table-cell table:style-name="ce34" office:value-type="float" office:value="4.2999102578941" calcext:value-type="float">
            <text:p>4.30</text:p>
          </table:table-cell>
          <table:table-cell table:style-name="ce25" office:value-type="float" office:value="94.6806156293105" calcext:value-type="float">
            <text:p>94.68</text:p>
          </table:table-cell>
          <table:table-cell table:style-name="ce34" office:value-type="float" office:value="2.23900530881503" calcext:value-type="float">
            <text:p>2.24</text:p>
          </table:table-cell>
          <table:table-cell table:style-name="ce19" office:value-type="float" office:value="87.3295592968557" calcext:value-type="float">
            <text:p>87.33</text:p>
          </table:table-cell>
          <table:table-cell table:style-name="ce34" office:value-type="float" office:value="3.62445462104523" calcext:value-type="float">
            <text:p>3.62</text:p>
          </table:table-cell>
          <table:table-cell table:style-name="ce25" table:number-columns-repeated="2"/>
          <table:table-cell table:style-name="ce36"/>
          <table:table-cell table:style-name="ce44" table:formula="of:=IF([.A18]&lt;&gt;&quot;&quot;; [.A18]; &quot;&quot;)" office:value-type="string" office:string-value="AQUAINT" calcext:value-type="string">
            <text:p>AQUAINT</text:p>
          </table:table-cell>
          <table:table-cell table:style-name="ce121" table:formula="of:=IF(AND([.B18]&lt;&gt;&quot;&quot;; [.C18]&lt;&gt;&quot;&quot;); &quot; $&quot; &amp; TEXT([.B18]; &quot;0.00&quot;) &amp; &quot;_{\pm &quot; &amp; TEXT([.C18]; &quot;0.00&quot;) &amp; &quot;}$ &quot;; &quot;&quot;)" office:value-type="string" office:string-value=" $82.72_{\pm 3.89}$ " calcext:value-type="string">
            <text:p><text:s/>$82.72_{\pm 3.89}$ </text:p>
          </table:table-cell>
          <table:table-cell table:style-name="ce50" table:formula="of:=IF(AND([.D18]&lt;&gt;&quot;&quot;; [.E18]&lt;&gt;&quot;&quot;); &quot; $&quot; &amp; TEXT([.D18]; &quot;0.00&quot;) &amp; &quot;_{\pm &quot; &amp; TEXT([.E18]; &quot;0.00&quot;) &amp; &quot;}$ &quot;; &quot;&quot;)" office:value-type="string" office:string-value=" $81.31_{\pm 5.13}$ " calcext:value-type="string">
            <text:p><text:s/>$81.31_{\pm 5.13}$ </text:p>
          </table:table-cell>
          <table:table-cell table:style-name="ce50" table:formula="of:=IF(AND([.F18]&lt;&gt;&quot;&quot;; [.G18]&lt;&gt;&quot;&quot;); &quot; $&quot; &amp; TEXT([.F18]; &quot;0.00&quot;) &amp; &quot;_{\pm &quot; &amp; TEXT([.G18]; &quot;0.00&quot;) &amp; &quot;}$ &quot;; &quot;&quot;)" office:value-type="string" office:string-value=" $84.34_{\pm 4.07}$ " calcext:value-type="string">
            <text:p><text:s/>$84.34_{\pm 4.07}$ </text:p>
          </table:table-cell>
          <table:table-cell table:style-name="ce121" table:formula="of:=IF(AND([.H18]&lt;&gt;&quot;&quot;; [.I18]&lt;&gt;&quot;&quot;); &quot; $&quot; &amp; TEXT([.H18]; &quot;0.00&quot;) &amp; &quot;_{\pm &quot; &amp; TEXT([.I18]; &quot;0.00&quot;) &amp; &quot;}$ &quot;; &quot;&quot;)" office:value-type="string" office:string-value=" $78.63_{\pm 4.38}$ " calcext:value-type="string">
            <text:p><text:s/>$78.63_{\pm 4.38}$ </text:p>
          </table:table-cell>
          <table:table-cell table:style-name="ce35"/>
          <table:table-cell table:style-name="ce50" table:formula="of:=IF(AND([.K18]&lt;&gt;&quot;&quot;; [.L18]&lt;&gt;&quot;&quot;); &quot; $&quot; &amp; TEXT([.K18]; &quot;0.00&quot;) &amp; &quot;_{\pm &quot; &amp; TEXT([.L18]; &quot;0.00&quot;) &amp; &quot;}$ &quot;; &quot;&quot;)" office:value-type="string" office:string-value=" $92.85_{\pm 1.89}$ " calcext:value-type="string">
            <text:p><text:s/>$92.85_{\pm 1.89}$ </text:p>
          </table:table-cell>
          <table:table-cell table:style-name="ce50" table:formula="of:=IF(AND([.M18]&lt;&gt;&quot;&quot;; [.N18]&lt;&gt;&quot;&quot;); &quot; $&quot; &amp; TEXT([.M18]; &quot;0.00&quot;) &amp; &quot;_{\pm &quot; &amp; TEXT([.N18]; &quot;0.00&quot;) &amp; &quot;}$ &quot;; &quot;&quot;)" office:value-type="string" office:string-value=" $91.27_{\pm 4.30}$ " calcext:value-type="string">
            <text:p><text:s/>$91.27_{\pm 4.30}$ </text:p>
          </table:table-cell>
          <table:table-cell table:style-name="ce50" table:formula="of:=IF(AND([.O18]&lt;&gt;&quot;&quot;; [.P18]&lt;&gt;&quot;&quot;); &quot; $&quot; &amp; TEXT([.O18]; &quot;0.00&quot;) &amp; &quot;_{\pm &quot; &amp; TEXT([.P18]; &quot;0.00&quot;) &amp; &quot;}$ &quot;; &quot;&quot;)" office:value-type="string" office:string-value=" $94.68_{\pm 2.24}$ " calcext:value-type="string">
            <text:p><text:s/>$94.68_{\pm 2.24}$ </text:p>
          </table:table-cell>
          <table:table-cell table:style-name="ce50" table:formula="of:=IF(AND([.Q18]&lt;&gt;&quot;&quot;; [.R18]&lt;&gt;&quot;&quot;); &quot; $&quot; &amp; TEXT([.Q18]; &quot;0.00&quot;) &amp; &quot;_{\pm &quot; &amp; TEXT([.R18]; &quot;0.00&quot;) &amp; &quot;}$ &quot;; &quot;&quot;)" office:value-type="string" office:string-value=" $87.33_{\pm 3.62}$ " calcext:value-type="string">
            <text:p><text:s/>$87.33_{\pm 3.62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82.940010541241" calcext:value-type="float">
            <text:p>82.94</text:p>
          </table:table-cell>
          <table:table-cell table:style-name="ce25" office:value-type="float" office:value="4.12071654029763" calcext:value-type="float">
            <text:p>4.12</text:p>
          </table:table-cell>
          <table:table-cell table:style-name="ce19" office:value-type="float" office:value="81.38155352993" calcext:value-type="float">
            <text:p>81.38</text:p>
          </table:table-cell>
          <table:table-cell table:style-name="ce25" office:value-type="float" office:value="5.09503382185246" calcext:value-type="float">
            <text:p>5.10</text:p>
          </table:table-cell>
          <table:table-cell table:style-name="ce19" office:value-type="float" office:value="84.8493295492602" calcext:value-type="float">
            <text:p>84.85</text:p>
          </table:table-cell>
          <table:table-cell table:style-name="ce25" office:value-type="float" office:value="5.79599234155404" calcext:value-type="float">
            <text:p>5.80</text:p>
          </table:table-cell>
          <table:table-cell table:style-name="ce19" office:value-type="float" office:value="82.940010541241" calcext:value-type="float">
            <text:p>82.94</text:p>
          </table:table-cell>
          <table:table-cell table:style-name="ce34" office:value-type="float" office:value="4.12071654029763" calcext:value-type="float">
            <text:p>4.12</text:p>
          </table:table-cell>
          <table:table-cell table:style-name="ce34"/>
          <table:table-cell table:style-name="ce25" office:value-type="float" office:value="90.9713100914791" calcext:value-type="float">
            <text:p>90.97</text:p>
          </table:table-cell>
          <table:table-cell table:style-name="ce34" office:value-type="float" office:value="2.67038544497374" calcext:value-type="float">
            <text:p>2.67</text:p>
          </table:table-cell>
          <table:table-cell table:style-name="ce25" office:value-type="float" office:value="89.3267642641616" calcext:value-type="float">
            <text:p>89.33</text:p>
          </table:table-cell>
          <table:table-cell table:style-name="ce34" office:value-type="float" office:value="5.40181277248953" calcext:value-type="float">
            <text:p>5.40</text:p>
          </table:table-cell>
          <table:table-cell table:style-name="ce25" office:value-type="float" office:value="92.9865507682411" calcext:value-type="float">
            <text:p>92.99</text:p>
          </table:table-cell>
          <table:table-cell table:style-name="ce34" office:value-type="float" office:value="3.33032557787742" calcext:value-type="float">
            <text:p>3.33</text:p>
          </table:table-cell>
          <table:table-cell table:style-name="ce19" office:value-type="float" office:value="90.9713100914791" calcext:value-type="float">
            <text:p>90.97</text:p>
          </table:table-cell>
          <table:table-cell table:style-name="ce34" office:value-type="float" office:value="2.67038544497374" calcext:value-type="float">
            <text:p>2.67</text:p>
          </table:table-cell>
          <table:table-cell table:style-name="ce25" table:number-columns-repeated="2"/>
          <table:table-cell table:style-name="ce36"/>
          <table:table-cell table:style-name="ce46" table:formula="of:=IF([.A19]&lt;&gt;&quot;&quot;; [.A19]; &quot;&quot;)" office:value-type="string" office:string-value="Date" calcext:value-type="string">
            <text:p>Date</text:p>
          </table:table-cell>
          <table:table-cell table:style-name="ce121" table:formula="of:=IF(AND([.B19]&lt;&gt;&quot;&quot;; [.C19]&lt;&gt;&quot;&quot;); &quot; $&quot; &amp; TEXT([.B19]; &quot;0.00&quot;) &amp; &quot;_{\pm &quot; &amp; TEXT([.C19]; &quot;0.00&quot;) &amp; &quot;}$ &quot;; &quot;&quot;)" office:value-type="string" office:string-value=" $82.94_{\pm 4.12}$ " calcext:value-type="string">
            <text:p><text:s/>$82.94_{\pm 4.12}$ </text:p>
          </table:table-cell>
          <table:table-cell table:style-name="ce50" table:formula="of:=IF(AND([.D19]&lt;&gt;&quot;&quot;; [.E19]&lt;&gt;&quot;&quot;); &quot; $&quot; &amp; TEXT([.D19]; &quot;0.00&quot;) &amp; &quot;_{\pm &quot; &amp; TEXT([.E19]; &quot;0.00&quot;) &amp; &quot;}$ &quot;; &quot;&quot;)" office:value-type="string" office:string-value=" $81.38_{\pm 5.10}$ " calcext:value-type="string">
            <text:p><text:s/>$81.38_{\pm 5.10}$ </text:p>
          </table:table-cell>
          <table:table-cell table:style-name="ce50" table:formula="of:=IF(AND([.F19]&lt;&gt;&quot;&quot;; [.G19]&lt;&gt;&quot;&quot;); &quot; $&quot; &amp; TEXT([.F19]; &quot;0.00&quot;) &amp; &quot;_{\pm &quot; &amp; TEXT([.G19]; &quot;0.00&quot;) &amp; &quot;}$ &quot;; &quot;&quot;)" office:value-type="string" office:string-value=" $84.85_{\pm 5.80}$ " calcext:value-type="string">
            <text:p><text:s/>$84.85_{\pm 5.80}$ </text:p>
          </table:table-cell>
          <table:table-cell table:style-name="ce121" table:formula="of:=IF(AND([.H19]&lt;&gt;&quot;&quot;; [.I19]&lt;&gt;&quot;&quot;); &quot; $&quot; &amp; TEXT([.H19]; &quot;0.00&quot;) &amp; &quot;_{\pm &quot; &amp; TEXT([.I19]; &quot;0.00&quot;) &amp; &quot;}$ &quot;; &quot;&quot;)" office:value-type="string" office:string-value=" $82.94_{\pm 4.12}$ " calcext:value-type="string">
            <text:p><text:s/>$82.94_{\pm 4.12}$ </text:p>
          </table:table-cell>
          <table:table-cell table:style-name="ce35"/>
          <table:table-cell table:style-name="ce50" table:formula="of:=IF(AND([.K19]&lt;&gt;&quot;&quot;; [.L19]&lt;&gt;&quot;&quot;); &quot; $&quot; &amp; TEXT([.K19]; &quot;0.00&quot;) &amp; &quot;_{\pm &quot; &amp; TEXT([.L19]; &quot;0.00&quot;) &amp; &quot;}$ &quot;; &quot;&quot;)" office:value-type="string" office:string-value=" $90.97_{\pm 2.67}$ " calcext:value-type="string">
            <text:p><text:s/>$90.97_{\pm 2.67}$ </text:p>
          </table:table-cell>
          <table:table-cell table:style-name="ce50" table:formula="of:=IF(AND([.M19]&lt;&gt;&quot;&quot;; [.N19]&lt;&gt;&quot;&quot;); &quot; $&quot; &amp; TEXT([.M19]; &quot;0.00&quot;) &amp; &quot;_{\pm &quot; &amp; TEXT([.N19]; &quot;0.00&quot;) &amp; &quot;}$ &quot;; &quot;&quot;)" office:value-type="string" office:string-value=" $89.33_{\pm 5.40}$ " calcext:value-type="string">
            <text:p><text:s/>$89.33_{\pm 5.40}$ </text:p>
          </table:table-cell>
          <table:table-cell table:style-name="ce50" table:formula="of:=IF(AND([.O19]&lt;&gt;&quot;&quot;; [.P19]&lt;&gt;&quot;&quot;); &quot; $&quot; &amp; TEXT([.O19]; &quot;0.00&quot;) &amp; &quot;_{\pm &quot; &amp; TEXT([.P19]; &quot;0.00&quot;) &amp; &quot;}$ &quot;; &quot;&quot;)" office:value-type="string" office:string-value=" $92.99_{\pm 3.33}$ " calcext:value-type="string">
            <text:p><text:s/>$92.99_{\pm 3.33}$ </text:p>
          </table:table-cell>
          <table:table-cell table:style-name="ce50" table:formula="of:=IF(AND([.Q19]&lt;&gt;&quot;&quot;; [.R19]&lt;&gt;&quot;&quot;); &quot; $&quot; &amp; TEXT([.Q19]; &quot;0.00&quot;) &amp; &quot;_{\pm &quot; &amp; TEXT([.R19]; &quot;0.00&quot;) &amp; &quot;}$ &quot;; &quot;&quot;)" office:value-type="string" office:string-value=" $90.97_{\pm 2.67}$ " calcext:value-type="string">
            <text:p><text:s/>$90.97_{\pm 2.67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21.6666666666667" calcext:value-type="float">
            <text:p>21.67</text:p>
          </table:table-cell>
          <table:table-cell table:style-name="ce25" office:value-type="float" office:value="35" calcext:value-type="float">
            <text:p>35.00</text:p>
          </table:table-cell>
          <table:table-cell table:style-name="ce19" office:value-type="float" office:value="25" calcext:value-type="float">
            <text:p>25.00</text:p>
          </table:table-cell>
          <table:table-cell table:style-name="ce25" office:value-type="float" office:value="40.3112887414927" calcext:value-type="float">
            <text:p>40.31</text:p>
          </table:table-cell>
          <table:table-cell table:style-name="ce19" office:value-type="float" office:value="23.3333333333333" calcext:value-type="float">
            <text:p>23.33</text:p>
          </table:table-cell>
          <table:table-cell table:style-name="ce25" office:value-type="float" office:value="39.5811402901264" calcext:value-type="float">
            <text:p>39.58</text:p>
          </table:table-cell>
          <table:table-cell table:style-name="ce19" office:value-type="float" office:value="21.6666666666667" calcext:value-type="float">
            <text:p>21.67</text:p>
          </table:table-cell>
          <table:table-cell table:style-name="ce34" office:value-type="float" office:value="35" calcext:value-type="float">
            <text:p>35.00</text:p>
          </table:table-cell>
          <table:table-cell table:style-name="ce34"/>
          <table:table-cell table:style-name="ce25" office:value-type="float" office:value="36.3333333333333" calcext:value-type="float">
            <text:p>36.33</text:p>
          </table:table-cell>
          <table:table-cell table:style-name="ce34" office:value-type="float" office:value="38.1939494917425" calcext:value-type="float">
            <text:p>38.19</text:p>
          </table:table-cell>
          <table:table-cell table:style-name="ce25" office:value-type="float" office:value="40" calcext:value-type="float">
            <text:p>40.00</text:p>
          </table:table-cell>
          <table:table-cell table:style-name="ce34" office:value-type="float" office:value="43.5889894354067" calcext:value-type="float">
            <text:p>43.59</text:p>
          </table:table-cell>
          <table:table-cell table:style-name="ce25" office:value-type="float" office:value="40" calcext:value-type="float">
            <text:p>40.00</text:p>
          </table:table-cell>
          <table:table-cell table:style-name="ce34" office:value-type="float" office:value="44.2216638714053" calcext:value-type="float">
            <text:p>44.22</text:p>
          </table:table-cell>
          <table:table-cell table:style-name="ce19" office:value-type="float" office:value="36.3333333333333" calcext:value-type="float">
            <text:p>36.33</text:p>
          </table:table-cell>
          <table:table-cell table:style-name="ce34" office:value-type="float" office:value="38.1939494917425" calcext:value-type="float">
            <text:p>38.19</text:p>
          </table:table-cell>
          <table:table-cell table:style-name="ce25" table:number-columns-repeated="2"/>
          <table:table-cell table:style-name="ce36"/>
          <table:table-cell table:style-name="ce46" table:formula="of:=IF([.A20]&lt;&gt;&quot;&quot;; [.A20]; &quot;&quot;)" office:value-type="string" office:string-value="Time" calcext:value-type="string">
            <text:p>Time</text:p>
          </table:table-cell>
          <table:table-cell table:style-name="ce121" table:formula="of:=IF(AND([.B20]&lt;&gt;&quot;&quot;; [.C20]&lt;&gt;&quot;&quot;); &quot; $&quot; &amp; TEXT([.B20]; &quot;0.00&quot;) &amp; &quot;_{\pm &quot; &amp; TEXT([.C20]; &quot;0.00&quot;) &amp; &quot;}$ &quot;; &quot;&quot;)" office:value-type="string" office:string-value=" $21.67_{\pm 35.00}$ " calcext:value-type="string">
            <text:p><text:s/>$21.67_{\pm 35.00}$ </text:p>
          </table:table-cell>
          <table:table-cell table:style-name="ce50" table:formula="of:=IF(AND([.D20]&lt;&gt;&quot;&quot;; [.E20]&lt;&gt;&quot;&quot;); &quot; $&quot; &amp; TEXT([.D20]; &quot;0.00&quot;) &amp; &quot;_{\pm &quot; &amp; TEXT([.E20]; &quot;0.00&quot;) &amp; &quot;}$ &quot;; &quot;&quot;)" office:value-type="string" office:string-value=" $25.00_{\pm 40.31}$ " calcext:value-type="string">
            <text:p><text:s/>$25.00_{\pm 40.31}$ </text:p>
          </table:table-cell>
          <table:table-cell table:style-name="ce50" table:formula="of:=IF(AND([.F20]&lt;&gt;&quot;&quot;; [.G20]&lt;&gt;&quot;&quot;); &quot; $&quot; &amp; TEXT([.F20]; &quot;0.00&quot;) &amp; &quot;_{\pm &quot; &amp; TEXT([.G20]; &quot;0.00&quot;) &amp; &quot;}$ &quot;; &quot;&quot;)" office:value-type="string" office:string-value=" $23.33_{\pm 39.58}$ " calcext:value-type="string">
            <text:p><text:s/>$23.33_{\pm 39.58}$ </text:p>
          </table:table-cell>
          <table:table-cell table:style-name="ce121" table:formula="of:=IF(AND([.H20]&lt;&gt;&quot;&quot;; [.I20]&lt;&gt;&quot;&quot;); &quot; $&quot; &amp; TEXT([.H20]; &quot;0.00&quot;) &amp; &quot;_{\pm &quot; &amp; TEXT([.I20]; &quot;0.00&quot;) &amp; &quot;}$ &quot;; &quot;&quot;)" office:value-type="string" office:string-value=" $21.67_{\pm 35.00}$ " calcext:value-type="string">
            <text:p><text:s/>$21.67_{\pm 35.00}$ </text:p>
          </table:table-cell>
          <table:table-cell table:style-name="ce35"/>
          <table:table-cell table:style-name="ce50" table:formula="of:=IF(AND([.K20]&lt;&gt;&quot;&quot;; [.L20]&lt;&gt;&quot;&quot;); &quot; $&quot; &amp; TEXT([.K20]; &quot;0.00&quot;) &amp; &quot;_{\pm &quot; &amp; TEXT([.L20]; &quot;0.00&quot;) &amp; &quot;}$ &quot;; &quot;&quot;)" office:value-type="string" office:string-value=" $36.33_{\pm 38.19}$ " calcext:value-type="string">
            <text:p><text:s/>$36.33_{\pm 38.19}$ </text:p>
          </table:table-cell>
          <table:table-cell table:style-name="ce50" table:formula="of:=IF(AND([.M20]&lt;&gt;&quot;&quot;; [.N20]&lt;&gt;&quot;&quot;); &quot; $&quot; &amp; TEXT([.M20]; &quot;0.00&quot;) &amp; &quot;_{\pm &quot; &amp; TEXT([.N20]; &quot;0.00&quot;) &amp; &quot;}$ &quot;; &quot;&quot;)" office:value-type="string" office:string-value=" $40.00_{\pm 43.59}$ " calcext:value-type="string">
            <text:p><text:s/>$40.00_{\pm 43.59}$ </text:p>
          </table:table-cell>
          <table:table-cell table:style-name="ce50" table:formula="of:=IF(AND([.O20]&lt;&gt;&quot;&quot;; [.P20]&lt;&gt;&quot;&quot;); &quot; $&quot; &amp; TEXT([.O20]; &quot;0.00&quot;) &amp; &quot;_{\pm &quot; &amp; TEXT([.P20]; &quot;0.00&quot;) &amp; &quot;}$ &quot;; &quot;&quot;)" office:value-type="string" office:string-value=" $40.00_{\pm 44.22}$ " calcext:value-type="string">
            <text:p><text:s/>$40.00_{\pm 44.22}$ </text:p>
          </table:table-cell>
          <table:table-cell table:style-name="ce50" table:formula="of:=IF(AND([.Q20]&lt;&gt;&quot;&quot;; [.R20]&lt;&gt;&quot;&quot;); &quot; $&quot; &amp; TEXT([.Q20]; &quot;0.00&quot;) &amp; &quot;_{\pm &quot; &amp; TEXT([.R20]; &quot;0.00&quot;) &amp; &quot;}$ &quot;; &quot;&quot;)" office:value-type="string" office:string-value=" $36.33_{\pm 38.19}$ " calcext:value-type="string">
            <text:p><text:s/>$36.33_{\pm 38.19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63.62589070716" calcext:value-type="float">
            <text:p>63.63</text:p>
          </table:table-cell>
          <table:table-cell table:style-name="ce25" office:value-type="float" office:value="16.6196713600783" calcext:value-type="float">
            <text:p>16.62</text:p>
          </table:table-cell>
          <table:table-cell table:style-name="ce19" office:value-type="float" office:value="63.2708665603402" calcext:value-type="float">
            <text:p>63.27</text:p>
          </table:table-cell>
          <table:table-cell table:style-name="ce25" office:value-type="float" office:value="15.303348256269" calcext:value-type="float">
            <text:p>15.30</text:p>
          </table:table-cell>
          <table:table-cell table:style-name="ce19" office:value-type="float" office:value="65.4218559218559" calcext:value-type="float">
            <text:p>65.42</text:p>
          </table:table-cell>
          <table:table-cell table:style-name="ce25" office:value-type="float" office:value="20.6321559385817" calcext:value-type="float">
            <text:p>20.63</text:p>
          </table:table-cell>
          <table:table-cell table:style-name="ce19" office:value-type="float" office:value="63.62589070716" calcext:value-type="float">
            <text:p>63.63</text:p>
          </table:table-cell>
          <table:table-cell table:style-name="ce34" office:value-type="float" office:value="16.6196713600783" calcext:value-type="float">
            <text:p>16.62</text:p>
          </table:table-cell>
          <table:table-cell table:style-name="ce34"/>
          <table:table-cell table:style-name="ce25" office:value-type="float" office:value="76.0732468425967" calcext:value-type="float">
            <text:p>76.07</text:p>
          </table:table-cell>
          <table:table-cell table:style-name="ce34" office:value-type="float" office:value="10.4344912781201" calcext:value-type="float">
            <text:p>10.43</text:p>
          </table:table-cell>
          <table:table-cell table:style-name="ce25" office:value-type="float" office:value="76.4320839978735" calcext:value-type="float">
            <text:p>76.43</text:p>
          </table:table-cell>
          <table:table-cell table:style-name="ce34" office:value-type="float" office:value="11.3837255118517" calcext:value-type="float">
            <text:p>11.38</text:p>
          </table:table-cell>
          <table:table-cell table:style-name="ce25" office:value-type="float" office:value="77.4261294261294" calcext:value-type="float">
            <text:p>77.43</text:p>
          </table:table-cell>
          <table:table-cell table:style-name="ce34" office:value-type="float" office:value="14.4941534662496" calcext:value-type="float">
            <text:p>14.49</text:p>
          </table:table-cell>
          <table:table-cell table:style-name="ce19" office:value-type="float" office:value="76.0732468425967" calcext:value-type="float">
            <text:p>76.07</text:p>
          </table:table-cell>
          <table:table-cell table:style-name="ce34" office:value-type="float" office:value="10.4344912781201" calcext:value-type="float">
            <text:p>10.43</text:p>
          </table:table-cell>
          <table:table-cell table:style-name="ce25" table:number-columns-repeated="2"/>
          <table:table-cell table:style-name="ce36"/>
          <table:table-cell table:style-name="ce46" table:formula="of:=IF([.A21]&lt;&gt;&quot;&quot;; [.A21]; &quot;&quot;)" office:value-type="string" office:string-value="Duration" calcext:value-type="string">
            <text:p>Duration</text:p>
          </table:table-cell>
          <table:table-cell table:style-name="ce121" table:formula="of:=IF(AND([.B21]&lt;&gt;&quot;&quot;; [.C21]&lt;&gt;&quot;&quot;); &quot; $&quot; &amp; TEXT([.B21]; &quot;0.00&quot;) &amp; &quot;_{\pm &quot; &amp; TEXT([.C21]; &quot;0.00&quot;) &amp; &quot;}$ &quot;; &quot;&quot;)" office:value-type="string" office:string-value=" $63.63_{\pm 16.62}$ " calcext:value-type="string">
            <text:p><text:s/>$63.63_{\pm 16.62}$ </text:p>
          </table:table-cell>
          <table:table-cell table:style-name="ce50" table:formula="of:=IF(AND([.D21]&lt;&gt;&quot;&quot;; [.E21]&lt;&gt;&quot;&quot;); &quot; $&quot; &amp; TEXT([.D21]; &quot;0.00&quot;) &amp; &quot;_{\pm &quot; &amp; TEXT([.E21]; &quot;0.00&quot;) &amp; &quot;}$ &quot;; &quot;&quot;)" office:value-type="string" office:string-value=" $63.27_{\pm 15.30}$ " calcext:value-type="string">
            <text:p><text:s/>$63.27_{\pm 15.30}$ </text:p>
          </table:table-cell>
          <table:table-cell table:style-name="ce50" table:formula="of:=IF(AND([.F21]&lt;&gt;&quot;&quot;; [.G21]&lt;&gt;&quot;&quot;); &quot; $&quot; &amp; TEXT([.F21]; &quot;0.00&quot;) &amp; &quot;_{\pm &quot; &amp; TEXT([.G21]; &quot;0.00&quot;) &amp; &quot;}$ &quot;; &quot;&quot;)" office:value-type="string" office:string-value=" $65.42_{\pm 20.63}$ " calcext:value-type="string">
            <text:p><text:s/>$65.42_{\pm 20.63}$ </text:p>
          </table:table-cell>
          <table:table-cell table:style-name="ce121" table:formula="of:=IF(AND([.H21]&lt;&gt;&quot;&quot;; [.I21]&lt;&gt;&quot;&quot;); &quot; $&quot; &amp; TEXT([.H21]; &quot;0.00&quot;) &amp; &quot;_{\pm &quot; &amp; TEXT([.I21]; &quot;0.00&quot;) &amp; &quot;}$ &quot;; &quot;&quot;)" office:value-type="string" office:string-value=" $63.63_{\pm 16.62}$ " calcext:value-type="string">
            <text:p><text:s/>$63.63_{\pm 16.62}$ </text:p>
          </table:table-cell>
          <table:table-cell table:style-name="ce35"/>
          <table:table-cell table:style-name="ce50" table:formula="of:=IF(AND([.K21]&lt;&gt;&quot;&quot;; [.L21]&lt;&gt;&quot;&quot;); &quot; $&quot; &amp; TEXT([.K21]; &quot;0.00&quot;) &amp; &quot;_{\pm &quot; &amp; TEXT([.L21]; &quot;0.00&quot;) &amp; &quot;}$ &quot;; &quot;&quot;)" office:value-type="string" office:string-value=" $76.07_{\pm 10.43}$ " calcext:value-type="string">
            <text:p><text:s/>$76.07_{\pm 10.43}$ </text:p>
          </table:table-cell>
          <table:table-cell table:style-name="ce50" table:formula="of:=IF(AND([.M21]&lt;&gt;&quot;&quot;; [.N21]&lt;&gt;&quot;&quot;); &quot; $&quot; &amp; TEXT([.M21]; &quot;0.00&quot;) &amp; &quot;_{\pm &quot; &amp; TEXT([.N21]; &quot;0.00&quot;) &amp; &quot;}$ &quot;; &quot;&quot;)" office:value-type="string" office:string-value=" $76.43_{\pm 11.38}$ " calcext:value-type="string">
            <text:p><text:s/>$76.43_{\pm 11.38}$ </text:p>
          </table:table-cell>
          <table:table-cell table:style-name="ce50" table:formula="of:=IF(AND([.O21]&lt;&gt;&quot;&quot;; [.P21]&lt;&gt;&quot;&quot;); &quot; $&quot; &amp; TEXT([.O21]; &quot;0.00&quot;) &amp; &quot;_{\pm &quot; &amp; TEXT([.P21]; &quot;0.00&quot;) &amp; &quot;}$ &quot;; &quot;&quot;)" office:value-type="string" office:string-value=" $77.43_{\pm 14.49}$ " calcext:value-type="string">
            <text:p><text:s/>$77.43_{\pm 14.49}$ </text:p>
          </table:table-cell>
          <table:table-cell table:style-name="ce50" table:formula="of:=IF(AND([.Q21]&lt;&gt;&quot;&quot;; [.R21]&lt;&gt;&quot;&quot;); &quot; $&quot; &amp; TEXT([.Q21]; &quot;0.00&quot;) &amp; &quot;_{\pm &quot; &amp; TEXT([.R21]; &quot;0.00&quot;) &amp; &quot;}$ &quot;; &quot;&quot;)" office:value-type="string" office:string-value=" $76.07_{\pm 10.43}$ " calcext:value-type="string">
            <text:p><text:s/>$76.07_{\pm 10.43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46.6666666666667" calcext:value-type="float">
            <text:p>46.67</text:p>
          </table:table-cell>
          <table:table-cell table:style-name="ce25" office:value-type="float" office:value="42.0317340430616" calcext:value-type="float">
            <text:p>42.03</text:p>
          </table:table-cell>
          <table:table-cell table:style-name="ce19" office:value-type="float" office:value="55" calcext:value-type="float">
            <text:p>55.00</text:p>
          </table:table-cell>
          <table:table-cell table:style-name="ce25" office:value-type="float" office:value="47.169905660283" calcext:value-type="float">
            <text:p>47.17</text:p>
          </table:table-cell>
          <table:table-cell table:style-name="ce19" office:value-type="float" office:value="43.3333333333333" calcext:value-type="float">
            <text:p>43.33</text:p>
          </table:table-cell>
          <table:table-cell table:style-name="ce25" office:value-type="float" office:value="41.6333199893227" calcext:value-type="float">
            <text:p>41.63</text:p>
          </table:table-cell>
          <table:table-cell table:style-name="ce19" office:value-type="float" office:value="46.6666666666667" calcext:value-type="float">
            <text:p>46.67</text:p>
          </table:table-cell>
          <table:table-cell table:style-name="ce34" office:value-type="float" office:value="42.0317340430616" calcext:value-type="float">
            <text:p>42.03</text:p>
          </table:table-cell>
          <table:table-cell table:style-name="ce34"/>
          <table:table-cell table:style-name="ce25" office:value-type="float" office:value="46.6666666666667" calcext:value-type="float">
            <text:p>46.67</text:p>
          </table:table-cell>
          <table:table-cell table:style-name="ce34" office:value-type="float" office:value="42.0317340430616" calcext:value-type="float">
            <text:p>42.03</text:p>
          </table:table-cell>
          <table:table-cell table:style-name="ce25" office:value-type="float" office:value="55" calcext:value-type="float">
            <text:p>55.00</text:p>
          </table:table-cell>
          <table:table-cell table:style-name="ce34" office:value-type="float" office:value="47.169905660283" calcext:value-type="float">
            <text:p>47.17</text:p>
          </table:table-cell>
          <table:table-cell table:style-name="ce25" office:value-type="float" office:value="43.3333333333333" calcext:value-type="float">
            <text:p>43.33</text:p>
          </table:table-cell>
          <table:table-cell table:style-name="ce34" office:value-type="float" office:value="41.6333199893227" calcext:value-type="float">
            <text:p>41.63</text:p>
          </table:table-cell>
          <table:table-cell table:style-name="ce19" office:value-type="float" office:value="46.6666666666667" calcext:value-type="float">
            <text:p>46.67</text:p>
          </table:table-cell>
          <table:table-cell table:style-name="ce34" office:value-type="float" office:value="42.0317340430616" calcext:value-type="float">
            <text:p>42.03</text:p>
          </table:table-cell>
          <table:table-cell table:style-name="ce25"/>
          <table:table-cell table:style-name="ce93" table:number-columns-repeated="2"/>
          <table:table-cell table:style-name="ce45" table:formula="of:=IF([.A22]&lt;&gt;&quot;&quot;; [.A22]; &quot;&quot;)" office:value-type="string" office:string-value="Set" calcext:value-type="string">
            <text:p>Set</text:p>
          </table:table-cell>
          <table:table-cell table:style-name="ce36" table:formula="of:=IF(AND([.B22]&lt;&gt;&quot;&quot;; [.C22]&lt;&gt;&quot;&quot;); &quot; $&quot; &amp; TEXT([.B22]; &quot;0.00&quot;) &amp; &quot;_{\pm &quot; &amp; TEXT([.C22]; &quot;0.00&quot;) &amp; &quot;}$ &quot;; &quot;&quot;)" office:value-type="string" office:string-value=" $46.67_{\pm 42.03}$ " calcext:value-type="string">
            <text:p><text:s/>$46.67_{\pm 42.03}$ </text:p>
          </table:table-cell>
          <table:table-cell table:style-name="ce50" table:formula="of:=IF(AND([.D22]&lt;&gt;&quot;&quot;; [.E22]&lt;&gt;&quot;&quot;); &quot; $&quot; &amp; TEXT([.D22]; &quot;0.00&quot;) &amp; &quot;_{\pm &quot; &amp; TEXT([.E22]; &quot;0.00&quot;) &amp; &quot;}$ &quot;; &quot;&quot;)" office:value-type="string" office:string-value=" $55.00_{\pm 47.17}$ " calcext:value-type="string">
            <text:p><text:s/>$55.00_{\pm 47.17}$ </text:p>
          </table:table-cell>
          <table:table-cell table:style-name="ce50" table:formula="of:=IF(AND([.F22]&lt;&gt;&quot;&quot;; [.G22]&lt;&gt;&quot;&quot;); &quot; $&quot; &amp; TEXT([.F22]; &quot;0.00&quot;) &amp; &quot;_{\pm &quot; &amp; TEXT([.G22]; &quot;0.00&quot;) &amp; &quot;}$ &quot;; &quot;&quot;)" office:value-type="string" office:string-value=" $43.33_{\pm 41.63}$ " calcext:value-type="string">
            <text:p><text:s/>$43.33_{\pm 41.63}$ </text:p>
          </table:table-cell>
          <table:table-cell table:style-name="ce121" table:formula="of:=IF(AND([.H22]&lt;&gt;&quot;&quot;; [.I22]&lt;&gt;&quot;&quot;); &quot; $&quot; &amp; TEXT([.H22]; &quot;0.00&quot;) &amp; &quot;_{\pm &quot; &amp; TEXT([.I22]; &quot;0.00&quot;) &amp; &quot;}$ &quot;; &quot;&quot;)" office:value-type="string" office:string-value=" $46.67_{\pm 42.03}$ " calcext:value-type="string">
            <text:p><text:s/>$46.67_{\pm 42.03}$ </text:p>
          </table:table-cell>
          <table:table-cell table:style-name="ce52"/>
          <table:table-cell table:style-name="ce50" table:formula="of:=IF(AND([.K22]&lt;&gt;&quot;&quot;; [.L22]&lt;&gt;&quot;&quot;); &quot; $&quot; &amp; TEXT([.K22]; &quot;0.00&quot;) &amp; &quot;_{\pm &quot; &amp; TEXT([.L22]; &quot;0.00&quot;) &amp; &quot;}$ &quot;; &quot;&quot;)" office:value-type="string" office:string-value=" $46.67_{\pm 42.03}$ " calcext:value-type="string">
            <text:p><text:s/>$46.67_{\pm 42.03}$ </text:p>
          </table:table-cell>
          <table:table-cell table:style-name="ce50" table:formula="of:=IF(AND([.M22]&lt;&gt;&quot;&quot;; [.N22]&lt;&gt;&quot;&quot;); &quot; $&quot; &amp; TEXT([.M22]; &quot;0.00&quot;) &amp; &quot;_{\pm &quot; &amp; TEXT([.N22]; &quot;0.00&quot;) &amp; &quot;}$ &quot;; &quot;&quot;)" office:value-type="string" office:string-value=" $55.00_{\pm 47.17}$ " calcext:value-type="string">
            <text:p><text:s/>$55.00_{\pm 47.17}$ </text:p>
          </table:table-cell>
          <table:table-cell table:style-name="ce50" table:formula="of:=IF(AND([.O22]&lt;&gt;&quot;&quot;; [.P22]&lt;&gt;&quot;&quot;); &quot; $&quot; &amp; TEXT([.O22]; &quot;0.00&quot;) &amp; &quot;_{\pm &quot; &amp; TEXT([.P22]; &quot;0.00&quot;) &amp; &quot;}$ &quot;; &quot;&quot;)" office:value-type="string" office:string-value=" $43.33_{\pm 41.63}$ " calcext:value-type="string">
            <text:p><text:s/>$43.33_{\pm 41.63}$ </text:p>
          </table:table-cell>
          <table:table-cell table:style-name="ce50" table:formula="of:=IF(AND([.Q22]&lt;&gt;&quot;&quot;; [.R22]&lt;&gt;&quot;&quot;); &quot; $&quot; &amp; TEXT([.Q22]; &quot;0.00&quot;) &amp; &quot;_{\pm &quot; &amp; TEXT([.R22]; &quot;0.00&quot;) &amp; &quot;}$ &quot;; &quot;&quot;)" office:value-type="string" office:string-value=" $46.67_{\pm 42.03}$ " calcext:value-type="string">
            <text:p><text:s/>$46.67_{\pm 42.03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23]&lt;&gt;&quot;&quot;; [.A23]; &quot;&quot;)">
            <text:p/>
          </table:table-cell>
          <table:table-cell table:style-name="ce24" table:formula="of:=IF(AND([.B23]&lt;&gt;&quot;&quot;; [.C23]&lt;&gt;&quot;&quot;); &quot; $&quot; &amp; TEXT([.B23]; &quot;0.00&quot;) &amp; &quot;_{\pm &quot; &amp; TEXT([.C23]; &quot;0.00&quot;) &amp; &quot;}$ &quot;; &quot;&quot;)">
            <text:p/>
          </table:table-cell>
          <table:table-cell table:style-name="ce49" table:formula="of:=IF(AND([.D23]&lt;&gt;&quot;&quot;; [.E23]&lt;&gt;&quot;&quot;); &quot; $&quot; &amp; TEXT([.D23]; &quot;0.00&quot;) &amp; &quot;_{\pm &quot; &amp; TEXT([.E23]; &quot;0.00&quot;) &amp; &quot;}$ &quot;; &quot;&quot;)">
            <text:p/>
          </table:table-cell>
          <table:table-cell table:style-name="ce49" table:formula="of:=IF(AND([.F23]&lt;&gt;&quot;&quot;; [.G23]&lt;&gt;&quot;&quot;); &quot; $&quot; &amp; TEXT([.F23]; &quot;0.00&quot;) &amp; &quot;_{\pm &quot; &amp; TEXT([.G23]; &quot;0.00&quot;) &amp; &quot;}$ &quot;; &quot;&quot;)">
            <text:p/>
          </table:table-cell>
          <table:table-cell table:style-name="ce24" table:formula="of:=IF(AND([.H23]&lt;&gt;&quot;&quot;; [.I23]&lt;&gt;&quot;&quot;); &quot; $&quot; &amp; TEXT([.H23]; &quot;0.00&quot;) &amp; &quot;_{\pm &quot; &amp; TEXT([.I23]; &quot;0.00&quot;) &amp; &quot;}$ &quot;; &quot;&quot;)">
            <text:p/>
          </table:table-cell>
          <table:table-cell table:style-name="ce35"/>
          <table:table-cell table:style-name="ce49" table:formula="of:=IF(AND([.K23]&lt;&gt;&quot;&quot;; [.L23]&lt;&gt;&quot;&quot;); &quot; $&quot; &amp; TEXT([.K23]; &quot;0.00&quot;) &amp; &quot;_{\pm &quot; &amp; TEXT([.L23]; &quot;0.00&quot;) &amp; &quot;}$ &quot;; &quot;&quot;)">
            <text:p/>
          </table:table-cell>
          <table:table-cell table:style-name="ce49" table:formula="of:=IF(AND([.M23]&lt;&gt;&quot;&quot;; [.N23]&lt;&gt;&quot;&quot;); &quot; $&quot; &amp; TEXT([.M23]; &quot;0.00&quot;) &amp; &quot;_{\pm &quot; &amp; TEXT([.N23]; &quot;0.00&quot;) &amp; &quot;}$ &quot;; &quot;&quot;)">
            <text:p/>
          </table:table-cell>
          <table:table-cell table:style-name="ce49" table:formula="of:=IF(AND([.O23]&lt;&gt;&quot;&quot;; [.P23]&lt;&gt;&quot;&quot;); &quot; $&quot; &amp; TEXT([.O23]; &quot;0.00&quot;) &amp; &quot;_{\pm &quot; &amp; TEXT([.P23]; &quot;0.00&quot;) &amp; &quot;}$ &quot;; &quot;&quot;)">
            <text:p/>
          </table:table-cell>
          <table:table-cell table:style-name="ce49" table:formula="of:=IF(AND([.Q23]&lt;&gt;&quot;&quot;; [.R23]&lt;&gt;&quot;&quot;); &quot; $&quot; &amp; TEXT([.Q23]; &quot;0.00&quot;) &amp; &quot;_{\pm &quot; &amp; TEXT([.R23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Fullpate</text:p>
          </table:table-cell>
          <table:table-cell table:style-name="ce19" office:value-type="float" office:value="94.606337018347" calcext:value-type="float">
            <text:p>94.61</text:p>
          </table:table-cell>
          <table:table-cell table:style-name="ce25" office:value-type="float" office:value="1.9223787008429" calcext:value-type="float">
            <text:p>1.92</text:p>
          </table:table-cell>
          <table:table-cell table:style-name="ce19" office:value-type="float" office:value="94.3794161932151" calcext:value-type="float">
            <text:p>94.38</text:p>
          </table:table-cell>
          <table:table-cell table:style-name="ce25" office:value-type="float" office:value="2.06226250152738" calcext:value-type="float">
            <text:p>2.06</text:p>
          </table:table-cell>
          <table:table-cell table:style-name="ce19" office:value-type="float" office:value="94.8425003010294" calcext:value-type="float">
            <text:p>94.84</text:p>
          </table:table-cell>
          <table:table-cell table:style-name="ce25" office:value-type="float" office:value="1.98182402634369" calcext:value-type="float">
            <text:p>1.98</text:p>
          </table:table-cell>
          <table:table-cell table:style-name="ce19" office:value-type="float" office:value="93.9105122250104" calcext:value-type="float">
            <text:p>93.91</text:p>
          </table:table-cell>
          <table:table-cell table:style-name="ce34" office:value-type="float" office:value="2.05358263424556" calcext:value-type="float">
            <text:p>2.05</text:p>
          </table:table-cell>
          <table:table-cell table:style-name="ce34"/>
          <table:table-cell table:style-name="ce25" office:value-type="float" office:value="98.7388120857018" calcext:value-type="float">
            <text:p>98.74</text:p>
          </table:table-cell>
          <table:table-cell table:style-name="ce34" office:value-type="float" office:value="0.393930774763622" calcext:value-type="float">
            <text:p>0.39</text:p>
          </table:table-cell>
          <table:table-cell table:style-name="ce25" office:value-type="float" office:value="98.5007351641555" calcext:value-type="float">
            <text:p>98.50</text:p>
          </table:table-cell>
          <table:table-cell table:style-name="ce34" office:value-type="float" office:value="0.731067432200189" calcext:value-type="float">
            <text:p>0.73</text:p>
          </table:table-cell>
          <table:table-cell table:style-name="ce25" office:value-type="float" office:value="98.9864552693364" calcext:value-type="float">
            <text:p>98.99</text:p>
          </table:table-cell>
          <table:table-cell table:style-name="ce34" office:value-type="float" office:value="0.775972316228143" calcext:value-type="float">
            <text:p>0.78</text:p>
          </table:table-cell>
          <table:table-cell table:style-name="ce19" office:value-type="float" office:value="97.1427042642" calcext:value-type="float">
            <text:p>97.14</text:p>
          </table:table-cell>
          <table:table-cell table:style-name="ce34" office:value-type="float" office:value="1.13269482080445" calcext:value-type="float">
            <text:p>1.13</text:p>
          </table:table-cell>
          <table:table-cell table:style-name="ce25" table:number-columns-repeated="2"/>
          <table:table-cell table:style-name="ce36"/>
          <table:table-cell table:style-name="ce44" table:formula="of:=IF([.A24]&lt;&gt;&quot;&quot;; [.A24]; &quot;&quot;)" office:value-type="string" office:string-value="Fullpate" calcext:value-type="string">
            <text:p>Fullpate</text:p>
          </table:table-cell>
          <table:table-cell table:style-name="ce121" table:formula="of:=IF(AND([.B24]&lt;&gt;&quot;&quot;; [.C24]&lt;&gt;&quot;&quot;); &quot; $&quot; &amp; TEXT([.B24]; &quot;0.00&quot;) &amp; &quot;_{\pm &quot; &amp; TEXT([.C24]; &quot;0.00&quot;) &amp; &quot;}$ &quot;; &quot;&quot;)" office:value-type="string" office:string-value=" $94.61_{\pm 1.92}$ " calcext:value-type="string">
            <text:p><text:s/>$94.61_{\pm 1.92}$ </text:p>
          </table:table-cell>
          <table:table-cell table:style-name="ce50" table:formula="of:=IF(AND([.D24]&lt;&gt;&quot;&quot;; [.E24]&lt;&gt;&quot;&quot;); &quot; $&quot; &amp; TEXT([.D24]; &quot;0.00&quot;) &amp; &quot;_{\pm &quot; &amp; TEXT([.E24]; &quot;0.00&quot;) &amp; &quot;}$ &quot;; &quot;&quot;)" office:value-type="string" office:string-value=" $94.38_{\pm 2.06}$ " calcext:value-type="string">
            <text:p><text:s/>$94.38_{\pm 2.06}$ </text:p>
          </table:table-cell>
          <table:table-cell table:style-name="ce50" table:formula="of:=IF(AND([.F24]&lt;&gt;&quot;&quot;; [.G24]&lt;&gt;&quot;&quot;); &quot; $&quot; &amp; TEXT([.F24]; &quot;0.00&quot;) &amp; &quot;_{\pm &quot; &amp; TEXT([.G24]; &quot;0.00&quot;) &amp; &quot;}$ &quot;; &quot;&quot;)" office:value-type="string" office:string-value=" $94.84_{\pm 1.98}$ " calcext:value-type="string">
            <text:p><text:s/>$94.84_{\pm 1.98}$ </text:p>
          </table:table-cell>
          <table:table-cell table:style-name="ce121" table:formula="of:=IF(AND([.H24]&lt;&gt;&quot;&quot;; [.I24]&lt;&gt;&quot;&quot;); &quot; $&quot; &amp; TEXT([.H24]; &quot;0.00&quot;) &amp; &quot;_{\pm &quot; &amp; TEXT([.I24]; &quot;0.00&quot;) &amp; &quot;}$ &quot;; &quot;&quot;)" office:value-type="string" office:string-value=" $93.91_{\pm 2.05}$ " calcext:value-type="string">
            <text:p><text:s/>$93.91_{\pm 2.05}$ </text:p>
          </table:table-cell>
          <table:table-cell table:style-name="ce35"/>
          <table:table-cell table:style-name="ce50" table:formula="of:=IF(AND([.K24]&lt;&gt;&quot;&quot;; [.L24]&lt;&gt;&quot;&quot;); &quot; $&quot; &amp; TEXT([.K24]; &quot;0.00&quot;) &amp; &quot;_{\pm &quot; &amp; TEXT([.L24]; &quot;0.00&quot;) &amp; &quot;}$ &quot;; &quot;&quot;)" office:value-type="string" office:string-value=" $98.74_{\pm 0.39}$ " calcext:value-type="string">
            <text:p><text:s/>$98.74_{\pm 0.39}$ </text:p>
          </table:table-cell>
          <table:table-cell table:style-name="ce50" table:formula="of:=IF(AND([.M24]&lt;&gt;&quot;&quot;; [.N24]&lt;&gt;&quot;&quot;); &quot; $&quot; &amp; TEXT([.M24]; &quot;0.00&quot;) &amp; &quot;_{\pm &quot; &amp; TEXT([.N24]; &quot;0.00&quot;) &amp; &quot;}$ &quot;; &quot;&quot;)" office:value-type="string" office:string-value=" $98.50_{\pm 0.73}$ " calcext:value-type="string">
            <text:p><text:s/>$98.50_{\pm 0.73}$ </text:p>
          </table:table-cell>
          <table:table-cell table:style-name="ce50" table:formula="of:=IF(AND([.O24]&lt;&gt;&quot;&quot;; [.P24]&lt;&gt;&quot;&quot;); &quot; $&quot; &amp; TEXT([.O24]; &quot;0.00&quot;) &amp; &quot;_{\pm &quot; &amp; TEXT([.P24]; &quot;0.00&quot;) &amp; &quot;}$ &quot;; &quot;&quot;)" office:value-type="string" office:string-value=" $98.99_{\pm 0.78}$ " calcext:value-type="string">
            <text:p><text:s/>$98.99_{\pm 0.78}$ </text:p>
          </table:table-cell>
          <table:table-cell table:style-name="ce50" table:formula="of:=IF(AND([.Q24]&lt;&gt;&quot;&quot;; [.R24]&lt;&gt;&quot;&quot;); &quot; $&quot; &amp; TEXT([.Q24]; &quot;0.00&quot;) &amp; &quot;_{\pm &quot; &amp; TEXT([.R24]; &quot;0.00&quot;) &amp; &quot;}$ &quot;; &quot;&quot;)" office:value-type="string" office:string-value=" $97.14_{\pm 1.13}$ " calcext:value-type="string">
            <text:p><text:s/>$97.14_{\pm 1.13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2.2570630654791" calcext:value-type="float">
            <text:p>92.26</text:p>
          </table:table-cell>
          <table:table-cell table:style-name="ce25" office:value-type="float" office:value="2.06819220729754" calcext:value-type="float">
            <text:p>2.07</text:p>
          </table:table-cell>
          <table:table-cell table:style-name="ce19" office:value-type="float" office:value="91.5041788074439" calcext:value-type="float">
            <text:p>91.50</text:p>
          </table:table-cell>
          <table:table-cell table:style-name="ce25" office:value-type="float" office:value="2.65657681322989" calcext:value-type="float">
            <text:p>2.66</text:p>
          </table:table-cell>
          <table:table-cell table:style-name="ce19" office:value-type="float" office:value="93.087643213666" calcext:value-type="float">
            <text:p>93.09</text:p>
          </table:table-cell>
          <table:table-cell table:style-name="ce25" office:value-type="float" office:value="2.69345403674101" calcext:value-type="float">
            <text:p>2.69</text:p>
          </table:table-cell>
          <table:table-cell table:style-name="ce19" office:value-type="float" office:value="92.2570630654791" calcext:value-type="float">
            <text:p>92.26</text:p>
          </table:table-cell>
          <table:table-cell table:style-name="ce34" office:value-type="float" office:value="2.06819220729754" calcext:value-type="float">
            <text:p>2.07</text:p>
          </table:table-cell>
          <table:table-cell table:style-name="ce34"/>
          <table:table-cell table:style-name="ce25" office:value-type="float" office:value="97.1904449711464" calcext:value-type="float">
            <text:p>97.19</text:p>
          </table:table-cell>
          <table:table-cell table:style-name="ce34" office:value-type="float" office:value="1.08542352516897" calcext:value-type="float">
            <text:p>1.09</text:p>
          </table:table-cell>
          <table:table-cell table:style-name="ce25" office:value-type="float" office:value="96.4083757642037" calcext:value-type="float">
            <text:p>96.41</text:p>
          </table:table-cell>
          <table:table-cell table:style-name="ce34" office:value-type="float" office:value="2.55051439580603" calcext:value-type="float">
            <text:p>2.55</text:p>
          </table:table-cell>
          <table:table-cell table:style-name="ce25" office:value-type="float" office:value="98.0544411171196" calcext:value-type="float">
            <text:p>98.05</text:p>
          </table:table-cell>
          <table:table-cell table:style-name="ce34" office:value-type="float" office:value="1.51643140420445" calcext:value-type="float">
            <text:p>1.52</text:p>
          </table:table-cell>
          <table:table-cell table:style-name="ce19" office:value-type="float" office:value="97.1904449711464" calcext:value-type="float">
            <text:p>97.19</text:p>
          </table:table-cell>
          <table:table-cell table:style-name="ce34" office:value-type="float" office:value="1.08542352516897" calcext:value-type="float">
            <text:p>1.09</text:p>
          </table:table-cell>
          <table:table-cell table:style-name="ce25" table:number-columns-repeated="2"/>
          <table:table-cell table:style-name="ce36"/>
          <table:table-cell table:style-name="ce46" table:formula="of:=IF([.A25]&lt;&gt;&quot;&quot;; [.A25]; &quot;&quot;)" office:value-type="string" office:string-value="Date" calcext:value-type="string">
            <text:p>Date</text:p>
          </table:table-cell>
          <table:table-cell table:style-name="ce121" table:formula="of:=IF(AND([.B25]&lt;&gt;&quot;&quot;; [.C25]&lt;&gt;&quot;&quot;); &quot; $&quot; &amp; TEXT([.B25]; &quot;0.00&quot;) &amp; &quot;_{\pm &quot; &amp; TEXT([.C25]; &quot;0.00&quot;) &amp; &quot;}$ &quot;; &quot;&quot;)" office:value-type="string" office:string-value=" $92.26_{\pm 2.07}$ " calcext:value-type="string">
            <text:p><text:s/>$92.26_{\pm 2.07}$ </text:p>
          </table:table-cell>
          <table:table-cell table:style-name="ce50" table:formula="of:=IF(AND([.D25]&lt;&gt;&quot;&quot;; [.E25]&lt;&gt;&quot;&quot;); &quot; $&quot; &amp; TEXT([.D25]; &quot;0.00&quot;) &amp; &quot;_{\pm &quot; &amp; TEXT([.E25]; &quot;0.00&quot;) &amp; &quot;}$ &quot;; &quot;&quot;)" office:value-type="string" office:string-value=" $91.50_{\pm 2.66}$ " calcext:value-type="string">
            <text:p><text:s/>$91.50_{\pm 2.66}$ </text:p>
          </table:table-cell>
          <table:table-cell table:style-name="ce50" table:formula="of:=IF(AND([.F25]&lt;&gt;&quot;&quot;; [.G25]&lt;&gt;&quot;&quot;); &quot; $&quot; &amp; TEXT([.F25]; &quot;0.00&quot;) &amp; &quot;_{\pm &quot; &amp; TEXT([.G25]; &quot;0.00&quot;) &amp; &quot;}$ &quot;; &quot;&quot;)" office:value-type="string" office:string-value=" $93.09_{\pm 2.69}$ " calcext:value-type="string">
            <text:p><text:s/>$93.09_{\pm 2.69}$ </text:p>
          </table:table-cell>
          <table:table-cell table:style-name="ce121" table:formula="of:=IF(AND([.H25]&lt;&gt;&quot;&quot;; [.I25]&lt;&gt;&quot;&quot;); &quot; $&quot; &amp; TEXT([.H25]; &quot;0.00&quot;) &amp; &quot;_{\pm &quot; &amp; TEXT([.I25]; &quot;0.00&quot;) &amp; &quot;}$ &quot;; &quot;&quot;)" office:value-type="string" office:string-value=" $92.26_{\pm 2.07}$ " calcext:value-type="string">
            <text:p><text:s/>$92.26_{\pm 2.07}$ </text:p>
          </table:table-cell>
          <table:table-cell table:style-name="ce35"/>
          <table:table-cell table:style-name="ce50" table:formula="of:=IF(AND([.K25]&lt;&gt;&quot;&quot;; [.L25]&lt;&gt;&quot;&quot;); &quot; $&quot; &amp; TEXT([.K25]; &quot;0.00&quot;) &amp; &quot;_{\pm &quot; &amp; TEXT([.L25]; &quot;0.00&quot;) &amp; &quot;}$ &quot;; &quot;&quot;)" office:value-type="string" office:string-value=" $97.19_{\pm 1.09}$ " calcext:value-type="string">
            <text:p><text:s/>$97.19_{\pm 1.09}$ </text:p>
          </table:table-cell>
          <table:table-cell table:style-name="ce50" table:formula="of:=IF(AND([.M25]&lt;&gt;&quot;&quot;; [.N25]&lt;&gt;&quot;&quot;); &quot; $&quot; &amp; TEXT([.M25]; &quot;0.00&quot;) &amp; &quot;_{\pm &quot; &amp; TEXT([.N25]; &quot;0.00&quot;) &amp; &quot;}$ &quot;; &quot;&quot;)" office:value-type="string" office:string-value=" $96.41_{\pm 2.55}$ " calcext:value-type="string">
            <text:p><text:s/>$96.41_{\pm 2.55}$ </text:p>
          </table:table-cell>
          <table:table-cell table:style-name="ce50" table:formula="of:=IF(AND([.O25]&lt;&gt;&quot;&quot;; [.P25]&lt;&gt;&quot;&quot;); &quot; $&quot; &amp; TEXT([.O25]; &quot;0.00&quot;) &amp; &quot;_{\pm &quot; &amp; TEXT([.P25]; &quot;0.00&quot;) &amp; &quot;}$ &quot;; &quot;&quot;)" office:value-type="string" office:string-value=" $98.05_{\pm 1.52}$ " calcext:value-type="string">
            <text:p><text:s/>$98.05_{\pm 1.52}$ </text:p>
          </table:table-cell>
          <table:table-cell table:style-name="ce50" table:formula="of:=IF(AND([.Q25]&lt;&gt;&quot;&quot;; [.R25]&lt;&gt;&quot;&quot;); &quot; $&quot; &amp; TEXT([.Q25]; &quot;0.00&quot;) &amp; &quot;_{\pm &quot; &amp; TEXT([.R25]; &quot;0.00&quot;) &amp; &quot;}$ &quot;; &quot;&quot;)" office:value-type="string" office:string-value=" $97.19_{\pm 1.09}$ " calcext:value-type="string">
            <text:p><text:s/>$97.19_{\pm 1.09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95.1780109508393" calcext:value-type="float">
            <text:p>95.18</text:p>
          </table:table-cell>
          <table:table-cell table:style-name="ce25" office:value-type="float" office:value="2.62316018164039" calcext:value-type="float">
            <text:p>2.62</text:p>
          </table:table-cell>
          <table:table-cell table:style-name="ce19" office:value-type="float" office:value="95.7477097903141" calcext:value-type="float">
            <text:p>95.75</text:p>
          </table:table-cell>
          <table:table-cell table:style-name="ce25" office:value-type="float" office:value="2.62623265108271" calcext:value-type="float">
            <text:p>2.63</text:p>
          </table:table-cell>
          <table:table-cell table:style-name="ce19" office:value-type="float" office:value="94.6615394448009" calcext:value-type="float">
            <text:p>94.66</text:p>
          </table:table-cell>
          <table:table-cell table:style-name="ce25" office:value-type="float" office:value="3.35432082175926" calcext:value-type="float">
            <text:p>3.35</text:p>
          </table:table-cell>
          <table:table-cell table:style-name="ce19" office:value-type="float" office:value="95.1780109508393" calcext:value-type="float">
            <text:p>95.18</text:p>
          </table:table-cell>
          <table:table-cell table:style-name="ce34" office:value-type="float" office:value="2.62316018164039" calcext:value-type="float">
            <text:p>2.62</text:p>
          </table:table-cell>
          <table:table-cell table:style-name="ce34"/>
          <table:table-cell table:style-name="ce25" office:value-type="float" office:value="96.7169487189793" calcext:value-type="float">
            <text:p>96.72</text:p>
          </table:table-cell>
          <table:table-cell table:style-name="ce34" office:value-type="float" office:value="1.32425787856799" calcext:value-type="float">
            <text:p>1.32</text:p>
          </table:table-cell>
          <table:table-cell table:style-name="ce25" office:value-type="float" office:value="97.297697971912" calcext:value-type="float">
            <text:p>97.30</text:p>
          </table:table-cell>
          <table:table-cell table:style-name="ce34" office:value-type="float" office:value="1.4231135396782" calcext:value-type="float">
            <text:p>1.42</text:p>
          </table:table-cell>
          <table:table-cell table:style-name="ce25" office:value-type="float" office:value="96.1904761202432" calcext:value-type="float">
            <text:p>96.19</text:p>
          </table:table-cell>
          <table:table-cell table:style-name="ce34" office:value-type="float" office:value="2.46417262433517" calcext:value-type="float">
            <text:p>2.46</text:p>
          </table:table-cell>
          <table:table-cell table:style-name="ce19" office:value-type="float" office:value="96.7169487189793" calcext:value-type="float">
            <text:p>96.72</text:p>
          </table:table-cell>
          <table:table-cell table:style-name="ce34" office:value-type="float" office:value="1.32425787856799" calcext:value-type="float">
            <text:p>1.32</text:p>
          </table:table-cell>
          <table:table-cell table:style-name="ce25" table:number-columns-repeated="2"/>
          <table:table-cell table:style-name="ce36"/>
          <table:table-cell table:style-name="ce46" table:formula="of:=IF([.A26]&lt;&gt;&quot;&quot;; [.A26]; &quot;&quot;)" office:value-type="string" office:string-value="Time" calcext:value-type="string">
            <text:p>Time</text:p>
          </table:table-cell>
          <table:table-cell table:style-name="ce121" table:formula="of:=IF(AND([.B26]&lt;&gt;&quot;&quot;; [.C26]&lt;&gt;&quot;&quot;); &quot; $&quot; &amp; TEXT([.B26]; &quot;0.00&quot;) &amp; &quot;_{\pm &quot; &amp; TEXT([.C26]; &quot;0.00&quot;) &amp; &quot;}$ &quot;; &quot;&quot;)" office:value-type="string" office:string-value=" $95.18_{\pm 2.62}$ " calcext:value-type="string">
            <text:p><text:s/>$95.18_{\pm 2.62}$ </text:p>
          </table:table-cell>
          <table:table-cell table:style-name="ce50" table:formula="of:=IF(AND([.D26]&lt;&gt;&quot;&quot;; [.E26]&lt;&gt;&quot;&quot;); &quot; $&quot; &amp; TEXT([.D26]; &quot;0.00&quot;) &amp; &quot;_{\pm &quot; &amp; TEXT([.E26]; &quot;0.00&quot;) &amp; &quot;}$ &quot;; &quot;&quot;)" office:value-type="string" office:string-value=" $95.75_{\pm 2.63}$ " calcext:value-type="string">
            <text:p><text:s/>$95.75_{\pm 2.63}$ </text:p>
          </table:table-cell>
          <table:table-cell table:style-name="ce50" table:formula="of:=IF(AND([.F26]&lt;&gt;&quot;&quot;; [.G26]&lt;&gt;&quot;&quot;); &quot; $&quot; &amp; TEXT([.F26]; &quot;0.00&quot;) &amp; &quot;_{\pm &quot; &amp; TEXT([.G26]; &quot;0.00&quot;) &amp; &quot;}$ &quot;; &quot;&quot;)" office:value-type="string" office:string-value=" $94.66_{\pm 3.35}$ " calcext:value-type="string">
            <text:p><text:s/>$94.66_{\pm 3.35}$ </text:p>
          </table:table-cell>
          <table:table-cell table:style-name="ce121" table:formula="of:=IF(AND([.H26]&lt;&gt;&quot;&quot;; [.I26]&lt;&gt;&quot;&quot;); &quot; $&quot; &amp; TEXT([.H26]; &quot;0.00&quot;) &amp; &quot;_{\pm &quot; &amp; TEXT([.I26]; &quot;0.00&quot;) &amp; &quot;}$ &quot;; &quot;&quot;)" office:value-type="string" office:string-value=" $95.18_{\pm 2.62}$ " calcext:value-type="string">
            <text:p><text:s/>$95.18_{\pm 2.62}$ </text:p>
          </table:table-cell>
          <table:table-cell table:style-name="ce35"/>
          <table:table-cell table:style-name="ce50" table:formula="of:=IF(AND([.K26]&lt;&gt;&quot;&quot;; [.L26]&lt;&gt;&quot;&quot;); &quot; $&quot; &amp; TEXT([.K26]; &quot;0.00&quot;) &amp; &quot;_{\pm &quot; &amp; TEXT([.L26]; &quot;0.00&quot;) &amp; &quot;}$ &quot;; &quot;&quot;)" office:value-type="string" office:string-value=" $96.72_{\pm 1.32}$ " calcext:value-type="string">
            <text:p><text:s/>$96.72_{\pm 1.32}$ </text:p>
          </table:table-cell>
          <table:table-cell table:style-name="ce50" table:formula="of:=IF(AND([.M26]&lt;&gt;&quot;&quot;; [.N26]&lt;&gt;&quot;&quot;); &quot; $&quot; &amp; TEXT([.M26]; &quot;0.00&quot;) &amp; &quot;_{\pm &quot; &amp; TEXT([.N26]; &quot;0.00&quot;) &amp; &quot;}$ &quot;; &quot;&quot;)" office:value-type="string" office:string-value=" $97.30_{\pm 1.42}$ " calcext:value-type="string">
            <text:p><text:s/>$97.30_{\pm 1.42}$ </text:p>
          </table:table-cell>
          <table:table-cell table:style-name="ce50" table:formula="of:=IF(AND([.O26]&lt;&gt;&quot;&quot;; [.P26]&lt;&gt;&quot;&quot;); &quot; $&quot; &amp; TEXT([.O26]; &quot;0.00&quot;) &amp; &quot;_{\pm &quot; &amp; TEXT([.P26]; &quot;0.00&quot;) &amp; &quot;}$ &quot;; &quot;&quot;)" office:value-type="string" office:string-value=" $96.19_{\pm 2.46}$ " calcext:value-type="string">
            <text:p><text:s/>$96.19_{\pm 2.46}$ </text:p>
          </table:table-cell>
          <table:table-cell table:style-name="ce50" table:formula="of:=IF(AND([.Q26]&lt;&gt;&quot;&quot;; [.R26]&lt;&gt;&quot;&quot;); &quot; $&quot; &amp; TEXT([.Q26]; &quot;0.00&quot;) &amp; &quot;_{\pm &quot; &amp; TEXT([.R26]; &quot;0.00&quot;) &amp; &quot;}$ &quot;; &quot;&quot;)" office:value-type="string" office:string-value=" $96.72_{\pm 1.32}$ " calcext:value-type="string">
            <text:p><text:s/>$96.72_{\pm 1.32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98.4765597318789" calcext:value-type="float">
            <text:p>98.48</text:p>
          </table:table-cell>
          <table:table-cell table:style-name="ce25" office:value-type="float" office:value="1.78817095852124" calcext:value-type="float">
            <text:p>1.79</text:p>
          </table:table-cell>
          <table:table-cell table:style-name="ce19" office:value-type="float" office:value="97.4161506707946" calcext:value-type="float">
            <text:p>97.42</text:p>
          </table:table-cell>
          <table:table-cell table:style-name="ce25" office:value-type="float" office:value="3.51716602963213" calcext:value-type="float">
            <text:p>3.52</text:p>
          </table:table-cell>
          <table:table-cell table:style-name="ce19" office:value-type="float" office:value="99.6428571428571" calcext:value-type="float">
            <text:p>99.64</text:p>
          </table:table-cell>
          <table:table-cell table:style-name="ce25" office:value-type="float" office:value="1.07142857142857" calcext:value-type="float">
            <text:p>1.07</text:p>
          </table:table-cell>
          <table:table-cell table:style-name="ce19" office:value-type="float" office:value="98.4765597318789" calcext:value-type="float">
            <text:p>98.48</text:p>
          </table:table-cell>
          <table:table-cell table:style-name="ce34" office:value-type="float" office:value="1.78817095852124" calcext:value-type="float">
            <text:p>1.79</text:p>
          </table:table-cell>
          <table:table-cell table:style-name="ce34"/>
          <table:table-cell table:style-name="ce25" office:value-type="float" office:value="98.4765597318789" calcext:value-type="float">
            <text:p>98.48</text:p>
          </table:table-cell>
          <table:table-cell table:style-name="ce34" office:value-type="float" office:value="1.78817095852124" calcext:value-type="float">
            <text:p>1.79</text:p>
          </table:table-cell>
          <table:table-cell table:style-name="ce25" office:value-type="float" office:value="97.4161506707946" calcext:value-type="float">
            <text:p>97.42</text:p>
          </table:table-cell>
          <table:table-cell table:style-name="ce34" office:value-type="float" office:value="3.51716602963213" calcext:value-type="float">
            <text:p>3.52</text:p>
          </table:table-cell>
          <table:table-cell table:style-name="ce25" office:value-type="float" office:value="99.6428571428571" calcext:value-type="float">
            <text:p>99.64</text:p>
          </table:table-cell>
          <table:table-cell table:style-name="ce34" office:value-type="float" office:value="1.07142857142857" calcext:value-type="float">
            <text:p>1.07</text:p>
          </table:table-cell>
          <table:table-cell table:style-name="ce19" office:value-type="float" office:value="98.4765597318789" calcext:value-type="float">
            <text:p>98.48</text:p>
          </table:table-cell>
          <table:table-cell table:style-name="ce34" office:value-type="float" office:value="1.78817095852124" calcext:value-type="float">
            <text:p>1.79</text:p>
          </table:table-cell>
          <table:table-cell table:style-name="ce25" table:number-columns-repeated="2"/>
          <table:table-cell table:style-name="ce36"/>
          <table:table-cell table:style-name="ce46" table:formula="of:=IF([.A27]&lt;&gt;&quot;&quot;; [.A27]; &quot;&quot;)" office:value-type="string" office:string-value="Duration" calcext:value-type="string">
            <text:p>Duration</text:p>
          </table:table-cell>
          <table:table-cell table:style-name="ce121" table:formula="of:=IF(AND([.B27]&lt;&gt;&quot;&quot;; [.C27]&lt;&gt;&quot;&quot;); &quot; $&quot; &amp; TEXT([.B27]; &quot;0.00&quot;) &amp; &quot;_{\pm &quot; &amp; TEXT([.C27]; &quot;0.00&quot;) &amp; &quot;}$ &quot;; &quot;&quot;)" office:value-type="string" office:string-value=" $98.48_{\pm 1.79}$ " calcext:value-type="string">
            <text:p><text:s/>$98.48_{\pm 1.79}$ </text:p>
          </table:table-cell>
          <table:table-cell table:style-name="ce50" table:formula="of:=IF(AND([.D27]&lt;&gt;&quot;&quot;; [.E27]&lt;&gt;&quot;&quot;); &quot; $&quot; &amp; TEXT([.D27]; &quot;0.00&quot;) &amp; &quot;_{\pm &quot; &amp; TEXT([.E27]; &quot;0.00&quot;) &amp; &quot;}$ &quot;; &quot;&quot;)" office:value-type="string" office:string-value=" $97.42_{\pm 3.52}$ " calcext:value-type="string">
            <text:p><text:s/>$97.42_{\pm 3.52}$ </text:p>
          </table:table-cell>
          <table:table-cell table:style-name="ce50" table:formula="of:=IF(AND([.F27]&lt;&gt;&quot;&quot;; [.G27]&lt;&gt;&quot;&quot;); &quot; $&quot; &amp; TEXT([.F27]; &quot;0.00&quot;) &amp; &quot;_{\pm &quot; &amp; TEXT([.G27]; &quot;0.00&quot;) &amp; &quot;}$ &quot;; &quot;&quot;)" office:value-type="string" office:string-value=" $99.64_{\pm 1.07}$ " calcext:value-type="string">
            <text:p><text:s/>$99.64_{\pm 1.07}$ </text:p>
          </table:table-cell>
          <table:table-cell table:style-name="ce121" table:formula="of:=IF(AND([.H27]&lt;&gt;&quot;&quot;; [.I27]&lt;&gt;&quot;&quot;); &quot; $&quot; &amp; TEXT([.H27]; &quot;0.00&quot;) &amp; &quot;_{\pm &quot; &amp; TEXT([.I27]; &quot;0.00&quot;) &amp; &quot;}$ &quot;; &quot;&quot;)" office:value-type="string" office:string-value=" $98.48_{\pm 1.79}$ " calcext:value-type="string">
            <text:p><text:s/>$98.48_{\pm 1.79}$ </text:p>
          </table:table-cell>
          <table:table-cell table:style-name="ce35"/>
          <table:table-cell table:style-name="ce50" table:formula="of:=IF(AND([.K27]&lt;&gt;&quot;&quot;; [.L27]&lt;&gt;&quot;&quot;); &quot; $&quot; &amp; TEXT([.K27]; &quot;0.00&quot;) &amp; &quot;_{\pm &quot; &amp; TEXT([.L27]; &quot;0.00&quot;) &amp; &quot;}$ &quot;; &quot;&quot;)" office:value-type="string" office:string-value=" $98.48_{\pm 1.79}$ " calcext:value-type="string">
            <text:p><text:s/>$98.48_{\pm 1.79}$ </text:p>
          </table:table-cell>
          <table:table-cell table:style-name="ce50" table:formula="of:=IF(AND([.M27]&lt;&gt;&quot;&quot;; [.N27]&lt;&gt;&quot;&quot;); &quot; $&quot; &amp; TEXT([.M27]; &quot;0.00&quot;) &amp; &quot;_{\pm &quot; &amp; TEXT([.N27]; &quot;0.00&quot;) &amp; &quot;}$ &quot;; &quot;&quot;)" office:value-type="string" office:string-value=" $97.42_{\pm 3.52}$ " calcext:value-type="string">
            <text:p><text:s/>$97.42_{\pm 3.52}$ </text:p>
          </table:table-cell>
          <table:table-cell table:style-name="ce50" table:formula="of:=IF(AND([.O27]&lt;&gt;&quot;&quot;; [.P27]&lt;&gt;&quot;&quot;); &quot; $&quot; &amp; TEXT([.O27]; &quot;0.00&quot;) &amp; &quot;_{\pm &quot; &amp; TEXT([.P27]; &quot;0.00&quot;) &amp; &quot;}$ &quot;; &quot;&quot;)" office:value-type="string" office:string-value=" $99.64_{\pm 1.07}$ " calcext:value-type="string">
            <text:p><text:s/>$99.64_{\pm 1.07}$ </text:p>
          </table:table-cell>
          <table:table-cell table:style-name="ce50" table:formula="of:=IF(AND([.Q27]&lt;&gt;&quot;&quot;; [.R27]&lt;&gt;&quot;&quot;); &quot; $&quot; &amp; TEXT([.Q27]; &quot;0.00&quot;) &amp; &quot;_{\pm &quot; &amp; TEXT([.R27]; &quot;0.00&quot;) &amp; &quot;}$ &quot;; &quot;&quot;)" office:value-type="string" office:string-value=" $98.48_{\pm 1.79}$ " calcext:value-type="string">
            <text:p><text:s/>$98.48_{\pm 1.79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83.6666666666667" calcext:value-type="float">
            <text:p>83.67</text:p>
          </table:table-cell>
          <table:table-cell table:style-name="ce25" office:value-type="float" office:value="22.2336081942031" calcext:value-type="float">
            <text:p>22.23</text:p>
          </table:table-cell>
          <table:table-cell table:style-name="ce19" office:value-type="float" office:value="93.3333333333333" calcext:value-type="float">
            <text:p>93.33</text:p>
          </table:table-cell>
          <table:table-cell table:style-name="ce25" office:value-type="float" office:value="20" calcext:value-type="float">
            <text:p>20.00</text:p>
          </table:table-cell>
          <table:table-cell table:style-name="ce19" office:value-type="float" office:value="80" calcext:value-type="float">
            <text:p>80.00</text:p>
          </table:table-cell>
          <table:table-cell table:style-name="ce25" office:value-type="float" office:value="25.603819159562" calcext:value-type="float">
            <text:p>25.60</text:p>
          </table:table-cell>
          <table:table-cell table:style-name="ce19" office:value-type="float" office:value="83.6666666666667" calcext:value-type="float">
            <text:p>83.67</text:p>
          </table:table-cell>
          <table:table-cell table:style-name="ce34" office:value-type="float" office:value="22.2336081942031" calcext:value-type="float">
            <text:p>22.23</text:p>
          </table:table-cell>
          <table:table-cell table:style-name="ce34"/>
          <table:table-cell table:style-name="ce25" office:value-type="float" office:value="83.6666666666667" calcext:value-type="float">
            <text:p>83.67</text:p>
          </table:table-cell>
          <table:table-cell table:style-name="ce34" office:value-type="float" office:value="22.2336081942031" calcext:value-type="float">
            <text:p>22.23</text:p>
          </table:table-cell>
          <table:table-cell table:style-name="ce25" office:value-type="float" office:value="93.3333333333333" calcext:value-type="float">
            <text:p>93.33</text:p>
          </table:table-cell>
          <table:table-cell table:style-name="ce34" office:value-type="float" office:value="20" calcext:value-type="float">
            <text:p>20.00</text:p>
          </table:table-cell>
          <table:table-cell table:style-name="ce25" office:value-type="float" office:value="80" calcext:value-type="float">
            <text:p>80.00</text:p>
          </table:table-cell>
          <table:table-cell table:style-name="ce34" office:value-type="float" office:value="25.603819159562" calcext:value-type="float">
            <text:p>25.60</text:p>
          </table:table-cell>
          <table:table-cell table:style-name="ce19" office:value-type="float" office:value="83.6666666666667" calcext:value-type="float">
            <text:p>83.67</text:p>
          </table:table-cell>
          <table:table-cell table:style-name="ce34" office:value-type="float" office:value="22.2336081942031" calcext:value-type="float">
            <text:p>22.23</text:p>
          </table:table-cell>
          <table:table-cell table:style-name="ce25"/>
          <table:table-cell table:style-name="ce93" table:number-columns-repeated="2"/>
          <table:table-cell table:style-name="ce45" table:formula="of:=IF([.A28]&lt;&gt;&quot;&quot;; [.A28]; &quot;&quot;)" office:value-type="string" office:string-value="Set" calcext:value-type="string">
            <text:p>Set</text:p>
          </table:table-cell>
          <table:table-cell table:style-name="ce36" table:formula="of:=IF(AND([.B28]&lt;&gt;&quot;&quot;; [.C28]&lt;&gt;&quot;&quot;); &quot; $&quot; &amp; TEXT([.B28]; &quot;0.00&quot;) &amp; &quot;_{\pm &quot; &amp; TEXT([.C28]; &quot;0.00&quot;) &amp; &quot;}$ &quot;; &quot;&quot;)" office:value-type="string" office:string-value=" $83.67_{\pm 22.23}$ " calcext:value-type="string">
            <text:p><text:s/>$83.67_{\pm 22.23}$ </text:p>
          </table:table-cell>
          <table:table-cell table:style-name="ce50" table:formula="of:=IF(AND([.D28]&lt;&gt;&quot;&quot;; [.E28]&lt;&gt;&quot;&quot;); &quot; $&quot; &amp; TEXT([.D28]; &quot;0.00&quot;) &amp; &quot;_{\pm &quot; &amp; TEXT([.E28]; &quot;0.00&quot;) &amp; &quot;}$ &quot;; &quot;&quot;)" office:value-type="string" office:string-value=" $93.33_{\pm 20.00}$ " calcext:value-type="string">
            <text:p><text:s/>$93.33_{\pm 20.00}$ </text:p>
          </table:table-cell>
          <table:table-cell table:style-name="ce50" table:formula="of:=IF(AND([.F28]&lt;&gt;&quot;&quot;; [.G28]&lt;&gt;&quot;&quot;); &quot; $&quot; &amp; TEXT([.F28]; &quot;0.00&quot;) &amp; &quot;_{\pm &quot; &amp; TEXT([.G28]; &quot;0.00&quot;) &amp; &quot;}$ &quot;; &quot;&quot;)" office:value-type="string" office:string-value=" $80.00_{\pm 25.60}$ " calcext:value-type="string">
            <text:p><text:s/>$80.00_{\pm 25.60}$ </text:p>
          </table:table-cell>
          <table:table-cell table:style-name="ce121" table:formula="of:=IF(AND([.H28]&lt;&gt;&quot;&quot;; [.I28]&lt;&gt;&quot;&quot;); &quot; $&quot; &amp; TEXT([.H28]; &quot;0.00&quot;) &amp; &quot;_{\pm &quot; &amp; TEXT([.I28]; &quot;0.00&quot;) &amp; &quot;}$ &quot;; &quot;&quot;)" office:value-type="string" office:string-value=" $83.67_{\pm 22.23}$ " calcext:value-type="string">
            <text:p><text:s/>$83.67_{\pm 22.23}$ </text:p>
          </table:table-cell>
          <table:table-cell table:style-name="ce52"/>
          <table:table-cell table:style-name="ce50" table:formula="of:=IF(AND([.K28]&lt;&gt;&quot;&quot;; [.L28]&lt;&gt;&quot;&quot;); &quot; $&quot; &amp; TEXT([.K28]; &quot;0.00&quot;) &amp; &quot;_{\pm &quot; &amp; TEXT([.L28]; &quot;0.00&quot;) &amp; &quot;}$ &quot;; &quot;&quot;)" office:value-type="string" office:string-value=" $83.67_{\pm 22.23}$ " calcext:value-type="string">
            <text:p><text:s/>$83.67_{\pm 22.23}$ </text:p>
          </table:table-cell>
          <table:table-cell table:style-name="ce50" table:formula="of:=IF(AND([.M28]&lt;&gt;&quot;&quot;; [.N28]&lt;&gt;&quot;&quot;); &quot; $&quot; &amp; TEXT([.M28]; &quot;0.00&quot;) &amp; &quot;_{\pm &quot; &amp; TEXT([.N28]; &quot;0.00&quot;) &amp; &quot;}$ &quot;; &quot;&quot;)" office:value-type="string" office:string-value=" $93.33_{\pm 20.00}$ " calcext:value-type="string">
            <text:p><text:s/>$93.33_{\pm 20.00}$ </text:p>
          </table:table-cell>
          <table:table-cell table:style-name="ce50" table:formula="of:=IF(AND([.O28]&lt;&gt;&quot;&quot;; [.P28]&lt;&gt;&quot;&quot;); &quot; $&quot; &amp; TEXT([.O28]; &quot;0.00&quot;) &amp; &quot;_{\pm &quot; &amp; TEXT([.P28]; &quot;0.00&quot;) &amp; &quot;}$ &quot;; &quot;&quot;)" office:value-type="string" office:string-value=" $80.00_{\pm 25.60}$ " calcext:value-type="string">
            <text:p><text:s/>$80.00_{\pm 25.60}$ </text:p>
          </table:table-cell>
          <table:table-cell table:style-name="ce50" table:formula="of:=IF(AND([.Q28]&lt;&gt;&quot;&quot;; [.R28]&lt;&gt;&quot;&quot;); &quot; $&quot; &amp; TEXT([.Q28]; &quot;0.00&quot;) &amp; &quot;_{\pm &quot; &amp; TEXT([.R28]; &quot;0.00&quot;) &amp; &quot;}$ &quot;; &quot;&quot;)" office:value-type="string" office:string-value=" $83.67_{\pm 22.23}$ " calcext:value-type="string">
            <text:p><text:s/>$83.67_{\pm 22.23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29]&lt;&gt;&quot;&quot;; [.A29]; &quot;&quot;)">
            <text:p/>
          </table:table-cell>
          <table:table-cell table:style-name="ce24" table:formula="of:=IF(AND([.B29]&lt;&gt;&quot;&quot;; [.C29]&lt;&gt;&quot;&quot;); &quot; $&quot; &amp; TEXT([.B29]; &quot;0.00&quot;) &amp; &quot;_{\pm &quot; &amp; TEXT([.C29]; &quot;0.00&quot;) &amp; &quot;}$ &quot;; &quot;&quot;)">
            <text:p/>
          </table:table-cell>
          <table:table-cell table:style-name="ce49" table:formula="of:=IF(AND([.D29]&lt;&gt;&quot;&quot;; [.E29]&lt;&gt;&quot;&quot;); &quot; $&quot; &amp; TEXT([.D29]; &quot;0.00&quot;) &amp; &quot;_{\pm &quot; &amp; TEXT([.E29]; &quot;0.00&quot;) &amp; &quot;}$ &quot;; &quot;&quot;)">
            <text:p/>
          </table:table-cell>
          <table:table-cell table:style-name="ce49" table:formula="of:=IF(AND([.F29]&lt;&gt;&quot;&quot;; [.G29]&lt;&gt;&quot;&quot;); &quot; $&quot; &amp; TEXT([.F29]; &quot;0.00&quot;) &amp; &quot;_{\pm &quot; &amp; TEXT([.G29]; &quot;0.00&quot;) &amp; &quot;}$ &quot;; &quot;&quot;)">
            <text:p/>
          </table:table-cell>
          <table:table-cell table:style-name="ce24" table:formula="of:=IF(AND([.H29]&lt;&gt;&quot;&quot;; [.I29]&lt;&gt;&quot;&quot;); &quot; $&quot; &amp; TEXT([.H29]; &quot;0.00&quot;) &amp; &quot;_{\pm &quot; &amp; TEXT([.I29]; &quot;0.00&quot;) &amp; &quot;}$ &quot;; &quot;&quot;)">
            <text:p/>
          </table:table-cell>
          <table:table-cell table:style-name="ce35"/>
          <table:table-cell table:style-name="ce49" table:formula="of:=IF(AND([.K29]&lt;&gt;&quot;&quot;; [.L29]&lt;&gt;&quot;&quot;); &quot; $&quot; &amp; TEXT([.K29]; &quot;0.00&quot;) &amp; &quot;_{\pm &quot; &amp; TEXT([.L29]; &quot;0.00&quot;) &amp; &quot;}$ &quot;; &quot;&quot;)">
            <text:p/>
          </table:table-cell>
          <table:table-cell table:style-name="ce49" table:formula="of:=IF(AND([.M29]&lt;&gt;&quot;&quot;; [.N29]&lt;&gt;&quot;&quot;); &quot; $&quot; &amp; TEXT([.M29]; &quot;0.00&quot;) &amp; &quot;_{\pm &quot; &amp; TEXT([.N29]; &quot;0.00&quot;) &amp; &quot;}$ &quot;; &quot;&quot;)">
            <text:p/>
          </table:table-cell>
          <table:table-cell table:style-name="ce49" table:formula="of:=IF(AND([.O29]&lt;&gt;&quot;&quot;; [.P29]&lt;&gt;&quot;&quot;); &quot; $&quot; &amp; TEXT([.O29]; &quot;0.00&quot;) &amp; &quot;_{\pm &quot; &amp; TEXT([.P29]; &quot;0.00&quot;) &amp; &quot;}$ &quot;; &quot;&quot;)">
            <text:p/>
          </table:table-cell>
          <table:table-cell table:style-name="ce49" table:formula="of:=IF(AND([.Q29]&lt;&gt;&quot;&quot;; [.R29]&lt;&gt;&quot;&quot;); &quot; $&quot; &amp; TEXT([.Q29]; &quot;0.00&quot;) &amp; &quot;_{\pm &quot; &amp; TEXT([.R29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Pate</text:p>
          </table:table-cell>
          <table:table-cell table:style-name="ce19" office:value-type="float" office:value="95.3653885374918" calcext:value-type="float">
            <text:p>95.37</text:p>
          </table:table-cell>
          <table:table-cell table:style-name="ce25" office:value-type="float" office:value="3.16044261085558" calcext:value-type="float">
            <text:p>3.16</text:p>
          </table:table-cell>
          <table:table-cell table:style-name="ce19" office:value-type="float" office:value="95.2959991738962" calcext:value-type="float">
            <text:p>95.30</text:p>
          </table:table-cell>
          <table:table-cell table:style-name="ce25" office:value-type="float" office:value="2.848469154442" calcext:value-type="float">
            <text:p>2.85</text:p>
          </table:table-cell>
          <table:table-cell table:style-name="ce19" office:value-type="float" office:value="95.44409094323" calcext:value-type="float">
            <text:p>95.44</text:p>
          </table:table-cell>
          <table:table-cell table:style-name="ce25" office:value-type="float" office:value="3.55017131965929" calcext:value-type="float">
            <text:p>3.55</text:p>
          </table:table-cell>
          <table:table-cell table:style-name="ce19" office:value-type="float" office:value="94.3101646182758" calcext:value-type="float">
            <text:p>94.31</text:p>
          </table:table-cell>
          <table:table-cell table:style-name="ce34" office:value-type="float" office:value="3.06430406588061" calcext:value-type="float">
            <text:p>3.06</text:p>
          </table:table-cell>
          <table:table-cell table:style-name="ce34"/>
          <table:table-cell table:style-name="ce25" office:value-type="float" office:value="99.2545078188756" calcext:value-type="float">
            <text:p>99.25</text:p>
          </table:table-cell>
          <table:table-cell table:style-name="ce34" office:value-type="float" office:value="0.856454514010901" calcext:value-type="float">
            <text:p>0.86</text:p>
          </table:table-cell>
          <table:table-cell table:style-name="ce25" office:value-type="float" office:value="99.1954365079365" calcext:value-type="float">
            <text:p>99.20</text:p>
          </table:table-cell>
          <table:table-cell table:style-name="ce34" office:value-type="float" office:value="1.06618397835419" calcext:value-type="float">
            <text:p>1.07</text:p>
          </table:table-cell>
          <table:table-cell table:style-name="ce25" office:value-type="float" office:value="99.3237259816207" calcext:value-type="float">
            <text:p>99.32</text:p>
          </table:table-cell>
          <table:table-cell table:style-name="ce34" office:value-type="float" office:value="1.14172321877958" calcext:value-type="float">
            <text:p>1.14</text:p>
          </table:table-cell>
          <table:table-cell table:style-name="ce19" office:value-type="float" office:value="96.6251841927481" calcext:value-type="float">
            <text:p>96.63</text:p>
          </table:table-cell>
          <table:table-cell table:style-name="ce34" office:value-type="float" office:value="1.5149192050152" calcext:value-type="float">
            <text:p>1.51</text:p>
          </table:table-cell>
          <table:table-cell table:style-name="ce25" table:number-columns-repeated="2"/>
          <table:table-cell table:style-name="ce36"/>
          <table:table-cell table:style-name="ce44" table:formula="of:=IF([.A30]&lt;&gt;&quot;&quot;; [.A30]; &quot;&quot;)" office:value-type="string" office:string-value="Pate" calcext:value-type="string">
            <text:p>Pate</text:p>
          </table:table-cell>
          <table:table-cell table:style-name="ce121" table:formula="of:=IF(AND([.B30]&lt;&gt;&quot;&quot;; [.C30]&lt;&gt;&quot;&quot;); &quot; $&quot; &amp; TEXT([.B30]; &quot;0.00&quot;) &amp; &quot;_{\pm &quot; &amp; TEXT([.C30]; &quot;0.00&quot;) &amp; &quot;}$ &quot;; &quot;&quot;)" office:value-type="string" office:string-value=" $95.37_{\pm 3.16}$ " calcext:value-type="string">
            <text:p><text:s/>$95.37_{\pm 3.16}$ </text:p>
          </table:table-cell>
          <table:table-cell table:style-name="ce50" table:formula="of:=IF(AND([.D30]&lt;&gt;&quot;&quot;; [.E30]&lt;&gt;&quot;&quot;); &quot; $&quot; &amp; TEXT([.D30]; &quot;0.00&quot;) &amp; &quot;_{\pm &quot; &amp; TEXT([.E30]; &quot;0.00&quot;) &amp; &quot;}$ &quot;; &quot;&quot;)" office:value-type="string" office:string-value=" $95.30_{\pm 2.85}$ " calcext:value-type="string">
            <text:p><text:s/>$95.30_{\pm 2.85}$ </text:p>
          </table:table-cell>
          <table:table-cell table:style-name="ce50" table:formula="of:=IF(AND([.F30]&lt;&gt;&quot;&quot;; [.G30]&lt;&gt;&quot;&quot;); &quot; $&quot; &amp; TEXT([.F30]; &quot;0.00&quot;) &amp; &quot;_{\pm &quot; &amp; TEXT([.G30]; &quot;0.00&quot;) &amp; &quot;}$ &quot;; &quot;&quot;)" office:value-type="string" office:string-value=" $95.44_{\pm 3.55}$ " calcext:value-type="string">
            <text:p><text:s/>$95.44_{\pm 3.55}$ </text:p>
          </table:table-cell>
          <table:table-cell table:style-name="ce121" table:formula="of:=IF(AND([.H30]&lt;&gt;&quot;&quot;; [.I30]&lt;&gt;&quot;&quot;); &quot; $&quot; &amp; TEXT([.H30]; &quot;0.00&quot;) &amp; &quot;_{\pm &quot; &amp; TEXT([.I30]; &quot;0.00&quot;) &amp; &quot;}$ &quot;; &quot;&quot;)" office:value-type="string" office:string-value=" $94.31_{\pm 3.06}$ " calcext:value-type="string">
            <text:p><text:s/>$94.31_{\pm 3.06}$ </text:p>
          </table:table-cell>
          <table:table-cell table:style-name="ce35"/>
          <table:table-cell table:style-name="ce50" table:formula="of:=IF(AND([.K30]&lt;&gt;&quot;&quot;; [.L30]&lt;&gt;&quot;&quot;); &quot; $&quot; &amp; TEXT([.K30]; &quot;0.00&quot;) &amp; &quot;_{\pm &quot; &amp; TEXT([.L30]; &quot;0.00&quot;) &amp; &quot;}$ &quot;; &quot;&quot;)" office:value-type="string" office:string-value=" $99.25_{\pm 0.86}$ " calcext:value-type="string">
            <text:p><text:s/>$99.25_{\pm 0.86}$ </text:p>
          </table:table-cell>
          <table:table-cell table:style-name="ce50" table:formula="of:=IF(AND([.M30]&lt;&gt;&quot;&quot;; [.N30]&lt;&gt;&quot;&quot;); &quot; $&quot; &amp; TEXT([.M30]; &quot;0.00&quot;) &amp; &quot;_{\pm &quot; &amp; TEXT([.N30]; &quot;0.00&quot;) &amp; &quot;}$ &quot;; &quot;&quot;)" office:value-type="string" office:string-value=" $99.20_{\pm 1.07}$ " calcext:value-type="string">
            <text:p><text:s/>$99.20_{\pm 1.07}$ </text:p>
          </table:table-cell>
          <table:table-cell table:style-name="ce50" table:formula="of:=IF(AND([.O30]&lt;&gt;&quot;&quot;; [.P30]&lt;&gt;&quot;&quot;); &quot; $&quot; &amp; TEXT([.O30]; &quot;0.00&quot;) &amp; &quot;_{\pm &quot; &amp; TEXT([.P30]; &quot;0.00&quot;) &amp; &quot;}$ &quot;; &quot;&quot;)" office:value-type="string" office:string-value=" $99.32_{\pm 1.14}$ " calcext:value-type="string">
            <text:p><text:s/>$99.32_{\pm 1.14}$ </text:p>
          </table:table-cell>
          <table:table-cell table:style-name="ce50" table:formula="of:=IF(AND([.Q30]&lt;&gt;&quot;&quot;; [.R30]&lt;&gt;&quot;&quot;); &quot; $&quot; &amp; TEXT([.Q30]; &quot;0.00&quot;) &amp; &quot;_{\pm &quot; &amp; TEXT([.R30]; &quot;0.00&quot;) &amp; &quot;}$ &quot;; &quot;&quot;)" office:value-type="string" office:string-value=" $96.63_{\pm 1.51}$ " calcext:value-type="string">
            <text:p><text:s/>$96.63_{\pm 1.51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5.3858516261976" calcext:value-type="float">
            <text:p>95.39</text:p>
          </table:table-cell>
          <table:table-cell table:style-name="ce25" office:value-type="float" office:value="2.77263913808932" calcext:value-type="float">
            <text:p>2.77</text:p>
          </table:table-cell>
          <table:table-cell table:style-name="ce19" office:value-type="float" office:value="94.2287403520834" calcext:value-type="float">
            <text:p>94.23</text:p>
          </table:table-cell>
          <table:table-cell table:style-name="ce25" office:value-type="float" office:value="3.22914941854018" calcext:value-type="float">
            <text:p>3.23</text:p>
          </table:table-cell>
          <table:table-cell table:style-name="ce19" office:value-type="float" office:value="96.6487798633747" calcext:value-type="float">
            <text:p>96.65</text:p>
          </table:table-cell>
          <table:table-cell table:style-name="ce25" office:value-type="float" office:value="3.47237378576861" calcext:value-type="float">
            <text:p>3.47</text:p>
          </table:table-cell>
          <table:table-cell table:style-name="ce19" office:value-type="float" office:value="95.3858516261976" calcext:value-type="float">
            <text:p>95.39</text:p>
          </table:table-cell>
          <table:table-cell table:style-name="ce34" office:value-type="float" office:value="2.77263913808932" calcext:value-type="float">
            <text:p>2.77</text:p>
          </table:table-cell>
          <table:table-cell table:style-name="ce34"/>
          <table:table-cell table:style-name="ce25" office:value-type="float" office:value="97.4229607052486" calcext:value-type="float">
            <text:p>97.42</text:p>
          </table:table-cell>
          <table:table-cell table:style-name="ce34" office:value-type="float" office:value="1.06158308426668" calcext:value-type="float">
            <text:p>1.06</text:p>
          </table:table-cell>
          <table:table-cell table:style-name="ce25" office:value-type="float" office:value="96.2530077513508" calcext:value-type="float">
            <text:p>96.25</text:p>
          </table:table-cell>
          <table:table-cell table:style-name="ce34" office:value-type="float" office:value="2.51083569015038" calcext:value-type="float">
            <text:p>2.51</text:p>
          </table:table-cell>
          <table:table-cell table:style-name="ce25" office:value-type="float" office:value="98.7005420054201" calcext:value-type="float">
            <text:p>98.70</text:p>
          </table:table-cell>
          <table:table-cell table:style-name="ce34" office:value-type="float" office:value="1.80075336207631" calcext:value-type="float">
            <text:p>1.80</text:p>
          </table:table-cell>
          <table:table-cell table:style-name="ce19" office:value-type="float" office:value="97.4229607052486" calcext:value-type="float">
            <text:p>97.42</text:p>
          </table:table-cell>
          <table:table-cell table:style-name="ce34" office:value-type="float" office:value="1.06158308426668" calcext:value-type="float">
            <text:p>1.06</text:p>
          </table:table-cell>
          <table:table-cell table:style-name="ce25" table:number-columns-repeated="2"/>
          <table:table-cell table:style-name="ce36"/>
          <table:table-cell table:style-name="ce46" table:formula="of:=IF([.A31]&lt;&gt;&quot;&quot;; [.A31]; &quot;&quot;)" office:value-type="string" office:string-value="Date" calcext:value-type="string">
            <text:p>Date</text:p>
          </table:table-cell>
          <table:table-cell table:style-name="ce121" table:formula="of:=IF(AND([.B31]&lt;&gt;&quot;&quot;; [.C31]&lt;&gt;&quot;&quot;); &quot; $&quot; &amp; TEXT([.B31]; &quot;0.00&quot;) &amp; &quot;_{\pm &quot; &amp; TEXT([.C31]; &quot;0.00&quot;) &amp; &quot;}$ &quot;; &quot;&quot;)" office:value-type="string" office:string-value=" $95.39_{\pm 2.77}$ " calcext:value-type="string">
            <text:p><text:s/>$95.39_{\pm 2.77}$ </text:p>
          </table:table-cell>
          <table:table-cell table:style-name="ce50" table:formula="of:=IF(AND([.D31]&lt;&gt;&quot;&quot;; [.E31]&lt;&gt;&quot;&quot;); &quot; $&quot; &amp; TEXT([.D31]; &quot;0.00&quot;) &amp; &quot;_{\pm &quot; &amp; TEXT([.E31]; &quot;0.00&quot;) &amp; &quot;}$ &quot;; &quot;&quot;)" office:value-type="string" office:string-value=" $94.23_{\pm 3.23}$ " calcext:value-type="string">
            <text:p><text:s/>$94.23_{\pm 3.23}$ </text:p>
          </table:table-cell>
          <table:table-cell table:style-name="ce50" table:formula="of:=IF(AND([.F31]&lt;&gt;&quot;&quot;; [.G31]&lt;&gt;&quot;&quot;); &quot; $&quot; &amp; TEXT([.F31]; &quot;0.00&quot;) &amp; &quot;_{\pm &quot; &amp; TEXT([.G31]; &quot;0.00&quot;) &amp; &quot;}$ &quot;; &quot;&quot;)" office:value-type="string" office:string-value=" $96.65_{\pm 3.47}$ " calcext:value-type="string">
            <text:p><text:s/>$96.65_{\pm 3.47}$ </text:p>
          </table:table-cell>
          <table:table-cell table:style-name="ce121" table:formula="of:=IF(AND([.H31]&lt;&gt;&quot;&quot;; [.I31]&lt;&gt;&quot;&quot;); &quot; $&quot; &amp; TEXT([.H31]; &quot;0.00&quot;) &amp; &quot;_{\pm &quot; &amp; TEXT([.I31]; &quot;0.00&quot;) &amp; &quot;}$ &quot;; &quot;&quot;)" office:value-type="string" office:string-value=" $95.39_{\pm 2.77}$ " calcext:value-type="string">
            <text:p><text:s/>$95.39_{\pm 2.77}$ </text:p>
          </table:table-cell>
          <table:table-cell table:style-name="ce35"/>
          <table:table-cell table:style-name="ce50" table:formula="of:=IF(AND([.K31]&lt;&gt;&quot;&quot;; [.L31]&lt;&gt;&quot;&quot;); &quot; $&quot; &amp; TEXT([.K31]; &quot;0.00&quot;) &amp; &quot;_{\pm &quot; &amp; TEXT([.L31]; &quot;0.00&quot;) &amp; &quot;}$ &quot;; &quot;&quot;)" office:value-type="string" office:string-value=" $97.42_{\pm 1.06}$ " calcext:value-type="string">
            <text:p><text:s/>$97.42_{\pm 1.06}$ </text:p>
          </table:table-cell>
          <table:table-cell table:style-name="ce50" table:formula="of:=IF(AND([.M31]&lt;&gt;&quot;&quot;; [.N31]&lt;&gt;&quot;&quot;); &quot; $&quot; &amp; TEXT([.M31]; &quot;0.00&quot;) &amp; &quot;_{\pm &quot; &amp; TEXT([.N31]; &quot;0.00&quot;) &amp; &quot;}$ &quot;; &quot;&quot;)" office:value-type="string" office:string-value=" $96.25_{\pm 2.51}$ " calcext:value-type="string">
            <text:p><text:s/>$96.25_{\pm 2.51}$ </text:p>
          </table:table-cell>
          <table:table-cell table:style-name="ce50" table:formula="of:=IF(AND([.O31]&lt;&gt;&quot;&quot;; [.P31]&lt;&gt;&quot;&quot;); &quot; $&quot; &amp; TEXT([.O31]; &quot;0.00&quot;) &amp; &quot;_{\pm &quot; &amp; TEXT([.P31]; &quot;0.00&quot;) &amp; &quot;}$ &quot;; &quot;&quot;)" office:value-type="string" office:string-value=" $98.70_{\pm 1.80}$ " calcext:value-type="string">
            <text:p><text:s/>$98.70_{\pm 1.80}$ </text:p>
          </table:table-cell>
          <table:table-cell table:style-name="ce50" table:formula="of:=IF(AND([.Q31]&lt;&gt;&quot;&quot;; [.R31]&lt;&gt;&quot;&quot;); &quot; $&quot; &amp; TEXT([.Q31]; &quot;0.00&quot;) &amp; &quot;_{\pm &quot; &amp; TEXT([.R31]; &quot;0.00&quot;) &amp; &quot;}$ &quot;; &quot;&quot;)" office:value-type="string" office:string-value=" $97.42_{\pm 1.06}$ " calcext:value-type="string">
            <text:p><text:s/>$97.42_{\pm 1.06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94.4342196524125" calcext:value-type="float">
            <text:p>94.43</text:p>
          </table:table-cell>
          <table:table-cell table:style-name="ce25" office:value-type="float" office:value="4.30938370742665" calcext:value-type="float">
            <text:p>4.31</text:p>
          </table:table-cell>
          <table:table-cell table:style-name="ce19" office:value-type="float" office:value="94.8978657110835" calcext:value-type="float">
            <text:p>94.90</text:p>
          </table:table-cell>
          <table:table-cell table:style-name="ce25" office:value-type="float" office:value="3.98462313389438" calcext:value-type="float">
            <text:p>3.98</text:p>
          </table:table-cell>
          <table:table-cell table:style-name="ce19" office:value-type="float" office:value="94.0708540177231" calcext:value-type="float">
            <text:p>94.07</text:p>
          </table:table-cell>
          <table:table-cell table:style-name="ce25" office:value-type="float" office:value="5.48580176619219" calcext:value-type="float">
            <text:p>5.49</text:p>
          </table:table-cell>
          <table:table-cell table:style-name="ce19" office:value-type="float" office:value="94.4342196524125" calcext:value-type="float">
            <text:p>94.43</text:p>
          </table:table-cell>
          <table:table-cell table:style-name="ce34" office:value-type="float" office:value="4.30938370742665" calcext:value-type="float">
            <text:p>4.31</text:p>
          </table:table-cell>
          <table:table-cell table:style-name="ce34"/>
          <table:table-cell table:style-name="ce25" office:value-type="float" office:value="96.1199241474573" calcext:value-type="float">
            <text:p>96.12</text:p>
          </table:table-cell>
          <table:table-cell table:style-name="ce34" office:value-type="float" office:value="3.87827535558091" calcext:value-type="float">
            <text:p>3.88</text:p>
          </table:table-cell>
          <table:table-cell table:style-name="ce25" office:value-type="float" office:value="96.6163844145468" calcext:value-type="float">
            <text:p>96.62</text:p>
          </table:table-cell>
          <table:table-cell table:style-name="ce34" office:value-type="float" office:value="4.07911184274445" calcext:value-type="float">
            <text:p>4.08</text:p>
          </table:table-cell>
          <table:table-cell table:style-name="ce25" office:value-type="float" office:value="95.7247559653931" calcext:value-type="float">
            <text:p>95.72</text:p>
          </table:table-cell>
          <table:table-cell table:style-name="ce34" office:value-type="float" office:value="4.71488584541116" calcext:value-type="float">
            <text:p>4.71</text:p>
          </table:table-cell>
          <table:table-cell table:style-name="ce19" office:value-type="float" office:value="96.1199241474573" calcext:value-type="float">
            <text:p>96.12</text:p>
          </table:table-cell>
          <table:table-cell table:style-name="ce34" office:value-type="float" office:value="3.87827535558091" calcext:value-type="float">
            <text:p>3.88</text:p>
          </table:table-cell>
          <table:table-cell table:style-name="ce25" table:number-columns-repeated="2"/>
          <table:table-cell table:style-name="ce36"/>
          <table:table-cell table:style-name="ce46" table:formula="of:=IF([.A32]&lt;&gt;&quot;&quot;; [.A32]; &quot;&quot;)" office:value-type="string" office:string-value="Time" calcext:value-type="string">
            <text:p>Time</text:p>
          </table:table-cell>
          <table:table-cell table:style-name="ce121" table:formula="of:=IF(AND([.B32]&lt;&gt;&quot;&quot;; [.C32]&lt;&gt;&quot;&quot;); &quot; $&quot; &amp; TEXT([.B32]; &quot;0.00&quot;) &amp; &quot;_{\pm &quot; &amp; TEXT([.C32]; &quot;0.00&quot;) &amp; &quot;}$ &quot;; &quot;&quot;)" office:value-type="string" office:string-value=" $94.43_{\pm 4.31}$ " calcext:value-type="string">
            <text:p><text:s/>$94.43_{\pm 4.31}$ </text:p>
          </table:table-cell>
          <table:table-cell table:style-name="ce50" table:formula="of:=IF(AND([.D32]&lt;&gt;&quot;&quot;; [.E32]&lt;&gt;&quot;&quot;); &quot; $&quot; &amp; TEXT([.D32]; &quot;0.00&quot;) &amp; &quot;_{\pm &quot; &amp; TEXT([.E32]; &quot;0.00&quot;) &amp; &quot;}$ &quot;; &quot;&quot;)" office:value-type="string" office:string-value=" $94.90_{\pm 3.98}$ " calcext:value-type="string">
            <text:p><text:s/>$94.90_{\pm 3.98}$ </text:p>
          </table:table-cell>
          <table:table-cell table:style-name="ce50" table:formula="of:=IF(AND([.F32]&lt;&gt;&quot;&quot;; [.G32]&lt;&gt;&quot;&quot;); &quot; $&quot; &amp; TEXT([.F32]; &quot;0.00&quot;) &amp; &quot;_{\pm &quot; &amp; TEXT([.G32]; &quot;0.00&quot;) &amp; &quot;}$ &quot;; &quot;&quot;)" office:value-type="string" office:string-value=" $94.07_{\pm 5.49}$ " calcext:value-type="string">
            <text:p><text:s/>$94.07_{\pm 5.49}$ </text:p>
          </table:table-cell>
          <table:table-cell table:style-name="ce121" table:formula="of:=IF(AND([.H32]&lt;&gt;&quot;&quot;; [.I32]&lt;&gt;&quot;&quot;); &quot; $&quot; &amp; TEXT([.H32]; &quot;0.00&quot;) &amp; &quot;_{\pm &quot; &amp; TEXT([.I32]; &quot;0.00&quot;) &amp; &quot;}$ &quot;; &quot;&quot;)" office:value-type="string" office:string-value=" $94.43_{\pm 4.31}$ " calcext:value-type="string">
            <text:p><text:s/>$94.43_{\pm 4.31}$ </text:p>
          </table:table-cell>
          <table:table-cell table:style-name="ce35"/>
          <table:table-cell table:style-name="ce50" table:formula="of:=IF(AND([.K32]&lt;&gt;&quot;&quot;; [.L32]&lt;&gt;&quot;&quot;); &quot; $&quot; &amp; TEXT([.K32]; &quot;0.00&quot;) &amp; &quot;_{\pm &quot; &amp; TEXT([.L32]; &quot;0.00&quot;) &amp; &quot;}$ &quot;; &quot;&quot;)" office:value-type="string" office:string-value=" $96.12_{\pm 3.88}$ " calcext:value-type="string">
            <text:p><text:s/>$96.12_{\pm 3.88}$ </text:p>
          </table:table-cell>
          <table:table-cell table:style-name="ce50" table:formula="of:=IF(AND([.M32]&lt;&gt;&quot;&quot;; [.N32]&lt;&gt;&quot;&quot;); &quot; $&quot; &amp; TEXT([.M32]; &quot;0.00&quot;) &amp; &quot;_{\pm &quot; &amp; TEXT([.N32]; &quot;0.00&quot;) &amp; &quot;}$ &quot;; &quot;&quot;)" office:value-type="string" office:string-value=" $96.62_{\pm 4.08}$ " calcext:value-type="string">
            <text:p><text:s/>$96.62_{\pm 4.08}$ </text:p>
          </table:table-cell>
          <table:table-cell table:style-name="ce50" table:formula="of:=IF(AND([.O32]&lt;&gt;&quot;&quot;; [.P32]&lt;&gt;&quot;&quot;); &quot; $&quot; &amp; TEXT([.O32]; &quot;0.00&quot;) &amp; &quot;_{\pm &quot; &amp; TEXT([.P32]; &quot;0.00&quot;) &amp; &quot;}$ &quot;; &quot;&quot;)" office:value-type="string" office:string-value=" $95.72_{\pm 4.71}$ " calcext:value-type="string">
            <text:p><text:s/>$95.72_{\pm 4.71}$ </text:p>
          </table:table-cell>
          <table:table-cell table:style-name="ce50" table:formula="of:=IF(AND([.Q32]&lt;&gt;&quot;&quot;; [.R32]&lt;&gt;&quot;&quot;); &quot; $&quot; &amp; TEXT([.Q32]; &quot;0.00&quot;) &amp; &quot;_{\pm &quot; &amp; TEXT([.R32]; &quot;0.00&quot;) &amp; &quot;}$ &quot;; &quot;&quot;)" office:value-type="string" office:string-value=" $96.12_{\pm 3.88}$ " calcext:value-type="string">
            <text:p><text:s/>$96.12_{\pm 3.88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6.66666666666667" calcext:value-type="float">
            <text:p>6.67</text:p>
          </table:table-cell>
          <table:table-cell table:style-name="ce25" office:value-type="float" office:value="20" calcext:value-type="float">
            <text:p>20.00</text:p>
          </table:table-cell>
          <table:table-cell table:style-name="ce19" office:value-type="float" office:value="10" calcext:value-type="float">
            <text:p>10.00</text:p>
          </table:table-cell>
          <table:table-cell table:style-name="ce25" office:value-type="float" office:value="30" calcext:value-type="float">
            <text:p>30.00</text:p>
          </table:table-cell>
          <table:table-cell table:style-name="ce19" office:value-type="float" office:value="5" calcext:value-type="float">
            <text:p>5.00</text:p>
          </table:table-cell>
          <table:table-cell table:style-name="ce25" office:value-type="float" office:value="15" calcext:value-type="float">
            <text:p>15.00</text:p>
          </table:table-cell>
          <table:table-cell table:style-name="ce19" office:value-type="float" office:value="6.66666666666667" calcext:value-type="float">
            <text:p>6.67</text:p>
          </table:table-cell>
          <table:table-cell table:style-name="ce34" office:value-type="float" office:value="20" calcext:value-type="float">
            <text:p>20.00</text:p>
          </table:table-cell>
          <table:table-cell table:style-name="ce34"/>
          <table:table-cell table:style-name="ce25" office:value-type="float" office:value="6.66666666666667" calcext:value-type="float">
            <text:p>6.67</text:p>
          </table:table-cell>
          <table:table-cell table:style-name="ce34" office:value-type="float" office:value="20" calcext:value-type="float">
            <text:p>20.00</text:p>
          </table:table-cell>
          <table:table-cell table:style-name="ce25" office:value-type="float" office:value="10" calcext:value-type="float">
            <text:p>10.00</text:p>
          </table:table-cell>
          <table:table-cell table:style-name="ce34" office:value-type="float" office:value="30" calcext:value-type="float">
            <text:p>30.00</text:p>
          </table:table-cell>
          <table:table-cell table:style-name="ce25" office:value-type="float" office:value="5" calcext:value-type="float">
            <text:p>5.00</text:p>
          </table:table-cell>
          <table:table-cell table:style-name="ce34" office:value-type="float" office:value="15" calcext:value-type="float">
            <text:p>15.00</text:p>
          </table:table-cell>
          <table:table-cell table:style-name="ce19" office:value-type="float" office:value="6.66666666666667" calcext:value-type="float">
            <text:p>6.67</text:p>
          </table:table-cell>
          <table:table-cell table:style-name="ce34" office:value-type="float" office:value="20" calcext:value-type="float">
            <text:p>20.00</text:p>
          </table:table-cell>
          <table:table-cell table:style-name="ce25" table:number-columns-repeated="2"/>
          <table:table-cell table:style-name="ce36"/>
          <table:table-cell table:style-name="ce46" table:formula="of:=IF([.A33]&lt;&gt;&quot;&quot;; [.A33]; &quot;&quot;)" office:value-type="string" office:string-value="Duration" calcext:value-type="string">
            <text:p>Duration</text:p>
          </table:table-cell>
          <table:table-cell table:style-name="ce121" table:formula="of:=IF(AND([.B33]&lt;&gt;&quot;&quot;; [.C33]&lt;&gt;&quot;&quot;); &quot; $&quot; &amp; TEXT([.B33]; &quot;0.00&quot;) &amp; &quot;_{\pm &quot; &amp; TEXT([.C33]; &quot;0.00&quot;) &amp; &quot;}$ &quot;; &quot;&quot;)" office:value-type="string" office:string-value=" $6.67_{\pm 20.00}$ " calcext:value-type="string">
            <text:p><text:s/>$6.67_{\pm 20.00}$ </text:p>
          </table:table-cell>
          <table:table-cell table:style-name="ce50" table:formula="of:=IF(AND([.D33]&lt;&gt;&quot;&quot;; [.E33]&lt;&gt;&quot;&quot;); &quot; $&quot; &amp; TEXT([.D33]; &quot;0.00&quot;) &amp; &quot;_{\pm &quot; &amp; TEXT([.E33]; &quot;0.00&quot;) &amp; &quot;}$ &quot;; &quot;&quot;)" office:value-type="string" office:string-value=" $10.00_{\pm 30.00}$ " calcext:value-type="string">
            <text:p><text:s/>$10.00_{\pm 30.00}$ </text:p>
          </table:table-cell>
          <table:table-cell table:style-name="ce50" table:formula="of:=IF(AND([.F33]&lt;&gt;&quot;&quot;; [.G33]&lt;&gt;&quot;&quot;); &quot; $&quot; &amp; TEXT([.F33]; &quot;0.00&quot;) &amp; &quot;_{\pm &quot; &amp; TEXT([.G33]; &quot;0.00&quot;) &amp; &quot;}$ &quot;; &quot;&quot;)" office:value-type="string" office:string-value=" $5.00_{\pm 15.00}$ " calcext:value-type="string">
            <text:p><text:s/>$5.00_{\pm 15.00}$ </text:p>
          </table:table-cell>
          <table:table-cell table:style-name="ce121" table:formula="of:=IF(AND([.H33]&lt;&gt;&quot;&quot;; [.I33]&lt;&gt;&quot;&quot;); &quot; $&quot; &amp; TEXT([.H33]; &quot;0.00&quot;) &amp; &quot;_{\pm &quot; &amp; TEXT([.I33]; &quot;0.00&quot;) &amp; &quot;}$ &quot;; &quot;&quot;)" office:value-type="string" office:string-value=" $6.67_{\pm 20.00}$ " calcext:value-type="string">
            <text:p><text:s/>$6.67_{\pm 20.00}$ </text:p>
          </table:table-cell>
          <table:table-cell table:style-name="ce35"/>
          <table:table-cell table:style-name="ce50" table:formula="of:=IF(AND([.K33]&lt;&gt;&quot;&quot;; [.L33]&lt;&gt;&quot;&quot;); &quot; $&quot; &amp; TEXT([.K33]; &quot;0.00&quot;) &amp; &quot;_{\pm &quot; &amp; TEXT([.L33]; &quot;0.00&quot;) &amp; &quot;}$ &quot;; &quot;&quot;)" office:value-type="string" office:string-value=" $6.67_{\pm 20.00}$ " calcext:value-type="string">
            <text:p><text:s/>$6.67_{\pm 20.00}$ </text:p>
          </table:table-cell>
          <table:table-cell table:style-name="ce50" table:formula="of:=IF(AND([.M33]&lt;&gt;&quot;&quot;; [.N33]&lt;&gt;&quot;&quot;); &quot; $&quot; &amp; TEXT([.M33]; &quot;0.00&quot;) &amp; &quot;_{\pm &quot; &amp; TEXT([.N33]; &quot;0.00&quot;) &amp; &quot;}$ &quot;; &quot;&quot;)" office:value-type="string" office:string-value=" $10.00_{\pm 30.00}$ " calcext:value-type="string">
            <text:p><text:s/>$10.00_{\pm 30.00}$ </text:p>
          </table:table-cell>
          <table:table-cell table:style-name="ce50" table:formula="of:=IF(AND([.O33]&lt;&gt;&quot;&quot;; [.P33]&lt;&gt;&quot;&quot;); &quot; $&quot; &amp; TEXT([.O33]; &quot;0.00&quot;) &amp; &quot;_{\pm &quot; &amp; TEXT([.P33]; &quot;0.00&quot;) &amp; &quot;}$ &quot;; &quot;&quot;)" office:value-type="string" office:string-value=" $5.00_{\pm 15.00}$ " calcext:value-type="string">
            <text:p><text:s/>$5.00_{\pm 15.00}$ </text:p>
          </table:table-cell>
          <table:table-cell table:style-name="ce50" table:formula="of:=IF(AND([.Q33]&lt;&gt;&quot;&quot;; [.R33]&lt;&gt;&quot;&quot;); &quot; $&quot; &amp; TEXT([.Q33]; &quot;0.00&quot;) &amp; &quot;_{\pm &quot; &amp; TEXT([.R33]; &quot;0.00&quot;) &amp; &quot;}$ &quot;; &quot;&quot;)" office:value-type="string" office:string-value=" $6.67_{\pm 20.00}$ " calcext:value-type="string">
            <text:p><text:s/>$6.67_{\pm 20.00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67.8095238095238" calcext:value-type="float">
            <text:p>67.81</text:p>
          </table:table-cell>
          <table:table-cell table:style-name="ce25" office:value-type="float" office:value="35.1525344786419" calcext:value-type="float">
            <text:p>35.15</text:p>
          </table:table-cell>
          <table:table-cell table:style-name="ce19" office:value-type="float" office:value="70" calcext:value-type="float">
            <text:p>70.00</text:p>
          </table:table-cell>
          <table:table-cell table:style-name="ce25" office:value-type="float" office:value="37.8593889720018" calcext:value-type="float">
            <text:p>37.86</text:p>
          </table:table-cell>
          <table:table-cell table:style-name="ce19" office:value-type="float" office:value="70" calcext:value-type="float">
            <text:p>70.00</text:p>
          </table:table-cell>
          <table:table-cell table:style-name="ce25" office:value-type="float" office:value="38.405728739343" calcext:value-type="float">
            <text:p>38.41</text:p>
          </table:table-cell>
          <table:table-cell table:style-name="ce19" office:value-type="float" office:value="67.8095238095238" calcext:value-type="float">
            <text:p>67.81</text:p>
          </table:table-cell>
          <table:table-cell table:style-name="ce34" office:value-type="float" office:value="35.1525344786419" calcext:value-type="float">
            <text:p>35.15</text:p>
          </table:table-cell>
          <table:table-cell table:style-name="ce34"/>
          <table:table-cell table:style-name="ce25" office:value-type="float" office:value="67.8095238095238" calcext:value-type="float">
            <text:p>67.81</text:p>
          </table:table-cell>
          <table:table-cell table:style-name="ce34" office:value-type="float" office:value="35.1525344786419" calcext:value-type="float">
            <text:p>35.15</text:p>
          </table:table-cell>
          <table:table-cell table:style-name="ce25" office:value-type="float" office:value="70" calcext:value-type="float">
            <text:p>70.00</text:p>
          </table:table-cell>
          <table:table-cell table:style-name="ce34" office:value-type="float" office:value="37.8593889720018" calcext:value-type="float">
            <text:p>37.86</text:p>
          </table:table-cell>
          <table:table-cell table:style-name="ce25" office:value-type="float" office:value="70" calcext:value-type="float">
            <text:p>70.00</text:p>
          </table:table-cell>
          <table:table-cell table:style-name="ce34" office:value-type="float" office:value="38.405728739343" calcext:value-type="float">
            <text:p>38.41</text:p>
          </table:table-cell>
          <table:table-cell table:style-name="ce19" office:value-type="float" office:value="67.8095238095238" calcext:value-type="float">
            <text:p>67.81</text:p>
          </table:table-cell>
          <table:table-cell table:style-name="ce34" office:value-type="float" office:value="35.1525344786419" calcext:value-type="float">
            <text:p>35.15</text:p>
          </table:table-cell>
          <table:table-cell table:style-name="ce25"/>
          <table:table-cell table:style-name="ce93" table:number-columns-repeated="2"/>
          <table:table-cell table:style-name="ce45" table:formula="of:=IF([.A34]&lt;&gt;&quot;&quot;; [.A34]; &quot;&quot;)" office:value-type="string" office:string-value="Set" calcext:value-type="string">
            <text:p>Set</text:p>
          </table:table-cell>
          <table:table-cell table:style-name="ce36" table:formula="of:=IF(AND([.B34]&lt;&gt;&quot;&quot;; [.C34]&lt;&gt;&quot;&quot;); &quot; $&quot; &amp; TEXT([.B34]; &quot;0.00&quot;) &amp; &quot;_{\pm &quot; &amp; TEXT([.C34]; &quot;0.00&quot;) &amp; &quot;}$ &quot;; &quot;&quot;)" office:value-type="string" office:string-value=" $67.81_{\pm 35.15}$ " calcext:value-type="string">
            <text:p><text:s/>$67.81_{\pm 35.15}$ </text:p>
          </table:table-cell>
          <table:table-cell table:style-name="ce50" table:formula="of:=IF(AND([.D34]&lt;&gt;&quot;&quot;; [.E34]&lt;&gt;&quot;&quot;); &quot; $&quot; &amp; TEXT([.D34]; &quot;0.00&quot;) &amp; &quot;_{\pm &quot; &amp; TEXT([.E34]; &quot;0.00&quot;) &amp; &quot;}$ &quot;; &quot;&quot;)" office:value-type="string" office:string-value=" $70.00_{\pm 37.86}$ " calcext:value-type="string">
            <text:p><text:s/>$70.00_{\pm 37.86}$ </text:p>
          </table:table-cell>
          <table:table-cell table:style-name="ce50" table:formula="of:=IF(AND([.F34]&lt;&gt;&quot;&quot;; [.G34]&lt;&gt;&quot;&quot;); &quot; $&quot; &amp; TEXT([.F34]; &quot;0.00&quot;) &amp; &quot;_{\pm &quot; &amp; TEXT([.G34]; &quot;0.00&quot;) &amp; &quot;}$ &quot;; &quot;&quot;)" office:value-type="string" office:string-value=" $70.00_{\pm 38.41}$ " calcext:value-type="string">
            <text:p><text:s/>$70.00_{\pm 38.41}$ </text:p>
          </table:table-cell>
          <table:table-cell table:style-name="ce121" table:formula="of:=IF(AND([.H34]&lt;&gt;&quot;&quot;; [.I34]&lt;&gt;&quot;&quot;); &quot; $&quot; &amp; TEXT([.H34]; &quot;0.00&quot;) &amp; &quot;_{\pm &quot; &amp; TEXT([.I34]; &quot;0.00&quot;) &amp; &quot;}$ &quot;; &quot;&quot;)" office:value-type="string" office:string-value=" $67.81_{\pm 35.15}$ " calcext:value-type="string">
            <text:p><text:s/>$67.81_{\pm 35.15}$ </text:p>
          </table:table-cell>
          <table:table-cell table:style-name="ce52"/>
          <table:table-cell table:style-name="ce50" table:formula="of:=IF(AND([.K34]&lt;&gt;&quot;&quot;; [.L34]&lt;&gt;&quot;&quot;); &quot; $&quot; &amp; TEXT([.K34]; &quot;0.00&quot;) &amp; &quot;_{\pm &quot; &amp; TEXT([.L34]; &quot;0.00&quot;) &amp; &quot;}$ &quot;; &quot;&quot;)" office:value-type="string" office:string-value=" $67.81_{\pm 35.15}$ " calcext:value-type="string">
            <text:p><text:s/>$67.81_{\pm 35.15}$ </text:p>
          </table:table-cell>
          <table:table-cell table:style-name="ce50" table:formula="of:=IF(AND([.M34]&lt;&gt;&quot;&quot;; [.N34]&lt;&gt;&quot;&quot;); &quot; $&quot; &amp; TEXT([.M34]; &quot;0.00&quot;) &amp; &quot;_{\pm &quot; &amp; TEXT([.N34]; &quot;0.00&quot;) &amp; &quot;}$ &quot;; &quot;&quot;)" office:value-type="string" office:string-value=" $70.00_{\pm 37.86}$ " calcext:value-type="string">
            <text:p><text:s/>$70.00_{\pm 37.86}$ </text:p>
          </table:table-cell>
          <table:table-cell table:style-name="ce50" table:formula="of:=IF(AND([.O34]&lt;&gt;&quot;&quot;; [.P34]&lt;&gt;&quot;&quot;); &quot; $&quot; &amp; TEXT([.O34]; &quot;0.00&quot;) &amp; &quot;_{\pm &quot; &amp; TEXT([.P34]; &quot;0.00&quot;) &amp; &quot;}$ &quot;; &quot;&quot;)" office:value-type="string" office:string-value=" $70.00_{\pm 38.41}$ " calcext:value-type="string">
            <text:p><text:s/>$70.00_{\pm 38.41}$ </text:p>
          </table:table-cell>
          <table:table-cell table:style-name="ce50" table:formula="of:=IF(AND([.Q34]&lt;&gt;&quot;&quot;; [.R34]&lt;&gt;&quot;&quot;); &quot; $&quot; &amp; TEXT([.Q34]; &quot;0.00&quot;) &amp; &quot;_{\pm &quot; &amp; TEXT([.R34]; &quot;0.00&quot;) &amp; &quot;}$ &quot;; &quot;&quot;)" office:value-type="string" office:string-value=" $67.81_{\pm 35.15}$ " calcext:value-type="string">
            <text:p><text:s/>$67.81_{\pm 35.15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35]&lt;&gt;&quot;&quot;; [.A35]; &quot;&quot;)">
            <text:p/>
          </table:table-cell>
          <table:table-cell table:style-name="ce24" table:formula="of:=IF(AND([.B35]&lt;&gt;&quot;&quot;; [.C35]&lt;&gt;&quot;&quot;); &quot; $&quot; &amp; TEXT([.B35]; &quot;0.00&quot;) &amp; &quot;_{\pm &quot; &amp; TEXT([.C35]; &quot;0.00&quot;) &amp; &quot;}$ &quot;; &quot;&quot;)">
            <text:p/>
          </table:table-cell>
          <table:table-cell table:style-name="ce49" table:formula="of:=IF(AND([.D35]&lt;&gt;&quot;&quot;; [.E35]&lt;&gt;&quot;&quot;); &quot; $&quot; &amp; TEXT([.D35]; &quot;0.00&quot;) &amp; &quot;_{\pm &quot; &amp; TEXT([.E35]; &quot;0.00&quot;) &amp; &quot;}$ &quot;; &quot;&quot;)">
            <text:p/>
          </table:table-cell>
          <table:table-cell table:style-name="ce49" table:formula="of:=IF(AND([.F35]&lt;&gt;&quot;&quot;; [.G35]&lt;&gt;&quot;&quot;); &quot; $&quot; &amp; TEXT([.F35]; &quot;0.00&quot;) &amp; &quot;_{\pm &quot; &amp; TEXT([.G35]; &quot;0.00&quot;) &amp; &quot;}$ &quot;; &quot;&quot;)">
            <text:p/>
          </table:table-cell>
          <table:table-cell table:style-name="ce24" table:formula="of:=IF(AND([.H35]&lt;&gt;&quot;&quot;; [.I35]&lt;&gt;&quot;&quot;); &quot; $&quot; &amp; TEXT([.H35]; &quot;0.00&quot;) &amp; &quot;_{\pm &quot; &amp; TEXT([.I35]; &quot;0.00&quot;) &amp; &quot;}$ &quot;; &quot;&quot;)">
            <text:p/>
          </table:table-cell>
          <table:table-cell table:style-name="ce35"/>
          <table:table-cell table:style-name="ce49" table:formula="of:=IF(AND([.K35]&lt;&gt;&quot;&quot;; [.L35]&lt;&gt;&quot;&quot;); &quot; $&quot; &amp; TEXT([.K35]; &quot;0.00&quot;) &amp; &quot;_{\pm &quot; &amp; TEXT([.L35]; &quot;0.00&quot;) &amp; &quot;}$ &quot;; &quot;&quot;)">
            <text:p/>
          </table:table-cell>
          <table:table-cell table:style-name="ce49" table:formula="of:=IF(AND([.M35]&lt;&gt;&quot;&quot;; [.N35]&lt;&gt;&quot;&quot;); &quot; $&quot; &amp; TEXT([.M35]; &quot;0.00&quot;) &amp; &quot;_{\pm &quot; &amp; TEXT([.N35]; &quot;0.00&quot;) &amp; &quot;}$ &quot;; &quot;&quot;)">
            <text:p/>
          </table:table-cell>
          <table:table-cell table:style-name="ce49" table:formula="of:=IF(AND([.O35]&lt;&gt;&quot;&quot;; [.P35]&lt;&gt;&quot;&quot;); &quot; $&quot; &amp; TEXT([.O35]; &quot;0.00&quot;) &amp; &quot;_{\pm &quot; &amp; TEXT([.P35]; &quot;0.00&quot;) &amp; &quot;}$ &quot;; &quot;&quot;)">
            <text:p/>
          </table:table-cell>
          <table:table-cell table:style-name="ce49" table:formula="of:=IF(AND([.Q35]&lt;&gt;&quot;&quot;; [.R35]&lt;&gt;&quot;&quot;); &quot; $&quot; &amp; TEXT([.Q35]; &quot;0.00&quot;) &amp; &quot;_{\pm &quot; &amp; TEXT([.R35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Snips</text:p>
          </table:table-cell>
          <table:table-cell table:style-name="ce19" office:value-type="float" office:value="94.6217768634658" calcext:value-type="float">
            <text:p>94.62</text:p>
          </table:table-cell>
          <table:table-cell table:style-name="ce25" office:value-type="float" office:value="1.88393508792569" calcext:value-type="float">
            <text:p>1.88</text:p>
          </table:table-cell>
          <table:table-cell table:style-name="ce19" office:value-type="float" office:value="94.3241565990289" calcext:value-type="float">
            <text:p>94.32</text:p>
          </table:table-cell>
          <table:table-cell table:style-name="ce25" office:value-type="float" office:value="2.04004871895082" calcext:value-type="float">
            <text:p>2.04</text:p>
          </table:table-cell>
          <table:table-cell table:style-name="ce19" office:value-type="float" office:value="94.9282227005352" calcext:value-type="float">
            <text:p>94.93</text:p>
          </table:table-cell>
          <table:table-cell table:style-name="ce25" office:value-type="float" office:value="1.89220207552267" calcext:value-type="float">
            <text:p>1.89</text:p>
          </table:table-cell>
          <table:table-cell table:style-name="ce19" office:value-type="float" office:value="93.2023105214454" calcext:value-type="float">
            <text:p>93.20</text:p>
          </table:table-cell>
          <table:table-cell table:style-name="ce34" office:value-type="float" office:value="2.25130824004324" calcext:value-type="float">
            <text:p>2.25</text:p>
          </table:table-cell>
          <table:table-cell table:style-name="ce34"/>
          <table:table-cell table:style-name="ce25" office:value-type="float" office:value="98.3929145325338" calcext:value-type="float">
            <text:p>98.39</text:p>
          </table:table-cell>
          <table:table-cell table:style-name="ce34" office:value-type="float" office:value="0.595955332576503" calcext:value-type="float">
            <text:p>0.60</text:p>
          </table:table-cell>
          <table:table-cell table:style-name="ce25" office:value-type="float" office:value="98.081997681709" calcext:value-type="float">
            <text:p>98.08</text:p>
          </table:table-cell>
          <table:table-cell table:style-name="ce34" office:value-type="float" office:value="0.876202634694242" calcext:value-type="float">
            <text:p>0.88</text:p>
          </table:table-cell>
          <table:table-cell table:style-name="ce25" office:value-type="float" office:value="98.7130687290982" calcext:value-type="float">
            <text:p>98.71</text:p>
          </table:table-cell>
          <table:table-cell table:style-name="ce34" office:value-type="float" office:value="0.812082234539164" calcext:value-type="float">
            <text:p>0.81</text:p>
          </table:table-cell>
          <table:table-cell table:style-name="ce19" office:value-type="float" office:value="96.9734481905134" calcext:value-type="float">
            <text:p>96.97</text:p>
          </table:table-cell>
          <table:table-cell table:style-name="ce34" office:value-type="float" office:value="1.43437963929911" calcext:value-type="float">
            <text:p>1.43</text:p>
          </table:table-cell>
          <table:table-cell table:style-name="ce25" table:number-columns-repeated="2"/>
          <table:table-cell table:style-name="ce36"/>
          <table:table-cell table:style-name="ce44" table:formula="of:=IF([.A36]&lt;&gt;&quot;&quot;; [.A36]; &quot;&quot;)" office:value-type="string" office:string-value="Snips" calcext:value-type="string">
            <text:p>Snips</text:p>
          </table:table-cell>
          <table:table-cell table:style-name="ce121" table:formula="of:=IF(AND([.B36]&lt;&gt;&quot;&quot;; [.C36]&lt;&gt;&quot;&quot;); &quot; $&quot; &amp; TEXT([.B36]; &quot;0.00&quot;) &amp; &quot;_{\pm &quot; &amp; TEXT([.C36]; &quot;0.00&quot;) &amp; &quot;}$ &quot;; &quot;&quot;)" office:value-type="string" office:string-value=" $94.62_{\pm 1.88}$ " calcext:value-type="string">
            <text:p><text:s/>$94.62_{\pm 1.88}$ </text:p>
          </table:table-cell>
          <table:table-cell table:style-name="ce50" table:formula="of:=IF(AND([.D36]&lt;&gt;&quot;&quot;; [.E36]&lt;&gt;&quot;&quot;); &quot; $&quot; &amp; TEXT([.D36]; &quot;0.00&quot;) &amp; &quot;_{\pm &quot; &amp; TEXT([.E36]; &quot;0.00&quot;) &amp; &quot;}$ &quot;; &quot;&quot;)" office:value-type="string" office:string-value=" $94.32_{\pm 2.04}$ " calcext:value-type="string">
            <text:p><text:s/>$94.32_{\pm 2.04}$ </text:p>
          </table:table-cell>
          <table:table-cell table:style-name="ce50" table:formula="of:=IF(AND([.F36]&lt;&gt;&quot;&quot;; [.G36]&lt;&gt;&quot;&quot;); &quot; $&quot; &amp; TEXT([.F36]; &quot;0.00&quot;) &amp; &quot;_{\pm &quot; &amp; TEXT([.G36]; &quot;0.00&quot;) &amp; &quot;}$ &quot;; &quot;&quot;)" office:value-type="string" office:string-value=" $94.93_{\pm 1.89}$ " calcext:value-type="string">
            <text:p><text:s/>$94.93_{\pm 1.89}$ </text:p>
          </table:table-cell>
          <table:table-cell table:style-name="ce121" table:formula="of:=IF(AND([.H36]&lt;&gt;&quot;&quot;; [.I36]&lt;&gt;&quot;&quot;); &quot; $&quot; &amp; TEXT([.H36]; &quot;0.00&quot;) &amp; &quot;_{\pm &quot; &amp; TEXT([.I36]; &quot;0.00&quot;) &amp; &quot;}$ &quot;; &quot;&quot;)" office:value-type="string" office:string-value=" $93.20_{\pm 2.25}$ " calcext:value-type="string">
            <text:p><text:s/>$93.20_{\pm 2.25}$ </text:p>
          </table:table-cell>
          <table:table-cell table:style-name="ce35"/>
          <table:table-cell table:style-name="ce50" table:formula="of:=IF(AND([.K36]&lt;&gt;&quot;&quot;; [.L36]&lt;&gt;&quot;&quot;); &quot; $&quot; &amp; TEXT([.K36]; &quot;0.00&quot;) &amp; &quot;_{\pm &quot; &amp; TEXT([.L36]; &quot;0.00&quot;) &amp; &quot;}$ &quot;; &quot;&quot;)" office:value-type="string" office:string-value=" $98.39_{\pm 0.60}$ " calcext:value-type="string">
            <text:p><text:s/>$98.39_{\pm 0.60}$ </text:p>
          </table:table-cell>
          <table:table-cell table:style-name="ce50" table:formula="of:=IF(AND([.M36]&lt;&gt;&quot;&quot;; [.N36]&lt;&gt;&quot;&quot;); &quot; $&quot; &amp; TEXT([.M36]; &quot;0.00&quot;) &amp; &quot;_{\pm &quot; &amp; TEXT([.N36]; &quot;0.00&quot;) &amp; &quot;}$ &quot;; &quot;&quot;)" office:value-type="string" office:string-value=" $98.08_{\pm 0.88}$ " calcext:value-type="string">
            <text:p><text:s/>$98.08_{\pm 0.88}$ </text:p>
          </table:table-cell>
          <table:table-cell table:style-name="ce50" table:formula="of:=IF(AND([.O36]&lt;&gt;&quot;&quot;; [.P36]&lt;&gt;&quot;&quot;); &quot; $&quot; &amp; TEXT([.O36]; &quot;0.00&quot;) &amp; &quot;_{\pm &quot; &amp; TEXT([.P36]; &quot;0.00&quot;) &amp; &quot;}$ &quot;; &quot;&quot;)" office:value-type="string" office:string-value=" $98.71_{\pm 0.81}$ " calcext:value-type="string">
            <text:p><text:s/>$98.71_{\pm 0.81}$ </text:p>
          </table:table-cell>
          <table:table-cell table:style-name="ce50" table:formula="of:=IF(AND([.Q36]&lt;&gt;&quot;&quot;; [.R36]&lt;&gt;&quot;&quot;); &quot; $&quot; &amp; TEXT([.Q36]; &quot;0.00&quot;) &amp; &quot;_{\pm &quot; &amp; TEXT([.R36]; &quot;0.00&quot;) &amp; &quot;}$ &quot;; &quot;&quot;)" office:value-type="string" office:string-value=" $96.97_{\pm 1.43}$ " calcext:value-type="string">
            <text:p><text:s/>$96.97_{\pm 1.43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0.1988163618595" calcext:value-type="float">
            <text:p>90.20</text:p>
          </table:table-cell>
          <table:table-cell table:style-name="ce25" office:value-type="float" office:value="3.84127092009352" calcext:value-type="float">
            <text:p>3.84</text:p>
          </table:table-cell>
          <table:table-cell table:style-name="ce19" office:value-type="float" office:value="90.61785615923" calcext:value-type="float">
            <text:p>90.62</text:p>
          </table:table-cell>
          <table:table-cell table:style-name="ce25" office:value-type="float" office:value="4.30865349389105" calcext:value-type="float">
            <text:p>4.31</text:p>
          </table:table-cell>
          <table:table-cell table:style-name="ce19" office:value-type="float" office:value="89.7997448907611" calcext:value-type="float">
            <text:p>89.80</text:p>
          </table:table-cell>
          <table:table-cell table:style-name="ce25" office:value-type="float" office:value="3.53302560446836" calcext:value-type="float">
            <text:p>3.53</text:p>
          </table:table-cell>
          <table:table-cell table:style-name="ce19" office:value-type="float" office:value="90.1988163618595" calcext:value-type="float">
            <text:p>90.20</text:p>
          </table:table-cell>
          <table:table-cell table:style-name="ce34" office:value-type="float" office:value="3.84127092009352" calcext:value-type="float">
            <text:p>3.84</text:p>
          </table:table-cell>
          <table:table-cell table:style-name="ce34"/>
          <table:table-cell table:style-name="ce25" office:value-type="float" office:value="96.9981170291161" calcext:value-type="float">
            <text:p>97.00</text:p>
          </table:table-cell>
          <table:table-cell table:style-name="ce34" office:value-type="float" office:value="2.9598704884687" calcext:value-type="float">
            <text:p>2.96</text:p>
          </table:table-cell>
          <table:table-cell table:style-name="ce25" office:value-type="float" office:value="97.4211495601695" calcext:value-type="float">
            <text:p>97.42</text:p>
          </table:table-cell>
          <table:table-cell table:style-name="ce34" office:value-type="float" office:value="2.76801735313455" calcext:value-type="float">
            <text:p>2.77</text:p>
          </table:table-cell>
          <table:table-cell table:style-name="ce25" office:value-type="float" office:value="96.5961557908165" calcext:value-type="float">
            <text:p>96.60</text:p>
          </table:table-cell>
          <table:table-cell table:style-name="ce34" office:value-type="float" office:value="3.39350656897381" calcext:value-type="float">
            <text:p>3.39</text:p>
          </table:table-cell>
          <table:table-cell table:style-name="ce19" office:value-type="float" office:value="96.9981170291161" calcext:value-type="float">
            <text:p>97.00</text:p>
          </table:table-cell>
          <table:table-cell table:style-name="ce34" office:value-type="float" office:value="2.9598704884687" calcext:value-type="float">
            <text:p>2.96</text:p>
          </table:table-cell>
          <table:table-cell table:style-name="ce25" table:number-columns-repeated="2"/>
          <table:table-cell table:style-name="ce36"/>
          <table:table-cell table:style-name="ce46" table:formula="of:=IF([.A37]&lt;&gt;&quot;&quot;; [.A37]; &quot;&quot;)" office:value-type="string" office:string-value="Date" calcext:value-type="string">
            <text:p>Date</text:p>
          </table:table-cell>
          <table:table-cell table:style-name="ce121" table:formula="of:=IF(AND([.B37]&lt;&gt;&quot;&quot;; [.C37]&lt;&gt;&quot;&quot;); &quot; $&quot; &amp; TEXT([.B37]; &quot;0.00&quot;) &amp; &quot;_{\pm &quot; &amp; TEXT([.C37]; &quot;0.00&quot;) &amp; &quot;}$ &quot;; &quot;&quot;)" office:value-type="string" office:string-value=" $90.20_{\pm 3.84}$ " calcext:value-type="string">
            <text:p><text:s/>$90.20_{\pm 3.84}$ </text:p>
          </table:table-cell>
          <table:table-cell table:style-name="ce50" table:formula="of:=IF(AND([.D37]&lt;&gt;&quot;&quot;; [.E37]&lt;&gt;&quot;&quot;); &quot; $&quot; &amp; TEXT([.D37]; &quot;0.00&quot;) &amp; &quot;_{\pm &quot; &amp; TEXT([.E37]; &quot;0.00&quot;) &amp; &quot;}$ &quot;; &quot;&quot;)" office:value-type="string" office:string-value=" $90.62_{\pm 4.31}$ " calcext:value-type="string">
            <text:p><text:s/>$90.62_{\pm 4.31}$ </text:p>
          </table:table-cell>
          <table:table-cell table:style-name="ce50" table:formula="of:=IF(AND([.F37]&lt;&gt;&quot;&quot;; [.G37]&lt;&gt;&quot;&quot;); &quot; $&quot; &amp; TEXT([.F37]; &quot;0.00&quot;) &amp; &quot;_{\pm &quot; &amp; TEXT([.G37]; &quot;0.00&quot;) &amp; &quot;}$ &quot;; &quot;&quot;)" office:value-type="string" office:string-value=" $89.80_{\pm 3.53}$ " calcext:value-type="string">
            <text:p><text:s/>$89.80_{\pm 3.53}$ </text:p>
          </table:table-cell>
          <table:table-cell table:style-name="ce121" table:formula="of:=IF(AND([.H37]&lt;&gt;&quot;&quot;; [.I37]&lt;&gt;&quot;&quot;); &quot; $&quot; &amp; TEXT([.H37]; &quot;0.00&quot;) &amp; &quot;_{\pm &quot; &amp; TEXT([.I37]; &quot;0.00&quot;) &amp; &quot;}$ &quot;; &quot;&quot;)" office:value-type="string" office:string-value=" $90.20_{\pm 3.84}$ " calcext:value-type="string">
            <text:p><text:s/>$90.20_{\pm 3.84}$ </text:p>
          </table:table-cell>
          <table:table-cell table:style-name="ce35"/>
          <table:table-cell table:style-name="ce50" table:formula="of:=IF(AND([.K37]&lt;&gt;&quot;&quot;; [.L37]&lt;&gt;&quot;&quot;); &quot; $&quot; &amp; TEXT([.K37]; &quot;0.00&quot;) &amp; &quot;_{\pm &quot; &amp; TEXT([.L37]; &quot;0.00&quot;) &amp; &quot;}$ &quot;; &quot;&quot;)" office:value-type="string" office:string-value=" $97.00_{\pm 2.96}$ " calcext:value-type="string">
            <text:p><text:s/>$97.00_{\pm 2.96}$ </text:p>
          </table:table-cell>
          <table:table-cell table:style-name="ce50" table:formula="of:=IF(AND([.M37]&lt;&gt;&quot;&quot;; [.N37]&lt;&gt;&quot;&quot;); &quot; $&quot; &amp; TEXT([.M37]; &quot;0.00&quot;) &amp; &quot;_{\pm &quot; &amp; TEXT([.N37]; &quot;0.00&quot;) &amp; &quot;}$ &quot;; &quot;&quot;)" office:value-type="string" office:string-value=" $97.42_{\pm 2.77}$ " calcext:value-type="string">
            <text:p><text:s/>$97.42_{\pm 2.77}$ </text:p>
          </table:table-cell>
          <table:table-cell table:style-name="ce50" table:formula="of:=IF(AND([.O37]&lt;&gt;&quot;&quot;; [.P37]&lt;&gt;&quot;&quot;); &quot; $&quot; &amp; TEXT([.O37]; &quot;0.00&quot;) &amp; &quot;_{\pm &quot; &amp; TEXT([.P37]; &quot;0.00&quot;) &amp; &quot;}$ &quot;; &quot;&quot;)" office:value-type="string" office:string-value=" $96.60_{\pm 3.39}$ " calcext:value-type="string">
            <text:p><text:s/>$96.60_{\pm 3.39}$ </text:p>
          </table:table-cell>
          <table:table-cell table:style-name="ce50" table:formula="of:=IF(AND([.Q37]&lt;&gt;&quot;&quot;; [.R37]&lt;&gt;&quot;&quot;); &quot; $&quot; &amp; TEXT([.Q37]; &quot;0.00&quot;) &amp; &quot;_{\pm &quot; &amp; TEXT([.R37]; &quot;0.00&quot;) &amp; &quot;}$ &quot;; &quot;&quot;)" office:value-type="string" office:string-value=" $97.00_{\pm 2.96}$ " calcext:value-type="string">
            <text:p><text:s/>$97.00_{\pm 2.96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92.9595174761176" calcext:value-type="float">
            <text:p>92.96</text:p>
          </table:table-cell>
          <table:table-cell table:style-name="ce25" office:value-type="float" office:value="3.3326635272406" calcext:value-type="float">
            <text:p>3.33</text:p>
          </table:table-cell>
          <table:table-cell table:style-name="ce19" office:value-type="float" office:value="92.0975424310709" calcext:value-type="float">
            <text:p>92.10</text:p>
          </table:table-cell>
          <table:table-cell table:style-name="ce25" office:value-type="float" office:value="3.2998286384641" calcext:value-type="float">
            <text:p>3.30</text:p>
          </table:table-cell>
          <table:table-cell table:style-name="ce19" office:value-type="float" office:value="93.9136724064955" calcext:value-type="float">
            <text:p>93.91</text:p>
          </table:table-cell>
          <table:table-cell table:style-name="ce25" office:value-type="float" office:value="4.3166537249794" calcext:value-type="float">
            <text:p>4.32</text:p>
          </table:table-cell>
          <table:table-cell table:style-name="ce19" office:value-type="float" office:value="92.9595174761176" calcext:value-type="float">
            <text:p>92.96</text:p>
          </table:table-cell>
          <table:table-cell table:style-name="ce34" office:value-type="float" office:value="3.3326635272406" calcext:value-type="float">
            <text:p>3.33</text:p>
          </table:table-cell>
          <table:table-cell table:style-name="ce34"/>
          <table:table-cell table:style-name="ce25" office:value-type="float" office:value="95.538250191917" calcext:value-type="float">
            <text:p>95.54</text:p>
          </table:table-cell>
          <table:table-cell table:style-name="ce34" office:value-type="float" office:value="0.887720149025412" calcext:value-type="float">
            <text:p>0.89</text:p>
          </table:table-cell>
          <table:table-cell table:style-name="ce25" office:value-type="float" office:value="94.6705767967404" calcext:value-type="float">
            <text:p>94.67</text:p>
          </table:table-cell>
          <table:table-cell table:style-name="ce34" office:value-type="float" office:value="2.01826541497004" calcext:value-type="float">
            <text:p>2.02</text:p>
          </table:table-cell>
          <table:table-cell table:style-name="ce25" office:value-type="float" office:value="96.4991014964618" calcext:value-type="float">
            <text:p>96.50</text:p>
          </table:table-cell>
          <table:table-cell table:style-name="ce34" office:value-type="float" office:value="2.16157652922108" calcext:value-type="float">
            <text:p>2.16</text:p>
          </table:table-cell>
          <table:table-cell table:style-name="ce19" office:value-type="float" office:value="95.538250191917" calcext:value-type="float">
            <text:p>95.54</text:p>
          </table:table-cell>
          <table:table-cell table:style-name="ce34" office:value-type="float" office:value="0.887720149025412" calcext:value-type="float">
            <text:p>0.89</text:p>
          </table:table-cell>
          <table:table-cell table:style-name="ce25" table:number-columns-repeated="2"/>
          <table:table-cell table:style-name="ce36"/>
          <table:table-cell table:style-name="ce46" table:formula="of:=IF([.A38]&lt;&gt;&quot;&quot;; [.A38]; &quot;&quot;)" office:value-type="string" office:string-value="Time" calcext:value-type="string">
            <text:p>Time</text:p>
          </table:table-cell>
          <table:table-cell table:style-name="ce121" table:formula="of:=IF(AND([.B38]&lt;&gt;&quot;&quot;; [.C38]&lt;&gt;&quot;&quot;); &quot; $&quot; &amp; TEXT([.B38]; &quot;0.00&quot;) &amp; &quot;_{\pm &quot; &amp; TEXT([.C38]; &quot;0.00&quot;) &amp; &quot;}$ &quot;; &quot;&quot;)" office:value-type="string" office:string-value=" $92.96_{\pm 3.33}$ " calcext:value-type="string">
            <text:p><text:s/>$92.96_{\pm 3.33}$ </text:p>
          </table:table-cell>
          <table:table-cell table:style-name="ce50" table:formula="of:=IF(AND([.D38]&lt;&gt;&quot;&quot;; [.E38]&lt;&gt;&quot;&quot;); &quot; $&quot; &amp; TEXT([.D38]; &quot;0.00&quot;) &amp; &quot;_{\pm &quot; &amp; TEXT([.E38]; &quot;0.00&quot;) &amp; &quot;}$ &quot;; &quot;&quot;)" office:value-type="string" office:string-value=" $92.10_{\pm 3.30}$ " calcext:value-type="string">
            <text:p><text:s/>$92.10_{\pm 3.30}$ </text:p>
          </table:table-cell>
          <table:table-cell table:style-name="ce50" table:formula="of:=IF(AND([.F38]&lt;&gt;&quot;&quot;; [.G38]&lt;&gt;&quot;&quot;); &quot; $&quot; &amp; TEXT([.F38]; &quot;0.00&quot;) &amp; &quot;_{\pm &quot; &amp; TEXT([.G38]; &quot;0.00&quot;) &amp; &quot;}$ &quot;; &quot;&quot;)" office:value-type="string" office:string-value=" $93.91_{\pm 4.32}$ " calcext:value-type="string">
            <text:p><text:s/>$93.91_{\pm 4.32}$ </text:p>
          </table:table-cell>
          <table:table-cell table:style-name="ce121" table:formula="of:=IF(AND([.H38]&lt;&gt;&quot;&quot;; [.I38]&lt;&gt;&quot;&quot;); &quot; $&quot; &amp; TEXT([.H38]; &quot;0.00&quot;) &amp; &quot;_{\pm &quot; &amp; TEXT([.I38]; &quot;0.00&quot;) &amp; &quot;}$ &quot;; &quot;&quot;)" office:value-type="string" office:string-value=" $92.96_{\pm 3.33}$ " calcext:value-type="string">
            <text:p><text:s/>$92.96_{\pm 3.33}$ </text:p>
          </table:table-cell>
          <table:table-cell table:style-name="ce35"/>
          <table:table-cell table:style-name="ce50" table:formula="of:=IF(AND([.K38]&lt;&gt;&quot;&quot;; [.L38]&lt;&gt;&quot;&quot;); &quot; $&quot; &amp; TEXT([.K38]; &quot;0.00&quot;) &amp; &quot;_{\pm &quot; &amp; TEXT([.L38]; &quot;0.00&quot;) &amp; &quot;}$ &quot;; &quot;&quot;)" office:value-type="string" office:string-value=" $95.54_{\pm 0.89}$ " calcext:value-type="string">
            <text:p><text:s/>$95.54_{\pm 0.89}$ </text:p>
          </table:table-cell>
          <table:table-cell table:style-name="ce50" table:formula="of:=IF(AND([.M38]&lt;&gt;&quot;&quot;; [.N38]&lt;&gt;&quot;&quot;); &quot; $&quot; &amp; TEXT([.M38]; &quot;0.00&quot;) &amp; &quot;_{\pm &quot; &amp; TEXT([.N38]; &quot;0.00&quot;) &amp; &quot;}$ &quot;; &quot;&quot;)" office:value-type="string" office:string-value=" $94.67_{\pm 2.02}$ " calcext:value-type="string">
            <text:p><text:s/>$94.67_{\pm 2.02}$ </text:p>
          </table:table-cell>
          <table:table-cell table:style-name="ce50" table:formula="of:=IF(AND([.O38]&lt;&gt;&quot;&quot;; [.P38]&lt;&gt;&quot;&quot;); &quot; $&quot; &amp; TEXT([.O38]; &quot;0.00&quot;) &amp; &quot;_{\pm &quot; &amp; TEXT([.P38]; &quot;0.00&quot;) &amp; &quot;}$ &quot;; &quot;&quot;)" office:value-type="string" office:string-value=" $96.50_{\pm 2.16}$ " calcext:value-type="string">
            <text:p><text:s/>$96.50_{\pm 2.16}$ </text:p>
          </table:table-cell>
          <table:table-cell table:style-name="ce50" table:formula="of:=IF(AND([.Q38]&lt;&gt;&quot;&quot;; [.R38]&lt;&gt;&quot;&quot;); &quot; $&quot; &amp; TEXT([.Q38]; &quot;0.00&quot;) &amp; &quot;_{\pm &quot; &amp; TEXT([.R38]; &quot;0.00&quot;) &amp; &quot;}$ &quot;; &quot;&quot;)" office:value-type="string" office:string-value=" $95.54_{\pm 0.89}$ " calcext:value-type="string">
            <text:p><text:s/>$95.54_{\pm 0.89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99.2356532356533" calcext:value-type="float">
            <text:p>99.24</text:p>
          </table:table-cell>
          <table:table-cell table:style-name="ce25" office:value-type="float" office:value="1.17617596934406" calcext:value-type="float">
            <text:p>1.18</text:p>
          </table:table-cell>
          <table:table-cell table:style-name="ce19" office:value-type="float" office:value="98.5096618357488" calcext:value-type="float">
            <text:p>98.51</text:p>
          </table:table-cell>
          <table:table-cell table:style-name="ce25" office:value-type="float" office:value="2.29252504402999" calcext:value-type="float">
            <text:p>2.29</text:p>
          </table:table-cell>
          <table:table-cell table:style-name="ce19" office:value-type="float" office:value="100" calcext:value-type="float">
            <text:p>100.00</text:p>
          </table:table-cell>
          <table:table-cell table:style-name="ce25" office:value-type="float" office:value="0" calcext:value-type="float">
            <text:p>0.00</text:p>
          </table:table-cell>
          <table:table-cell table:style-name="ce19" office:value-type="float" office:value="99.2356532356533" calcext:value-type="float">
            <text:p>99.24</text:p>
          </table:table-cell>
          <table:table-cell table:style-name="ce34" office:value-type="float" office:value="1.17617596934406" calcext:value-type="float">
            <text:p>1.18</text:p>
          </table:table-cell>
          <table:table-cell table:style-name="ce34"/>
          <table:table-cell table:style-name="ce25" office:value-type="float" office:value="99.2356532356533" calcext:value-type="float">
            <text:p>99.24</text:p>
          </table:table-cell>
          <table:table-cell table:style-name="ce34" office:value-type="float" office:value="1.17617596934406" calcext:value-type="float">
            <text:p>1.18</text:p>
          </table:table-cell>
          <table:table-cell table:style-name="ce25" office:value-type="float" office:value="98.5096618357488" calcext:value-type="float">
            <text:p>98.51</text:p>
          </table:table-cell>
          <table:table-cell table:style-name="ce34" office:value-type="float" office:value="2.29252504402999" calcext:value-type="float">
            <text:p>2.29</text:p>
          </table:table-cell>
          <table:table-cell table:style-name="ce25" office:value-type="float" office:value="100" calcext:value-type="float">
            <text:p>100.00</text:p>
          </table:table-cell>
          <table:table-cell table:style-name="ce34" office:value-type="float" office:value="0" calcext:value-type="float">
            <text:p>0.00</text:p>
          </table:table-cell>
          <table:table-cell table:style-name="ce19" office:value-type="float" office:value="99.2356532356533" calcext:value-type="float">
            <text:p>99.24</text:p>
          </table:table-cell>
          <table:table-cell table:style-name="ce34" office:value-type="float" office:value="1.17617596934406" calcext:value-type="float">
            <text:p>1.18</text:p>
          </table:table-cell>
          <table:table-cell table:style-name="ce25" table:number-columns-repeated="2"/>
          <table:table-cell table:style-name="ce36"/>
          <table:table-cell table:style-name="ce46" table:formula="of:=IF([.A39]&lt;&gt;&quot;&quot;; [.A39]; &quot;&quot;)" office:value-type="string" office:string-value="Duration" calcext:value-type="string">
            <text:p>Duration</text:p>
          </table:table-cell>
          <table:table-cell table:style-name="ce121" table:formula="of:=IF(AND([.B39]&lt;&gt;&quot;&quot;; [.C39]&lt;&gt;&quot;&quot;); &quot; $&quot; &amp; TEXT([.B39]; &quot;0.00&quot;) &amp; &quot;_{\pm &quot; &amp; TEXT([.C39]; &quot;0.00&quot;) &amp; &quot;}$ &quot;; &quot;&quot;)" office:value-type="string" office:string-value=" $99.24_{\pm 1.18}$ " calcext:value-type="string">
            <text:p><text:s/>$99.24_{\pm 1.18}$ </text:p>
          </table:table-cell>
          <table:table-cell table:style-name="ce50" table:formula="of:=IF(AND([.D39]&lt;&gt;&quot;&quot;; [.E39]&lt;&gt;&quot;&quot;); &quot; $&quot; &amp; TEXT([.D39]; &quot;0.00&quot;) &amp; &quot;_{\pm &quot; &amp; TEXT([.E39]; &quot;0.00&quot;) &amp; &quot;}$ &quot;; &quot;&quot;)" office:value-type="string" office:string-value=" $98.51_{\pm 2.29}$ " calcext:value-type="string">
            <text:p><text:s/>$98.51_{\pm 2.29}$ </text:p>
          </table:table-cell>
          <table:table-cell table:style-name="ce50" table:formula="of:=IF(AND([.F39]&lt;&gt;&quot;&quot;; [.G39]&lt;&gt;&quot;&quot;); &quot; $&quot; &amp; TEXT([.F39]; &quot;0.00&quot;) &amp; &quot;_{\pm &quot; &amp; TEXT([.G39]; &quot;0.00&quot;) &amp; &quot;}$ &quot;; &quot;&quot;)" office:value-type="string" office:string-value=" $100.00_{\pm 0.00}$ " calcext:value-type="string">
            <text:p><text:s/>$100.00_{\pm 0.00}$ </text:p>
          </table:table-cell>
          <table:table-cell table:style-name="ce121" table:formula="of:=IF(AND([.H39]&lt;&gt;&quot;&quot;; [.I39]&lt;&gt;&quot;&quot;); &quot; $&quot; &amp; TEXT([.H39]; &quot;0.00&quot;) &amp; &quot;_{\pm &quot; &amp; TEXT([.I39]; &quot;0.00&quot;) &amp; &quot;}$ &quot;; &quot;&quot;)" office:value-type="string" office:string-value=" $99.24_{\pm 1.18}$ " calcext:value-type="string">
            <text:p><text:s/>$99.24_{\pm 1.18}$ </text:p>
          </table:table-cell>
          <table:table-cell table:style-name="ce35"/>
          <table:table-cell table:style-name="ce50" table:formula="of:=IF(AND([.K39]&lt;&gt;&quot;&quot;; [.L39]&lt;&gt;&quot;&quot;); &quot; $&quot; &amp; TEXT([.K39]; &quot;0.00&quot;) &amp; &quot;_{\pm &quot; &amp; TEXT([.L39]; &quot;0.00&quot;) &amp; &quot;}$ &quot;; &quot;&quot;)" office:value-type="string" office:string-value=" $99.24_{\pm 1.18}$ " calcext:value-type="string">
            <text:p><text:s/>$99.24_{\pm 1.18}$ </text:p>
          </table:table-cell>
          <table:table-cell table:style-name="ce50" table:formula="of:=IF(AND([.M39]&lt;&gt;&quot;&quot;; [.N39]&lt;&gt;&quot;&quot;); &quot; $&quot; &amp; TEXT([.M39]; &quot;0.00&quot;) &amp; &quot;_{\pm &quot; &amp; TEXT([.N39]; &quot;0.00&quot;) &amp; &quot;}$ &quot;; &quot;&quot;)" office:value-type="string" office:string-value=" $98.51_{\pm 2.29}$ " calcext:value-type="string">
            <text:p><text:s/>$98.51_{\pm 2.29}$ </text:p>
          </table:table-cell>
          <table:table-cell table:style-name="ce50" table:formula="of:=IF(AND([.O39]&lt;&gt;&quot;&quot;; [.P39]&lt;&gt;&quot;&quot;); &quot; $&quot; &amp; TEXT([.O39]; &quot;0.00&quot;) &amp; &quot;_{\pm &quot; &amp; TEXT([.P39]; &quot;0.00&quot;) &amp; &quot;}$ &quot;; &quot;&quot;)" office:value-type="string" office:string-value=" $100.00_{\pm 0.00}$ " calcext:value-type="string">
            <text:p><text:s/>$100.00_{\pm 0.00}$ </text:p>
          </table:table-cell>
          <table:table-cell table:style-name="ce50" table:formula="of:=IF(AND([.Q39]&lt;&gt;&quot;&quot;; [.R39]&lt;&gt;&quot;&quot;); &quot; $&quot; &amp; TEXT([.Q39]; &quot;0.00&quot;) &amp; &quot;_{\pm &quot; &amp; TEXT([.R39]; &quot;0.00&quot;) &amp; &quot;}$ &quot;; &quot;&quot;)" office:value-type="string" office:string-value=" $99.24_{\pm 1.18}$ " calcext:value-type="string">
            <text:p><text:s/>$99.24_{\pm 1.18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34"/>
          <table:table-cell table:style-name="ce25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25"/>
          <table:table-cell table:style-name="ce93" table:number-columns-repeated="2"/>
          <table:table-cell table:style-name="ce45" table:formula="of:=IF([.A40]&lt;&gt;&quot;&quot;; [.A40]; &quot;&quot;)" office:value-type="string" office:string-value="Set" calcext:value-type="string">
            <text:p>Set</text:p>
          </table:table-cell>
          <table:table-cell table:style-name="ce36" table:formula="of:=IF(AND([.B40]&lt;&gt;&quot;&quot;; [.C40]&lt;&gt;&quot;&quot;); &quot; $&quot; &amp; TEXT([.B40]; &quot;0.00&quot;) &amp; &quot;_{\pm &quot; &amp; TEXT([.C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D40]&lt;&gt;&quot;&quot;; [.E40]&lt;&gt;&quot;&quot;); &quot; $&quot; &amp; TEXT([.D40]; &quot;0.00&quot;) &amp; &quot;_{\pm &quot; &amp; TEXT([.E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F40]&lt;&gt;&quot;&quot;; [.G40]&lt;&gt;&quot;&quot;); &quot; $&quot; &amp; TEXT([.F40]; &quot;0.00&quot;) &amp; &quot;_{\pm &quot; &amp; TEXT([.G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121" table:formula="of:=IF(AND([.H40]&lt;&gt;&quot;&quot;; [.I40]&lt;&gt;&quot;&quot;); &quot; $&quot; &amp; TEXT([.H40]; &quot;0.00&quot;) &amp; &quot;_{\pm &quot; &amp; TEXT([.I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2"/>
          <table:table-cell table:style-name="ce50" table:formula="of:=IF(AND([.K40]&lt;&gt;&quot;&quot;; [.L40]&lt;&gt;&quot;&quot;); &quot; $&quot; &amp; TEXT([.K40]; &quot;0.00&quot;) &amp; &quot;_{\pm &quot; &amp; TEXT([.L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M40]&lt;&gt;&quot;&quot;; [.N40]&lt;&gt;&quot;&quot;); &quot; $&quot; &amp; TEXT([.M40]; &quot;0.00&quot;) &amp; &quot;_{\pm &quot; &amp; TEXT([.N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O40]&lt;&gt;&quot;&quot;; [.P40]&lt;&gt;&quot;&quot;); &quot; $&quot; &amp; TEXT([.O40]; &quot;0.00&quot;) &amp; &quot;_{\pm &quot; &amp; TEXT([.P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Q40]&lt;&gt;&quot;&quot;; [.R40]&lt;&gt;&quot;&quot;); &quot; $&quot; &amp; TEXT([.Q40]; &quot;0.00&quot;) &amp; &quot;_{\pm &quot; &amp; TEXT([.R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41]&lt;&gt;&quot;&quot;; [.A41]; &quot;&quot;)">
            <text:p/>
          </table:table-cell>
          <table:table-cell table:style-name="ce24" table:formula="of:=IF(AND([.B41]&lt;&gt;&quot;&quot;; [.C41]&lt;&gt;&quot;&quot;); &quot; $&quot; &amp; TEXT([.B41]; &quot;0.00&quot;) &amp; &quot;_{\pm &quot; &amp; TEXT([.C41]; &quot;0.00&quot;) &amp; &quot;}$ &quot;; &quot;&quot;)">
            <text:p/>
          </table:table-cell>
          <table:table-cell table:style-name="ce49" table:formula="of:=IF(AND([.D41]&lt;&gt;&quot;&quot;; [.E41]&lt;&gt;&quot;&quot;); &quot; $&quot; &amp; TEXT([.D41]; &quot;0.00&quot;) &amp; &quot;_{\pm &quot; &amp; TEXT([.E41]; &quot;0.00&quot;) &amp; &quot;}$ &quot;; &quot;&quot;)">
            <text:p/>
          </table:table-cell>
          <table:table-cell table:style-name="ce49" table:formula="of:=IF(AND([.F41]&lt;&gt;&quot;&quot;; [.G41]&lt;&gt;&quot;&quot;); &quot; $&quot; &amp; TEXT([.F41]; &quot;0.00&quot;) &amp; &quot;_{\pm &quot; &amp; TEXT([.G41]; &quot;0.00&quot;) &amp; &quot;}$ &quot;; &quot;&quot;)">
            <text:p/>
          </table:table-cell>
          <table:table-cell table:style-name="ce24" table:formula="of:=IF(AND([.H41]&lt;&gt;&quot;&quot;; [.I41]&lt;&gt;&quot;&quot;); &quot; $&quot; &amp; TEXT([.H41]; &quot;0.00&quot;) &amp; &quot;_{\pm &quot; &amp; TEXT([.I41]; &quot;0.00&quot;) &amp; &quot;}$ &quot;; &quot;&quot;)">
            <text:p/>
          </table:table-cell>
          <table:table-cell table:style-name="ce35"/>
          <table:table-cell table:style-name="ce49" table:formula="of:=IF(AND([.K41]&lt;&gt;&quot;&quot;; [.L41]&lt;&gt;&quot;&quot;); &quot; $&quot; &amp; TEXT([.K41]; &quot;0.00&quot;) &amp; &quot;_{\pm &quot; &amp; TEXT([.L41]; &quot;0.00&quot;) &amp; &quot;}$ &quot;; &quot;&quot;)">
            <text:p/>
          </table:table-cell>
          <table:table-cell table:style-name="ce49" table:formula="of:=IF(AND([.M41]&lt;&gt;&quot;&quot;; [.N41]&lt;&gt;&quot;&quot;); &quot; $&quot; &amp; TEXT([.M41]; &quot;0.00&quot;) &amp; &quot;_{\pm &quot; &amp; TEXT([.N41]; &quot;0.00&quot;) &amp; &quot;}$ &quot;; &quot;&quot;)">
            <text:p/>
          </table:table-cell>
          <table:table-cell table:style-name="ce49" table:formula="of:=IF(AND([.O41]&lt;&gt;&quot;&quot;; [.P41]&lt;&gt;&quot;&quot;); &quot; $&quot; &amp; TEXT([.O41]; &quot;0.00&quot;) &amp; &quot;_{\pm &quot; &amp; TEXT([.P41]; &quot;0.00&quot;) &amp; &quot;}$ &quot;; &quot;&quot;)">
            <text:p/>
          </table:table-cell>
          <table:table-cell table:style-name="ce49" table:formula="of:=IF(AND([.Q41]&lt;&gt;&quot;&quot;; [.R41]&lt;&gt;&quot;&quot;); &quot; $&quot; &amp; TEXT([.Q41]; &quot;0.00&quot;) &amp; &quot;_{\pm &quot; &amp; TEXT([.R41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WikiWars</text:p>
          </table:table-cell>
          <table:table-cell table:style-name="ce19" office:value-type="float" office:value="93.668878515315" calcext:value-type="float">
            <text:p>93.67</text:p>
          </table:table-cell>
          <table:table-cell table:style-name="ce25" office:value-type="float" office:value="1.31462019224049" calcext:value-type="float">
            <text:p>1.31</text:p>
          </table:table-cell>
          <table:table-cell table:style-name="ce19" office:value-type="float" office:value="93.2789752770665" calcext:value-type="float">
            <text:p>93.28</text:p>
          </table:table-cell>
          <table:table-cell table:style-name="ce25" office:value-type="float" office:value="1.35206458605717" calcext:value-type="float">
            <text:p>1.35</text:p>
          </table:table-cell>
          <table:table-cell table:style-name="ce19" office:value-type="float" office:value="94.068062232937" calcext:value-type="float">
            <text:p>94.07</text:p>
          </table:table-cell>
          <table:table-cell table:style-name="ce25" office:value-type="float" office:value="1.48179475333916" calcext:value-type="float">
            <text:p>1.48</text:p>
          </table:table-cell>
          <table:table-cell table:style-name="ce19" office:value-type="float" office:value="92.2900448278747" calcext:value-type="float">
            <text:p>92.29</text:p>
          </table:table-cell>
          <table:table-cell table:style-name="ce34" office:value-type="float" office:value="1.07549621815338" calcext:value-type="float">
            <text:p>1.08</text:p>
          </table:table-cell>
          <table:table-cell table:style-name="ce34"/>
          <table:table-cell table:style-name="ce25" office:value-type="float" office:value="97.4582294760092" calcext:value-type="float">
            <text:p>97.46</text:p>
          </table:table-cell>
          <table:table-cell table:style-name="ce34" office:value-type="float" office:value="0.857976238059638" calcext:value-type="float">
            <text:p>0.86</text:p>
          </table:table-cell>
          <table:table-cell table:style-name="ce25" office:value-type="float" office:value="97.0530703001774" calcext:value-type="float">
            <text:p>97.05</text:p>
          </table:table-cell>
          <table:table-cell table:style-name="ce34" office:value-type="float" office:value="0.978564358754827" calcext:value-type="float">
            <text:p>0.98</text:p>
          </table:table-cell>
          <table:table-cell table:style-name="ce25" office:value-type="float" office:value="97.8730266057877" calcext:value-type="float">
            <text:p>97.87</text:p>
          </table:table-cell>
          <table:table-cell table:style-name="ce34" office:value-type="float" office:value="1.05946555063264" calcext:value-type="float">
            <text:p>1.06</text:p>
          </table:table-cell>
          <table:table-cell table:style-name="ce19" office:value-type="float" office:value="95.6199366738482" calcext:value-type="float">
            <text:p>95.62</text:p>
          </table:table-cell>
          <table:table-cell table:style-name="ce34" office:value-type="float" office:value="1.1184146068948" calcext:value-type="float">
            <text:p>1.12</text:p>
          </table:table-cell>
          <table:table-cell table:style-name="ce25" table:number-columns-repeated="2"/>
          <table:table-cell table:style-name="ce36"/>
          <table:table-cell table:style-name="ce44" table:formula="of:=IF([.A42]&lt;&gt;&quot;&quot;; [.A42]; &quot;&quot;)" office:value-type="string" office:string-value="WikiWars" calcext:value-type="string">
            <text:p>WikiWars</text:p>
          </table:table-cell>
          <table:table-cell table:style-name="ce121" table:formula="of:=IF(AND([.B42]&lt;&gt;&quot;&quot;; [.C42]&lt;&gt;&quot;&quot;); &quot; $&quot; &amp; TEXT([.B42]; &quot;0.00&quot;) &amp; &quot;_{\pm &quot; &amp; TEXT([.C42]; &quot;0.00&quot;) &amp; &quot;}$ &quot;; &quot;&quot;)" office:value-type="string" office:string-value=" $93.67_{\pm 1.31}$ " calcext:value-type="string">
            <text:p><text:s/>$93.67_{\pm 1.31}$ </text:p>
          </table:table-cell>
          <table:table-cell table:style-name="ce50" table:formula="of:=IF(AND([.D42]&lt;&gt;&quot;&quot;; [.E42]&lt;&gt;&quot;&quot;); &quot; $&quot; &amp; TEXT([.D42]; &quot;0.00&quot;) &amp; &quot;_{\pm &quot; &amp; TEXT([.E42]; &quot;0.00&quot;) &amp; &quot;}$ &quot;; &quot;&quot;)" office:value-type="string" office:string-value=" $93.28_{\pm 1.35}$ " calcext:value-type="string">
            <text:p><text:s/>$93.28_{\pm 1.35}$ </text:p>
          </table:table-cell>
          <table:table-cell table:style-name="ce50" table:formula="of:=IF(AND([.F42]&lt;&gt;&quot;&quot;; [.G42]&lt;&gt;&quot;&quot;); &quot; $&quot; &amp; TEXT([.F42]; &quot;0.00&quot;) &amp; &quot;_{\pm &quot; &amp; TEXT([.G42]; &quot;0.00&quot;) &amp; &quot;}$ &quot;; &quot;&quot;)" office:value-type="string" office:string-value=" $94.07_{\pm 1.48}$ " calcext:value-type="string">
            <text:p><text:s/>$94.07_{\pm 1.48}$ </text:p>
          </table:table-cell>
          <table:table-cell table:style-name="ce121" table:formula="of:=IF(AND([.H42]&lt;&gt;&quot;&quot;; [.I42]&lt;&gt;&quot;&quot;); &quot; $&quot; &amp; TEXT([.H42]; &quot;0.00&quot;) &amp; &quot;_{\pm &quot; &amp; TEXT([.I42]; &quot;0.00&quot;) &amp; &quot;}$ &quot;; &quot;&quot;)" office:value-type="string" office:string-value=" $92.29_{\pm 1.08}$ " calcext:value-type="string">
            <text:p><text:s/>$92.29_{\pm 1.08}$ </text:p>
          </table:table-cell>
          <table:table-cell table:style-name="ce35"/>
          <table:table-cell table:style-name="ce50" table:formula="of:=IF(AND([.K42]&lt;&gt;&quot;&quot;; [.L42]&lt;&gt;&quot;&quot;); &quot; $&quot; &amp; TEXT([.K42]; &quot;0.00&quot;) &amp; &quot;_{\pm &quot; &amp; TEXT([.L42]; &quot;0.00&quot;) &amp; &quot;}$ &quot;; &quot;&quot;)" office:value-type="string" office:string-value=" $97.46_{\pm 0.86}$ " calcext:value-type="string">
            <text:p><text:s/>$97.46_{\pm 0.86}$ </text:p>
          </table:table-cell>
          <table:table-cell table:style-name="ce50" table:formula="of:=IF(AND([.M42]&lt;&gt;&quot;&quot;; [.N42]&lt;&gt;&quot;&quot;); &quot; $&quot; &amp; TEXT([.M42]; &quot;0.00&quot;) &amp; &quot;_{\pm &quot; &amp; TEXT([.N42]; &quot;0.00&quot;) &amp; &quot;}$ &quot;; &quot;&quot;)" office:value-type="string" office:string-value=" $97.05_{\pm 0.98}$ " calcext:value-type="string">
            <text:p><text:s/>$97.05_{\pm 0.98}$ </text:p>
          </table:table-cell>
          <table:table-cell table:style-name="ce50" table:formula="of:=IF(AND([.O42]&lt;&gt;&quot;&quot;; [.P42]&lt;&gt;&quot;&quot;); &quot; $&quot; &amp; TEXT([.O42]; &quot;0.00&quot;) &amp; &quot;_{\pm &quot; &amp; TEXT([.P42]; &quot;0.00&quot;) &amp; &quot;}$ &quot;; &quot;&quot;)" office:value-type="string" office:string-value=" $97.87_{\pm 1.06}$ " calcext:value-type="string">
            <text:p><text:s/>$97.87_{\pm 1.06}$ </text:p>
          </table:table-cell>
          <table:table-cell table:style-name="ce50" table:formula="of:=IF(AND([.Q42]&lt;&gt;&quot;&quot;; [.R42]&lt;&gt;&quot;&quot;); &quot; $&quot; &amp; TEXT([.Q42]; &quot;0.00&quot;) &amp; &quot;_{\pm &quot; &amp; TEXT([.R42]; &quot;0.00&quot;) &amp; &quot;}$ &quot;; &quot;&quot;)" office:value-type="string" office:string-value=" $95.62_{\pm 1.12}$ " calcext:value-type="string">
            <text:p><text:s/>$95.62_{\pm 1.12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4.7222081949579" calcext:value-type="float">
            <text:p>94.72</text:p>
          </table:table-cell>
          <table:table-cell table:style-name="ce25" office:value-type="float" office:value="1.16764053434894" calcext:value-type="float">
            <text:p>1.17</text:p>
          </table:table-cell>
          <table:table-cell table:style-name="ce19" office:value-type="float" office:value="94.043125245954" calcext:value-type="float">
            <text:p>94.04</text:p>
          </table:table-cell>
          <table:table-cell table:style-name="ce25" office:value-type="float" office:value="1.25958143270806" calcext:value-type="float">
            <text:p>1.26</text:p>
          </table:table-cell>
          <table:table-cell table:style-name="ce19" office:value-type="float" office:value="95.4155361468536" calcext:value-type="float">
            <text:p>95.42</text:p>
          </table:table-cell>
          <table:table-cell table:style-name="ce25" office:value-type="float" office:value="1.24346289499302" calcext:value-type="float">
            <text:p>1.24</text:p>
          </table:table-cell>
          <table:table-cell table:style-name="ce19" office:value-type="float" office:value="94.7222081949579" calcext:value-type="float">
            <text:p>94.72</text:p>
          </table:table-cell>
          <table:table-cell table:style-name="ce34" office:value-type="float" office:value="1.16764053434894" calcext:value-type="float">
            <text:p>1.17</text:p>
          </table:table-cell>
          <table:table-cell table:style-name="ce34"/>
          <table:table-cell table:style-name="ce25" office:value-type="float" office:value="96.9075671113568" calcext:value-type="float">
            <text:p>96.91</text:p>
          </table:table-cell>
          <table:table-cell table:style-name="ce34" office:value-type="float" office:value="1.03948591367823" calcext:value-type="float">
            <text:p>1.04</text:p>
          </table:table-cell>
          <table:table-cell table:style-name="ce25" office:value-type="float" office:value="96.2113210570097" calcext:value-type="float">
            <text:p>96.21</text:p>
          </table:table-cell>
          <table:table-cell table:style-name="ce34" office:value-type="float" office:value="1.01670780240024" calcext:value-type="float">
            <text:p>1.02</text:p>
          </table:table-cell>
          <table:table-cell table:style-name="ce25" office:value-type="float" office:value="97.6184401191512" calcext:value-type="float">
            <text:p>97.62</text:p>
          </table:table-cell>
          <table:table-cell table:style-name="ce34" office:value-type="float" office:value="1.25243173223861" calcext:value-type="float">
            <text:p>1.25</text:p>
          </table:table-cell>
          <table:table-cell table:style-name="ce19" office:value-type="float" office:value="96.9075671113568" calcext:value-type="float">
            <text:p>96.91</text:p>
          </table:table-cell>
          <table:table-cell table:style-name="ce34" office:value-type="float" office:value="1.03948591367823" calcext:value-type="float">
            <text:p>1.04</text:p>
          </table:table-cell>
          <table:table-cell table:style-name="ce25" table:number-columns-repeated="2"/>
          <table:table-cell table:style-name="ce36"/>
          <table:table-cell table:style-name="ce46" table:formula="of:=IF([.A43]&lt;&gt;&quot;&quot;; [.A43]; &quot;&quot;)" office:value-type="string" office:string-value="Date" calcext:value-type="string">
            <text:p>Date</text:p>
          </table:table-cell>
          <table:table-cell table:style-name="ce121" table:formula="of:=IF(AND([.B43]&lt;&gt;&quot;&quot;; [.C43]&lt;&gt;&quot;&quot;); &quot; $&quot; &amp; TEXT([.B43]; &quot;0.00&quot;) &amp; &quot;_{\pm &quot; &amp; TEXT([.C43]; &quot;0.00&quot;) &amp; &quot;}$ &quot;; &quot;&quot;)" office:value-type="string" office:string-value=" $94.72_{\pm 1.17}$ " calcext:value-type="string">
            <text:p><text:s/>$94.72_{\pm 1.17}$ </text:p>
          </table:table-cell>
          <table:table-cell table:style-name="ce50" table:formula="of:=IF(AND([.D43]&lt;&gt;&quot;&quot;; [.E43]&lt;&gt;&quot;&quot;); &quot; $&quot; &amp; TEXT([.D43]; &quot;0.00&quot;) &amp; &quot;_{\pm &quot; &amp; TEXT([.E43]; &quot;0.00&quot;) &amp; &quot;}$ &quot;; &quot;&quot;)" office:value-type="string" office:string-value=" $94.04_{\pm 1.26}$ " calcext:value-type="string">
            <text:p><text:s/>$94.04_{\pm 1.26}$ </text:p>
          </table:table-cell>
          <table:table-cell table:style-name="ce50" table:formula="of:=IF(AND([.F43]&lt;&gt;&quot;&quot;; [.G43]&lt;&gt;&quot;&quot;); &quot; $&quot; &amp; TEXT([.F43]; &quot;0.00&quot;) &amp; &quot;_{\pm &quot; &amp; TEXT([.G43]; &quot;0.00&quot;) &amp; &quot;}$ &quot;; &quot;&quot;)" office:value-type="string" office:string-value=" $95.42_{\pm 1.24}$ " calcext:value-type="string">
            <text:p><text:s/>$95.42_{\pm 1.24}$ </text:p>
          </table:table-cell>
          <table:table-cell table:style-name="ce121" table:formula="of:=IF(AND([.H43]&lt;&gt;&quot;&quot;; [.I43]&lt;&gt;&quot;&quot;); &quot; $&quot; &amp; TEXT([.H43]; &quot;0.00&quot;) &amp; &quot;_{\pm &quot; &amp; TEXT([.I43]; &quot;0.00&quot;) &amp; &quot;}$ &quot;; &quot;&quot;)" office:value-type="string" office:string-value=" $94.72_{\pm 1.17}$ " calcext:value-type="string">
            <text:p><text:s/>$94.72_{\pm 1.17}$ </text:p>
          </table:table-cell>
          <table:table-cell table:style-name="ce35"/>
          <table:table-cell table:style-name="ce50" table:formula="of:=IF(AND([.K43]&lt;&gt;&quot;&quot;; [.L43]&lt;&gt;&quot;&quot;); &quot; $&quot; &amp; TEXT([.K43]; &quot;0.00&quot;) &amp; &quot;_{\pm &quot; &amp; TEXT([.L43]; &quot;0.00&quot;) &amp; &quot;}$ &quot;; &quot;&quot;)" office:value-type="string" office:string-value=" $96.91_{\pm 1.04}$ " calcext:value-type="string">
            <text:p><text:s/>$96.91_{\pm 1.04}$ </text:p>
          </table:table-cell>
          <table:table-cell table:style-name="ce50" table:formula="of:=IF(AND([.M43]&lt;&gt;&quot;&quot;; [.N43]&lt;&gt;&quot;&quot;); &quot; $&quot; &amp; TEXT([.M43]; &quot;0.00&quot;) &amp; &quot;_{\pm &quot; &amp; TEXT([.N43]; &quot;0.00&quot;) &amp; &quot;}$ &quot;; &quot;&quot;)" office:value-type="string" office:string-value=" $96.21_{\pm 1.02}$ " calcext:value-type="string">
            <text:p><text:s/>$96.21_{\pm 1.02}$ </text:p>
          </table:table-cell>
          <table:table-cell table:style-name="ce50" table:formula="of:=IF(AND([.O43]&lt;&gt;&quot;&quot;; [.P43]&lt;&gt;&quot;&quot;); &quot; $&quot; &amp; TEXT([.O43]; &quot;0.00&quot;) &amp; &quot;_{\pm &quot; &amp; TEXT([.P43]; &quot;0.00&quot;) &amp; &quot;}$ &quot;; &quot;&quot;)" office:value-type="string" office:string-value=" $97.62_{\pm 1.25}$ " calcext:value-type="string">
            <text:p><text:s/>$97.62_{\pm 1.25}$ </text:p>
          </table:table-cell>
          <table:table-cell table:style-name="ce50" table:formula="of:=IF(AND([.Q43]&lt;&gt;&quot;&quot;; [.R43]&lt;&gt;&quot;&quot;); &quot; $&quot; &amp; TEXT([.Q43]; &quot;0.00&quot;) &amp; &quot;_{\pm &quot; &amp; TEXT([.R43]; &quot;0.00&quot;) &amp; &quot;}$ &quot;; &quot;&quot;)" office:value-type="string" office:string-value=" $96.91_{\pm 1.04}$ " calcext:value-type="string">
            <text:p><text:s/>$96.91_{\pm 1.04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80.6725555146608" calcext:value-type="float">
            <text:p>80.67</text:p>
          </table:table-cell>
          <table:table-cell table:style-name="ce25" office:value-type="float" office:value="14.026003455545" calcext:value-type="float">
            <text:p>14.03</text:p>
          </table:table-cell>
          <table:table-cell table:style-name="ce19" office:value-type="float" office:value="87.3863636363636" calcext:value-type="float">
            <text:p>87.39</text:p>
          </table:table-cell>
          <table:table-cell table:style-name="ce25" office:value-type="float" office:value="13.7161491656326" calcext:value-type="float">
            <text:p>13.72</text:p>
          </table:table-cell>
          <table:table-cell table:style-name="ce19" office:value-type="float" office:value="76.2784992784993" calcext:value-type="float">
            <text:p>76.28</text:p>
          </table:table-cell>
          <table:table-cell table:style-name="ce25" office:value-type="float" office:value="16.9639650404318" calcext:value-type="float">
            <text:p>16.96</text:p>
          </table:table-cell>
          <table:table-cell table:style-name="ce19" office:value-type="float" office:value="80.6725555146608" calcext:value-type="float">
            <text:p>80.67</text:p>
          </table:table-cell>
          <table:table-cell table:style-name="ce34" office:value-type="float" office:value="14.026003455545" calcext:value-type="float">
            <text:p>14.03</text:p>
          </table:table-cell>
          <table:table-cell table:style-name="ce34"/>
          <table:table-cell table:style-name="ce25" office:value-type="float" office:value="85.7301996249365" calcext:value-type="float">
            <text:p>85.73</text:p>
          </table:table-cell>
          <table:table-cell table:style-name="ce34" office:value-type="float" office:value="9.02366819633015" calcext:value-type="float">
            <text:p>9.02</text:p>
          </table:table-cell>
          <table:table-cell table:style-name="ce25" office:value-type="float" office:value="93.2954545454546" calcext:value-type="float">
            <text:p>93.30</text:p>
          </table:table-cell>
          <table:table-cell table:style-name="ce34" office:value-type="float" office:value="10.9286047062947" calcext:value-type="float">
            <text:p>10.93</text:p>
          </table:table-cell>
          <table:table-cell table:style-name="ce25" office:value-type="float" office:value="80.7633477633478" calcext:value-type="float">
            <text:p>80.76</text:p>
          </table:table-cell>
          <table:table-cell table:style-name="ce34" office:value-type="float" office:value="12.6220688974387" calcext:value-type="float">
            <text:p>12.62</text:p>
          </table:table-cell>
          <table:table-cell table:style-name="ce19" office:value-type="float" office:value="85.7301996249365" calcext:value-type="float">
            <text:p>85.73</text:p>
          </table:table-cell>
          <table:table-cell table:style-name="ce34" office:value-type="float" office:value="9.02366819633015" calcext:value-type="float">
            <text:p>9.02</text:p>
          </table:table-cell>
          <table:table-cell table:style-name="ce25" table:number-columns-repeated="2"/>
          <table:table-cell table:style-name="ce36"/>
          <table:table-cell table:style-name="ce46" table:formula="of:=IF([.A44]&lt;&gt;&quot;&quot;; [.A44]; &quot;&quot;)" office:value-type="string" office:string-value="Time" calcext:value-type="string">
            <text:p>Time</text:p>
          </table:table-cell>
          <table:table-cell table:style-name="ce121" table:formula="of:=IF(AND([.B44]&lt;&gt;&quot;&quot;; [.C44]&lt;&gt;&quot;&quot;); &quot; $&quot; &amp; TEXT([.B44]; &quot;0.00&quot;) &amp; &quot;_{\pm &quot; &amp; TEXT([.C44]; &quot;0.00&quot;) &amp; &quot;}$ &quot;; &quot;&quot;)" office:value-type="string" office:string-value=" $80.67_{\pm 14.03}$ " calcext:value-type="string">
            <text:p><text:s/>$80.67_{\pm 14.03}$ </text:p>
          </table:table-cell>
          <table:table-cell table:style-name="ce50" table:formula="of:=IF(AND([.D44]&lt;&gt;&quot;&quot;; [.E44]&lt;&gt;&quot;&quot;); &quot; $&quot; &amp; TEXT([.D44]; &quot;0.00&quot;) &amp; &quot;_{\pm &quot; &amp; TEXT([.E44]; &quot;0.00&quot;) &amp; &quot;}$ &quot;; &quot;&quot;)" office:value-type="string" office:string-value=" $87.39_{\pm 13.72}$ " calcext:value-type="string">
            <text:p><text:s/>$87.39_{\pm 13.72}$ </text:p>
          </table:table-cell>
          <table:table-cell table:style-name="ce50" table:formula="of:=IF(AND([.F44]&lt;&gt;&quot;&quot;; [.G44]&lt;&gt;&quot;&quot;); &quot; $&quot; &amp; TEXT([.F44]; &quot;0.00&quot;) &amp; &quot;_{\pm &quot; &amp; TEXT([.G44]; &quot;0.00&quot;) &amp; &quot;}$ &quot;; &quot;&quot;)" office:value-type="string" office:string-value=" $76.28_{\pm 16.96}$ " calcext:value-type="string">
            <text:p><text:s/>$76.28_{\pm 16.96}$ </text:p>
          </table:table-cell>
          <table:table-cell table:style-name="ce121" table:formula="of:=IF(AND([.H44]&lt;&gt;&quot;&quot;; [.I44]&lt;&gt;&quot;&quot;); &quot; $&quot; &amp; TEXT([.H44]; &quot;0.00&quot;) &amp; &quot;_{\pm &quot; &amp; TEXT([.I44]; &quot;0.00&quot;) &amp; &quot;}$ &quot;; &quot;&quot;)" office:value-type="string" office:string-value=" $80.67_{\pm 14.03}$ " calcext:value-type="string">
            <text:p><text:s/>$80.67_{\pm 14.03}$ </text:p>
          </table:table-cell>
          <table:table-cell table:style-name="ce35"/>
          <table:table-cell table:style-name="ce50" table:formula="of:=IF(AND([.K44]&lt;&gt;&quot;&quot;; [.L44]&lt;&gt;&quot;&quot;); &quot; $&quot; &amp; TEXT([.K44]; &quot;0.00&quot;) &amp; &quot;_{\pm &quot; &amp; TEXT([.L44]; &quot;0.00&quot;) &amp; &quot;}$ &quot;; &quot;&quot;)" office:value-type="string" office:string-value=" $85.73_{\pm 9.02}$ " calcext:value-type="string">
            <text:p><text:s/>$85.73_{\pm 9.02}$ </text:p>
          </table:table-cell>
          <table:table-cell table:style-name="ce50" table:formula="of:=IF(AND([.M44]&lt;&gt;&quot;&quot;; [.N44]&lt;&gt;&quot;&quot;); &quot; $&quot; &amp; TEXT([.M44]; &quot;0.00&quot;) &amp; &quot;_{\pm &quot; &amp; TEXT([.N44]; &quot;0.00&quot;) &amp; &quot;}$ &quot;; &quot;&quot;)" office:value-type="string" office:string-value=" $93.30_{\pm 10.93}$ " calcext:value-type="string">
            <text:p><text:s/>$93.30_{\pm 10.93}$ </text:p>
          </table:table-cell>
          <table:table-cell table:style-name="ce50" table:formula="of:=IF(AND([.O44]&lt;&gt;&quot;&quot;; [.P44]&lt;&gt;&quot;&quot;); &quot; $&quot; &amp; TEXT([.O44]; &quot;0.00&quot;) &amp; &quot;_{\pm &quot; &amp; TEXT([.P44]; &quot;0.00&quot;) &amp; &quot;}$ &quot;; &quot;&quot;)" office:value-type="string" office:string-value=" $80.76_{\pm 12.62}$ " calcext:value-type="string">
            <text:p><text:s/>$80.76_{\pm 12.62}$ </text:p>
          </table:table-cell>
          <table:table-cell table:style-name="ce50" table:formula="of:=IF(AND([.Q44]&lt;&gt;&quot;&quot;; [.R44]&lt;&gt;&quot;&quot;); &quot; $&quot; &amp; TEXT([.Q44]; &quot;0.00&quot;) &amp; &quot;_{\pm &quot; &amp; TEXT([.R44]; &quot;0.00&quot;) &amp; &quot;}$ &quot;; &quot;&quot;)" office:value-type="string" office:string-value=" $85.73_{\pm 9.02}$ " calcext:value-type="string">
            <text:p><text:s/>$85.73_{\pm 9.02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73.0261754217864" calcext:value-type="float">
            <text:p>73.03</text:p>
          </table:table-cell>
          <table:table-cell table:style-name="ce25" office:value-type="float" office:value="6.83075482431335" calcext:value-type="float">
            <text:p>6.83</text:p>
          </table:table-cell>
          <table:table-cell table:style-name="ce19" office:value-type="float" office:value="73.377040188933" calcext:value-type="float">
            <text:p>73.38</text:p>
          </table:table-cell>
          <table:table-cell table:style-name="ce25" office:value-type="float" office:value="7.2576413826957" calcext:value-type="float">
            <text:p>7.26</text:p>
          </table:table-cell>
          <table:table-cell table:style-name="ce19" office:value-type="float" office:value="72.9425628837393" calcext:value-type="float">
            <text:p>72.94</text:p>
          </table:table-cell>
          <table:table-cell table:style-name="ce25" office:value-type="float" office:value="7.75879806742296" calcext:value-type="float">
            <text:p>7.76</text:p>
          </table:table-cell>
          <table:table-cell table:style-name="ce19" office:value-type="float" office:value="73.0261754217864" calcext:value-type="float">
            <text:p>73.03</text:p>
          </table:table-cell>
          <table:table-cell table:style-name="ce34" office:value-type="float" office:value="6.83075482431335" calcext:value-type="float">
            <text:p>6.83</text:p>
          </table:table-cell>
          <table:table-cell table:style-name="ce34"/>
          <table:table-cell table:style-name="ce25" office:value-type="float" office:value="86.222793477871" calcext:value-type="float">
            <text:p>86.22</text:p>
          </table:table-cell>
          <table:table-cell table:style-name="ce34" office:value-type="float" office:value="3.88729926409808" calcext:value-type="float">
            <text:p>3.89</text:p>
          </table:table-cell>
          <table:table-cell table:style-name="ce25" office:value-type="float" office:value="86.6961611827631" calcext:value-type="float">
            <text:p>86.70</text:p>
          </table:table-cell>
          <table:table-cell table:style-name="ce34" office:value-type="float" office:value="5.76319829098319" calcext:value-type="float">
            <text:p>5.76</text:p>
          </table:table-cell>
          <table:table-cell table:style-name="ce25" office:value-type="float" office:value="86.0601901366607" calcext:value-type="float">
            <text:p>86.06</text:p>
          </table:table-cell>
          <table:table-cell table:style-name="ce34" office:value-type="float" office:value="4.74925401563749" calcext:value-type="float">
            <text:p>4.75</text:p>
          </table:table-cell>
          <table:table-cell table:style-name="ce19" office:value-type="float" office:value="86.222793477871" calcext:value-type="float">
            <text:p>86.22</text:p>
          </table:table-cell>
          <table:table-cell table:style-name="ce34" office:value-type="float" office:value="3.88729926409808" calcext:value-type="float">
            <text:p>3.89</text:p>
          </table:table-cell>
          <table:table-cell table:style-name="ce25" table:number-columns-repeated="2"/>
          <table:table-cell table:style-name="ce36"/>
          <table:table-cell table:style-name="ce46" table:formula="of:=IF([.A45]&lt;&gt;&quot;&quot;; [.A45]; &quot;&quot;)" office:value-type="string" office:string-value="Duration" calcext:value-type="string">
            <text:p>Duration</text:p>
          </table:table-cell>
          <table:table-cell table:style-name="ce121" table:formula="of:=IF(AND([.B45]&lt;&gt;&quot;&quot;; [.C45]&lt;&gt;&quot;&quot;); &quot; $&quot; &amp; TEXT([.B45]; &quot;0.00&quot;) &amp; &quot;_{\pm &quot; &amp; TEXT([.C45]; &quot;0.00&quot;) &amp; &quot;}$ &quot;; &quot;&quot;)" office:value-type="string" office:string-value=" $73.03_{\pm 6.83}$ " calcext:value-type="string">
            <text:p><text:s/>$73.03_{\pm 6.83}$ </text:p>
          </table:table-cell>
          <table:table-cell table:style-name="ce50" table:formula="of:=IF(AND([.D45]&lt;&gt;&quot;&quot;; [.E45]&lt;&gt;&quot;&quot;); &quot; $&quot; &amp; TEXT([.D45]; &quot;0.00&quot;) &amp; &quot;_{\pm &quot; &amp; TEXT([.E45]; &quot;0.00&quot;) &amp; &quot;}$ &quot;; &quot;&quot;)" office:value-type="string" office:string-value=" $73.38_{\pm 7.26}$ " calcext:value-type="string">
            <text:p><text:s/>$73.38_{\pm 7.26}$ </text:p>
          </table:table-cell>
          <table:table-cell table:style-name="ce50" table:formula="of:=IF(AND([.F45]&lt;&gt;&quot;&quot;; [.G45]&lt;&gt;&quot;&quot;); &quot; $&quot; &amp; TEXT([.F45]; &quot;0.00&quot;) &amp; &quot;_{\pm &quot; &amp; TEXT([.G45]; &quot;0.00&quot;) &amp; &quot;}$ &quot;; &quot;&quot;)" office:value-type="string" office:string-value=" $72.94_{\pm 7.76}$ " calcext:value-type="string">
            <text:p><text:s/>$72.94_{\pm 7.76}$ </text:p>
          </table:table-cell>
          <table:table-cell table:style-name="ce121" table:formula="of:=IF(AND([.H45]&lt;&gt;&quot;&quot;; [.I45]&lt;&gt;&quot;&quot;); &quot; $&quot; &amp; TEXT([.H45]; &quot;0.00&quot;) &amp; &quot;_{\pm &quot; &amp; TEXT([.I45]; &quot;0.00&quot;) &amp; &quot;}$ &quot;; &quot;&quot;)" office:value-type="string" office:string-value=" $73.03_{\pm 6.83}$ " calcext:value-type="string">
            <text:p><text:s/>$73.03_{\pm 6.83}$ </text:p>
          </table:table-cell>
          <table:table-cell table:style-name="ce35"/>
          <table:table-cell table:style-name="ce50" table:formula="of:=IF(AND([.K45]&lt;&gt;&quot;&quot;; [.L45]&lt;&gt;&quot;&quot;); &quot; $&quot; &amp; TEXT([.K45]; &quot;0.00&quot;) &amp; &quot;_{\pm &quot; &amp; TEXT([.L45]; &quot;0.00&quot;) &amp; &quot;}$ &quot;; &quot;&quot;)" office:value-type="string" office:string-value=" $86.22_{\pm 3.89}$ " calcext:value-type="string">
            <text:p><text:s/>$86.22_{\pm 3.89}$ </text:p>
          </table:table-cell>
          <table:table-cell table:style-name="ce50" table:formula="of:=IF(AND([.M45]&lt;&gt;&quot;&quot;; [.N45]&lt;&gt;&quot;&quot;); &quot; $&quot; &amp; TEXT([.M45]; &quot;0.00&quot;) &amp; &quot;_{\pm &quot; &amp; TEXT([.N45]; &quot;0.00&quot;) &amp; &quot;}$ &quot;; &quot;&quot;)" office:value-type="string" office:string-value=" $86.70_{\pm 5.76}$ " calcext:value-type="string">
            <text:p><text:s/>$86.70_{\pm 5.76}$ </text:p>
          </table:table-cell>
          <table:table-cell table:style-name="ce50" table:formula="of:=IF(AND([.O45]&lt;&gt;&quot;&quot;; [.P45]&lt;&gt;&quot;&quot;); &quot; $&quot; &amp; TEXT([.O45]; &quot;0.00&quot;) &amp; &quot;_{\pm &quot; &amp; TEXT([.P45]; &quot;0.00&quot;) &amp; &quot;}$ &quot;; &quot;&quot;)" office:value-type="string" office:string-value=" $86.06_{\pm 4.75}$ " calcext:value-type="string">
            <text:p><text:s/>$86.06_{\pm 4.75}$ </text:p>
          </table:table-cell>
          <table:table-cell table:style-name="ce50" table:formula="of:=IF(AND([.Q45]&lt;&gt;&quot;&quot;; [.R45]&lt;&gt;&quot;&quot;); &quot; $&quot; &amp; TEXT([.Q45]; &quot;0.00&quot;) &amp; &quot;_{\pm &quot; &amp; TEXT([.R45]; &quot;0.00&quot;) &amp; &quot;}$ &quot;; &quot;&quot;)" office:value-type="string" office:string-value=" $86.22_{\pm 3.89}$ " calcext:value-type="string">
            <text:p><text:s/>$86.22_{\pm 3.89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42.495670995671" calcext:value-type="float">
            <text:p>42.50</text:p>
          </table:table-cell>
          <table:table-cell table:style-name="ce25" office:value-type="float" office:value="36.9681889475172" calcext:value-type="float">
            <text:p>36.97</text:p>
          </table:table-cell>
          <table:table-cell table:style-name="ce19" office:value-type="float" office:value="44.1666666666667" calcext:value-type="float">
            <text:p>44.17</text:p>
          </table:table-cell>
          <table:table-cell table:style-name="ce25" office:value-type="float" office:value="39.4493345951488" calcext:value-type="float">
            <text:p>39.45</text:p>
          </table:table-cell>
          <table:table-cell table:style-name="ce19" office:value-type="float" office:value="44.3333333333333" calcext:value-type="float">
            <text:p>44.33</text:p>
          </table:table-cell>
          <table:table-cell table:style-name="ce25" office:value-type="float" office:value="40.553120170408" calcext:value-type="float">
            <text:p>40.55</text:p>
          </table:table-cell>
          <table:table-cell table:style-name="ce19" office:value-type="float" office:value="42.495670995671" calcext:value-type="float">
            <text:p>42.50</text:p>
          </table:table-cell>
          <table:table-cell table:style-name="ce34" office:value-type="float" office:value="36.9681889475172" calcext:value-type="float">
            <text:p>36.97</text:p>
          </table:table-cell>
          <table:table-cell table:style-name="ce34"/>
          <table:table-cell table:style-name="ce25" office:value-type="float" office:value="45.8290043290043" calcext:value-type="float">
            <text:p>45.83</text:p>
          </table:table-cell>
          <table:table-cell table:style-name="ce34" office:value-type="float" office:value="40.3458419815389" calcext:value-type="float">
            <text:p>40.35</text:p>
          </table:table-cell>
          <table:table-cell table:style-name="ce25" office:value-type="float" office:value="47.5" calcext:value-type="float">
            <text:p>47.50</text:p>
          </table:table-cell>
          <table:table-cell table:style-name="ce34" office:value-type="float" office:value="42.5" calcext:value-type="float">
            <text:p>42.50</text:p>
          </table:table-cell>
          <table:table-cell table:style-name="ce25" office:value-type="float" office:value="47.6666666666667" calcext:value-type="float">
            <text:p>47.67</text:p>
          </table:table-cell>
          <table:table-cell table:style-name="ce34" office:value-type="float" office:value="43.5137270805943" calcext:value-type="float">
            <text:p>43.51</text:p>
          </table:table-cell>
          <table:table-cell table:style-name="ce19" office:value-type="float" office:value="45.8290043290043" calcext:value-type="float">
            <text:p>45.83</text:p>
          </table:table-cell>
          <table:table-cell table:style-name="ce34" office:value-type="float" office:value="40.3458419815389" calcext:value-type="float">
            <text:p>40.35</text:p>
          </table:table-cell>
          <table:table-cell table:style-name="ce25"/>
          <table:table-cell table:style-name="ce93" table:number-columns-repeated="2"/>
          <table:table-cell table:style-name="ce45" table:formula="of:=IF([.A46]&lt;&gt;&quot;&quot;; [.A46]; &quot;&quot;)" office:value-type="string" office:string-value="Set" calcext:value-type="string">
            <text:p>Set</text:p>
          </table:table-cell>
          <table:table-cell table:style-name="ce36" table:formula="of:=IF(AND([.B46]&lt;&gt;&quot;&quot;; [.C46]&lt;&gt;&quot;&quot;); &quot; $&quot; &amp; TEXT([.B46]; &quot;0.00&quot;) &amp; &quot;_{\pm &quot; &amp; TEXT([.C46]; &quot;0.00&quot;) &amp; &quot;}$ &quot;; &quot;&quot;)" office:value-type="string" office:string-value=" $42.50_{\pm 36.97}$ " calcext:value-type="string">
            <text:p><text:s/>$42.50_{\pm 36.97}$ </text:p>
          </table:table-cell>
          <table:table-cell table:style-name="ce50" table:formula="of:=IF(AND([.D46]&lt;&gt;&quot;&quot;; [.E46]&lt;&gt;&quot;&quot;); &quot; $&quot; &amp; TEXT([.D46]; &quot;0.00&quot;) &amp; &quot;_{\pm &quot; &amp; TEXT([.E46]; &quot;0.00&quot;) &amp; &quot;}$ &quot;; &quot;&quot;)" office:value-type="string" office:string-value=" $44.17_{\pm 39.45}$ " calcext:value-type="string">
            <text:p><text:s/>$44.17_{\pm 39.45}$ </text:p>
          </table:table-cell>
          <table:table-cell table:style-name="ce50" table:formula="of:=IF(AND([.F46]&lt;&gt;&quot;&quot;; [.G46]&lt;&gt;&quot;&quot;); &quot; $&quot; &amp; TEXT([.F46]; &quot;0.00&quot;) &amp; &quot;_{\pm &quot; &amp; TEXT([.G46]; &quot;0.00&quot;) &amp; &quot;}$ &quot;; &quot;&quot;)" office:value-type="string" office:string-value=" $44.33_{\pm 40.55}$ " calcext:value-type="string">
            <text:p><text:s/>$44.33_{\pm 40.55}$ </text:p>
          </table:table-cell>
          <table:table-cell table:style-name="ce121" table:formula="of:=IF(AND([.H46]&lt;&gt;&quot;&quot;; [.I46]&lt;&gt;&quot;&quot;); &quot; $&quot; &amp; TEXT([.H46]; &quot;0.00&quot;) &amp; &quot;_{\pm &quot; &amp; TEXT([.I46]; &quot;0.00&quot;) &amp; &quot;}$ &quot;; &quot;&quot;)" office:value-type="string" office:string-value=" $42.50_{\pm 36.97}$ " calcext:value-type="string">
            <text:p><text:s/>$42.50_{\pm 36.97}$ </text:p>
          </table:table-cell>
          <table:table-cell table:style-name="ce52"/>
          <table:table-cell table:style-name="ce50" table:formula="of:=IF(AND([.K46]&lt;&gt;&quot;&quot;; [.L46]&lt;&gt;&quot;&quot;); &quot; $&quot; &amp; TEXT([.K46]; &quot;0.00&quot;) &amp; &quot;_{\pm &quot; &amp; TEXT([.L46]; &quot;0.00&quot;) &amp; &quot;}$ &quot;; &quot;&quot;)" office:value-type="string" office:string-value=" $45.83_{\pm 40.35}$ " calcext:value-type="string">
            <text:p><text:s/>$45.83_{\pm 40.35}$ </text:p>
          </table:table-cell>
          <table:table-cell table:style-name="ce50" table:formula="of:=IF(AND([.M46]&lt;&gt;&quot;&quot;; [.N46]&lt;&gt;&quot;&quot;); &quot; $&quot; &amp; TEXT([.M46]; &quot;0.00&quot;) &amp; &quot;_{\pm &quot; &amp; TEXT([.N46]; &quot;0.00&quot;) &amp; &quot;}$ &quot;; &quot;&quot;)" office:value-type="string" office:string-value=" $47.50_{\pm 42.50}$ " calcext:value-type="string">
            <text:p><text:s/>$47.50_{\pm 42.50}$ </text:p>
          </table:table-cell>
          <table:table-cell table:style-name="ce50" table:formula="of:=IF(AND([.O46]&lt;&gt;&quot;&quot;; [.P46]&lt;&gt;&quot;&quot;); &quot; $&quot; &amp; TEXT([.O46]; &quot;0.00&quot;) &amp; &quot;_{\pm &quot; &amp; TEXT([.P46]; &quot;0.00&quot;) &amp; &quot;}$ &quot;; &quot;&quot;)" office:value-type="string" office:string-value=" $47.67_{\pm 43.51}$ " calcext:value-type="string">
            <text:p><text:s/>$47.67_{\pm 43.51}$ </text:p>
          </table:table-cell>
          <table:table-cell table:style-name="ce50" table:formula="of:=IF(AND([.Q46]&lt;&gt;&quot;&quot;; [.R46]&lt;&gt;&quot;&quot;); &quot; $&quot; &amp; TEXT([.Q46]; &quot;0.00&quot;) &amp; &quot;_{\pm &quot; &amp; TEXT([.R46]; &quot;0.00&quot;) &amp; &quot;}$ &quot;; &quot;&quot;)" office:value-type="string" office:string-value=" $45.83_{\pm 40.35}$ " calcext:value-type="string">
            <text:p><text:s/>$45.83_{\pm 40.35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47]&lt;&gt;&quot;&quot;; [.A47]; &quot;&quot;)">
            <text:p/>
          </table:table-cell>
          <table:table-cell table:style-name="ce24" table:formula="of:=IF(AND([.B47]&lt;&gt;&quot;&quot;; [.C47]&lt;&gt;&quot;&quot;); &quot; $&quot; &amp; TEXT([.B47]; &quot;0.00&quot;) &amp; &quot;_{\pm &quot; &amp; TEXT([.C47]; &quot;0.00&quot;) &amp; &quot;}$ &quot;; &quot;&quot;)">
            <text:p/>
          </table:table-cell>
          <table:table-cell table:style-name="ce49" table:formula="of:=IF(AND([.D47]&lt;&gt;&quot;&quot;; [.E47]&lt;&gt;&quot;&quot;); &quot; $&quot; &amp; TEXT([.D47]; &quot;0.00&quot;) &amp; &quot;_{\pm &quot; &amp; TEXT([.E47]; &quot;0.00&quot;) &amp; &quot;}$ &quot;; &quot;&quot;)">
            <text:p/>
          </table:table-cell>
          <table:table-cell table:style-name="ce49" table:formula="of:=IF(AND([.F47]&lt;&gt;&quot;&quot;; [.G47]&lt;&gt;&quot;&quot;); &quot; $&quot; &amp; TEXT([.F47]; &quot;0.00&quot;) &amp; &quot;_{\pm &quot; &amp; TEXT([.G47]; &quot;0.00&quot;) &amp; &quot;}$ &quot;; &quot;&quot;)">
            <text:p/>
          </table:table-cell>
          <table:table-cell table:style-name="ce24" table:formula="of:=IF(AND([.H47]&lt;&gt;&quot;&quot;; [.I47]&lt;&gt;&quot;&quot;); &quot; $&quot; &amp; TEXT([.H47]; &quot;0.00&quot;) &amp; &quot;_{\pm &quot; &amp; TEXT([.I47]; &quot;0.00&quot;) &amp; &quot;}$ &quot;; &quot;&quot;)">
            <text:p/>
          </table:table-cell>
          <table:table-cell table:style-name="ce35"/>
          <table:table-cell table:style-name="ce49" table:formula="of:=IF(AND([.K47]&lt;&gt;&quot;&quot;; [.L47]&lt;&gt;&quot;&quot;); &quot; $&quot; &amp; TEXT([.K47]; &quot;0.00&quot;) &amp; &quot;_{\pm &quot; &amp; TEXT([.L47]; &quot;0.00&quot;) &amp; &quot;}$ &quot;; &quot;&quot;)">
            <text:p/>
          </table:table-cell>
          <table:table-cell table:style-name="ce49" table:formula="of:=IF(AND([.M47]&lt;&gt;&quot;&quot;; [.N47]&lt;&gt;&quot;&quot;); &quot; $&quot; &amp; TEXT([.M47]; &quot;0.00&quot;) &amp; &quot;_{\pm &quot; &amp; TEXT([.N47]; &quot;0.00&quot;) &amp; &quot;}$ &quot;; &quot;&quot;)">
            <text:p/>
          </table:table-cell>
          <table:table-cell table:style-name="ce49" table:formula="of:=IF(AND([.O47]&lt;&gt;&quot;&quot;; [.P47]&lt;&gt;&quot;&quot;); &quot; $&quot; &amp; TEXT([.O47]; &quot;0.00&quot;) &amp; &quot;_{\pm &quot; &amp; TEXT([.P47]; &quot;0.00&quot;) &amp; &quot;}$ &quot;; &quot;&quot;)">
            <text:p/>
          </table:table-cell>
          <table:table-cell table:style-name="ce49" table:formula="of:=IF(AND([.Q47]&lt;&gt;&quot;&quot;; [.R47]&lt;&gt;&quot;&quot;); &quot; $&quot; &amp; TEXT([.Q47]; &quot;0.00&quot;) &amp; &quot;_{\pm &quot; &amp; TEXT([.R47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Tweets</text:p>
          </table:table-cell>
          <table:table-cell table:style-name="ce19" office:value-type="float" office:value="88.4118534234375" calcext:value-type="float">
            <text:p>88.41</text:p>
          </table:table-cell>
          <table:table-cell table:style-name="ce25" office:value-type="float" office:value="2.56769174403146" calcext:value-type="float">
            <text:p>2.57</text:p>
          </table:table-cell>
          <table:table-cell table:style-name="ce19" office:value-type="float" office:value="88.1505849407149" calcext:value-type="float">
            <text:p>88.15</text:p>
          </table:table-cell>
          <table:table-cell table:style-name="ce25" office:value-type="float" office:value="3.29290891952933" calcext:value-type="float">
            <text:p>3.29</text:p>
          </table:table-cell>
          <table:table-cell table:style-name="ce19" office:value-type="float" office:value="88.7261693644346" calcext:value-type="float">
            <text:p>88.73</text:p>
          </table:table-cell>
          <table:table-cell table:style-name="ce25" office:value-type="float" office:value="2.62023192303346" calcext:value-type="float">
            <text:p>2.62</text:p>
          </table:table-cell>
          <table:table-cell table:style-name="ce19" office:value-type="float" office:value="85.4980719865169" calcext:value-type="float">
            <text:p>85.50</text:p>
          </table:table-cell>
          <table:table-cell table:style-name="ce34" office:value-type="float" office:value="2.52312918479483" calcext:value-type="float">
            <text:p>2.52</text:p>
          </table:table-cell>
          <table:table-cell table:style-name="ce34"/>
          <table:table-cell table:style-name="ce25" office:value-type="float" office:value="94.9921909498528" calcext:value-type="float">
            <text:p>94.99</text:p>
          </table:table-cell>
          <table:table-cell table:style-name="ce34" office:value-type="float" office:value="1.82441107471742" calcext:value-type="float">
            <text:p>1.82</text:p>
          </table:table-cell>
          <table:table-cell table:style-name="ce25" office:value-type="float" office:value="94.7146660640821" calcext:value-type="float">
            <text:p>94.71</text:p>
          </table:table-cell>
          <table:table-cell table:style-name="ce34" office:value-type="float" office:value="2.94505165400605" calcext:value-type="float">
            <text:p>2.95</text:p>
          </table:table-cell>
          <table:table-cell table:style-name="ce25" office:value-type="float" office:value="95.3264001030496" calcext:value-type="float">
            <text:p>95.33</text:p>
          </table:table-cell>
          <table:table-cell table:style-name="ce34" office:value-type="float" office:value="1.75676723134864" calcext:value-type="float">
            <text:p>1.76</text:p>
          </table:table-cell>
          <table:table-cell table:style-name="ce19" office:value-type="float" office:value="90.2551475348369" calcext:value-type="float">
            <text:p>90.26</text:p>
          </table:table-cell>
          <table:table-cell table:style-name="ce34" office:value-type="float" office:value="3.2900239693859" calcext:value-type="float">
            <text:p>3.29</text:p>
          </table:table-cell>
          <table:table-cell table:style-name="ce25" table:number-columns-repeated="2"/>
          <table:table-cell table:style-name="ce36"/>
          <table:table-cell table:style-name="ce44" table:formula="of:=IF([.A48]&lt;&gt;&quot;&quot;; [.A48]; &quot;&quot;)" office:value-type="string" office:string-value="Tweets" calcext:value-type="string">
            <text:p>Tweets</text:p>
          </table:table-cell>
          <table:table-cell table:style-name="ce121" table:formula="of:=IF(AND([.B48]&lt;&gt;&quot;&quot;; [.C48]&lt;&gt;&quot;&quot;); &quot; $&quot; &amp; TEXT([.B48]; &quot;0.00&quot;) &amp; &quot;_{\pm &quot; &amp; TEXT([.C48]; &quot;0.00&quot;) &amp; &quot;}$ &quot;; &quot;&quot;)" office:value-type="string" office:string-value=" $88.41_{\pm 2.57}$ " calcext:value-type="string">
            <text:p><text:s/>$88.41_{\pm 2.57}$ </text:p>
          </table:table-cell>
          <table:table-cell table:style-name="ce50" table:formula="of:=IF(AND([.D48]&lt;&gt;&quot;&quot;; [.E48]&lt;&gt;&quot;&quot;); &quot; $&quot; &amp; TEXT([.D48]; &quot;0.00&quot;) &amp; &quot;_{\pm &quot; &amp; TEXT([.E48]; &quot;0.00&quot;) &amp; &quot;}$ &quot;; &quot;&quot;)" office:value-type="string" office:string-value=" $88.15_{\pm 3.29}$ " calcext:value-type="string">
            <text:p><text:s/>$88.15_{\pm 3.29}$ </text:p>
          </table:table-cell>
          <table:table-cell table:style-name="ce50" table:formula="of:=IF(AND([.F48]&lt;&gt;&quot;&quot;; [.G48]&lt;&gt;&quot;&quot;); &quot; $&quot; &amp; TEXT([.F48]; &quot;0.00&quot;) &amp; &quot;_{\pm &quot; &amp; TEXT([.G48]; &quot;0.00&quot;) &amp; &quot;}$ &quot;; &quot;&quot;)" office:value-type="string" office:string-value=" $88.73_{\pm 2.62}$ " calcext:value-type="string">
            <text:p><text:s/>$88.73_{\pm 2.62}$ </text:p>
          </table:table-cell>
          <table:table-cell table:style-name="ce121" table:formula="of:=IF(AND([.H48]&lt;&gt;&quot;&quot;; [.I48]&lt;&gt;&quot;&quot;); &quot; $&quot; &amp; TEXT([.H48]; &quot;0.00&quot;) &amp; &quot;_{\pm &quot; &amp; TEXT([.I48]; &quot;0.00&quot;) &amp; &quot;}$ &quot;; &quot;&quot;)" office:value-type="string" office:string-value=" $85.50_{\pm 2.52}$ " calcext:value-type="string">
            <text:p><text:s/>$85.50_{\pm 2.52}$ </text:p>
          </table:table-cell>
          <table:table-cell table:style-name="ce35"/>
          <table:table-cell table:style-name="ce50" table:formula="of:=IF(AND([.K48]&lt;&gt;&quot;&quot;; [.L48]&lt;&gt;&quot;&quot;); &quot; $&quot; &amp; TEXT([.K48]; &quot;0.00&quot;) &amp; &quot;_{\pm &quot; &amp; TEXT([.L48]; &quot;0.00&quot;) &amp; &quot;}$ &quot;; &quot;&quot;)" office:value-type="string" office:string-value=" $94.99_{\pm 1.82}$ " calcext:value-type="string">
            <text:p><text:s/>$94.99_{\pm 1.82}$ </text:p>
          </table:table-cell>
          <table:table-cell table:style-name="ce50" table:formula="of:=IF(AND([.M48]&lt;&gt;&quot;&quot;; [.N48]&lt;&gt;&quot;&quot;); &quot; $&quot; &amp; TEXT([.M48]; &quot;0.00&quot;) &amp; &quot;_{\pm &quot; &amp; TEXT([.N48]; &quot;0.00&quot;) &amp; &quot;}$ &quot;; &quot;&quot;)" office:value-type="string" office:string-value=" $94.71_{\pm 2.95}$ " calcext:value-type="string">
            <text:p><text:s/>$94.71_{\pm 2.95}$ </text:p>
          </table:table-cell>
          <table:table-cell table:style-name="ce50" table:formula="of:=IF(AND([.O48]&lt;&gt;&quot;&quot;; [.P48]&lt;&gt;&quot;&quot;); &quot; $&quot; &amp; TEXT([.O48]; &quot;0.00&quot;) &amp; &quot;_{\pm &quot; &amp; TEXT([.P48]; &quot;0.00&quot;) &amp; &quot;}$ &quot;; &quot;&quot;)" office:value-type="string" office:string-value=" $95.33_{\pm 1.76}$ " calcext:value-type="string">
            <text:p><text:s/>$95.33_{\pm 1.76}$ </text:p>
          </table:table-cell>
          <table:table-cell table:style-name="ce50" table:formula="of:=IF(AND([.Q48]&lt;&gt;&quot;&quot;; [.R48]&lt;&gt;&quot;&quot;); &quot; $&quot; &amp; TEXT([.Q48]; &quot;0.00&quot;) &amp; &quot;_{\pm &quot; &amp; TEXT([.R48]; &quot;0.00&quot;) &amp; &quot;}$ &quot;; &quot;&quot;)" office:value-type="string" office:string-value=" $90.26_{\pm 3.29}$ " calcext:value-type="string">
            <text:p><text:s/>$90.26_{\pm 3.29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89.4976687536164" calcext:value-type="float">
            <text:p>89.50</text:p>
          </table:table-cell>
          <table:table-cell table:style-name="ce25" office:value-type="float" office:value="2.61663818072591" calcext:value-type="float">
            <text:p>2.62</text:p>
          </table:table-cell>
          <table:table-cell table:style-name="ce19" office:value-type="float" office:value="88.8373155052888" calcext:value-type="float">
            <text:p>88.84</text:p>
          </table:table-cell>
          <table:table-cell table:style-name="ce25" office:value-type="float" office:value="3.67646740903271" calcext:value-type="float">
            <text:p>3.68</text:p>
          </table:table-cell>
          <table:table-cell table:style-name="ce19" office:value-type="float" office:value="90.2380969103486" calcext:value-type="float">
            <text:p>90.24</text:p>
          </table:table-cell>
          <table:table-cell table:style-name="ce25" office:value-type="float" office:value="2.471606465327" calcext:value-type="float">
            <text:p>2.47</text:p>
          </table:table-cell>
          <table:table-cell table:style-name="ce19" office:value-type="float" office:value="89.4976687536164" calcext:value-type="float">
            <text:p>89.50</text:p>
          </table:table-cell>
          <table:table-cell table:style-name="ce34" office:value-type="float" office:value="2.61663818072591" calcext:value-type="float">
            <text:p>2.62</text:p>
          </table:table-cell>
          <table:table-cell table:style-name="ce34"/>
          <table:table-cell table:style-name="ce25" office:value-type="float" office:value="91.7603124407263" calcext:value-type="float">
            <text:p>91.76</text:p>
          </table:table-cell>
          <table:table-cell table:style-name="ce34" office:value-type="float" office:value="2.40116331789326" calcext:value-type="float">
            <text:p>2.40</text:p>
          </table:table-cell>
          <table:table-cell table:style-name="ce25" office:value-type="float" office:value="91.0676455538553" calcext:value-type="float">
            <text:p>91.07</text:p>
          </table:table-cell>
          <table:table-cell table:style-name="ce34" office:value-type="float" office:value="3.1393256977118" calcext:value-type="float">
            <text:p>3.14</text:p>
          </table:table-cell>
          <table:table-cell table:style-name="ce25" office:value-type="float" office:value="92.5356925641861" calcext:value-type="float">
            <text:p>92.54</text:p>
          </table:table-cell>
          <table:table-cell table:style-name="ce34" office:value-type="float" office:value="2.84553474190641" calcext:value-type="float">
            <text:p>2.85</text:p>
          </table:table-cell>
          <table:table-cell table:style-name="ce19" office:value-type="float" office:value="91.7603124407263" calcext:value-type="float">
            <text:p>91.76</text:p>
          </table:table-cell>
          <table:table-cell table:style-name="ce34" office:value-type="float" office:value="2.40116331789326" calcext:value-type="float">
            <text:p>2.40</text:p>
          </table:table-cell>
          <table:table-cell table:style-name="ce25" table:number-columns-repeated="2"/>
          <table:table-cell table:style-name="ce36"/>
          <table:table-cell table:style-name="ce46" table:formula="of:=IF([.A49]&lt;&gt;&quot;&quot;; [.A49]; &quot;&quot;)" office:value-type="string" office:string-value="Date" calcext:value-type="string">
            <text:p>Date</text:p>
          </table:table-cell>
          <table:table-cell table:style-name="ce121" table:formula="of:=IF(AND([.B49]&lt;&gt;&quot;&quot;; [.C49]&lt;&gt;&quot;&quot;); &quot; $&quot; &amp; TEXT([.B49]; &quot;0.00&quot;) &amp; &quot;_{\pm &quot; &amp; TEXT([.C49]; &quot;0.00&quot;) &amp; &quot;}$ &quot;; &quot;&quot;)" office:value-type="string" office:string-value=" $89.50_{\pm 2.62}$ " calcext:value-type="string">
            <text:p><text:s/>$89.50_{\pm 2.62}$ </text:p>
          </table:table-cell>
          <table:table-cell table:style-name="ce50" table:formula="of:=IF(AND([.D49]&lt;&gt;&quot;&quot;; [.E49]&lt;&gt;&quot;&quot;); &quot; $&quot; &amp; TEXT([.D49]; &quot;0.00&quot;) &amp; &quot;_{\pm &quot; &amp; TEXT([.E49]; &quot;0.00&quot;) &amp; &quot;}$ &quot;; &quot;&quot;)" office:value-type="string" office:string-value=" $88.84_{\pm 3.68}$ " calcext:value-type="string">
            <text:p><text:s/>$88.84_{\pm 3.68}$ </text:p>
          </table:table-cell>
          <table:table-cell table:style-name="ce50" table:formula="of:=IF(AND([.F49]&lt;&gt;&quot;&quot;; [.G49]&lt;&gt;&quot;&quot;); &quot; $&quot; &amp; TEXT([.F49]; &quot;0.00&quot;) &amp; &quot;_{\pm &quot; &amp; TEXT([.G49]; &quot;0.00&quot;) &amp; &quot;}$ &quot;; &quot;&quot;)" office:value-type="string" office:string-value=" $90.24_{\pm 2.47}$ " calcext:value-type="string">
            <text:p><text:s/>$90.24_{\pm 2.47}$ </text:p>
          </table:table-cell>
          <table:table-cell table:style-name="ce121" table:formula="of:=IF(AND([.H49]&lt;&gt;&quot;&quot;; [.I49]&lt;&gt;&quot;&quot;); &quot; $&quot; &amp; TEXT([.H49]; &quot;0.00&quot;) &amp; &quot;_{\pm &quot; &amp; TEXT([.I49]; &quot;0.00&quot;) &amp; &quot;}$ &quot;; &quot;&quot;)" office:value-type="string" office:string-value=" $89.50_{\pm 2.62}$ " calcext:value-type="string">
            <text:p><text:s/>$89.50_{\pm 2.62}$ </text:p>
          </table:table-cell>
          <table:table-cell table:style-name="ce35"/>
          <table:table-cell table:style-name="ce50" table:formula="of:=IF(AND([.K49]&lt;&gt;&quot;&quot;; [.L49]&lt;&gt;&quot;&quot;); &quot; $&quot; &amp; TEXT([.K49]; &quot;0.00&quot;) &amp; &quot;_{\pm &quot; &amp; TEXT([.L49]; &quot;0.00&quot;) &amp; &quot;}$ &quot;; &quot;&quot;)" office:value-type="string" office:string-value=" $91.76_{\pm 2.40}$ " calcext:value-type="string">
            <text:p><text:s/>$91.76_{\pm 2.40}$ </text:p>
          </table:table-cell>
          <table:table-cell table:style-name="ce50" table:formula="of:=IF(AND([.M49]&lt;&gt;&quot;&quot;; [.N49]&lt;&gt;&quot;&quot;); &quot; $&quot; &amp; TEXT([.M49]; &quot;0.00&quot;) &amp; &quot;_{\pm &quot; &amp; TEXT([.N49]; &quot;0.00&quot;) &amp; &quot;}$ &quot;; &quot;&quot;)" office:value-type="string" office:string-value=" $91.07_{\pm 3.14}$ " calcext:value-type="string">
            <text:p><text:s/>$91.07_{\pm 3.14}$ </text:p>
          </table:table-cell>
          <table:table-cell table:style-name="ce50" table:formula="of:=IF(AND([.O49]&lt;&gt;&quot;&quot;; [.P49]&lt;&gt;&quot;&quot;); &quot; $&quot; &amp; TEXT([.O49]; &quot;0.00&quot;) &amp; &quot;_{\pm &quot; &amp; TEXT([.P49]; &quot;0.00&quot;) &amp; &quot;}$ &quot;; &quot;&quot;)" office:value-type="string" office:string-value=" $92.54_{\pm 2.85}$ " calcext:value-type="string">
            <text:p><text:s/>$92.54_{\pm 2.85}$ </text:p>
          </table:table-cell>
          <table:table-cell table:style-name="ce50" table:formula="of:=IF(AND([.Q49]&lt;&gt;&quot;&quot;; [.R49]&lt;&gt;&quot;&quot;); &quot; $&quot; &amp; TEXT([.Q49]; &quot;0.00&quot;) &amp; &quot;_{\pm &quot; &amp; TEXT([.R49]; &quot;0.00&quot;) &amp; &quot;}$ &quot;; &quot;&quot;)" office:value-type="string" office:string-value=" $91.76_{\pm 2.40}$ " calcext:value-type="string">
            <text:p><text:s/>$91.76_{\pm 2.40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78.3906146815706" calcext:value-type="float">
            <text:p>78.39</text:p>
          </table:table-cell>
          <table:table-cell table:style-name="ce25" office:value-type="float" office:value="5.35908101399743" calcext:value-type="float">
            <text:p>5.36</text:p>
          </table:table-cell>
          <table:table-cell table:style-name="ce19" office:value-type="float" office:value="79.7472768459611" calcext:value-type="float">
            <text:p>79.75</text:p>
          </table:table-cell>
          <table:table-cell table:style-name="ce25" office:value-type="float" office:value="8.48729276441272" calcext:value-type="float">
            <text:p>8.49</text:p>
          </table:table-cell>
          <table:table-cell table:style-name="ce19" office:value-type="float" office:value="77.9016378358484" calcext:value-type="float">
            <text:p>77.90</text:p>
          </table:table-cell>
          <table:table-cell table:style-name="ce25" office:value-type="float" office:value="7.53218150142158" calcext:value-type="float">
            <text:p>7.53</text:p>
          </table:table-cell>
          <table:table-cell table:style-name="ce19" office:value-type="float" office:value="78.3906146815706" calcext:value-type="float">
            <text:p>78.39</text:p>
          </table:table-cell>
          <table:table-cell table:style-name="ce34" office:value-type="float" office:value="5.35908101399743" calcext:value-type="float">
            <text:p>5.36</text:p>
          </table:table-cell>
          <table:table-cell table:style-name="ce34"/>
          <table:table-cell table:style-name="ce25" office:value-type="float" office:value="88.9257469711825" calcext:value-type="float">
            <text:p>88.93</text:p>
          </table:table-cell>
          <table:table-cell table:style-name="ce34" office:value-type="float" office:value="4.40108423412137" calcext:value-type="float">
            <text:p>4.40</text:p>
          </table:table-cell>
          <table:table-cell table:style-name="ce25" office:value-type="float" office:value="90.2760346378768" calcext:value-type="float">
            <text:p>90.28</text:p>
          </table:table-cell>
          <table:table-cell table:style-name="ce34" office:value-type="float" office:value="6.11793387602981" calcext:value-type="float">
            <text:p>6.12</text:p>
          </table:table-cell>
          <table:table-cell table:style-name="ce25" office:value-type="float" office:value="88.530303030303" calcext:value-type="float">
            <text:p>88.53</text:p>
          </table:table-cell>
          <table:table-cell table:style-name="ce34" office:value-type="float" office:value="9.06645701426703" calcext:value-type="float">
            <text:p>9.07</text:p>
          </table:table-cell>
          <table:table-cell table:style-name="ce19" office:value-type="float" office:value="88.9257469711825" calcext:value-type="float">
            <text:p>88.93</text:p>
          </table:table-cell>
          <table:table-cell table:style-name="ce34" office:value-type="float" office:value="4.40108423412137" calcext:value-type="float">
            <text:p>4.40</text:p>
          </table:table-cell>
          <table:table-cell table:style-name="ce25" table:number-columns-repeated="2"/>
          <table:table-cell table:style-name="ce36"/>
          <table:table-cell table:style-name="ce46" table:formula="of:=IF([.A50]&lt;&gt;&quot;&quot;; [.A50]; &quot;&quot;)" office:value-type="string" office:string-value="Time" calcext:value-type="string">
            <text:p>Time</text:p>
          </table:table-cell>
          <table:table-cell table:style-name="ce121" table:formula="of:=IF(AND([.B50]&lt;&gt;&quot;&quot;; [.C50]&lt;&gt;&quot;&quot;); &quot; $&quot; &amp; TEXT([.B50]; &quot;0.00&quot;) &amp; &quot;_{\pm &quot; &amp; TEXT([.C50]; &quot;0.00&quot;) &amp; &quot;}$ &quot;; &quot;&quot;)" office:value-type="string" office:string-value=" $78.39_{\pm 5.36}$ " calcext:value-type="string">
            <text:p><text:s/>$78.39_{\pm 5.36}$ </text:p>
          </table:table-cell>
          <table:table-cell table:style-name="ce50" table:formula="of:=IF(AND([.D50]&lt;&gt;&quot;&quot;; [.E50]&lt;&gt;&quot;&quot;); &quot; $&quot; &amp; TEXT([.D50]; &quot;0.00&quot;) &amp; &quot;_{\pm &quot; &amp; TEXT([.E50]; &quot;0.00&quot;) &amp; &quot;}$ &quot;; &quot;&quot;)" office:value-type="string" office:string-value=" $79.75_{\pm 8.49}$ " calcext:value-type="string">
            <text:p><text:s/>$79.75_{\pm 8.49}$ </text:p>
          </table:table-cell>
          <table:table-cell table:style-name="ce50" table:formula="of:=IF(AND([.F50]&lt;&gt;&quot;&quot;; [.G50]&lt;&gt;&quot;&quot;); &quot; $&quot; &amp; TEXT([.F50]; &quot;0.00&quot;) &amp; &quot;_{\pm &quot; &amp; TEXT([.G50]; &quot;0.00&quot;) &amp; &quot;}$ &quot;; &quot;&quot;)" office:value-type="string" office:string-value=" $77.90_{\pm 7.53}$ " calcext:value-type="string">
            <text:p><text:s/>$77.90_{\pm 7.53}$ </text:p>
          </table:table-cell>
          <table:table-cell table:style-name="ce121" table:formula="of:=IF(AND([.H50]&lt;&gt;&quot;&quot;; [.I50]&lt;&gt;&quot;&quot;); &quot; $&quot; &amp; TEXT([.H50]; &quot;0.00&quot;) &amp; &quot;_{\pm &quot; &amp; TEXT([.I50]; &quot;0.00&quot;) &amp; &quot;}$ &quot;; &quot;&quot;)" office:value-type="string" office:string-value=" $78.39_{\pm 5.36}$ " calcext:value-type="string">
            <text:p><text:s/>$78.39_{\pm 5.36}$ </text:p>
          </table:table-cell>
          <table:table-cell table:style-name="ce35"/>
          <table:table-cell table:style-name="ce50" table:formula="of:=IF(AND([.K50]&lt;&gt;&quot;&quot;; [.L50]&lt;&gt;&quot;&quot;); &quot; $&quot; &amp; TEXT([.K50]; &quot;0.00&quot;) &amp; &quot;_{\pm &quot; &amp; TEXT([.L50]; &quot;0.00&quot;) &amp; &quot;}$ &quot;; &quot;&quot;)" office:value-type="string" office:string-value=" $88.93_{\pm 4.40}$ " calcext:value-type="string">
            <text:p><text:s/>$88.93_{\pm 4.40}$ </text:p>
          </table:table-cell>
          <table:table-cell table:style-name="ce50" table:formula="of:=IF(AND([.M50]&lt;&gt;&quot;&quot;; [.N50]&lt;&gt;&quot;&quot;); &quot; $&quot; &amp; TEXT([.M50]; &quot;0.00&quot;) &amp; &quot;_{\pm &quot; &amp; TEXT([.N50]; &quot;0.00&quot;) &amp; &quot;}$ &quot;; &quot;&quot;)" office:value-type="string" office:string-value=" $90.28_{\pm 6.12}$ " calcext:value-type="string">
            <text:p><text:s/>$90.28_{\pm 6.12}$ </text:p>
          </table:table-cell>
          <table:table-cell table:style-name="ce50" table:formula="of:=IF(AND([.O50]&lt;&gt;&quot;&quot;; [.P50]&lt;&gt;&quot;&quot;); &quot; $&quot; &amp; TEXT([.O50]; &quot;0.00&quot;) &amp; &quot;_{\pm &quot; &amp; TEXT([.P50]; &quot;0.00&quot;) &amp; &quot;}$ &quot;; &quot;&quot;)" office:value-type="string" office:string-value=" $88.53_{\pm 9.07}$ " calcext:value-type="string">
            <text:p><text:s/>$88.53_{\pm 9.07}$ </text:p>
          </table:table-cell>
          <table:table-cell table:style-name="ce50" table:formula="of:=IF(AND([.Q50]&lt;&gt;&quot;&quot;; [.R50]&lt;&gt;&quot;&quot;); &quot; $&quot; &amp; TEXT([.Q50]; &quot;0.00&quot;) &amp; &quot;_{\pm &quot; &amp; TEXT([.R50]; &quot;0.00&quot;) &amp; &quot;}$ &quot;; &quot;&quot;)" office:value-type="string" office:string-value=" $88.93_{\pm 4.40}$ " calcext:value-type="string">
            <text:p><text:s/>$88.93_{\pm 4.40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78.7264471908478" calcext:value-type="float">
            <text:p>78.73</text:p>
          </table:table-cell>
          <table:table-cell table:style-name="ce25" office:value-type="float" office:value="7.90420465282458" calcext:value-type="float">
            <text:p>7.90</text:p>
          </table:table-cell>
          <table:table-cell table:style-name="ce19" office:value-type="float" office:value="77.7161003531847" calcext:value-type="float">
            <text:p>77.72</text:p>
          </table:table-cell>
          <table:table-cell table:style-name="ce25" office:value-type="float" office:value="7.27963799972566" calcext:value-type="float">
            <text:p>7.28</text:p>
          </table:table-cell>
          <table:table-cell table:style-name="ce19" office:value-type="float" office:value="80.2045676706297" calcext:value-type="float">
            <text:p>80.20</text:p>
          </table:table-cell>
          <table:table-cell table:style-name="ce25" office:value-type="float" office:value="9.90911290517686" calcext:value-type="float">
            <text:p>9.91</text:p>
          </table:table-cell>
          <table:table-cell table:style-name="ce19" office:value-type="float" office:value="78.7264471908478" calcext:value-type="float">
            <text:p>78.73</text:p>
          </table:table-cell>
          <table:table-cell table:style-name="ce34" office:value-type="float" office:value="7.90420465282458" calcext:value-type="float">
            <text:p>7.90</text:p>
          </table:table-cell>
          <table:table-cell table:style-name="ce34"/>
          <table:table-cell table:style-name="ce25" office:value-type="float" office:value="86.8734175009235" calcext:value-type="float">
            <text:p>86.87</text:p>
          </table:table-cell>
          <table:table-cell table:style-name="ce34" office:value-type="float" office:value="6.79977628435752" calcext:value-type="float">
            <text:p>6.80</text:p>
          </table:table-cell>
          <table:table-cell table:style-name="ce25" office:value-type="float" office:value="85.9867267855759" calcext:value-type="float">
            <text:p>85.99</text:p>
          </table:table-cell>
          <table:table-cell table:style-name="ce34" office:value-type="float" office:value="8.33912668425643" calcext:value-type="float">
            <text:p>8.34</text:p>
          </table:table-cell>
          <table:table-cell table:style-name="ce25" office:value-type="float" office:value="88.2852756455193" calcext:value-type="float">
            <text:p>88.29</text:p>
          </table:table-cell>
          <table:table-cell table:style-name="ce34" office:value-type="float" office:value="7.67921674189599" calcext:value-type="float">
            <text:p>7.68</text:p>
          </table:table-cell>
          <table:table-cell table:style-name="ce19" office:value-type="float" office:value="86.8734175009235" calcext:value-type="float">
            <text:p>86.87</text:p>
          </table:table-cell>
          <table:table-cell table:style-name="ce34" office:value-type="float" office:value="6.79977628435752" calcext:value-type="float">
            <text:p>6.80</text:p>
          </table:table-cell>
          <table:table-cell table:style-name="ce25" table:number-columns-repeated="2"/>
          <table:table-cell table:style-name="ce36"/>
          <table:table-cell table:style-name="ce46" table:formula="of:=IF([.A51]&lt;&gt;&quot;&quot;; [.A51]; &quot;&quot;)" office:value-type="string" office:string-value="Duration" calcext:value-type="string">
            <text:p>Duration</text:p>
          </table:table-cell>
          <table:table-cell table:style-name="ce121" table:formula="of:=IF(AND([.B51]&lt;&gt;&quot;&quot;; [.C51]&lt;&gt;&quot;&quot;); &quot; $&quot; &amp; TEXT([.B51]; &quot;0.00&quot;) &amp; &quot;_{\pm &quot; &amp; TEXT([.C51]; &quot;0.00&quot;) &amp; &quot;}$ &quot;; &quot;&quot;)" office:value-type="string" office:string-value=" $78.73_{\pm 7.90}$ " calcext:value-type="string">
            <text:p><text:s/>$78.73_{\pm 7.90}$ </text:p>
          </table:table-cell>
          <table:table-cell table:style-name="ce50" table:formula="of:=IF(AND([.D51]&lt;&gt;&quot;&quot;; [.E51]&lt;&gt;&quot;&quot;); &quot; $&quot; &amp; TEXT([.D51]; &quot;0.00&quot;) &amp; &quot;_{\pm &quot; &amp; TEXT([.E51]; &quot;0.00&quot;) &amp; &quot;}$ &quot;; &quot;&quot;)" office:value-type="string" office:string-value=" $77.72_{\pm 7.28}$ " calcext:value-type="string">
            <text:p><text:s/>$77.72_{\pm 7.28}$ </text:p>
          </table:table-cell>
          <table:table-cell table:style-name="ce50" table:formula="of:=IF(AND([.F51]&lt;&gt;&quot;&quot;; [.G51]&lt;&gt;&quot;&quot;); &quot; $&quot; &amp; TEXT([.F51]; &quot;0.00&quot;) &amp; &quot;_{\pm &quot; &amp; TEXT([.G51]; &quot;0.00&quot;) &amp; &quot;}$ &quot;; &quot;&quot;)" office:value-type="string" office:string-value=" $80.20_{\pm 9.91}$ " calcext:value-type="string">
            <text:p><text:s/>$80.20_{\pm 9.91}$ </text:p>
          </table:table-cell>
          <table:table-cell table:style-name="ce121" table:formula="of:=IF(AND([.H51]&lt;&gt;&quot;&quot;; [.I51]&lt;&gt;&quot;&quot;); &quot; $&quot; &amp; TEXT([.H51]; &quot;0.00&quot;) &amp; &quot;_{\pm &quot; &amp; TEXT([.I51]; &quot;0.00&quot;) &amp; &quot;}$ &quot;; &quot;&quot;)" office:value-type="string" office:string-value=" $78.73_{\pm 7.90}$ " calcext:value-type="string">
            <text:p><text:s/>$78.73_{\pm 7.90}$ </text:p>
          </table:table-cell>
          <table:table-cell table:style-name="ce35"/>
          <table:table-cell table:style-name="ce50" table:formula="of:=IF(AND([.K51]&lt;&gt;&quot;&quot;; [.L51]&lt;&gt;&quot;&quot;); &quot; $&quot; &amp; TEXT([.K51]; &quot;0.00&quot;) &amp; &quot;_{\pm &quot; &amp; TEXT([.L51]; &quot;0.00&quot;) &amp; &quot;}$ &quot;; &quot;&quot;)" office:value-type="string" office:string-value=" $86.87_{\pm 6.80}$ " calcext:value-type="string">
            <text:p><text:s/>$86.87_{\pm 6.80}$ </text:p>
          </table:table-cell>
          <table:table-cell table:style-name="ce50" table:formula="of:=IF(AND([.M51]&lt;&gt;&quot;&quot;; [.N51]&lt;&gt;&quot;&quot;); &quot; $&quot; &amp; TEXT([.M51]; &quot;0.00&quot;) &amp; &quot;_{\pm &quot; &amp; TEXT([.N51]; &quot;0.00&quot;) &amp; &quot;}$ &quot;; &quot;&quot;)" office:value-type="string" office:string-value=" $85.99_{\pm 8.34}$ " calcext:value-type="string">
            <text:p><text:s/>$85.99_{\pm 8.34}$ </text:p>
          </table:table-cell>
          <table:table-cell table:style-name="ce50" table:formula="of:=IF(AND([.O51]&lt;&gt;&quot;&quot;; [.P51]&lt;&gt;&quot;&quot;); &quot; $&quot; &amp; TEXT([.O51]; &quot;0.00&quot;) &amp; &quot;_{\pm &quot; &amp; TEXT([.P51]; &quot;0.00&quot;) &amp; &quot;}$ &quot;; &quot;&quot;)" office:value-type="string" office:string-value=" $88.29_{\pm 7.68}$ " calcext:value-type="string">
            <text:p><text:s/>$88.29_{\pm 7.68}$ </text:p>
          </table:table-cell>
          <table:table-cell table:style-name="ce50" table:formula="of:=IF(AND([.Q51]&lt;&gt;&quot;&quot;; [.R51]&lt;&gt;&quot;&quot;); &quot; $&quot; &amp; TEXT([.Q51]; &quot;0.00&quot;) &amp; &quot;_{\pm &quot; &amp; TEXT([.R51]; &quot;0.00&quot;) &amp; &quot;}$ &quot;; &quot;&quot;)" office:value-type="string" office:string-value=" $86.87_{\pm 6.80}$ " calcext:value-type="string">
            <text:p><text:s/>$86.87_{\pm 6.80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63.8522588522589" calcext:value-type="float">
            <text:p>63.85</text:p>
          </table:table-cell>
          <table:table-cell table:style-name="ce25" office:value-type="float" office:value="33.6235471158653" calcext:value-type="float">
            <text:p>33.62</text:p>
          </table:table-cell>
          <table:table-cell table:style-name="ce19" office:value-type="float" office:value="75" calcext:value-type="float">
            <text:p>75.00</text:p>
          </table:table-cell>
          <table:table-cell table:style-name="ce25" office:value-type="float" office:value="38.7298334620742" calcext:value-type="float">
            <text:p>38.73</text:p>
          </table:table-cell>
          <table:table-cell table:style-name="ce19" office:value-type="float" office:value="58.4444444444444" calcext:value-type="float">
            <text:p>58.44</text:p>
          </table:table-cell>
          <table:table-cell table:style-name="ce25" office:value-type="float" office:value="34.0114359852356" calcext:value-type="float">
            <text:p>34.01</text:p>
          </table:table-cell>
          <table:table-cell table:style-name="ce19" office:value-type="float" office:value="63.8522588522589" calcext:value-type="float">
            <text:p>63.85</text:p>
          </table:table-cell>
          <table:table-cell table:style-name="ce34" office:value-type="float" office:value="33.6235471158653" calcext:value-type="float">
            <text:p>33.62</text:p>
          </table:table-cell>
          <table:table-cell table:style-name="ce34"/>
          <table:table-cell table:style-name="ce25" office:value-type="float" office:value="66.3522588522589" calcext:value-type="float">
            <text:p>66.35</text:p>
          </table:table-cell>
          <table:table-cell table:style-name="ce34" office:value-type="float" office:value="35.2495620737551" calcext:value-type="float">
            <text:p>35.25</text:p>
          </table:table-cell>
          <table:table-cell table:style-name="ce25" office:value-type="float" office:value="77.5" calcext:value-type="float">
            <text:p>77.50</text:p>
          </table:table-cell>
          <table:table-cell table:style-name="ce34" office:value-type="float" office:value="39.4493345951488" calcext:value-type="float">
            <text:p>39.45</text:p>
          </table:table-cell>
          <table:table-cell table:style-name="ce25" office:value-type="float" office:value="60.9444444444444" calcext:value-type="float">
            <text:p>60.94</text:p>
          </table:table-cell>
          <table:table-cell table:style-name="ce34" office:value-type="float" office:value="35.9972992814122" calcext:value-type="float">
            <text:p>36.00</text:p>
          </table:table-cell>
          <table:table-cell table:style-name="ce19" office:value-type="float" office:value="66.3522588522589" calcext:value-type="float">
            <text:p>66.35</text:p>
          </table:table-cell>
          <table:table-cell table:style-name="ce34" office:value-type="float" office:value="35.2495620737551" calcext:value-type="float">
            <text:p>35.25</text:p>
          </table:table-cell>
          <table:table-cell table:style-name="ce25"/>
          <table:table-cell table:style-name="ce93" table:number-columns-repeated="2"/>
          <table:table-cell table:style-name="ce45" table:formula="of:=IF([.A52]&lt;&gt;&quot;&quot;; [.A52]; &quot;&quot;)" office:value-type="string" office:string-value="Set" calcext:value-type="string">
            <text:p>Set</text:p>
          </table:table-cell>
          <table:table-cell table:style-name="ce36" table:formula="of:=IF(AND([.B52]&lt;&gt;&quot;&quot;; [.C52]&lt;&gt;&quot;&quot;); &quot; $&quot; &amp; TEXT([.B52]; &quot;0.00&quot;) &amp; &quot;_{\pm &quot; &amp; TEXT([.C52]; &quot;0.00&quot;) &amp; &quot;}$ &quot;; &quot;&quot;)" office:value-type="string" office:string-value=" $63.85_{\pm 33.62}$ " calcext:value-type="string">
            <text:p><text:s/>$63.85_{\pm 33.62}$ </text:p>
          </table:table-cell>
          <table:table-cell table:style-name="ce50" table:formula="of:=IF(AND([.D52]&lt;&gt;&quot;&quot;; [.E52]&lt;&gt;&quot;&quot;); &quot; $&quot; &amp; TEXT([.D52]; &quot;0.00&quot;) &amp; &quot;_{\pm &quot; &amp; TEXT([.E52]; &quot;0.00&quot;) &amp; &quot;}$ &quot;; &quot;&quot;)" office:value-type="string" office:string-value=" $75.00_{\pm 38.73}$ " calcext:value-type="string">
            <text:p><text:s/>$75.00_{\pm 38.73}$ </text:p>
          </table:table-cell>
          <table:table-cell table:style-name="ce50" table:formula="of:=IF(AND([.F52]&lt;&gt;&quot;&quot;; [.G52]&lt;&gt;&quot;&quot;); &quot; $&quot; &amp; TEXT([.F52]; &quot;0.00&quot;) &amp; &quot;_{\pm &quot; &amp; TEXT([.G52]; &quot;0.00&quot;) &amp; &quot;}$ &quot;; &quot;&quot;)" office:value-type="string" office:string-value=" $58.44_{\pm 34.01}$ " calcext:value-type="string">
            <text:p><text:s/>$58.44_{\pm 34.01}$ </text:p>
          </table:table-cell>
          <table:table-cell table:style-name="ce121" table:formula="of:=IF(AND([.H52]&lt;&gt;&quot;&quot;; [.I52]&lt;&gt;&quot;&quot;); &quot; $&quot; &amp; TEXT([.H52]; &quot;0.00&quot;) &amp; &quot;_{\pm &quot; &amp; TEXT([.I52]; &quot;0.00&quot;) &amp; &quot;}$ &quot;; &quot;&quot;)" office:value-type="string" office:string-value=" $63.85_{\pm 33.62}$ " calcext:value-type="string">
            <text:p><text:s/>$63.85_{\pm 33.62}$ </text:p>
          </table:table-cell>
          <table:table-cell table:style-name="ce52"/>
          <table:table-cell table:style-name="ce50" table:formula="of:=IF(AND([.K52]&lt;&gt;&quot;&quot;; [.L52]&lt;&gt;&quot;&quot;); &quot; $&quot; &amp; TEXT([.K52]; &quot;0.00&quot;) &amp; &quot;_{\pm &quot; &amp; TEXT([.L52]; &quot;0.00&quot;) &amp; &quot;}$ &quot;; &quot;&quot;)" office:value-type="string" office:string-value=" $66.35_{\pm 35.25}$ " calcext:value-type="string">
            <text:p><text:s/>$66.35_{\pm 35.25}$ </text:p>
          </table:table-cell>
          <table:table-cell table:style-name="ce50" table:formula="of:=IF(AND([.M52]&lt;&gt;&quot;&quot;; [.N52]&lt;&gt;&quot;&quot;); &quot; $&quot; &amp; TEXT([.M52]; &quot;0.00&quot;) &amp; &quot;_{\pm &quot; &amp; TEXT([.N52]; &quot;0.00&quot;) &amp; &quot;}$ &quot;; &quot;&quot;)" office:value-type="string" office:string-value=" $77.50_{\pm 39.45}$ " calcext:value-type="string">
            <text:p><text:s/>$77.50_{\pm 39.45}$ </text:p>
          </table:table-cell>
          <table:table-cell table:style-name="ce50" table:formula="of:=IF(AND([.O52]&lt;&gt;&quot;&quot;; [.P52]&lt;&gt;&quot;&quot;); &quot; $&quot; &amp; TEXT([.O52]; &quot;0.00&quot;) &amp; &quot;_{\pm &quot; &amp; TEXT([.P52]; &quot;0.00&quot;) &amp; &quot;}$ &quot;; &quot;&quot;)" office:value-type="string" office:string-value=" $60.94_{\pm 36.00}$ " calcext:value-type="string">
            <text:p><text:s/>$60.94_{\pm 36.00}$ </text:p>
          </table:table-cell>
          <table:table-cell table:style-name="ce50" table:formula="of:=IF(AND([.Q52]&lt;&gt;&quot;&quot;; [.R52]&lt;&gt;&quot;&quot;); &quot; $&quot; &amp; TEXT([.Q52]; &quot;0.00&quot;) &amp; &quot;_{\pm &quot; &amp; TEXT([.R52]; &quot;0.00&quot;) &amp; &quot;}$ &quot;; &quot;&quot;)" office:value-type="string" office:string-value=" $66.35_{\pm 35.25}$ " calcext:value-type="string">
            <text:p><text:s/>$66.35_{\pm 35.25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53]&lt;&gt;&quot;&quot;; [.A53]; &quot;&quot;)">
            <text:p/>
          </table:table-cell>
          <table:table-cell table:style-name="ce24" table:formula="of:=IF(AND([.B53]&lt;&gt;&quot;&quot;; [.C53]&lt;&gt;&quot;&quot;); &quot; $&quot; &amp; TEXT([.B53]; &quot;0.00&quot;) &amp; &quot;_{\pm &quot; &amp; TEXT([.C53]; &quot;0.00&quot;) &amp; &quot;}$ &quot;; &quot;&quot;)">
            <text:p/>
          </table:table-cell>
          <table:table-cell table:style-name="ce49" table:formula="of:=IF(AND([.D53]&lt;&gt;&quot;&quot;; [.E53]&lt;&gt;&quot;&quot;); &quot; $&quot; &amp; TEXT([.D53]; &quot;0.00&quot;) &amp; &quot;_{\pm &quot; &amp; TEXT([.E53]; &quot;0.00&quot;) &amp; &quot;}$ &quot;; &quot;&quot;)">
            <text:p/>
          </table:table-cell>
          <table:table-cell table:style-name="ce49" table:formula="of:=IF(AND([.F53]&lt;&gt;&quot;&quot;; [.G53]&lt;&gt;&quot;&quot;); &quot; $&quot; &amp; TEXT([.F53]; &quot;0.00&quot;) &amp; &quot;_{\pm &quot; &amp; TEXT([.G53]; &quot;0.00&quot;) &amp; &quot;}$ &quot;; &quot;&quot;)">
            <text:p/>
          </table:table-cell>
          <table:table-cell table:style-name="ce24" table:formula="of:=IF(AND([.H53]&lt;&gt;&quot;&quot;; [.I53]&lt;&gt;&quot;&quot;); &quot; $&quot; &amp; TEXT([.H53]; &quot;0.00&quot;) &amp; &quot;_{\pm &quot; &amp; TEXT([.I53]; &quot;0.00&quot;) &amp; &quot;}$ &quot;; &quot;&quot;)">
            <text:p/>
          </table:table-cell>
          <table:table-cell table:style-name="ce35"/>
          <table:table-cell table:style-name="ce49" table:formula="of:=IF(AND([.K53]&lt;&gt;&quot;&quot;; [.L53]&lt;&gt;&quot;&quot;); &quot; $&quot; &amp; TEXT([.K53]; &quot;0.00&quot;) &amp; &quot;_{\pm &quot; &amp; TEXT([.L53]; &quot;0.00&quot;) &amp; &quot;}$ &quot;; &quot;&quot;)">
            <text:p/>
          </table:table-cell>
          <table:table-cell table:style-name="ce49" table:formula="of:=IF(AND([.M53]&lt;&gt;&quot;&quot;; [.N53]&lt;&gt;&quot;&quot;); &quot; $&quot; &amp; TEXT([.M53]; &quot;0.00&quot;) &amp; &quot;_{\pm &quot; &amp; TEXT([.N53]; &quot;0.00&quot;) &amp; &quot;}$ &quot;; &quot;&quot;)">
            <text:p/>
          </table:table-cell>
          <table:table-cell table:style-name="ce49" table:formula="of:=IF(AND([.O53]&lt;&gt;&quot;&quot;; [.P53]&lt;&gt;&quot;&quot;); &quot; $&quot; &amp; TEXT([.O53]; &quot;0.00&quot;) &amp; &quot;_{\pm &quot; &amp; TEXT([.P53]; &quot;0.00&quot;) &amp; &quot;}$ &quot;; &quot;&quot;)">
            <text:p/>
          </table:table-cell>
          <table:table-cell table:style-name="ce49" table:formula="of:=IF(AND([.Q53]&lt;&gt;&quot;&quot;; [.R53]&lt;&gt;&quot;&quot;); &quot; $&quot; &amp; TEXT([.Q53]; &quot;0.00&quot;) &amp; &quot;_{\pm &quot; &amp; TEXT([.R53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(TempEval)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4" table:formula="of:=IF([.A54]&lt;&gt;&quot;&quot;; [.A54]; &quot;&quot;)" office:value-type="string" office:string-value="(TempEval)" calcext:value-type="string">
            <text:p>(TempEval)</text:p>
          </table:table-cell>
          <table:table-cell table:style-name="ce121" table:formula="of:=IF(AND([.B54]&lt;&gt;&quot;&quot;; [.C54]&lt;&gt;&quot;&quot;); &quot; $&quot; &amp; TEXT([.B54]; &quot;0.00&quot;) &amp; &quot;_{\pm &quot; &amp; TEXT([.C54]; &quot;0.00&quot;) &amp; &quot;}$ &quot;; &quot;&quot;)">
            <text:p/>
          </table:table-cell>
          <table:table-cell table:style-name="ce50" table:formula="of:=IF(AND([.D54]&lt;&gt;&quot;&quot;; [.E54]&lt;&gt;&quot;&quot;); &quot; $&quot; &amp; TEXT([.D54]; &quot;0.00&quot;) &amp; &quot;_{\pm &quot; &amp; TEXT([.E54]; &quot;0.00&quot;) &amp; &quot;}$ &quot;; &quot;&quot;)">
            <text:p/>
          </table:table-cell>
          <table:table-cell table:style-name="ce50" table:formula="of:=IF(AND([.F54]&lt;&gt;&quot;&quot;; [.G54]&lt;&gt;&quot;&quot;); &quot; $&quot; &amp; TEXT([.F54]; &quot;0.00&quot;) &amp; &quot;_{\pm &quot; &amp; TEXT([.G54]; &quot;0.00&quot;) &amp; &quot;}$ &quot;; &quot;&quot;)">
            <text:p/>
          </table:table-cell>
          <table:table-cell table:style-name="ce121" table:formula="of:=IF(AND([.H54]&lt;&gt;&quot;&quot;; [.I54]&lt;&gt;&quot;&quot;); &quot; $&quot; &amp; TEXT([.H54]; &quot;0.00&quot;) &amp; &quot;_{\pm &quot; &amp; TEXT([.I54]; &quot;0.00&quot;) &amp; &quot;}$ &quot;; &quot;&quot;)">
            <text:p/>
          </table:table-cell>
          <table:table-cell table:style-name="ce35"/>
          <table:table-cell table:style-name="ce50" table:formula="of:=IF(AND([.K54]&lt;&gt;&quot;&quot;; [.L54]&lt;&gt;&quot;&quot;); &quot; $&quot; &amp; TEXT([.K54]; &quot;0.00&quot;) &amp; &quot;_{\pm &quot; &amp; TEXT([.L54]; &quot;0.00&quot;) &amp; &quot;}$ &quot;; &quot;&quot;)">
            <text:p/>
          </table:table-cell>
          <table:table-cell table:style-name="ce50" table:formula="of:=IF(AND([.M54]&lt;&gt;&quot;&quot;; [.N54]&lt;&gt;&quot;&quot;); &quot; $&quot; &amp; TEXT([.M54]; &quot;0.00&quot;) &amp; &quot;_{\pm &quot; &amp; TEXT([.N54]; &quot;0.00&quot;) &amp; &quot;}$ &quot;; &quot;&quot;)">
            <text:p/>
          </table:table-cell>
          <table:table-cell table:style-name="ce50" table:formula="of:=IF(AND([.O54]&lt;&gt;&quot;&quot;; [.P54]&lt;&gt;&quot;&quot;); &quot; $&quot; &amp; TEXT([.O54]; &quot;0.00&quot;) &amp; &quot;_{\pm &quot; &amp; TEXT([.P54]; &quot;0.00&quot;) &amp; &quot;}$ &quot;; &quot;&quot;)">
            <text:p/>
          </table:table-cell>
          <table:table-cell table:style-name="ce50" table:formula="of:=IF(AND([.Q54]&lt;&gt;&quot;&quot;; [.R54]&lt;&gt;&quot;&quot;); &quot; $&quot; &amp; TEXT([.Q54]; &quot;0.00&quot;) &amp; &quot;_{\pm &quot; &amp; TEXT([.R54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55]&lt;&gt;&quot;&quot;; [.A55]; &quot;&quot;)" office:value-type="string" office:string-value="Date" calcext:value-type="string">
            <text:p>Date</text:p>
          </table:table-cell>
          <table:table-cell table:style-name="ce121" table:formula="of:=IF(AND([.B55]&lt;&gt;&quot;&quot;; [.C55]&lt;&gt;&quot;&quot;); &quot; $&quot; &amp; TEXT([.B55]; &quot;0.00&quot;) &amp; &quot;_{\pm &quot; &amp; TEXT([.C55]; &quot;0.00&quot;) &amp; &quot;}$ &quot;; &quot;&quot;)">
            <text:p/>
          </table:table-cell>
          <table:table-cell table:style-name="ce50" table:formula="of:=IF(AND([.D55]&lt;&gt;&quot;&quot;; [.E55]&lt;&gt;&quot;&quot;); &quot; $&quot; &amp; TEXT([.D55]; &quot;0.00&quot;) &amp; &quot;_{\pm &quot; &amp; TEXT([.E55]; &quot;0.00&quot;) &amp; &quot;}$ &quot;; &quot;&quot;)">
            <text:p/>
          </table:table-cell>
          <table:table-cell table:style-name="ce50" table:formula="of:=IF(AND([.F55]&lt;&gt;&quot;&quot;; [.G55]&lt;&gt;&quot;&quot;); &quot; $&quot; &amp; TEXT([.F55]; &quot;0.00&quot;) &amp; &quot;_{\pm &quot; &amp; TEXT([.G55]; &quot;0.00&quot;) &amp; &quot;}$ &quot;; &quot;&quot;)">
            <text:p/>
          </table:table-cell>
          <table:table-cell table:style-name="ce121" table:formula="of:=IF(AND([.H55]&lt;&gt;&quot;&quot;; [.I55]&lt;&gt;&quot;&quot;); &quot; $&quot; &amp; TEXT([.H55]; &quot;0.00&quot;) &amp; &quot;_{\pm &quot; &amp; TEXT([.I55]; &quot;0.00&quot;) &amp; &quot;}$ &quot;; &quot;&quot;)">
            <text:p/>
          </table:table-cell>
          <table:table-cell table:style-name="ce35"/>
          <table:table-cell table:style-name="ce50" table:formula="of:=IF(AND([.K55]&lt;&gt;&quot;&quot;; [.L55]&lt;&gt;&quot;&quot;); &quot; $&quot; &amp; TEXT([.K55]; &quot;0.00&quot;) &amp; &quot;_{\pm &quot; &amp; TEXT([.L55]; &quot;0.00&quot;) &amp; &quot;}$ &quot;; &quot;&quot;)">
            <text:p/>
          </table:table-cell>
          <table:table-cell table:style-name="ce50" table:formula="of:=IF(AND([.M55]&lt;&gt;&quot;&quot;; [.N55]&lt;&gt;&quot;&quot;); &quot; $&quot; &amp; TEXT([.M55]; &quot;0.00&quot;) &amp; &quot;_{\pm &quot; &amp; TEXT([.N55]; &quot;0.00&quot;) &amp; &quot;}$ &quot;; &quot;&quot;)">
            <text:p/>
          </table:table-cell>
          <table:table-cell table:style-name="ce50" table:formula="of:=IF(AND([.O55]&lt;&gt;&quot;&quot;; [.P55]&lt;&gt;&quot;&quot;); &quot; $&quot; &amp; TEXT([.O55]; &quot;0.00&quot;) &amp; &quot;_{\pm &quot; &amp; TEXT([.P55]; &quot;0.00&quot;) &amp; &quot;}$ &quot;; &quot;&quot;)">
            <text:p/>
          </table:table-cell>
          <table:table-cell table:style-name="ce50" table:formula="of:=IF(AND([.Q55]&lt;&gt;&quot;&quot;; [.R55]&lt;&gt;&quot;&quot;); &quot; $&quot; &amp; TEXT([.Q55]; &quot;0.00&quot;) &amp; &quot;_{\pm &quot; &amp; TEXT([.R55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56]&lt;&gt;&quot;&quot;; [.A56]; &quot;&quot;)" office:value-type="string" office:string-value="Time" calcext:value-type="string">
            <text:p>Time</text:p>
          </table:table-cell>
          <table:table-cell table:style-name="ce121" table:formula="of:=IF(AND([.B56]&lt;&gt;&quot;&quot;; [.C56]&lt;&gt;&quot;&quot;); &quot; $&quot; &amp; TEXT([.B56]; &quot;0.00&quot;) &amp; &quot;_{\pm &quot; &amp; TEXT([.C56]; &quot;0.00&quot;) &amp; &quot;}$ &quot;; &quot;&quot;)">
            <text:p/>
          </table:table-cell>
          <table:table-cell table:style-name="ce50" table:formula="of:=IF(AND([.D56]&lt;&gt;&quot;&quot;; [.E56]&lt;&gt;&quot;&quot;); &quot; $&quot; &amp; TEXT([.D56]; &quot;0.00&quot;) &amp; &quot;_{\pm &quot; &amp; TEXT([.E56]; &quot;0.00&quot;) &amp; &quot;}$ &quot;; &quot;&quot;)">
            <text:p/>
          </table:table-cell>
          <table:table-cell table:style-name="ce50" table:formula="of:=IF(AND([.F56]&lt;&gt;&quot;&quot;; [.G56]&lt;&gt;&quot;&quot;); &quot; $&quot; &amp; TEXT([.F56]; &quot;0.00&quot;) &amp; &quot;_{\pm &quot; &amp; TEXT([.G56]; &quot;0.00&quot;) &amp; &quot;}$ &quot;; &quot;&quot;)">
            <text:p/>
          </table:table-cell>
          <table:table-cell table:style-name="ce121" table:formula="of:=IF(AND([.H56]&lt;&gt;&quot;&quot;; [.I56]&lt;&gt;&quot;&quot;); &quot; $&quot; &amp; TEXT([.H56]; &quot;0.00&quot;) &amp; &quot;_{\pm &quot; &amp; TEXT([.I56]; &quot;0.00&quot;) &amp; &quot;}$ &quot;; &quot;&quot;)">
            <text:p/>
          </table:table-cell>
          <table:table-cell table:style-name="ce35"/>
          <table:table-cell table:style-name="ce50" table:formula="of:=IF(AND([.K56]&lt;&gt;&quot;&quot;; [.L56]&lt;&gt;&quot;&quot;); &quot; $&quot; &amp; TEXT([.K56]; &quot;0.00&quot;) &amp; &quot;_{\pm &quot; &amp; TEXT([.L56]; &quot;0.00&quot;) &amp; &quot;}$ &quot;; &quot;&quot;)">
            <text:p/>
          </table:table-cell>
          <table:table-cell table:style-name="ce50" table:formula="of:=IF(AND([.M56]&lt;&gt;&quot;&quot;; [.N56]&lt;&gt;&quot;&quot;); &quot; $&quot; &amp; TEXT([.M56]; &quot;0.00&quot;) &amp; &quot;_{\pm &quot; &amp; TEXT([.N56]; &quot;0.00&quot;) &amp; &quot;}$ &quot;; &quot;&quot;)">
            <text:p/>
          </table:table-cell>
          <table:table-cell table:style-name="ce50" table:formula="of:=IF(AND([.O56]&lt;&gt;&quot;&quot;; [.P56]&lt;&gt;&quot;&quot;); &quot; $&quot; &amp; TEXT([.O56]; &quot;0.00&quot;) &amp; &quot;_{\pm &quot; &amp; TEXT([.P56]; &quot;0.00&quot;) &amp; &quot;}$ &quot;; &quot;&quot;)">
            <text:p/>
          </table:table-cell>
          <table:table-cell table:style-name="ce50" table:formula="of:=IF(AND([.Q56]&lt;&gt;&quot;&quot;; [.R56]&lt;&gt;&quot;&quot;); &quot; $&quot; &amp; TEXT([.Q56]; &quot;0.00&quot;) &amp; &quot;_{\pm &quot; &amp; TEXT([.R56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57]&lt;&gt;&quot;&quot;; [.A57]; &quot;&quot;)" office:value-type="string" office:string-value="Duration" calcext:value-type="string">
            <text:p>Duration</text:p>
          </table:table-cell>
          <table:table-cell table:style-name="ce121" table:formula="of:=IF(AND([.B57]&lt;&gt;&quot;&quot;; [.C57]&lt;&gt;&quot;&quot;); &quot; $&quot; &amp; TEXT([.B57]; &quot;0.00&quot;) &amp; &quot;_{\pm &quot; &amp; TEXT([.C57]; &quot;0.00&quot;) &amp; &quot;}$ &quot;; &quot;&quot;)">
            <text:p/>
          </table:table-cell>
          <table:table-cell table:style-name="ce50" table:formula="of:=IF(AND([.D57]&lt;&gt;&quot;&quot;; [.E57]&lt;&gt;&quot;&quot;); &quot; $&quot; &amp; TEXT([.D57]; &quot;0.00&quot;) &amp; &quot;_{\pm &quot; &amp; TEXT([.E57]; &quot;0.00&quot;) &amp; &quot;}$ &quot;; &quot;&quot;)">
            <text:p/>
          </table:table-cell>
          <table:table-cell table:style-name="ce50" table:formula="of:=IF(AND([.F57]&lt;&gt;&quot;&quot;; [.G57]&lt;&gt;&quot;&quot;); &quot; $&quot; &amp; TEXT([.F57]; &quot;0.00&quot;) &amp; &quot;_{\pm &quot; &amp; TEXT([.G57]; &quot;0.00&quot;) &amp; &quot;}$ &quot;; &quot;&quot;)">
            <text:p/>
          </table:table-cell>
          <table:table-cell table:style-name="ce121" table:formula="of:=IF(AND([.H57]&lt;&gt;&quot;&quot;; [.I57]&lt;&gt;&quot;&quot;); &quot; $&quot; &amp; TEXT([.H57]; &quot;0.00&quot;) &amp; &quot;_{\pm &quot; &amp; TEXT([.I57]; &quot;0.00&quot;) &amp; &quot;}$ &quot;; &quot;&quot;)">
            <text:p/>
          </table:table-cell>
          <table:table-cell table:style-name="ce35"/>
          <table:table-cell table:style-name="ce50" table:formula="of:=IF(AND([.K57]&lt;&gt;&quot;&quot;; [.L57]&lt;&gt;&quot;&quot;); &quot; $&quot; &amp; TEXT([.K57]; &quot;0.00&quot;) &amp; &quot;_{\pm &quot; &amp; TEXT([.L57]; &quot;0.00&quot;) &amp; &quot;}$ &quot;; &quot;&quot;)">
            <text:p/>
          </table:table-cell>
          <table:table-cell table:style-name="ce50" table:formula="of:=IF(AND([.M57]&lt;&gt;&quot;&quot;; [.N57]&lt;&gt;&quot;&quot;); &quot; $&quot; &amp; TEXT([.M57]; &quot;0.00&quot;) &amp; &quot;_{\pm &quot; &amp; TEXT([.N57]; &quot;0.00&quot;) &amp; &quot;}$ &quot;; &quot;&quot;)">
            <text:p/>
          </table:table-cell>
          <table:table-cell table:style-name="ce50" table:formula="of:=IF(AND([.O57]&lt;&gt;&quot;&quot;; [.P57]&lt;&gt;&quot;&quot;); &quot; $&quot; &amp; TEXT([.O57]; &quot;0.00&quot;) &amp; &quot;_{\pm &quot; &amp; TEXT([.P57]; &quot;0.00&quot;) &amp; &quot;}$ &quot;; &quot;&quot;)">
            <text:p/>
          </table:table-cell>
          <table:table-cell table:style-name="ce50" table:formula="of:=IF(AND([.Q57]&lt;&gt;&quot;&quot;; [.R57]&lt;&gt;&quot;&quot;); &quot; $&quot; &amp; TEXT([.Q57]; &quot;0.00&quot;) &amp; &quot;_{\pm &quot; &amp; TEXT([.R57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/>
          <table:table-cell table:style-name="ce93" table:number-columns-repeated="2"/>
          <table:table-cell table:style-name="ce45" table:formula="of:=IF([.A58]&lt;&gt;&quot;&quot;; [.A58]; &quot;&quot;)" office:value-type="string" office:string-value="Set" calcext:value-type="string">
            <text:p>Set</text:p>
          </table:table-cell>
          <table:table-cell table:style-name="ce36" table:formula="of:=IF(AND([.B58]&lt;&gt;&quot;&quot;; [.C58]&lt;&gt;&quot;&quot;); &quot; $&quot; &amp; TEXT([.B58]; &quot;0.00&quot;) &amp; &quot;_{\pm &quot; &amp; TEXT([.C58]; &quot;0.00&quot;) &amp; &quot;}$ &quot;; &quot;&quot;)">
            <text:p/>
          </table:table-cell>
          <table:table-cell table:style-name="ce50" table:formula="of:=IF(AND([.D58]&lt;&gt;&quot;&quot;; [.E58]&lt;&gt;&quot;&quot;); &quot; $&quot; &amp; TEXT([.D58]; &quot;0.00&quot;) &amp; &quot;_{\pm &quot; &amp; TEXT([.E58]; &quot;0.00&quot;) &amp; &quot;}$ &quot;; &quot;&quot;)">
            <text:p/>
          </table:table-cell>
          <table:table-cell table:style-name="ce50" table:formula="of:=IF(AND([.F58]&lt;&gt;&quot;&quot;; [.G58]&lt;&gt;&quot;&quot;); &quot; $&quot; &amp; TEXT([.F58]; &quot;0.00&quot;) &amp; &quot;_{\pm &quot; &amp; TEXT([.G58]; &quot;0.00&quot;) &amp; &quot;}$ &quot;; &quot;&quot;)">
            <text:p/>
          </table:table-cell>
          <table:table-cell table:style-name="ce121" table:formula="of:=IF(AND([.H58]&lt;&gt;&quot;&quot;; [.I58]&lt;&gt;&quot;&quot;); &quot; $&quot; &amp; TEXT([.H58]; &quot;0.00&quot;) &amp; &quot;_{\pm &quot; &amp; TEXT([.I58]; &quot;0.00&quot;) &amp; &quot;}$ &quot;; &quot;&quot;)">
            <text:p/>
          </table:table-cell>
          <table:table-cell table:style-name="ce52"/>
          <table:table-cell table:style-name="ce50" table:formula="of:=IF(AND([.K58]&lt;&gt;&quot;&quot;; [.L58]&lt;&gt;&quot;&quot;); &quot; $&quot; &amp; TEXT([.K58]; &quot;0.00&quot;) &amp; &quot;_{\pm &quot; &amp; TEXT([.L58]; &quot;0.00&quot;) &amp; &quot;}$ &quot;; &quot;&quot;)">
            <text:p/>
          </table:table-cell>
          <table:table-cell table:style-name="ce50" table:formula="of:=IF(AND([.M58]&lt;&gt;&quot;&quot;; [.N58]&lt;&gt;&quot;&quot;); &quot; $&quot; &amp; TEXT([.M58]; &quot;0.00&quot;) &amp; &quot;_{\pm &quot; &amp; TEXT([.N58]; &quot;0.00&quot;) &amp; &quot;}$ &quot;; &quot;&quot;)">
            <text:p/>
          </table:table-cell>
          <table:table-cell table:style-name="ce50" table:formula="of:=IF(AND([.O58]&lt;&gt;&quot;&quot;; [.P58]&lt;&gt;&quot;&quot;); &quot; $&quot; &amp; TEXT([.O58]; &quot;0.00&quot;) &amp; &quot;_{\pm &quot; &amp; TEXT([.P58]; &quot;0.00&quot;) &amp; &quot;}$ &quot;; &quot;&quot;)">
            <text:p/>
          </table:table-cell>
          <table:table-cell table:style-name="ce50" table:formula="of:=IF(AND([.Q58]&lt;&gt;&quot;&quot;; [.R58]&lt;&gt;&quot;&quot;); &quot; $&quot; &amp; TEXT([.Q58]; &quot;0.00&quot;) &amp; &quot;_{\pm &quot; &amp; TEXT([.R58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59]&lt;&gt;&quot;&quot;; [.A59]; &quot;&quot;)">
            <text:p/>
          </table:table-cell>
          <table:table-cell table:style-name="ce24" table:formula="of:=IF(AND([.B59]&lt;&gt;&quot;&quot;; [.C59]&lt;&gt;&quot;&quot;); &quot; $&quot; &amp; TEXT([.B59]; &quot;0.00&quot;) &amp; &quot;_{\pm &quot; &amp; TEXT([.C59]; &quot;0.00&quot;) &amp; &quot;}$ &quot;; &quot;&quot;)">
            <text:p/>
          </table:table-cell>
          <table:table-cell table:style-name="ce49" table:formula="of:=IF(AND([.D59]&lt;&gt;&quot;&quot;; [.E59]&lt;&gt;&quot;&quot;); &quot; $&quot; &amp; TEXT([.D59]; &quot;0.00&quot;) &amp; &quot;_{\pm &quot; &amp; TEXT([.E59]; &quot;0.00&quot;) &amp; &quot;}$ &quot;; &quot;&quot;)">
            <text:p/>
          </table:table-cell>
          <table:table-cell table:style-name="ce49" table:formula="of:=IF(AND([.F59]&lt;&gt;&quot;&quot;; [.G59]&lt;&gt;&quot;&quot;); &quot; $&quot; &amp; TEXT([.F59]; &quot;0.00&quot;) &amp; &quot;_{\pm &quot; &amp; TEXT([.G59]; &quot;0.00&quot;) &amp; &quot;}$ &quot;; &quot;&quot;)">
            <text:p/>
          </table:table-cell>
          <table:table-cell table:style-name="ce24" table:formula="of:=IF(AND([.H59]&lt;&gt;&quot;&quot;; [.I59]&lt;&gt;&quot;&quot;); &quot; $&quot; &amp; TEXT([.H59]; &quot;0.00&quot;) &amp; &quot;_{\pm &quot; &amp; TEXT([.I59]; &quot;0.00&quot;) &amp; &quot;}$ &quot;; &quot;&quot;)">
            <text:p/>
          </table:table-cell>
          <table:table-cell table:style-name="ce35"/>
          <table:table-cell table:style-name="ce49" table:formula="of:=IF(AND([.K59]&lt;&gt;&quot;&quot;; [.L59]&lt;&gt;&quot;&quot;); &quot; $&quot; &amp; TEXT([.K59]; &quot;0.00&quot;) &amp; &quot;_{\pm &quot; &amp; TEXT([.L59]; &quot;0.00&quot;) &amp; &quot;}$ &quot;; &quot;&quot;)">
            <text:p/>
          </table:table-cell>
          <table:table-cell table:style-name="ce49" table:formula="of:=IF(AND([.M59]&lt;&gt;&quot;&quot;; [.N59]&lt;&gt;&quot;&quot;); &quot; $&quot; &amp; TEXT([.M59]; &quot;0.00&quot;) &amp; &quot;_{\pm &quot; &amp; TEXT([.N59]; &quot;0.00&quot;) &amp; &quot;}$ &quot;; &quot;&quot;)">
            <text:p/>
          </table:table-cell>
          <table:table-cell table:style-name="ce49" table:formula="of:=IF(AND([.O59]&lt;&gt;&quot;&quot;; [.P59]&lt;&gt;&quot;&quot;); &quot; $&quot; &amp; TEXT([.O59]; &quot;0.00&quot;) &amp; &quot;_{\pm &quot; &amp; TEXT([.P59]; &quot;0.00&quot;) &amp; &quot;}$ &quot;; &quot;&quot;)">
            <text:p/>
          </table:table-cell>
          <table:table-cell table:style-name="ce49" table:formula="of:=IF(AND([.Q59]&lt;&gt;&quot;&quot;; [.R59]&lt;&gt;&quot;&quot;); &quot; $&quot; &amp; TEXT([.Q59]; &quot;0.00&quot;) &amp; &quot;_{\pm &quot; &amp; TEXT([.R59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(TimeBank)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4" table:formula="of:=IF([.A60]&lt;&gt;&quot;&quot;; [.A60]; &quot;&quot;)" office:value-type="string" office:string-value="(TimeBank)" calcext:value-type="string">
            <text:p>(TimeBank)</text:p>
          </table:table-cell>
          <table:table-cell table:style-name="ce121" table:formula="of:=IF(AND([.B60]&lt;&gt;&quot;&quot;; [.C60]&lt;&gt;&quot;&quot;); &quot; $&quot; &amp; TEXT([.B60]; &quot;0.00&quot;) &amp; &quot;_{\pm &quot; &amp; TEXT([.C60]; &quot;0.00&quot;) &amp; &quot;}$ &quot;; &quot;&quot;)">
            <text:p/>
          </table:table-cell>
          <table:table-cell table:style-name="ce50" table:formula="of:=IF(AND([.D60]&lt;&gt;&quot;&quot;; [.E60]&lt;&gt;&quot;&quot;); &quot; $&quot; &amp; TEXT([.D60]; &quot;0.00&quot;) &amp; &quot;_{\pm &quot; &amp; TEXT([.E60]; &quot;0.00&quot;) &amp; &quot;}$ &quot;; &quot;&quot;)">
            <text:p/>
          </table:table-cell>
          <table:table-cell table:style-name="ce50" table:formula="of:=IF(AND([.F60]&lt;&gt;&quot;&quot;; [.G60]&lt;&gt;&quot;&quot;); &quot; $&quot; &amp; TEXT([.F60]; &quot;0.00&quot;) &amp; &quot;_{\pm &quot; &amp; TEXT([.G60]; &quot;0.00&quot;) &amp; &quot;}$ &quot;; &quot;&quot;)">
            <text:p/>
          </table:table-cell>
          <table:table-cell table:style-name="ce121" table:formula="of:=IF(AND([.H60]&lt;&gt;&quot;&quot;; [.I60]&lt;&gt;&quot;&quot;); &quot; $&quot; &amp; TEXT([.H60]; &quot;0.00&quot;) &amp; &quot;_{\pm &quot; &amp; TEXT([.I60]; &quot;0.00&quot;) &amp; &quot;}$ &quot;; &quot;&quot;)">
            <text:p/>
          </table:table-cell>
          <table:table-cell table:style-name="ce35"/>
          <table:table-cell table:style-name="ce50" table:formula="of:=IF(AND([.K60]&lt;&gt;&quot;&quot;; [.L60]&lt;&gt;&quot;&quot;); &quot; $&quot; &amp; TEXT([.K60]; &quot;0.00&quot;) &amp; &quot;_{\pm &quot; &amp; TEXT([.L60]; &quot;0.00&quot;) &amp; &quot;}$ &quot;; &quot;&quot;)">
            <text:p/>
          </table:table-cell>
          <table:table-cell table:style-name="ce50" table:formula="of:=IF(AND([.M60]&lt;&gt;&quot;&quot;; [.N60]&lt;&gt;&quot;&quot;); &quot; $&quot; &amp; TEXT([.M60]; &quot;0.00&quot;) &amp; &quot;_{\pm &quot; &amp; TEXT([.N60]; &quot;0.00&quot;) &amp; &quot;}$ &quot;; &quot;&quot;)">
            <text:p/>
          </table:table-cell>
          <table:table-cell table:style-name="ce50" table:formula="of:=IF(AND([.O60]&lt;&gt;&quot;&quot;; [.P60]&lt;&gt;&quot;&quot;); &quot; $&quot; &amp; TEXT([.O60]; &quot;0.00&quot;) &amp; &quot;_{\pm &quot; &amp; TEXT([.P60]; &quot;0.00&quot;) &amp; &quot;}$ &quot;; &quot;&quot;)">
            <text:p/>
          </table:table-cell>
          <table:table-cell table:style-name="ce50" table:formula="of:=IF(AND([.Q60]&lt;&gt;&quot;&quot;; [.R60]&lt;&gt;&quot;&quot;); &quot; $&quot; &amp; TEXT([.Q60]; &quot;0.00&quot;) &amp; &quot;_{\pm &quot; &amp; TEXT([.R60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61]&lt;&gt;&quot;&quot;; [.A61]; &quot;&quot;)" office:value-type="string" office:string-value="Date" calcext:value-type="string">
            <text:p>Date</text:p>
          </table:table-cell>
          <table:table-cell table:style-name="ce121" table:formula="of:=IF(AND([.B61]&lt;&gt;&quot;&quot;; [.C61]&lt;&gt;&quot;&quot;); &quot; $&quot; &amp; TEXT([.B61]; &quot;0.00&quot;) &amp; &quot;_{\pm &quot; &amp; TEXT([.C61]; &quot;0.00&quot;) &amp; &quot;}$ &quot;; &quot;&quot;)">
            <text:p/>
          </table:table-cell>
          <table:table-cell table:style-name="ce50" table:formula="of:=IF(AND([.D61]&lt;&gt;&quot;&quot;; [.E61]&lt;&gt;&quot;&quot;); &quot; $&quot; &amp; TEXT([.D61]; &quot;0.00&quot;) &amp; &quot;_{\pm &quot; &amp; TEXT([.E61]; &quot;0.00&quot;) &amp; &quot;}$ &quot;; &quot;&quot;)">
            <text:p/>
          </table:table-cell>
          <table:table-cell table:style-name="ce50" table:formula="of:=IF(AND([.F61]&lt;&gt;&quot;&quot;; [.G61]&lt;&gt;&quot;&quot;); &quot; $&quot; &amp; TEXT([.F61]; &quot;0.00&quot;) &amp; &quot;_{\pm &quot; &amp; TEXT([.G61]; &quot;0.00&quot;) &amp; &quot;}$ &quot;; &quot;&quot;)">
            <text:p/>
          </table:table-cell>
          <table:table-cell table:style-name="ce121" table:formula="of:=IF(AND([.H61]&lt;&gt;&quot;&quot;; [.I61]&lt;&gt;&quot;&quot;); &quot; $&quot; &amp; TEXT([.H61]; &quot;0.00&quot;) &amp; &quot;_{\pm &quot; &amp; TEXT([.I61]; &quot;0.00&quot;) &amp; &quot;}$ &quot;; &quot;&quot;)">
            <text:p/>
          </table:table-cell>
          <table:table-cell table:style-name="ce35"/>
          <table:table-cell table:style-name="ce50" table:formula="of:=IF(AND([.K61]&lt;&gt;&quot;&quot;; [.L61]&lt;&gt;&quot;&quot;); &quot; $&quot; &amp; TEXT([.K61]; &quot;0.00&quot;) &amp; &quot;_{\pm &quot; &amp; TEXT([.L61]; &quot;0.00&quot;) &amp; &quot;}$ &quot;; &quot;&quot;)">
            <text:p/>
          </table:table-cell>
          <table:table-cell table:style-name="ce50" table:formula="of:=IF(AND([.M61]&lt;&gt;&quot;&quot;; [.N61]&lt;&gt;&quot;&quot;); &quot; $&quot; &amp; TEXT([.M61]; &quot;0.00&quot;) &amp; &quot;_{\pm &quot; &amp; TEXT([.N61]; &quot;0.00&quot;) &amp; &quot;}$ &quot;; &quot;&quot;)">
            <text:p/>
          </table:table-cell>
          <table:table-cell table:style-name="ce50" table:formula="of:=IF(AND([.O61]&lt;&gt;&quot;&quot;; [.P61]&lt;&gt;&quot;&quot;); &quot; $&quot; &amp; TEXT([.O61]; &quot;0.00&quot;) &amp; &quot;_{\pm &quot; &amp; TEXT([.P61]; &quot;0.00&quot;) &amp; &quot;}$ &quot;; &quot;&quot;)">
            <text:p/>
          </table:table-cell>
          <table:table-cell table:style-name="ce50" table:formula="of:=IF(AND([.Q61]&lt;&gt;&quot;&quot;; [.R61]&lt;&gt;&quot;&quot;); &quot; $&quot; &amp; TEXT([.Q61]; &quot;0.00&quot;) &amp; &quot;_{\pm &quot; &amp; TEXT([.R61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62]&lt;&gt;&quot;&quot;; [.A62]; &quot;&quot;)" office:value-type="string" office:string-value="Time" calcext:value-type="string">
            <text:p>Time</text:p>
          </table:table-cell>
          <table:table-cell table:style-name="ce121" table:formula="of:=IF(AND([.B62]&lt;&gt;&quot;&quot;; [.C62]&lt;&gt;&quot;&quot;); &quot; $&quot; &amp; TEXT([.B62]; &quot;0.00&quot;) &amp; &quot;_{\pm &quot; &amp; TEXT([.C62]; &quot;0.00&quot;) &amp; &quot;}$ &quot;; &quot;&quot;)">
            <text:p/>
          </table:table-cell>
          <table:table-cell table:style-name="ce50" table:formula="of:=IF(AND([.D62]&lt;&gt;&quot;&quot;; [.E62]&lt;&gt;&quot;&quot;); &quot; $&quot; &amp; TEXT([.D62]; &quot;0.00&quot;) &amp; &quot;_{\pm &quot; &amp; TEXT([.E62]; &quot;0.00&quot;) &amp; &quot;}$ &quot;; &quot;&quot;)">
            <text:p/>
          </table:table-cell>
          <table:table-cell table:style-name="ce50" table:formula="of:=IF(AND([.F62]&lt;&gt;&quot;&quot;; [.G62]&lt;&gt;&quot;&quot;); &quot; $&quot; &amp; TEXT([.F62]; &quot;0.00&quot;) &amp; &quot;_{\pm &quot; &amp; TEXT([.G62]; &quot;0.00&quot;) &amp; &quot;}$ &quot;; &quot;&quot;)">
            <text:p/>
          </table:table-cell>
          <table:table-cell table:style-name="ce121" table:formula="of:=IF(AND([.H62]&lt;&gt;&quot;&quot;; [.I62]&lt;&gt;&quot;&quot;); &quot; $&quot; &amp; TEXT([.H62]; &quot;0.00&quot;) &amp; &quot;_{\pm &quot; &amp; TEXT([.I62]; &quot;0.00&quot;) &amp; &quot;}$ &quot;; &quot;&quot;)">
            <text:p/>
          </table:table-cell>
          <table:table-cell table:style-name="ce35"/>
          <table:table-cell table:style-name="ce50" table:formula="of:=IF(AND([.K62]&lt;&gt;&quot;&quot;; [.L62]&lt;&gt;&quot;&quot;); &quot; $&quot; &amp; TEXT([.K62]; &quot;0.00&quot;) &amp; &quot;_{\pm &quot; &amp; TEXT([.L62]; &quot;0.00&quot;) &amp; &quot;}$ &quot;; &quot;&quot;)">
            <text:p/>
          </table:table-cell>
          <table:table-cell table:style-name="ce50" table:formula="of:=IF(AND([.M62]&lt;&gt;&quot;&quot;; [.N62]&lt;&gt;&quot;&quot;); &quot; $&quot; &amp; TEXT([.M62]; &quot;0.00&quot;) &amp; &quot;_{\pm &quot; &amp; TEXT([.N62]; &quot;0.00&quot;) &amp; &quot;}$ &quot;; &quot;&quot;)">
            <text:p/>
          </table:table-cell>
          <table:table-cell table:style-name="ce50" table:formula="of:=IF(AND([.O62]&lt;&gt;&quot;&quot;; [.P62]&lt;&gt;&quot;&quot;); &quot; $&quot; &amp; TEXT([.O62]; &quot;0.00&quot;) &amp; &quot;_{\pm &quot; &amp; TEXT([.P62]; &quot;0.00&quot;) &amp; &quot;}$ &quot;; &quot;&quot;)">
            <text:p/>
          </table:table-cell>
          <table:table-cell table:style-name="ce50" table:formula="of:=IF(AND([.Q62]&lt;&gt;&quot;&quot;; [.R62]&lt;&gt;&quot;&quot;); &quot; $&quot; &amp; TEXT([.Q62]; &quot;0.00&quot;) &amp; &quot;_{\pm &quot; &amp; TEXT([.R62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63]&lt;&gt;&quot;&quot;; [.A63]; &quot;&quot;)" office:value-type="string" office:string-value="Duration" calcext:value-type="string">
            <text:p>Duration</text:p>
          </table:table-cell>
          <table:table-cell table:style-name="ce121" table:formula="of:=IF(AND([.B63]&lt;&gt;&quot;&quot;; [.C63]&lt;&gt;&quot;&quot;); &quot; $&quot; &amp; TEXT([.B63]; &quot;0.00&quot;) &amp; &quot;_{\pm &quot; &amp; TEXT([.C63]; &quot;0.00&quot;) &amp; &quot;}$ &quot;; &quot;&quot;)">
            <text:p/>
          </table:table-cell>
          <table:table-cell table:style-name="ce50" table:formula="of:=IF(AND([.D63]&lt;&gt;&quot;&quot;; [.E63]&lt;&gt;&quot;&quot;); &quot; $&quot; &amp; TEXT([.D63]; &quot;0.00&quot;) &amp; &quot;_{\pm &quot; &amp; TEXT([.E63]; &quot;0.00&quot;) &amp; &quot;}$ &quot;; &quot;&quot;)">
            <text:p/>
          </table:table-cell>
          <table:table-cell table:style-name="ce50" table:formula="of:=IF(AND([.F63]&lt;&gt;&quot;&quot;; [.G63]&lt;&gt;&quot;&quot;); &quot; $&quot; &amp; TEXT([.F63]; &quot;0.00&quot;) &amp; &quot;_{\pm &quot; &amp; TEXT([.G63]; &quot;0.00&quot;) &amp; &quot;}$ &quot;; &quot;&quot;)">
            <text:p/>
          </table:table-cell>
          <table:table-cell table:style-name="ce121" table:formula="of:=IF(AND([.H63]&lt;&gt;&quot;&quot;; [.I63]&lt;&gt;&quot;&quot;); &quot; $&quot; &amp; TEXT([.H63]; &quot;0.00&quot;) &amp; &quot;_{\pm &quot; &amp; TEXT([.I63]; &quot;0.00&quot;) &amp; &quot;}$ &quot;; &quot;&quot;)">
            <text:p/>
          </table:table-cell>
          <table:table-cell table:style-name="ce35"/>
          <table:table-cell table:style-name="ce50" table:formula="of:=IF(AND([.K63]&lt;&gt;&quot;&quot;; [.L63]&lt;&gt;&quot;&quot;); &quot; $&quot; &amp; TEXT([.K63]; &quot;0.00&quot;) &amp; &quot;_{\pm &quot; &amp; TEXT([.L63]; &quot;0.00&quot;) &amp; &quot;}$ &quot;; &quot;&quot;)">
            <text:p/>
          </table:table-cell>
          <table:table-cell table:style-name="ce50" table:formula="of:=IF(AND([.M63]&lt;&gt;&quot;&quot;; [.N63]&lt;&gt;&quot;&quot;); &quot; $&quot; &amp; TEXT([.M63]; &quot;0.00&quot;) &amp; &quot;_{\pm &quot; &amp; TEXT([.N63]; &quot;0.00&quot;) &amp; &quot;}$ &quot;; &quot;&quot;)">
            <text:p/>
          </table:table-cell>
          <table:table-cell table:style-name="ce50" table:formula="of:=IF(AND([.O63]&lt;&gt;&quot;&quot;; [.P63]&lt;&gt;&quot;&quot;); &quot; $&quot; &amp; TEXT([.O63]; &quot;0.00&quot;) &amp; &quot;_{\pm &quot; &amp; TEXT([.P63]; &quot;0.00&quot;) &amp; &quot;}$ &quot;; &quot;&quot;)">
            <text:p/>
          </table:table-cell>
          <table:table-cell table:style-name="ce50" table:formula="of:=IF(AND([.Q63]&lt;&gt;&quot;&quot;; [.R63]&lt;&gt;&quot;&quot;); &quot; $&quot; &amp; TEXT([.Q63]; &quot;0.00&quot;) &amp; &quot;_{\pm &quot; &amp; TEXT([.R63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/>
          <table:table-cell table:style-name="ce93" table:number-columns-repeated="2"/>
          <table:table-cell table:style-name="ce45" table:formula="of:=IF([.A64]&lt;&gt;&quot;&quot;; [.A64]; &quot;&quot;)" office:value-type="string" office:string-value="Set" calcext:value-type="string">
            <text:p>Set</text:p>
          </table:table-cell>
          <table:table-cell table:style-name="ce36" table:formula="of:=IF(AND([.B64]&lt;&gt;&quot;&quot;; [.C64]&lt;&gt;&quot;&quot;); &quot; $&quot; &amp; TEXT([.B64]; &quot;0.00&quot;) &amp; &quot;_{\pm &quot; &amp; TEXT([.C64]; &quot;0.00&quot;) &amp; &quot;}$ &quot;; &quot;&quot;)">
            <text:p/>
          </table:table-cell>
          <table:table-cell table:style-name="ce50" table:formula="of:=IF(AND([.D64]&lt;&gt;&quot;&quot;; [.E64]&lt;&gt;&quot;&quot;); &quot; $&quot; &amp; TEXT([.D64]; &quot;0.00&quot;) &amp; &quot;_{\pm &quot; &amp; TEXT([.E64]; &quot;0.00&quot;) &amp; &quot;}$ &quot;; &quot;&quot;)">
            <text:p/>
          </table:table-cell>
          <table:table-cell table:style-name="ce50" table:formula="of:=IF(AND([.F64]&lt;&gt;&quot;&quot;; [.G64]&lt;&gt;&quot;&quot;); &quot; $&quot; &amp; TEXT([.F64]; &quot;0.00&quot;) &amp; &quot;_{\pm &quot; &amp; TEXT([.G64]; &quot;0.00&quot;) &amp; &quot;}$ &quot;; &quot;&quot;)">
            <text:p/>
          </table:table-cell>
          <table:table-cell table:style-name="ce121" table:formula="of:=IF(AND([.H64]&lt;&gt;&quot;&quot;; [.I64]&lt;&gt;&quot;&quot;); &quot; $&quot; &amp; TEXT([.H64]; &quot;0.00&quot;) &amp; &quot;_{\pm &quot; &amp; TEXT([.I64]; &quot;0.00&quot;) &amp; &quot;}$ &quot;; &quot;&quot;)">
            <text:p/>
          </table:table-cell>
          <table:table-cell table:style-name="ce52"/>
          <table:table-cell table:style-name="ce50" table:formula="of:=IF(AND([.K64]&lt;&gt;&quot;&quot;; [.L64]&lt;&gt;&quot;&quot;); &quot; $&quot; &amp; TEXT([.K64]; &quot;0.00&quot;) &amp; &quot;_{\pm &quot; &amp; TEXT([.L64]; &quot;0.00&quot;) &amp; &quot;}$ &quot;; &quot;&quot;)">
            <text:p/>
          </table:table-cell>
          <table:table-cell table:style-name="ce50" table:formula="of:=IF(AND([.M64]&lt;&gt;&quot;&quot;; [.N64]&lt;&gt;&quot;&quot;); &quot; $&quot; &amp; TEXT([.M64]; &quot;0.00&quot;) &amp; &quot;_{\pm &quot; &amp; TEXT([.N64]; &quot;0.00&quot;) &amp; &quot;}$ &quot;; &quot;&quot;)">
            <text:p/>
          </table:table-cell>
          <table:table-cell table:style-name="ce50" table:formula="of:=IF(AND([.O64]&lt;&gt;&quot;&quot;; [.P64]&lt;&gt;&quot;&quot;); &quot; $&quot; &amp; TEXT([.O64]; &quot;0.00&quot;) &amp; &quot;_{\pm &quot; &amp; TEXT([.P64]; &quot;0.00&quot;) &amp; &quot;}$ &quot;; &quot;&quot;)">
            <text:p/>
          </table:table-cell>
          <table:table-cell table:style-name="ce50" table:formula="of:=IF(AND([.Q64]&lt;&gt;&quot;&quot;; [.R64]&lt;&gt;&quot;&quot;); &quot; $&quot; &amp; TEXT([.Q64]; &quot;0.00&quot;) &amp; &quot;_{\pm &quot; &amp; TEXT([.R64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65]&lt;&gt;&quot;&quot;; [.A65]; &quot;&quot;)">
            <text:p/>
          </table:table-cell>
          <table:table-cell table:style-name="ce24" table:formula="of:=IF(AND([.B65]&lt;&gt;&quot;&quot;; [.C65]&lt;&gt;&quot;&quot;); &quot; $&quot; &amp; TEXT([.B65]; &quot;0.00&quot;) &amp; &quot;_{\pm &quot; &amp; TEXT([.C65]; &quot;0.00&quot;) &amp; &quot;}$ &quot;; &quot;&quot;)">
            <text:p/>
          </table:table-cell>
          <table:table-cell table:style-name="ce49" table:formula="of:=IF(AND([.D65]&lt;&gt;&quot;&quot;; [.E65]&lt;&gt;&quot;&quot;); &quot; $&quot; &amp; TEXT([.D65]; &quot;0.00&quot;) &amp; &quot;_{\pm &quot; &amp; TEXT([.E65]; &quot;0.00&quot;) &amp; &quot;}$ &quot;; &quot;&quot;)">
            <text:p/>
          </table:table-cell>
          <table:table-cell table:style-name="ce49" table:formula="of:=IF(AND([.F65]&lt;&gt;&quot;&quot;; [.G65]&lt;&gt;&quot;&quot;); &quot; $&quot; &amp; TEXT([.F65]; &quot;0.00&quot;) &amp; &quot;_{\pm &quot; &amp; TEXT([.G65]; &quot;0.00&quot;) &amp; &quot;}$ &quot;; &quot;&quot;)">
            <text:p/>
          </table:table-cell>
          <table:table-cell table:style-name="ce24" table:formula="of:=IF(AND([.H65]&lt;&gt;&quot;&quot;; [.I65]&lt;&gt;&quot;&quot;); &quot; $&quot; &amp; TEXT([.H65]; &quot;0.00&quot;) &amp; &quot;_{\pm &quot; &amp; TEXT([.I65]; &quot;0.00&quot;) &amp; &quot;}$ &quot;; &quot;&quot;)">
            <text:p/>
          </table:table-cell>
          <table:table-cell table:style-name="ce35"/>
          <table:table-cell table:style-name="ce49" table:formula="of:=IF(AND([.K65]&lt;&gt;&quot;&quot;; [.L65]&lt;&gt;&quot;&quot;); &quot; $&quot; &amp; TEXT([.K65]; &quot;0.00&quot;) &amp; &quot;_{\pm &quot; &amp; TEXT([.L65]; &quot;0.00&quot;) &amp; &quot;}$ &quot;; &quot;&quot;)">
            <text:p/>
          </table:table-cell>
          <table:table-cell table:style-name="ce49" table:formula="of:=IF(AND([.M65]&lt;&gt;&quot;&quot;; [.N65]&lt;&gt;&quot;&quot;); &quot; $&quot; &amp; TEXT([.M65]; &quot;0.00&quot;) &amp; &quot;_{\pm &quot; &amp; TEXT([.N65]; &quot;0.00&quot;) &amp; &quot;}$ &quot;; &quot;&quot;)">
            <text:p/>
          </table:table-cell>
          <table:table-cell table:style-name="ce49" table:formula="of:=IF(AND([.O65]&lt;&gt;&quot;&quot;; [.P65]&lt;&gt;&quot;&quot;); &quot; $&quot; &amp; TEXT([.O65]; &quot;0.00&quot;) &amp; &quot;_{\pm &quot; &amp; TEXT([.P65]; &quot;0.00&quot;) &amp; &quot;}$ &quot;; &quot;&quot;)">
            <text:p/>
          </table:table-cell>
          <table:table-cell table:style-name="ce49" table:formula="of:=IF(AND([.Q65]&lt;&gt;&quot;&quot;; [.R65]&lt;&gt;&quot;&quot;); &quot; $&quot; &amp; TEXT([.Q65]; &quot;0.00&quot;) &amp; &quot;_{\pm &quot; &amp; TEXT([.R65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(AQUAINT)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4" table:formula="of:=IF([.A66]&lt;&gt;&quot;&quot;; [.A66]; &quot;&quot;)" office:value-type="string" office:string-value="(AQUAINT)" calcext:value-type="string">
            <text:p>(AQUAINT)</text:p>
          </table:table-cell>
          <table:table-cell table:style-name="ce121" table:formula="of:=IF(AND([.B66]&lt;&gt;&quot;&quot;; [.C66]&lt;&gt;&quot;&quot;); &quot; $&quot; &amp; TEXT([.B66]; &quot;0.00&quot;) &amp; &quot;_{\pm &quot; &amp; TEXT([.C66]; &quot;0.00&quot;) &amp; &quot;}$ &quot;; &quot;&quot;)">
            <text:p/>
          </table:table-cell>
          <table:table-cell table:style-name="ce50" table:formula="of:=IF(AND([.D66]&lt;&gt;&quot;&quot;; [.E66]&lt;&gt;&quot;&quot;); &quot; $&quot; &amp; TEXT([.D66]; &quot;0.00&quot;) &amp; &quot;_{\pm &quot; &amp; TEXT([.E66]; &quot;0.00&quot;) &amp; &quot;}$ &quot;; &quot;&quot;)">
            <text:p/>
          </table:table-cell>
          <table:table-cell table:style-name="ce50" table:formula="of:=IF(AND([.F66]&lt;&gt;&quot;&quot;; [.G66]&lt;&gt;&quot;&quot;); &quot; $&quot; &amp; TEXT([.F66]; &quot;0.00&quot;) &amp; &quot;_{\pm &quot; &amp; TEXT([.G66]; &quot;0.00&quot;) &amp; &quot;}$ &quot;; &quot;&quot;)">
            <text:p/>
          </table:table-cell>
          <table:table-cell table:style-name="ce121" table:formula="of:=IF(AND([.H66]&lt;&gt;&quot;&quot;; [.I66]&lt;&gt;&quot;&quot;); &quot; $&quot; &amp; TEXT([.H66]; &quot;0.00&quot;) &amp; &quot;_{\pm &quot; &amp; TEXT([.I66]; &quot;0.00&quot;) &amp; &quot;}$ &quot;; &quot;&quot;)">
            <text:p/>
          </table:table-cell>
          <table:table-cell table:style-name="ce35"/>
          <table:table-cell table:style-name="ce50" table:formula="of:=IF(AND([.K66]&lt;&gt;&quot;&quot;; [.L66]&lt;&gt;&quot;&quot;); &quot; $&quot; &amp; TEXT([.K66]; &quot;0.00&quot;) &amp; &quot;_{\pm &quot; &amp; TEXT([.L66]; &quot;0.00&quot;) &amp; &quot;}$ &quot;; &quot;&quot;)">
            <text:p/>
          </table:table-cell>
          <table:table-cell table:style-name="ce50" table:formula="of:=IF(AND([.M66]&lt;&gt;&quot;&quot;; [.N66]&lt;&gt;&quot;&quot;); &quot; $&quot; &amp; TEXT([.M66]; &quot;0.00&quot;) &amp; &quot;_{\pm &quot; &amp; TEXT([.N66]; &quot;0.00&quot;) &amp; &quot;}$ &quot;; &quot;&quot;)">
            <text:p/>
          </table:table-cell>
          <table:table-cell table:style-name="ce50" table:formula="of:=IF(AND([.O66]&lt;&gt;&quot;&quot;; [.P66]&lt;&gt;&quot;&quot;); &quot; $&quot; &amp; TEXT([.O66]; &quot;0.00&quot;) &amp; &quot;_{\pm &quot; &amp; TEXT([.P66]; &quot;0.00&quot;) &amp; &quot;}$ &quot;; &quot;&quot;)">
            <text:p/>
          </table:table-cell>
          <table:table-cell table:style-name="ce50" table:formula="of:=IF(AND([.Q66]&lt;&gt;&quot;&quot;; [.R66]&lt;&gt;&quot;&quot;); &quot; $&quot; &amp; TEXT([.Q66]; &quot;0.00&quot;) &amp; &quot;_{\pm &quot; &amp; TEXT([.R66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67]&lt;&gt;&quot;&quot;; [.A67]; &quot;&quot;)" office:value-type="string" office:string-value="Date" calcext:value-type="string">
            <text:p>Date</text:p>
          </table:table-cell>
          <table:table-cell table:style-name="ce121" table:formula="of:=IF(AND([.B67]&lt;&gt;&quot;&quot;; [.C67]&lt;&gt;&quot;&quot;); &quot; $&quot; &amp; TEXT([.B67]; &quot;0.00&quot;) &amp; &quot;_{\pm &quot; &amp; TEXT([.C67]; &quot;0.00&quot;) &amp; &quot;}$ &quot;; &quot;&quot;)">
            <text:p/>
          </table:table-cell>
          <table:table-cell table:style-name="ce50" table:formula="of:=IF(AND([.D67]&lt;&gt;&quot;&quot;; [.E67]&lt;&gt;&quot;&quot;); &quot; $&quot; &amp; TEXT([.D67]; &quot;0.00&quot;) &amp; &quot;_{\pm &quot; &amp; TEXT([.E67]; &quot;0.00&quot;) &amp; &quot;}$ &quot;; &quot;&quot;)">
            <text:p/>
          </table:table-cell>
          <table:table-cell table:style-name="ce50" table:formula="of:=IF(AND([.F67]&lt;&gt;&quot;&quot;; [.G67]&lt;&gt;&quot;&quot;); &quot; $&quot; &amp; TEXT([.F67]; &quot;0.00&quot;) &amp; &quot;_{\pm &quot; &amp; TEXT([.G67]; &quot;0.00&quot;) &amp; &quot;}$ &quot;; &quot;&quot;)">
            <text:p/>
          </table:table-cell>
          <table:table-cell table:style-name="ce121" table:formula="of:=IF(AND([.H67]&lt;&gt;&quot;&quot;; [.I67]&lt;&gt;&quot;&quot;); &quot; $&quot; &amp; TEXT([.H67]; &quot;0.00&quot;) &amp; &quot;_{\pm &quot; &amp; TEXT([.I67]; &quot;0.00&quot;) &amp; &quot;}$ &quot;; &quot;&quot;)">
            <text:p/>
          </table:table-cell>
          <table:table-cell table:style-name="ce35"/>
          <table:table-cell table:style-name="ce50" table:formula="of:=IF(AND([.K67]&lt;&gt;&quot;&quot;; [.L67]&lt;&gt;&quot;&quot;); &quot; $&quot; &amp; TEXT([.K67]; &quot;0.00&quot;) &amp; &quot;_{\pm &quot; &amp; TEXT([.L67]; &quot;0.00&quot;) &amp; &quot;}$ &quot;; &quot;&quot;)">
            <text:p/>
          </table:table-cell>
          <table:table-cell table:style-name="ce50" table:formula="of:=IF(AND([.M67]&lt;&gt;&quot;&quot;; [.N67]&lt;&gt;&quot;&quot;); &quot; $&quot; &amp; TEXT([.M67]; &quot;0.00&quot;) &amp; &quot;_{\pm &quot; &amp; TEXT([.N67]; &quot;0.00&quot;) &amp; &quot;}$ &quot;; &quot;&quot;)">
            <text:p/>
          </table:table-cell>
          <table:table-cell table:style-name="ce50" table:formula="of:=IF(AND([.O67]&lt;&gt;&quot;&quot;; [.P67]&lt;&gt;&quot;&quot;); &quot; $&quot; &amp; TEXT([.O67]; &quot;0.00&quot;) &amp; &quot;_{\pm &quot; &amp; TEXT([.P67]; &quot;0.00&quot;) &amp; &quot;}$ &quot;; &quot;&quot;)">
            <text:p/>
          </table:table-cell>
          <table:table-cell table:style-name="ce50" table:formula="of:=IF(AND([.Q67]&lt;&gt;&quot;&quot;; [.R67]&lt;&gt;&quot;&quot;); &quot; $&quot; &amp; TEXT([.Q67]; &quot;0.00&quot;) &amp; &quot;_{\pm &quot; &amp; TEXT([.R67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68]&lt;&gt;&quot;&quot;; [.A68]; &quot;&quot;)" office:value-type="string" office:string-value="Time" calcext:value-type="string">
            <text:p>Time</text:p>
          </table:table-cell>
          <table:table-cell table:style-name="ce121" table:formula="of:=IF(AND([.B68]&lt;&gt;&quot;&quot;; [.C68]&lt;&gt;&quot;&quot;); &quot; $&quot; &amp; TEXT([.B68]; &quot;0.00&quot;) &amp; &quot;_{\pm &quot; &amp; TEXT([.C68]; &quot;0.00&quot;) &amp; &quot;}$ &quot;; &quot;&quot;)">
            <text:p/>
          </table:table-cell>
          <table:table-cell table:style-name="ce50" table:formula="of:=IF(AND([.D68]&lt;&gt;&quot;&quot;; [.E68]&lt;&gt;&quot;&quot;); &quot; $&quot; &amp; TEXT([.D68]; &quot;0.00&quot;) &amp; &quot;_{\pm &quot; &amp; TEXT([.E68]; &quot;0.00&quot;) &amp; &quot;}$ &quot;; &quot;&quot;)">
            <text:p/>
          </table:table-cell>
          <table:table-cell table:style-name="ce50" table:formula="of:=IF(AND([.F68]&lt;&gt;&quot;&quot;; [.G68]&lt;&gt;&quot;&quot;); &quot; $&quot; &amp; TEXT([.F68]; &quot;0.00&quot;) &amp; &quot;_{\pm &quot; &amp; TEXT([.G68]; &quot;0.00&quot;) &amp; &quot;}$ &quot;; &quot;&quot;)">
            <text:p/>
          </table:table-cell>
          <table:table-cell table:style-name="ce121" table:formula="of:=IF(AND([.H68]&lt;&gt;&quot;&quot;; [.I68]&lt;&gt;&quot;&quot;); &quot; $&quot; &amp; TEXT([.H68]; &quot;0.00&quot;) &amp; &quot;_{\pm &quot; &amp; TEXT([.I68]; &quot;0.00&quot;) &amp; &quot;}$ &quot;; &quot;&quot;)">
            <text:p/>
          </table:table-cell>
          <table:table-cell table:style-name="ce35"/>
          <table:table-cell table:style-name="ce50" table:formula="of:=IF(AND([.K68]&lt;&gt;&quot;&quot;; [.L68]&lt;&gt;&quot;&quot;); &quot; $&quot; &amp; TEXT([.K68]; &quot;0.00&quot;) &amp; &quot;_{\pm &quot; &amp; TEXT([.L68]; &quot;0.00&quot;) &amp; &quot;}$ &quot;; &quot;&quot;)">
            <text:p/>
          </table:table-cell>
          <table:table-cell table:style-name="ce50" table:formula="of:=IF(AND([.M68]&lt;&gt;&quot;&quot;; [.N68]&lt;&gt;&quot;&quot;); &quot; $&quot; &amp; TEXT([.M68]; &quot;0.00&quot;) &amp; &quot;_{\pm &quot; &amp; TEXT([.N68]; &quot;0.00&quot;) &amp; &quot;}$ &quot;; &quot;&quot;)">
            <text:p/>
          </table:table-cell>
          <table:table-cell table:style-name="ce50" table:formula="of:=IF(AND([.O68]&lt;&gt;&quot;&quot;; [.P68]&lt;&gt;&quot;&quot;); &quot; $&quot; &amp; TEXT([.O68]; &quot;0.00&quot;) &amp; &quot;_{\pm &quot; &amp; TEXT([.P68]; &quot;0.00&quot;) &amp; &quot;}$ &quot;; &quot;&quot;)">
            <text:p/>
          </table:table-cell>
          <table:table-cell table:style-name="ce50" table:formula="of:=IF(AND([.Q68]&lt;&gt;&quot;&quot;; [.R68]&lt;&gt;&quot;&quot;); &quot; $&quot; &amp; TEXT([.Q68]; &quot;0.00&quot;) &amp; &quot;_{\pm &quot; &amp; TEXT([.R68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69]&lt;&gt;&quot;&quot;; [.A69]; &quot;&quot;)" office:value-type="string" office:string-value="Duration" calcext:value-type="string">
            <text:p>Duration</text:p>
          </table:table-cell>
          <table:table-cell table:style-name="ce121" table:formula="of:=IF(AND([.B69]&lt;&gt;&quot;&quot;; [.C69]&lt;&gt;&quot;&quot;); &quot; $&quot; &amp; TEXT([.B69]; &quot;0.00&quot;) &amp; &quot;_{\pm &quot; &amp; TEXT([.C69]; &quot;0.00&quot;) &amp; &quot;}$ &quot;; &quot;&quot;)">
            <text:p/>
          </table:table-cell>
          <table:table-cell table:style-name="ce50" table:formula="of:=IF(AND([.D69]&lt;&gt;&quot;&quot;; [.E69]&lt;&gt;&quot;&quot;); &quot; $&quot; &amp; TEXT([.D69]; &quot;0.00&quot;) &amp; &quot;_{\pm &quot; &amp; TEXT([.E69]; &quot;0.00&quot;) &amp; &quot;}$ &quot;; &quot;&quot;)">
            <text:p/>
          </table:table-cell>
          <table:table-cell table:style-name="ce50" table:formula="of:=IF(AND([.F69]&lt;&gt;&quot;&quot;; [.G69]&lt;&gt;&quot;&quot;); &quot; $&quot; &amp; TEXT([.F69]; &quot;0.00&quot;) &amp; &quot;_{\pm &quot; &amp; TEXT([.G69]; &quot;0.00&quot;) &amp; &quot;}$ &quot;; &quot;&quot;)">
            <text:p/>
          </table:table-cell>
          <table:table-cell table:style-name="ce121" table:formula="of:=IF(AND([.H69]&lt;&gt;&quot;&quot;; [.I69]&lt;&gt;&quot;&quot;); &quot; $&quot; &amp; TEXT([.H69]; &quot;0.00&quot;) &amp; &quot;_{\pm &quot; &amp; TEXT([.I69]; &quot;0.00&quot;) &amp; &quot;}$ &quot;; &quot;&quot;)">
            <text:p/>
          </table:table-cell>
          <table:table-cell table:style-name="ce35"/>
          <table:table-cell table:style-name="ce50" table:formula="of:=IF(AND([.K69]&lt;&gt;&quot;&quot;; [.L69]&lt;&gt;&quot;&quot;); &quot; $&quot; &amp; TEXT([.K69]; &quot;0.00&quot;) &amp; &quot;_{\pm &quot; &amp; TEXT([.L69]; &quot;0.00&quot;) &amp; &quot;}$ &quot;; &quot;&quot;)">
            <text:p/>
          </table:table-cell>
          <table:table-cell table:style-name="ce50" table:formula="of:=IF(AND([.M69]&lt;&gt;&quot;&quot;; [.N69]&lt;&gt;&quot;&quot;); &quot; $&quot; &amp; TEXT([.M69]; &quot;0.00&quot;) &amp; &quot;_{\pm &quot; &amp; TEXT([.N69]; &quot;0.00&quot;) &amp; &quot;}$ &quot;; &quot;&quot;)">
            <text:p/>
          </table:table-cell>
          <table:table-cell table:style-name="ce50" table:formula="of:=IF(AND([.O69]&lt;&gt;&quot;&quot;; [.P69]&lt;&gt;&quot;&quot;); &quot; $&quot; &amp; TEXT([.O69]; &quot;0.00&quot;) &amp; &quot;_{\pm &quot; &amp; TEXT([.P69]; &quot;0.00&quot;) &amp; &quot;}$ &quot;; &quot;&quot;)">
            <text:p/>
          </table:table-cell>
          <table:table-cell table:style-name="ce50" table:formula="of:=IF(AND([.Q69]&lt;&gt;&quot;&quot;; [.R69]&lt;&gt;&quot;&quot;); &quot; $&quot; &amp; TEXT([.Q69]; &quot;0.00&quot;) &amp; &quot;_{\pm &quot; &amp; TEXT([.R69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70]&lt;&gt;&quot;&quot;; [.A70]; &quot;&quot;)" office:value-type="string" office:string-value="Set" calcext:value-type="string">
            <text:p>Set</text:p>
          </table:table-cell>
          <table:table-cell table:style-name="ce121" table:formula="of:=IF(AND([.B70]&lt;&gt;&quot;&quot;; [.C70]&lt;&gt;&quot;&quot;); &quot; $&quot; &amp; TEXT([.B70]; &quot;0.00&quot;) &amp; &quot;_{\pm &quot; &amp; TEXT([.C70]; &quot;0.00&quot;) &amp; &quot;}$ &quot;; &quot;&quot;)">
            <text:p/>
          </table:table-cell>
          <table:table-cell table:style-name="ce50" table:formula="of:=IF(AND([.D70]&lt;&gt;&quot;&quot;; [.E70]&lt;&gt;&quot;&quot;); &quot; $&quot; &amp; TEXT([.D70]; &quot;0.00&quot;) &amp; &quot;_{\pm &quot; &amp; TEXT([.E70]; &quot;0.00&quot;) &amp; &quot;}$ &quot;; &quot;&quot;)">
            <text:p/>
          </table:table-cell>
          <table:table-cell table:style-name="ce50" table:formula="of:=IF(AND([.F70]&lt;&gt;&quot;&quot;; [.G70]&lt;&gt;&quot;&quot;); &quot; $&quot; &amp; TEXT([.F70]; &quot;0.00&quot;) &amp; &quot;_{\pm &quot; &amp; TEXT([.G70]; &quot;0.00&quot;) &amp; &quot;}$ &quot;; &quot;&quot;)">
            <text:p/>
          </table:table-cell>
          <table:table-cell table:style-name="ce121" table:formula="of:=IF(AND([.H70]&lt;&gt;&quot;&quot;; [.I70]&lt;&gt;&quot;&quot;); &quot; $&quot; &amp; TEXT([.H70]; &quot;0.00&quot;) &amp; &quot;_{\pm &quot; &amp; TEXT([.I70]; &quot;0.00&quot;) &amp; &quot;}$ &quot;; &quot;&quot;)">
            <text:p/>
          </table:table-cell>
          <table:table-cell table:style-name="ce35"/>
          <table:table-cell table:style-name="ce50" table:formula="of:=IF(AND([.K70]&lt;&gt;&quot;&quot;; [.L70]&lt;&gt;&quot;&quot;); &quot; $&quot; &amp; TEXT([.K70]; &quot;0.00&quot;) &amp; &quot;_{\pm &quot; &amp; TEXT([.L70]; &quot;0.00&quot;) &amp; &quot;}$ &quot;; &quot;&quot;)">
            <text:p/>
          </table:table-cell>
          <table:table-cell table:style-name="ce50" table:formula="of:=IF(AND([.M70]&lt;&gt;&quot;&quot;; [.N70]&lt;&gt;&quot;&quot;); &quot; $&quot; &amp; TEXT([.M70]; &quot;0.00&quot;) &amp; &quot;_{\pm &quot; &amp; TEXT([.N70]; &quot;0.00&quot;) &amp; &quot;}$ &quot;; &quot;&quot;)">
            <text:p/>
          </table:table-cell>
          <table:table-cell table:style-name="ce50" table:formula="of:=IF(AND([.O70]&lt;&gt;&quot;&quot;; [.P70]&lt;&gt;&quot;&quot;); &quot; $&quot; &amp; TEXT([.O70]; &quot;0.00&quot;) &amp; &quot;_{\pm &quot; &amp; TEXT([.P70]; &quot;0.00&quot;) &amp; &quot;}$ &quot;; &quot;&quot;)">
            <text:p/>
          </table:table-cell>
          <table:table-cell table:style-name="ce50" table:formula="of:=IF(AND([.Q70]&lt;&gt;&quot;&quot;; [.R70]&lt;&gt;&quot;&quot;); &quot; $&quot; &amp; TEXT([.Q70]; &quot;0.00&quot;) &amp; &quot;_{\pm &quot; &amp; TEXT([.R70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2" table:number-rows-repeated="104850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23:37:14.56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3-08-24T11:34:39Z</meta:creation-date>
    <dc:date>2023-09-27T23:37:59.403000000</dc:date>
    <meta:editing-cycles>48</meta:editing-cycles>
    <meta:editing-duration>PT4H39M38S</meta:editing-duration>
    <meta:document-statistic meta:table-count="1" meta:cell-count="1330" meta:object-count="0"/>
  </office:meta>
</office:document-meta>
</file>